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1.01mm"/>
    </style:style>
    <style:style style:name="co4" style:family="table-column">
      <style:table-column-properties fo:break-before="auto" style:column-width="91.32mm"/>
    </style:style>
    <style:style style:name="co5" style:family="table-column">
      <style:table-column-properties fo:break-before="auto" style:column-width="9.24mm"/>
    </style:style>
    <style:style style:name="co6" style:family="table-column">
      <style:table-column-properties fo:break-before="auto" style:column-width="11.43mm"/>
    </style:style>
    <style:style style:name="co7" style:family="table-column">
      <style:table-column-properties fo:break-before="auto" style:column-width="63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no-wrap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W, envMAW and envBAW comparison" table:style-name="ta1">
        <table:shapes>
          <draw:frame draw:z-index="0" draw:style-name="gr1" draw:text-style-name="P1" svg:width="159.99mm" svg:height="89.99mm" svg:x="341.02mm" svg:y="52.45mm">
            <draw:object draw:notify-on-update-of-ranges="'MAW, envMAW and envBAW comparison'.A4:'MAW, envMAW and envBAW comparison'.A12 'MAW, envMAW and envBAW comparison'.A3:'MAW, envMAW and envBAW comparison'.A3 'MAW, envMAW and envBAW comparison'.M4:'MAW, envMAW and envBAW comparison'.M12 'MAW, envMAW and envBAW comparison'.N4:'MAW, envMAW and envBAW comparison'.N12 'MAW, envMAW and envBAW comparison'.N4:'MAW, envMAW and envBAW comparison'.N12 'MAW, envMAW and envBAW comparison'.A16:'MAW, envMAW and envBAW comparison'.A23 'MAW, envMAW and envBAW comparison'.A15:'MAW, envMAW and envBAW comparison'.A15 'MAW, envMAW and envBAW comparison'.K16:'MAW, envMAW and envBAW comparison'.K23 'MAW, envMAW and envBAW comparison'.L16:'MAW, envMAW and envBAW comparison'.L23 'MAW, envMAW and envBAW comparison'.L16:'MAW, envMAW and envBAW comparison'.L23 'MAW, envMAW and envBAW comparison'.A29:'MAW, envMAW and envBAW comparison'.A36 'MAW, envMAW and envBAW comparison'.A28:'MAW, envMAW and envBAW comparison'.A28 'MAW, envMAW and envBAW comparison'.J29:'MAW, envMAW and envBAW comparison'.J37 'MAW, envMAW and envBAW comparison'.K29:'MAW, envMAW and envBAW comparison'.K37 'MAW, envMAW and envBAW comparison'.K29:'MAW, envMAW and envBAW comparison'.K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40.24mm" svg:y="230.35mm">
            <draw:object draw:notify-on-update-of-ranges="'MAW, envMAW and envBAW comparison'.A44:'MAW, envMAW and envBAW comparison'.A51 'MAW, envMAW and envBAW comparison'.A43:'MAW, envMAW and envBAW comparison'.A43 'MAW, envMAW and envBAW comparison'.M44:'MAW, envMAW and envBAW comparison'.M51 'MAW, envMAW and envBAW comparison'.N44:'MAW, envMAW and envBAW comparison'.N51 'MAW, envMAW and envBAW comparison'.N44:'MAW, envMAW and envBAW comparison'.N51 'MAW, envMAW and envBAW comparison'.A56:'MAW, envMAW and envBAW comparison'.A63 'MAW, envMAW and envBAW comparison'.A55:'MAW, envMAW and envBAW comparison'.A55 'MAW, envMAW and envBAW comparison'.K56:'MAW, envMAW and envBAW comparison'.K64 'MAW, envMAW and envBAW comparison'.L56:'MAW, envMAW and envBAW comparison'.L63 'MAW, envMAW and envBAW comparison'.L56:'MAW, envMAW and envBAW comparison'.L63 'MAW, envMAW and envBAW comparison'.A68:'MAW, envMAW and envBAW comparison'.A75 'MAW, envMAW and envBAW comparison'.A67:'MAW, envMAW and envBAW comparison'.A67 'MAW, envMAW and envBAW comparison'.J68:'MAW, envMAW and envBAW comparison'.J75 'MAW, envMAW and envBAW comparison'.K68:'MAW, envMAW and envBAW comparison'.K75 'MAW, envMAW and envBAW comparison'.K68:'MAW, envMAW and envBAW comparison'.K7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45.28mm" svg:y="386.13mm">
            <draw:object draw:notify-on-update-of-ranges="'MAW, envMAW and envBAW comparison'.A82:'MAW, envMAW and envBAW comparison'.A89 'MAW, envMAW and envBAW comparison'.A81:'MAW, envMAW and envBAW comparison'.A81 'MAW, envMAW and envBAW comparison'.M82:'MAW, envMAW and envBAW comparison'.M89 'MAW, envMAW and envBAW comparison'.N82:'MAW, envMAW and envBAW comparison'.N89 'MAW, envMAW and envBAW comparison'.N82:'MAW, envMAW and envBAW comparison'.N89 'MAW, envMAW and envBAW comparison'.A94:'MAW, envMAW and envBAW comparison'.A101 'MAW, envMAW and envBAW comparison'.A93:'MAW, envMAW and envBAW comparison'.A93 'MAW, envMAW and envBAW comparison'.K94:'MAW, envMAW and envBAW comparison'.K101 'MAW, envMAW and envBAW comparison'.L94:'MAW, envMAW and envBAW comparison'.L101 'MAW, envMAW and envBAW comparison'.L94:'MAW, envMAW and envBAW comparison'.L101 'MAW, envMAW and envBAW comparison'.A106:'MAW, envMAW and envBAW comparison'.A113 'MAW, envMAW and envBAW comparison'.A105:'MAW, envMAW and envBAW comparison'.A105 'MAW, envMAW and envBAW comparison'.J106:'MAW, envMAW and envBAW comparison'.J113 'MAW, envMAW and envBAW comparison'.K106:'MAW, envMAW and envBAW comparison'.K113 'MAW, envMAW and envBAW comparison'.K106:'MAW, envMAW and envBAW comparison'.K1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349.48mm" svg:y="545.61mm">
            <draw:object draw:notify-on-update-of-ranges="'MAW, envMAW and envBAW comparison'.A118:'MAW, envMAW and envBAW comparison'.A125 'MAW, envMAW and envBAW comparison'.A117:'MAW, envMAW and envBAW comparison'.A117 'MAW, envMAW and envBAW comparison'.M118:'MAW, envMAW and envBAW comparison'.M125 'MAW, envMAW and envBAW comparison'.N118:'MAW, envMAW and envBAW comparison'.N125 'MAW, envMAW and envBAW comparison'.N118:'MAW, envMAW and envBAW comparison'.N125 'MAW, envMAW and envBAW comparison'.A130:'MAW, envMAW and envBAW comparison'.A137 'MAW, envMAW and envBAW comparison'.A129:'MAW, envMAW and envBAW comparison'.A129 'MAW, envMAW and envBAW comparison'.J130:'MAW, envMAW and envBAW comparison'.J137 'MAW, envMAW and envBAW comparison'.K130:'MAW, envMAW and envBAW comparison'.K137 'MAW, envMAW and envBAW comparison'.K130:'MAW, envMAW and envBAW comparison'.K137 'MAW, envMAW and envBAW comparison'.A143:'MAW, envMAW and envBAW comparison'.A150 'MAW, envMAW and envBAW comparison'.A142:'MAW, envMAW and envBAW comparison'.A142 'MAW, envMAW and envBAW comparison'.J143:'MAW, envMAW and envBAW comparison'.J150 'MAW, envMAW and envBAW comparison'.K143:'MAW, envMAW and envBAW comparison'.K150 'MAW, envMAW and envBAW comparison'.K143:'MAW, envMAW and envBAW comparison'.K15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22.4mm" svg:height="124.39mm" svg:x="575.63mm" svg:y="13.41mm">
            <draw:object draw:notify-on-update-of-ranges="'MAW, envMAW and envBAW comparison'.A143:'MAW, envMAW and envBAW comparison'.A150 'MAW, envMAW and envBAW comparison'.A142:'MAW, envMAW and envBAW comparison'.A142 'MAW, envMAW and envBAW comparison'.J143:'MAW, envMAW and envBAW comparison'.J150 'MAW, envMAW and envBAW comparison'.A106:'MAW, envMAW and envBAW comparison'.A113 'MAW, envMAW and envBAW comparison'.A105:'MAW, envMAW and envBAW comparison'.A105 'MAW, envMAW and envBAW comparison'.J106:'MAW, envMAW and envBAW comparison'.J113 'MAW, envMAW and envBAW comparison'.A68:'MAW, envMAW and envBAW comparison'.A75 'MAW, envMAW and envBAW comparison'.A67:'MAW, envMAW and envBAW comparison'.A67 'MAW, envMAW and envBAW comparison'.J68:'MAW, envMAW and envBAW comparison'.J75 'MAW, envMAW and envBAW comparison'.A29:'MAW, envMAW and envBAW comparison'.A36 'MAW, envMAW and envBAW comparison'.A28:'MAW, envMAW and envBAW comparison'.A28 'MAW, envMAW and envBAW comparison'.J29:'MAW, envMAW and envBAW comparison'.J36 'MAW, envMAW and envBAW comparison'.A118:'MAW, envMAW and envBAW comparison'.A125 'MAW, envMAW and envBAW comparison'.A117:'MAW, envMAW and envBAW comparison'.A117 'MAW, envMAW and envBAW comparison'.M118:'MAW, envMAW and envBAW comparison'.M125 'MAW, envMAW and envBAW comparison'.A82:'MAW, envMAW and envBAW comparison'.A89 'MAW, envMAW and envBAW comparison'.A81:'MAW, envMAW and envBAW comparison'.A81 'MAW, envMAW and envBAW comparison'.M82:'MAW, envMAW and envBAW comparison'.M89 'MAW, envMAW and envBAW comparison'.A44:'MAW, envMAW and envBAW comparison'.A51 'MAW, envMAW and envBAW comparison'.A43:'MAW, envMAW and envBAW comparison'.A43 'MAW, envMAW and envBAW comparison'.M44:'MAW, envMAW and envBAW comparison'.M51 'MAW, envMAW and envBAW comparison'.A4:'MAW, envMAW and envBAW comparison'.A11 'MAW, envMAW and envBAW comparison'.A3:'MAW, envMAW and envBAW comparison'.A3 'MAW, envMAW and envBAW comparison'.M4:'MAW, envMAW and envBAW comparison'.M11 'MAW, envMAW and envBAW comparison'.A16:'MAW, envMAW and envBAW comparison'.A23 'MAW, envMAW and envBAW comparison'.A15:'MAW, envMAW and envBAW comparison'.A15 'MAW, envMAW and envBAW comparison'.K16:'MAW, envMAW and envBAW comparison'.K23 'MAW, envMAW and envBAW comparison'.A56:'MAW, envMAW and envBAW comparison'.A63 'MAW, envMAW and envBAW comparison'.A55:'MAW, envMAW and envBAW comparison'.A55 'MAW, envMAW and envBAW comparison'.K56:'MAW, envMAW and envBAW comparison'.K63 'MAW, envMAW and envBAW comparison'.A94:'MAW, envMAW and envBAW comparison'.A101 'MAW, envMAW and envBAW comparison'.A93:'MAW, envMAW and envBAW comparison'.A93 'MAW, envMAW and envBAW comparison'.K94:'MAW, envMAW and envBAW comparison'.K101 'MAW, envMAW and envBAW comparison'.A130:'MAW, envMAW and envBAW comparison'.A137 'MAW, envMAW and envBAW comparison'.A129:'MAW, envMAW and envBAW comparison'.A129 'MAW, envMAW and envBAW comparison'.J130:'MAW, envMAW and envBAW comparison'.J13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69.01mm" svg:height="95.07mm" svg:x="587.94mm" svg:y="674.67mm">
            <draw:object draw:notify-on-update-of-ranges="'MAW, envMAW and envBAW comparison'.M155:'MAW, envMAW and envBAW comparison'.M162 'MAW, envMAW and envBAW comparison'.P154:'MAW, envMAW and envBAW comparison'.P154 'MAW, envMAW and envBAW comparison'.P155:'MAW, envMAW and envBAW comparison'.P162 'MAW, envMAW and envBAW comparison'.S154:'MAW, envMAW and envBAW comparison'.S154 'MAW, envMAW and envBAW comparison'.S155:'MAW, envMAW and envBAW comparison'.S162 'MAW, envMAW and envBAW comparison'.M155:'MAW, envMAW and envBAW comparison'.M162 'MAW, envMAW and envBAW comparison'.V154:'MAW, envMAW and envBAW comparison'.V154 'MAW, envMAW and envBAW comparison'.V155:'MAW, envMAW and envBAW comparison'.V162 'MAW, envMAW and envBAW comparison'.M155:'MAW, envMAW and envBAW comparison'.M162 'MAW, envMAW and envBAW comparison'.Y154:'MAW, envMAW and envBAW comparison'.Y154 'MAW, envMAW and envBAW comparison'.Y155:'MAW, envMAW and envBAW comparison'.Y162 'MAW, envMAW and envBAW comparison'.M155:'MAW, envMAW and envBAW comparison'.M16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6" draw:style-name="gr1" draw:text-style-name="P1" svg:width="159.99mm" svg:height="89.99mm" svg:x="757.97mm" svg:y="678.07mm">
            <draw:object draw:notify-on-update-of-ranges="'MAW, envMAW and envBAW comparison'.M164:'MAW, envMAW and envBAW comparison'.M164 'MAW, envMAW and envBAW comparison'.M165:'MAW, envMAW and envBAW comparison'.M172 'MAW, envMAW and envBAW comparison'.P164:'MAW, envMAW and envBAW comparison'.P164 'MAW, envMAW and envBAW comparison'.P165:'MAW, envMAW and envBAW comparison'.P172 'MAW, envMAW and envBAW comparison'.M164:'MAW, envMAW and envBAW comparison'.M164 'MAW, envMAW and envBAW comparison'.M165:'MAW, envMAW and envBAW comparison'.M172 'MAW, envMAW and envBAW comparison'.S164:'MAW, envMAW and envBAW comparison'.S164 'MAW, envMAW and envBAW comparison'.S165:'MAW, envMAW and envBAW comparison'.S172 'MAW, envMAW and envBAW comparison'.M164:'MAW, envMAW and envBAW comparison'.M164 'MAW, envMAW and envBAW comparison'.M165:'MAW, envMAW and envBAW comparison'.M172 'MAW, envMAW and envBAW comparison'.V164:'MAW, envMAW and envBAW comparison'.V164 'MAW, envMAW and envBAW comparison'.V165:'MAW, envMAW and envBAW comparison'.V172 'MAW, envMAW and envBAW comparison'.M164:'MAW, envMAW and envBAW comparison'.M164 'MAW, envMAW and envBAW comparison'.M165:'MAW, envMAW and envBAW comparison'.M172 'MAW, envMAW and envBAW comparison'.Y164:'MAW, envMAW and envBAW comparison'.Y164 'MAW, envMAW and envBAW comparison'.Y165:'MAW, envMAW and envBAW comparison'.Y17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5" table:default-cell-style-name="Default"/>
        <table:table-column table:style-name="co3" table:number-columns-repeated="3" table:default-cell-style-name="Default"/>
        <table:table-column table:style-name="co4" table:number-columns-repeated="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50"/>
        </table:table-row>
        <table:table-row table:style-name="ro1">
          <table:table-cell office:value-type="string" calcext:value-type="string">
            <text:p>file: RUN_morphWact_report.txt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MAW – q07_1</text:p>
          </table:table-cell>
          <table:table-cell table:style-name="ce1" office:value-type="string" calcext:value-type="string">
            <text:p>q07_1</text:p>
          </table:table-cell>
          <table:table-cell table:number-columns-repeated="8"/>
          <table:table-cell office:value-type="string" calcext:value-type="string">
            <text:p>Iquantile</text:p>
          </table:table-cell>
          <table:table-cell office:value-type="string" calcext:value-type="string">
            <text:p>IIIquantil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 table:number-columns-repeated="36"/>
        </table:table-row>
        <table:table-row table:style-name="ro1"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196" calcext:value-type="float">
            <text:p>0.196</text:p>
          </table:table-cell>
          <table:table-cell table:style-name="ce2" office:value-type="float" office:value="0.152" calcext:value-type="float">
            <text:p>0.152</text:p>
          </table:table-cell>
          <table:table-cell table:style-name="ce2" office:value-type="float" office:value="0.159" calcext:value-type="float">
            <text:p>0.159</text:p>
          </table:table-cell>
          <table:table-cell table:style-name="ce2" office:value-type="float" office:value="0.18" calcext:value-type="float">
            <text:p>0.18</text:p>
          </table:table-cell>
          <table:table-cell table:style-name="ce2" office:value-type="float" office:value="0.195" calcext:value-type="float">
            <text:p>0.195</text:p>
          </table:table-cell>
          <table:table-cell table:style-name="ce2" office:value-type="float" office:value="0.204" calcext:value-type="float">
            <text:p>0.204</text:p>
          </table:table-cell>
          <table:table-cell table:style-name="ce2" office:value-type="float" office:value="0.169" calcext:value-type="float">
            <text:p>0.169</text:p>
          </table:table-cell>
          <table:table-cell table:style-name="ce2" office:value-type="float" office:value="0.218" calcext:value-type="float">
            <text:p>0.218</text:p>
          </table:table-cell>
          <table:table-cell table:style-name="ce2" office:value-type="float" office:value="0.206" calcext:value-type="float">
            <text:p>0.206</text:p>
          </table:table-cell>
          <table:table-cell table:style-name="ce2" office:value-type="float" office:value="0.083" calcext:value-type="float">
            <text:p>0.083</text:p>
          </table:table-cell>
          <table:table-cell table:style-name="ce2" office:value-type="float" office:value="0.308" calcext:value-type="float">
            <text:p>0.308</text:p>
          </table:table-cell>
          <table:table-cell table:style-name="ce2" office:value-type="float" office:value="0.186" calcext:value-type="float">
            <text:p>0.186</text:p>
          </table:table-cell>
          <table:table-cell table:style-name="ce2" office:value-type="float" office:value="0.022" calcext:value-type="float">
            <text:p>0.022</text:p>
          </table:table-cell>
          <table:table-cell table:number-columns-repeated="11"/>
          <table:table-cell office:value-type="float" office:value="0.196" calcext:value-type="float">
            <text:p>0.196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9" calcext:value-type="float">
            <text:p>0.159</text:p>
          </table:table-cell>
          <table:table-cell office:value-type="float" office:value="0.18" calcext:value-type="float">
            <text:p>0.18</text:p>
          </table:table-cell>
          <table:table-cell office:value-type="float" office:value="0.195" calcext:value-type="float">
            <text:p>0.195</text:p>
          </table:table-cell>
          <table:table-cell office:value-type="float" office:value="0.204" calcext:value-type="float">
            <text:p>0.204</text:p>
          </table:table-cell>
          <table:table-cell office:value-type="float" office:value="0.169" calcext:value-type="float">
            <text:p>0.169</text:p>
          </table:table-cell>
          <table:table-cell office:value-type="float" office:value="0.218" calcext:value-type="float">
            <text:p>0.218</text:p>
          </table:table-cell>
          <table:table-cell office:value-type="float" office:value="0.206" calcext:value-type="float">
            <text:p>0.206</text:p>
          </table:table-cell>
          <table:table-cell office:value-type="float" office:value="0.083" calcext:value-type="float">
            <text:p>0.083</text:p>
          </table:table-cell>
          <table:table-cell office:value-type="float" office:value="0.308" calcext:value-type="float">
            <text:p>0.308</text:p>
          </table:table-cell>
          <table:table-cell office:value-type="float" office:value="0.186" calcext:value-type="float">
            <text:p>0.186</text:p>
          </table:table-cell>
          <table:table-cell office:value-type="float" office:value="0.022" calcext:value-type="float">
            <text:p>0.022</text:p>
          </table:table-cell>
          <table:table-cell/>
          <table:table-cell office:value-type="string" calcext:value-type="string">
            <text:p>DoD step0</text:p>
          </table:table-cell>
          <table:table-cell office:value-type="string" calcext:value-type="string">
            <text:p><text:s/>1-0</text:p>
          </table:table-cell>
          <table:table-cell office:value-type="string" calcext:value-type="string">
            <text:p><text:s text:c="2"/>2-1</text:p>
          </table:table-cell>
          <table:table-cell office:value-type="string" calcext:value-type="string">
            <text:p><text:s/>3-2</text:p>
          </table:table-cell>
          <table:table-cell office:value-type="string" calcext:value-type="string">
            <text:p><text:s/>4-3</text:p>
          </table:table-cell>
          <table:table-cell office:value-type="string" calcext:value-type="string">
            <text:p><text:s/>5-4</text:p>
          </table:table-cell>
          <table:table-cell office:value-type="string" calcext:value-type="string">
            <text:p><text:s/>6-5</text:p>
          </table:table-cell>
          <table:table-cell office:value-type="string" calcext:value-type="string">
            <text:p><text:s/>7-6</text:p>
          </table:table-cell>
          <table:table-cell office:value-type="string" calcext:value-type="string">
            <text:p><text:s/>8-7</text:p>
          </table:table-cell>
          <table:table-cell office:value-type="string" calcext:value-type="string">
            <text:p><text:s/>9-8 <text:s/></text:p>
          </table:table-cell>
          <table:table-cell office:value-type="string" calcext:value-type="string">
            <text:p>Iquantile IIIquantile average STDEV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.272" calcext:value-type="float">
            <text:p>0.272</text:p>
          </table:table-cell>
          <table:table-cell table:style-name="ce2" office:value-type="float" office:value="0.263" calcext:value-type="float">
            <text:p>0.263</text:p>
          </table:table-cell>
          <table:table-cell table:style-name="ce2" office:value-type="float" office:value="0.251" calcext:value-type="float">
            <text:p>0.251</text:p>
          </table:table-cell>
          <table:table-cell table:style-name="ce2" office:value-type="float" office:value="0.265" calcext:value-type="float">
            <text:p>0.265</text:p>
          </table:table-cell>
          <table:table-cell table:style-name="ce2" office:value-type="float" office:value="0.295" calcext:value-type="float">
            <text:p>0.295</text:p>
          </table:table-cell>
          <table:table-cell table:style-name="ce2" office:value-type="float" office:value="0.277" calcext:value-type="float">
            <text:p>0.277</text:p>
          </table:table-cell>
          <table:table-cell table:style-name="ce2" office:value-type="float" office:value="0.294" calcext:value-type="float">
            <text:p>0.294</text:p>
          </table:table-cell>
          <table:table-cell table:style-name="ce2" office:value-type="float" office:value="0.312" calcext:value-type="float">
            <text:p>0.312</text:p>
          </table:table-cell>
          <table:table-cell table:style-name="ce2"/>
          <table:table-cell table:style-name="ce2" office:value-type="float" office:value="0.167" calcext:value-type="float">
            <text:p>0.167</text:p>
          </table:table-cell>
          <table:table-cell table:style-name="ce2" office:value-type="float" office:value="0.425" calcext:value-type="float">
            <text:p>0.425</text:p>
          </table:table-cell>
          <table:table-cell table:style-name="ce2" office:value-type="float" office:value="0.279" calcext:value-type="float">
            <text:p>0.279</text:p>
          </table:table-cell>
          <table:table-cell table:style-name="ce2" office:value-type="float" office:value="0.019" calcext:value-type="float">
            <text:p>0.019</text:p>
          </table:table-cell>
          <table:table-cell table:number-columns-repeated="11"/>
          <table:table-cell office:value-type="float" office:value="0.272" calcext:value-type="float">
            <text:p>0.272</text:p>
          </table:table-cell>
          <table:table-cell office:value-type="float" office:value="0.263" calcext:value-type="float">
            <text:p>0.263</text:p>
          </table:table-cell>
          <table:table-cell office:value-type="float" office:value="0.251" calcext:value-type="float">
            <text:p>0.251</text:p>
          </table:table-cell>
          <table:table-cell office:value-type="float" office:value="0.265" calcext:value-type="float">
            <text:p>0.265</text:p>
          </table:table-cell>
          <table:table-cell office:value-type="float" office:value="0.295" calcext:value-type="float">
            <text:p>0.295</text:p>
          </table:table-cell>
          <table:table-cell office:value-type="float" office:value="0.277" calcext:value-type="float">
            <text:p>0.277</text:p>
          </table:table-cell>
          <table:table-cell office:value-type="float" office:value="0.294" calcext:value-type="float">
            <text:p>0.294</text:p>
          </table:table-cell>
          <table:table-cell office:value-type="float" office:value="0.312" calcext:value-type="float">
            <text:p>0.312</text:p>
          </table:table-cell>
          <table:table-cell office:value-type="float" office:value="0" calcext:value-type="float">
            <text:p>0</text:p>
          </table:table-cell>
          <table:table-cell office:value-type="float" office:value="0.167" calcext:value-type="float">
            <text:p>0.167</text:p>
          </table:table-cell>
          <table:table-cell office:value-type="float" office:value="0.425" calcext:value-type="float">
            <text:p>0.425</text:p>
          </table:table-cell>
          <table:table-cell office:value-type="float" office:value="0.279" calcext:value-type="float">
            <text:p>0.279</text:p>
          </table:table-cell>
          <table:table-cell office:value-type="float" office:value="0.019" calcext:value-type="float">
            <text:p>0.019</text:p>
          </table:table-cell>
          <table:table-cell/>
          <table:table-cell office:value-type="string" calcext:value-type="string">
            <text:p>DoD step1</text:p>
          </table:table-cell>
          <table:table-cell office:value-type="string" calcext:value-type="string">
            <text:p><text:s/>2-0</text:p>
          </table:table-cell>
          <table:table-cell office:value-type="string" calcext:value-type="string">
            <text:p><text:s text:c="2"/>3-1</text:p>
          </table:table-cell>
          <table:table-cell office:value-type="string" calcext:value-type="string">
            <text:p><text:s/>4-2</text:p>
          </table:table-cell>
          <table:table-cell office:value-type="string" calcext:value-type="string">
            <text:p><text:s/>5-3</text:p>
          </table:table-cell>
          <table:table-cell office:value-type="string" calcext:value-type="string">
            <text:p><text:s/>6-4</text:p>
          </table:table-cell>
          <table:table-cell office:value-type="string" calcext:value-type="string">
            <text:p><text:s/>7-5</text:p>
          </table:table-cell>
          <table:table-cell office:value-type="string" calcext:value-type="string">
            <text:p><text:s/>8-6</text:p>
          </table:table-cell>
          <table:table-cell office:value-type="string" calcext:value-type="string">
            <text:p><text:s/>9-7</text:p>
          </table:table-cell>
          <table:table-cell/>
          <table:table-cell office:value-type="string" calcext:value-type="string">
            <text:p>Iquantile IIIquantile average STDEV</text:p>
          </table:table-cell>
        </table:table-row>
        <table:table-row table:style-name="ro1">
          <table:table-cell table:style-name="ce2" table:number-columns-repeated="14"/>
          <table:table-cell table:number-columns-repeated="11"/>
          <table:table-cell office:value-type="float" office:value="0.338" calcext:value-type="float">
            <text:p>0.338</text:p>
          </table:table-cell>
          <table:table-cell office:value-type="float" office:value="0.318" calcext:value-type="float">
            <text:p>0.318</text:p>
          </table:table-cell>
          <table:table-cell office:value-type="float" office:value="0.304" calcext:value-type="float">
            <text:p>0.304</text:p>
          </table:table-cell>
          <table:table-cell office:value-type="float" office:value="0.337" calcext:value-type="float">
            <text:p>0.337</text:p>
          </table:table-cell>
          <table:table-cell office:value-type="float" office:value="0.358" calcext:value-type="float">
            <text:p>0.358</text:p>
          </table:table-cell>
          <table:table-cell office:value-type="float" office:value="0.344" calcext:value-type="float">
            <text:p>0.344</text:p>
          </table:table-cell>
          <table:table-cell office:value-type="float" office:value="0.355" calcext:value-type="float">
            <text:p>0.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7" calcext:value-type="float">
            <text:p>0.217</text:p>
          </table:table-cell>
          <table:table-cell office:value-type="float" office:value="0.458" calcext:value-type="float">
            <text:p>0.458</text:p>
          </table:table-cell>
          <table:table-cell office:value-type="float" office:value="0.336" calcext:value-type="float">
            <text:p>0.336</text:p>
          </table:table-cell>
          <table:table-cell office:value-type="float" office:value="0.018" calcext:value-type="float">
            <text:p>0.018</text:p>
          </table:table-cell>
          <table:table-cell/>
          <table:table-cell office:value-type="string" calcext:value-type="string">
            <text:p>DoD step2</text:p>
          </table:table-cell>
          <table:table-cell office:value-type="string" calcext:value-type="string">
            <text:p><text:s/>3-0</text:p>
          </table:table-cell>
          <table:table-cell office:value-type="string" calcext:value-type="string">
            <text:p><text:s text:c="2"/>4-1</text:p>
          </table:table-cell>
          <table:table-cell office:value-type="string" calcext:value-type="string">
            <text:p><text:s/>5-2</text:p>
          </table:table-cell>
          <table:table-cell office:value-type="string" calcext:value-type="string">
            <text:p><text:s/>6-3</text:p>
          </table:table-cell>
          <table:table-cell office:value-type="string" calcext:value-type="string">
            <text:p><text:s/>7-4</text:p>
          </table:table-cell>
          <table:table-cell office:value-type="string" calcext:value-type="string">
            <text:p><text:s/>8-5</text:p>
          </table:table-cell>
          <table:table-cell office:value-type="string" calcext:value-type="string">
            <text:p><text:s/>9-6</text:p>
          </table:table-cell>
          <table:table-cell table:number-columns-repeated="2"/>
          <table:table-cell office:value-type="string" calcext:value-type="string">
            <text:p>Iquantile IIIquantile average STDEV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0.389" calcext:value-type="float">
            <text:p>0.389</text:p>
          </table:table-cell>
          <table:table-cell table:style-name="ce2" office:value-type="float" office:value="0.348" calcext:value-type="float">
            <text:p>0.348</text:p>
          </table:table-cell>
          <table:table-cell table:style-name="ce2" office:value-type="float" office:value="0.367" calcext:value-type="float">
            <text:p>0.367</text:p>
          </table:table-cell>
          <table:table-cell table:style-name="ce2" office:value-type="float" office:value="0.397" calcext:value-type="float">
            <text:p>0.397</text:p>
          </table:table-cell>
          <table:table-cell table:style-name="ce2" office:value-type="float" office:value="0.403" calcext:value-type="float">
            <text:p>0.403</text:p>
          </table:table-cell>
          <table:table-cell table:style-name="ce2" office:value-type="float" office:value="0.39" calcext:value-type="float">
            <text:p>0.39</text:p>
          </table:table-cell>
          <table:table-cell table:style-name="ce2" table:number-columns-repeated="3"/>
          <table:table-cell table:style-name="ce2" office:value-type="float" office:value="0.258" calcext:value-type="float">
            <text:p>0.258</text:p>
          </table:table-cell>
          <table:table-cell table:style-name="ce2" office:value-type="float" office:value="0.483" calcext:value-type="float">
            <text:p>0.483</text:p>
          </table:table-cell>
          <table:table-cell table:style-name="ce2" office:value-type="float" office:value="0.382" calcext:value-type="float">
            <text:p>0.382</text:p>
          </table:table-cell>
          <table:table-cell table:style-name="ce2" office:value-type="float" office:value="0.019" calcext:value-type="float">
            <text:p>0.019</text:p>
          </table:table-cell>
          <table:table-cell table:number-columns-repeated="11"/>
          <table:table-cell office:value-type="float" office:value="0.389" calcext:value-type="float">
            <text:p>0.389</text:p>
          </table:table-cell>
          <table:table-cell office:value-type="float" office:value="0.348" calcext:value-type="float">
            <text:p>0.348</text:p>
          </table:table-cell>
          <table:table-cell office:value-type="float" office:value="0.367" calcext:value-type="float">
            <text:p>0.367</text:p>
          </table:table-cell>
          <table:table-cell office:value-type="float" office:value="0.397" calcext:value-type="float">
            <text:p>0.397</text:p>
          </table:table-cell>
          <table:table-cell office:value-type="float" office:value="0.403" calcext:value-type="float">
            <text:p>0.403</text:p>
          </table:table-cell>
          <table:table-cell office:value-type="float" office:value="0.39" calcext:value-type="float">
            <text:p>0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8" calcext:value-type="float">
            <text:p>0.258</text:p>
          </table:table-cell>
          <table:table-cell office:value-type="float" office:value="0.483" calcext:value-type="float">
            <text:p>0.483</text:p>
          </table:table-cell>
          <table:table-cell office:value-type="float" office:value="0.382" calcext:value-type="float">
            <text:p>0.382</text:p>
          </table:table-cell>
          <table:table-cell office:value-type="float" office:value="0.019" calcext:value-type="float">
            <text:p>0.019</text:p>
          </table:table-cell>
          <table:table-cell/>
          <table:table-cell office:value-type="string" calcext:value-type="string">
            <text:p>DoD step3</text:p>
          </table:table-cell>
          <table:table-cell office:value-type="string" calcext:value-type="string">
            <text:p><text:s/>4-0</text:p>
          </table:table-cell>
          <table:table-cell office:value-type="string" calcext:value-type="string">
            <text:p><text:s text:c="2"/>5-1</text:p>
          </table:table-cell>
          <table:table-cell office:value-type="string" calcext:value-type="string">
            <text:p><text:s/>6-2</text:p>
          </table:table-cell>
          <table:table-cell office:value-type="string" calcext:value-type="string">
            <text:p><text:s/>7-3</text:p>
          </table:table-cell>
          <table:table-cell office:value-type="string" calcext:value-type="string">
            <text:p><text:s/>8-4</text:p>
          </table:table-cell>
          <table:table-cell office:value-type="string" calcext:value-type="string">
            <text:p><text:s/>9-5</text:p>
          </table:table-cell>
          <table:table-cell table:number-columns-repeated="3"/>
          <table:table-cell office:value-type="string" calcext:value-type="string">
            <text:p>Iquantile IIIquantile average STDEV</text:p>
          </table:table-cell>
        </table:table-row>
        <table:table-row table:style-name="ro1">
          <table:table-cell table:style-name="ce2" table:number-columns-repeated="14"/>
          <table:table-cell table:number-columns-repeated="11"/>
          <table:table-cell office:value-type="float" office:value="0.41" calcext:value-type="float">
            <text:p>0.41</text:p>
          </table:table-cell>
          <table:table-cell office:value-type="float" office:value="0.407" calcext:value-type="float">
            <text:p>0.407</text:p>
          </table:table-cell>
          <table:table-cell office:value-type="float" office:value="0.418" calcext:value-type="float">
            <text:p>0.418</text:p>
          </table:table-cell>
          <table:table-cell office:value-type="float" office:value="0.428" calcext:value-type="float">
            <text:p>0.428</text:p>
          </table:table-cell>
          <table:table-cell office:value-type="float" office:value="0.417" calcext:value-type="float">
            <text:p>0.4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.515" calcext:value-type="float">
            <text:p>0.515</text:p>
          </table:table-cell>
          <table:table-cell office:value-type="float" office:value="0.416" calcext:value-type="float">
            <text:p>0.416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string" calcext:value-type="string">
            <text:p>DoD step4</text:p>
          </table:table-cell>
          <table:table-cell office:value-type="string" calcext:value-type="string">
            <text:p><text:s/>5-0</text:p>
          </table:table-cell>
          <table:table-cell office:value-type="string" calcext:value-type="string">
            <text:p><text:s text:c="2"/>6-1</text:p>
          </table:table-cell>
          <table:table-cell office:value-type="string" calcext:value-type="string">
            <text:p><text:s/>7-2</text:p>
          </table:table-cell>
          <table:table-cell office:value-type="string" calcext:value-type="string">
            <text:p><text:s/>8-3</text:p>
          </table:table-cell>
          <table:table-cell office:value-type="string" calcext:value-type="string">
            <text:p><text:s/>9-4</text:p>
          </table:table-cell>
          <table:table-cell table:number-columns-repeated="4"/>
          <table:table-cell office:value-type="string" calcext:value-type="string">
            <text:p>Iquantile IIIquantile average STDEV</text:p>
          </table:table-cell>
        </table:table-row>
        <table:table-row table:style-name="ro1">
          <table:table-cell table:style-name="ce2" table:number-columns-repeated="14"/>
          <table:table-cell table:number-columns-repeated="11"/>
          <table:table-cell office:value-type="float" office:value="0.429" calcext:value-type="float">
            <text:p>0.429</text:p>
          </table:table-cell>
          <table:table-cell office:value-type="float" office:value="0.451" calcext:value-type="float">
            <text:p>0.451</text:p>
          </table:table-cell>
          <table:table-cell office:value-type="float" office:value="0.439" calcext:value-type="float">
            <text:p>0.439</text:p>
          </table:table-cell>
          <table:table-cell office:value-type="float" office:value="0.446" calcext:value-type="float">
            <text:p>0.4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33" calcext:value-type="float">
            <text:p>0.333</text:p>
          </table:table-cell>
          <table:table-cell office:value-type="float" office:value="0.558" calcext:value-type="float">
            <text:p>0.558</text:p>
          </table:table-cell>
          <table:table-cell office:value-type="float" office:value="0.441" calcext:value-type="float">
            <text:p>0.441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string" calcext:value-type="string">
            <text:p>DoD step5</text:p>
          </table:table-cell>
          <table:table-cell office:value-type="string" calcext:value-type="string">
            <text:p><text:s/>6-0</text:p>
          </table:table-cell>
          <table:table-cell office:value-type="string" calcext:value-type="string">
            <text:p><text:s text:c="2"/>7-1</text:p>
          </table:table-cell>
          <table:table-cell office:value-type="string" calcext:value-type="string">
            <text:p><text:s/>8-2</text:p>
          </table:table-cell>
          <table:table-cell office:value-type="string" calcext:value-type="string">
            <text:p><text:s/>9-3</text:p>
          </table:table-cell>
          <table:table-cell table:number-columns-repeated="5"/>
          <table:table-cell office:value-type="string" calcext:value-type="string">
            <text:p>Iquantile IIIquantile average STDEV</text:p>
          </table:table-cell>
        </table:table-row>
        <table:table-row table:style-name="ro1">
          <table:table-cell table:style-name="ce2" table:number-columns-repeated="14"/>
          <table:table-cell table:number-columns-repeated="11"/>
          <table:table-cell office:value-type="float" office:value="0.471" calcext:value-type="float">
            <text:p>0.471</text:p>
          </table:table-cell>
          <table:table-cell office:value-type="float" office:value="0.474" calcext:value-type="float">
            <text:p>0.474</text:p>
          </table:table-cell>
          <table:table-cell office:value-type="float" office:value="0.459" calcext:value-type="float">
            <text:p>0.45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358" calcext:value-type="float">
            <text:p>0.358</text:p>
          </table:table-cell>
          <table:table-cell office:value-type="float" office:value="0.55" calcext:value-type="float">
            <text:p>0.55</text:p>
          </table:table-cell>
          <table:table-cell office:value-type="float" office:value="0.468" calcext:value-type="float">
            <text:p>0.468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string" calcext:value-type="string">
            <text:p>DoD step6</text:p>
          </table:table-cell>
          <table:table-cell office:value-type="string" calcext:value-type="string">
            <text:p><text:s/>7-0</text:p>
          </table:table-cell>
          <table:table-cell office:value-type="string" calcext:value-type="string">
            <text:p><text:s text:c="2"/>8-1</text:p>
          </table:table-cell>
          <table:table-cell office:value-type="string" calcext:value-type="string">
            <text:p><text:s/>9-2</text:p>
          </table:table-cell>
          <table:table-cell table:number-columns-repeated="6"/>
          <table:table-cell office:value-type="string" calcext:value-type="string">
            <text:p>Iquantile IIIquantile average STDEV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495" calcext:value-type="float">
            <text:p>0.495</text:p>
          </table:table-cell>
          <table:table-cell table:style-name="ce2" table:number-columns-repeated="7"/>
          <table:table-cell table:style-name="ce2" office:value-type="float" office:value="0.383" calcext:value-type="float">
            <text:p>0.383</text:p>
          </table:table-cell>
          <table:table-cell table:style-name="ce2" office:value-type="float" office:value="0.583" calcext:value-type="float">
            <text:p>0.583</text:p>
          </table:table-cell>
          <table:table-cell table:style-name="ce2" office:value-type="float" office:value="0.498" calcext:value-type="float">
            <text:p>0.498</text:p>
          </table:table-cell>
          <table:table-cell table:style-name="ce2" office:value-type="float" office:value="0.002" calcext:value-type="float">
            <text:p>0.002</text:p>
          </table:table-cell>
          <table:table-cell table:number-columns-repeated="11"/>
          <table:table-cell office:value-type="float" office:value="0.5" calcext:value-type="float">
            <text:p>0.5</text:p>
          </table:table-cell>
          <table:table-cell office:value-type="float" office:value="0.495" calcext:value-type="float">
            <text:p>0.4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383" calcext:value-type="float">
            <text:p>0.383</text:p>
          </table:table-cell>
          <table:table-cell office:value-type="float" office:value="0.583" calcext:value-type="float">
            <text:p>0.583</text:p>
          </table:table-cell>
          <table:table-cell office:value-type="float" office:value="0.498" calcext:value-type="float">
            <text:p>0.498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string" calcext:value-type="string">
            <text:p>DoD step7</text:p>
          </table:table-cell>
          <table:table-cell office:value-type="string" calcext:value-type="string">
            <text:p><text:s/>8-0</text:p>
          </table:table-cell>
          <table:table-cell office:value-type="string" calcext:value-type="string">
            <text:p><text:s text:c="2"/>9-1</text:p>
          </table:table-cell>
          <table:table-cell table:number-columns-repeated="7"/>
          <table:table-cell office:value-type="string" calcext:value-type="string">
            <text:p>Iquantile IIIquantile average STDEV</text:p>
          </table:table-cell>
        </table:table-row>
        <table:table-row table:style-name="ro1">
          <table:table-cell table:number-columns-repeated="25"/>
          <table:table-cell office:value-type="float" office:value="0.514" calcext:value-type="float">
            <text:p>0.51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408" calcext:value-type="float">
            <text:p>0.408</text:p>
          </table:table-cell>
          <table:table-cell office:value-type="float" office:value="0.625" calcext:value-type="float">
            <text:p>0.625</text:p>
          </table:table-cell>
          <table:table-cell office:value-type="float" office:value="0.514" calcext:value-type="float">
            <text:p>0.51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oD step8</text:p>
          </table:table-cell>
          <table:table-cell office:value-type="string" calcext:value-type="string">
            <text:p><text:s/>9-0</text:p>
          </table:table-cell>
          <table:table-cell table:number-columns-repeated="8"/>
          <table:table-cell office:value-type="string" calcext:value-type="string">
            <text:p>Iquantile IIIquantile average STDEV</text:p>
          </table:table-cell>
        </table:table-row>
        <table:table-row table:style-name="ro1">
          <table:table-cell table:number-columns-repeated="50"/>
        </table:table-row>
        <table:table-row table:style-name="ro1">
          <table:table-cell office:value-type="string" calcext:value-type="string">
            <text:p>array: envMAW_sum_report in 4_DoDs_stack_analysis_v12.py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envMAW – q07_1</text:p>
          </table:table-cell>
          <table:table-cell table:style-name="ce1"/>
          <table:table-cell table:number-columns-repeated="8"/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 table:number-columns-repeated="13"/>
          <table:table-cell office:value-type="float" office:value="0.196" calcext:value-type="float">
            <text:p>0.196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9" calcext:value-type="float">
            <text:p>0.159</text:p>
          </table:table-cell>
          <table:table-cell office:value-type="float" office:value="0.18" calcext:value-type="float">
            <text:p>0.18</text:p>
          </table:table-cell>
          <table:table-cell office:value-type="float" office:value="0.195" calcext:value-type="float">
            <text:p>0.195</text:p>
          </table:table-cell>
          <table:table-cell office:value-type="float" office:value="0.204" calcext:value-type="float">
            <text:p>0.204</text:p>
          </table:table-cell>
          <table:table-cell office:value-type="float" office:value="0.169" calcext:value-type="float">
            <text:p>0.169</text:p>
          </table:table-cell>
          <table:table-cell office:value-type="float" office:value="0.218" calcext:value-type="float">
            <text:p>0.218</text:p>
          </table:table-cell>
          <table:table-cell office:value-type="float" office:value="0.206" calcext:value-type="float">
            <text:p>0.206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96" calcext:value-type="float">
            <text:p>0.196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9" calcext:value-type="float">
            <text:p>0.159</text:p>
          </table:table-cell>
          <table:table-cell office:value-type="float" office:value="0.18" calcext:value-type="float">
            <text:p>0.18</text:p>
          </table:table-cell>
          <table:table-cell office:value-type="float" office:value="0.195" calcext:value-type="float">
            <text:p>0.195</text:p>
          </table:table-cell>
          <table:table-cell office:value-type="float" office:value="0.204" calcext:value-type="float">
            <text:p>0.204</text:p>
          </table:table-cell>
          <table:table-cell office:value-type="float" office:value="0.169" calcext:value-type="float">
            <text:p>0.169</text:p>
          </table:table-cell>
          <table:table-cell office:value-type="float" office:value="0.218" calcext:value-type="float">
            <text:p>0.218</text:p>
          </table:table-cell>
          <table:table-cell office:value-type="float" office:value="0.206" calcext:value-type="float">
            <text:p>0.206</text:p>
          </table:table-cell>
          <table:table-cell table:formula="of:=AVERAGE([.B16:.J16])" office:value-type="float" office:value="0.186555555555556" calcext:value-type="float">
            <text:p>0.186555555555556</text:p>
          </table:table-cell>
          <table:table-cell table:formula="of:=+STDEVP([.B16:.J16])" office:value-type="float" office:value="0.0214378228118804" calcext:value-type="float">
            <text:p>0.0214378228118804</text:p>
          </table:table-cell>
          <table:table-cell table:number-columns-repeated="13"/>
          <table:table-cell office:value-type="float" office:value="0.231091" calcext:value-type="float">
            <text:p>0.231091</text:p>
          </table:table-cell>
          <table:table-cell office:value-type="float" office:value="0.211452" calcext:value-type="float">
            <text:p>0.211452</text:p>
          </table:table-cell>
          <table:table-cell office:value-type="float" office:value="0.216119" calcext:value-type="float">
            <text:p>0.216119</text:p>
          </table:table-cell>
          <table:table-cell office:value-type="float" office:value="0.235684" calcext:value-type="float">
            <text:p>0.235684</text:p>
          </table:table-cell>
          <table:table-cell office:value-type="float" office:value="0.259819" calcext:value-type="float">
            <text:p>0.259819</text:p>
          </table:table-cell>
          <table:table-cell office:value-type="float" office:value="0.242222" calcext:value-type="float">
            <text:p>0.242222</text:p>
          </table:table-cell>
          <table:table-cell office:value-type="float" office:value="0.251458" calcext:value-type="float">
            <text:p>0.251458</text:p>
          </table:table-cell>
          <table:table-cell office:value-type="float" office:value="0.270392" calcext:value-type="float">
            <text:p>0.270392</text:p>
          </table:table-cell>
          <table:table-cell table:number-columns-repeated="6"/>
          <table:table-cell office:value-type="string" calcext:value-type="string">
            <text:p>MAA envelope of DoD 0 and 1:</text:p>
          </table:table-cell>
          <table:table-cell office:value-type="string" calcext:value-type="string">
            <text:p>MAA envelope of DoD 1 and 2:</text:p>
          </table:table-cell>
          <table:table-cell office:value-type="string" calcext:value-type="string">
            <text:p>MAA envelope of DoD 2 and 3:</text:p>
          </table:table-cell>
          <table:table-cell office:value-type="string" calcext:value-type="string">
            <text:p>MAA envelope of DoD 3 and 4:</text:p>
          </table:table-cell>
          <table:table-cell office:value-type="string" calcext:value-type="string">
            <text:p>MAA envelope of DoD 4 and 5:</text:p>
          </table:table-cell>
          <table:table-cell office:value-type="string" calcext:value-type="string">
            <text:p>MAA envelope of DoD 5 and 6:</text:p>
          </table:table-cell>
          <table:table-cell office:value-type="string" calcext:value-type="string">
            <text:p>MAA envelope of DoD 6 and 7:</text:p>
          </table:table-cell>
          <table:table-cell office:value-type="string" calcext:value-type="string">
            <text:p>MAA envelope of DoD 7 and 8: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31091" calcext:value-type="float">
            <text:p>0.231091</text:p>
          </table:table-cell>
          <table:table-cell office:value-type="float" office:value="0.211452" calcext:value-type="float">
            <text:p>0.211452</text:p>
          </table:table-cell>
          <table:table-cell office:value-type="float" office:value="0.216119" calcext:value-type="float">
            <text:p>0.216119</text:p>
          </table:table-cell>
          <table:table-cell office:value-type="float" office:value="0.235684" calcext:value-type="float">
            <text:p>0.235684</text:p>
          </table:table-cell>
          <table:table-cell office:value-type="float" office:value="0.259819" calcext:value-type="float">
            <text:p>0.259819</text:p>
          </table:table-cell>
          <table:table-cell office:value-type="float" office:value="0.242222" calcext:value-type="float">
            <text:p>0.242222</text:p>
          </table:table-cell>
          <table:table-cell office:value-type="float" office:value="0.251458" calcext:value-type="float">
            <text:p>0.251458</text:p>
          </table:table-cell>
          <table:table-cell office:value-type="float" office:value="0.270392" calcext:value-type="float">
            <text:p>0.270392</text:p>
          </table:table-cell>
          <table:table-cell/>
          <table:table-cell table:formula="of:=AVERAGE([.B17:.J17])" office:value-type="float" office:value="0.239779625" calcext:value-type="float">
            <text:p>0.239779625</text:p>
          </table:table-cell>
          <table:table-cell table:formula="of:=+STDEVP([.B17:.J17])" office:value-type="float" office:value="0.0191559049442822" calcext:value-type="float">
            <text:p>0.0191559049442822</text:p>
          </table:table-cell>
          <table:table-cell table:number-columns-repeated="13"/>
          <table:table-cell office:value-type="float" office:value="0.294259" calcext:value-type="float">
            <text:p>0.294259</text:p>
          </table:table-cell>
          <table:table-cell office:value-type="float" office:value="0.277489" calcext:value-type="float">
            <text:p>0.277489</text:p>
          </table:table-cell>
          <table:table-cell office:value-type="float" office:value="0.282034" calcext:value-type="float">
            <text:p>0.282034</text:p>
          </table:table-cell>
          <table:table-cell office:value-type="float" office:value="0.313071" calcext:value-type="float">
            <text:p>0.313071</text:p>
          </table:table-cell>
          <table:table-cell office:value-type="float" office:value="0.318418" calcext:value-type="float">
            <text:p>0.318418</text:p>
          </table:table-cell>
          <table:table-cell office:value-type="float" office:value="0.31713" calcext:value-type="float">
            <text:p>0.31713</text:p>
          </table:table-cell>
          <table:table-cell office:value-type="float" office:value="0.321918" calcext:value-type="float">
            <text:p>0.321918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MAA envelope of DoD 0 to 2:</text:p>
          </table:table-cell>
          <table:table-cell office:value-type="string" calcext:value-type="string">
            <text:p>MAA envelope of DoD 1 to 3:</text:p>
          </table:table-cell>
          <table:table-cell office:value-type="string" calcext:value-type="string">
            <text:p>MAA envelope of DoD 2 to 4:</text:p>
          </table:table-cell>
          <table:table-cell office:value-type="string" calcext:value-type="string">
            <text:p>MAA envelope of DoD 3 to 5:</text:p>
          </table:table-cell>
          <table:table-cell office:value-type="string" calcext:value-type="string">
            <text:p>MAA envelope of DoD 4 to 6:</text:p>
          </table:table-cell>
          <table:table-cell office:value-type="string" calcext:value-type="string">
            <text:p>MAA envelope of DoD 5 to 7:</text:p>
          </table:table-cell>
          <table:table-cell office:value-type="string" calcext:value-type="string">
            <text:p>MAA envelope of DoD 6 to 8:</text:p>
          </table:table-cell>
          <table:table-cell table:number-columns-repeated="4"/>
        </table:table-row>
        <table:table-row table:style-name="ro1">
          <table:table-cell table:number-columns-repeated="25"/>
          <table:table-cell office:value-type="float" office:value="0.34107" calcext:value-type="float">
            <text:p>0.34107</text:p>
          </table:table-cell>
          <table:table-cell office:value-type="float" office:value="0.329137" calcext:value-type="float">
            <text:p>0.329137</text:p>
          </table:table-cell>
          <table:table-cell office:value-type="float" office:value="0.349237" calcext:value-type="float">
            <text:p>0.349237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373372" calcext:value-type="float">
            <text:p>0.373372</text:p>
          </table:table-cell>
          <table:table-cell office:value-type="float" office:value="0.365497" calcext:value-type="float">
            <text:p>0.3654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MAA envelope of DoD 0 to 3:</text:p>
          </table:table-cell>
          <table:table-cell office:value-type="string" calcext:value-type="string">
            <text:p>MAA envelope of DoD 1 to 4:</text:p>
          </table:table-cell>
          <table:table-cell office:value-type="string" calcext:value-type="string">
            <text:p>MAA envelope of DoD 2 to 5:</text:p>
          </table:table-cell>
          <table:table-cell office:value-type="string" calcext:value-type="string">
            <text:p>MAA envelope of DoD 3 to 6:</text:p>
          </table:table-cell>
          <table:table-cell office:value-type="string" calcext:value-type="string">
            <text:p>MAA envelope of DoD 4 to 7:</text:p>
          </table:table-cell>
          <table:table-cell office:value-type="string" calcext:value-type="string">
            <text:p>MAA envelope of DoD 5 to 8: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4107" calcext:value-type="float">
            <text:p>0.34107</text:p>
          </table:table-cell>
          <table:table-cell office:value-type="float" office:value="0.329137" calcext:value-type="float">
            <text:p>0.329137</text:p>
          </table:table-cell>
          <table:table-cell office:value-type="float" office:value="0.349237" calcext:value-type="float">
            <text:p>0.349237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373372" calcext:value-type="float">
            <text:p>0.373372</text:p>
          </table:table-cell>
          <table:table-cell office:value-type="float" office:value="0.365497" calcext:value-type="float">
            <text:p>0.365497</text:p>
          </table:table-cell>
          <table:table-cell table:number-columns-repeated="3"/>
          <table:table-cell table:formula="of:=AVERAGE([.B19:.J19])" office:value-type="float" office:value="0.353368833333333" calcext:value-type="float">
            <text:p>0.353368833333333</text:p>
          </table:table-cell>
          <table:table-cell table:formula="of:=+STDEVP([.B19:.J19])" office:value-type="float" office:value="0.015141086502369" calcext:value-type="float">
            <text:p>0.015141086502369</text:p>
          </table:table-cell>
          <table:table-cell table:number-columns-repeated="13"/>
          <table:table-cell office:value-type="float" office:value="0.380639" calcext:value-type="float">
            <text:p>0.380639</text:p>
          </table:table-cell>
          <table:table-cell office:value-type="float" office:value="0.389267" calcext:value-type="float">
            <text:p>0.389267</text:p>
          </table:table-cell>
          <table:table-cell office:value-type="float" office:value="0.39476" calcext:value-type="float">
            <text:p>0.39476</text:p>
          </table:table-cell>
          <table:table-cell office:value-type="float" office:value="0.409367" calcext:value-type="float">
            <text:p>0.409367</text:p>
          </table:table-cell>
          <table:table-cell office:value-type="float" office:value="0.408395" calcext:value-type="float">
            <text:p>0.40839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MAA envelope of DoD 0 to 4:</text:p>
          </table:table-cell>
          <table:table-cell office:value-type="string" calcext:value-type="string">
            <text:p>MAA envelope of DoD 1 to 5:</text:p>
          </table:table-cell>
          <table:table-cell office:value-type="string" calcext:value-type="string">
            <text:p>MAA envelope of DoD 2 to 6:</text:p>
          </table:table-cell>
          <table:table-cell office:value-type="string" calcext:value-type="string">
            <text:p>MAA envelope of DoD 3 to 7:</text:p>
          </table:table-cell>
          <table:table-cell office:value-type="string" calcext:value-type="string">
            <text:p>MAA envelope of DoD 4 to 8: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0.429589" calcext:value-type="float">
            <text:p>0.429589</text:p>
          </table:table-cell>
          <table:table-cell office:value-type="float" office:value="0.431096" calcext:value-type="float">
            <text:p>0.431096</text:p>
          </table:table-cell>
          <table:table-cell office:value-type="float" office:value="0.437609" calcext:value-type="float">
            <text:p>0.437609</text:p>
          </table:table-cell>
          <table:table-cell office:value-type="float" office:value="0.440866" calcext:value-type="float">
            <text:p>0.44086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MAA envelope of DoD 0 to 5:</text:p>
          </table:table-cell>
          <table:table-cell office:value-type="string" calcext:value-type="string">
            <text:p>MAA envelope of DoD 1 to 6:</text:p>
          </table:table-cell>
          <table:table-cell office:value-type="string" calcext:value-type="string">
            <text:p>MAA envelope of DoD 2 to 7:</text:p>
          </table:table-cell>
          <table:table-cell office:value-type="string" calcext:value-type="string">
            <text:p>MAA envelope of DoD 3 to 8:</text:p>
          </table:table-cell>
          <table:table-cell table:number-columns-repeated="7"/>
        </table:table-row>
        <table:table-row table:style-name="ro1">
          <table:table-cell table:number-columns-repeated="25"/>
          <table:table-cell office:value-type="float" office:value="0.466046" calcext:value-type="float">
            <text:p>0.466046</text:p>
          </table:table-cell>
          <table:table-cell office:value-type="float" office:value="0.469983" calcext:value-type="float">
            <text:p>0.469983</text:p>
          </table:table-cell>
          <table:table-cell office:value-type="float" office:value="0.465876" calcext:value-type="float">
            <text:p>0.46587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MAA envelope of DoD 0 to 6:</text:p>
          </table:table-cell>
          <table:table-cell office:value-type="string" calcext:value-type="string">
            <text:p>MAA envelope of DoD 1 to 7:</text:p>
          </table:table-cell>
          <table:table-cell office:value-type="string" calcext:value-type="string">
            <text:p>MAA envelope of DoD 2 to 8:</text:p>
          </table:table-cell>
          <table:table-cell table:number-columns-repeated="8"/>
        </table:table-row>
        <table:table-row table:style-name="ro1">
          <table:table-cell table:number-columns-repeated="25"/>
          <table:table-cell office:value-type="float" office:value="0.499806" calcext:value-type="float">
            <text:p>0.499806</text:p>
          </table:table-cell>
          <table:table-cell office:value-type="float" office:value="0.495625" calcext:value-type="float">
            <text:p>0.4956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MAA envelope of DoD 0 to 7:</text:p>
          </table:table-cell>
          <table:table-cell office:value-type="string" calcext:value-type="string">
            <text:p>MAA envelope of DoD 1 to 8: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99806" calcext:value-type="float">
            <text:p>0.499806</text:p>
          </table:table-cell>
          <table:table-cell office:value-type="float" office:value="0.495625" calcext:value-type="float">
            <text:p>0.495625</text:p>
          </table:table-cell>
          <table:table-cell table:number-columns-repeated="7"/>
          <table:table-cell table:formula="of:=AVERAGE([.B23:.J23])" office:value-type="float" office:value="0.4977155" calcext:value-type="float">
            <text:p>0.4977155</text:p>
          </table:table-cell>
          <table:table-cell table:formula="of:=+STDEVP([.B23:.J23])" office:value-type="float" office:value="0.0020905" calcext:value-type="float">
            <text:p>0.0020905</text:p>
          </table:table-cell>
          <table:table-cell table:number-columns-repeated="13"/>
          <table:table-cell office:value-type="float" office:value="0.521996" calcext:value-type="float">
            <text:p>0.52199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MAA envelope of DoD 0 to 8:</text:p>
          </table:table-cell>
          <table:table-cell table:number-columns-repeated="10"/>
        </table:table-row>
        <table:table-row table:style-name="ro1" table:number-rows-repeated="3">
          <table:table-cell table:number-columns-repeated="50"/>
        </table:table-row>
        <table:table-row table:style-name="ro1">
          <table:table-cell office:value-type="string" calcext:value-type="string">
            <text:p>array: envBAW_sum_report in envBAA_v1.py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AW – q07_1</text:p>
          </table:table-cell>
          <table:table-cell table:style-name="ce1" office:value-type="string" calcext:value-type="string">
            <text:p>q07_1</text:p>
          </table:table-cell>
          <table:table-cell table:number-columns-repeated="7"/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 table:number-columns-repeated="39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613555" calcext:value-type="float">
            <text:p>0.613555</text:p>
          </table:table-cell>
          <table:table-cell office:value-type="float" office:value="0.475041" calcext:value-type="float">
            <text:p>0.475041</text:p>
          </table:table-cell>
          <table:table-cell office:value-type="float" office:value="0.502716" calcext:value-type="float">
            <text:p>0.502716</text:p>
          </table:table-cell>
          <table:table-cell office:value-type="float" office:value="0.547685" calcext:value-type="float">
            <text:p>0.547685</text:p>
          </table:table-cell>
          <table:table-cell office:value-type="float" office:value="0.530362" calcext:value-type="float">
            <text:p>0.530362</text:p>
          </table:table-cell>
          <table:table-cell office:value-type="float" office:value="0.540186" calcext:value-type="float">
            <text:p>0.540186</text:p>
          </table:table-cell>
          <table:table-cell office:value-type="float" office:value="0.605503" calcext:value-type="float">
            <text:p>0.605503</text:p>
          </table:table-cell>
          <table:table-cell office:value-type="float" office:value="0.66181" calcext:value-type="float">
            <text:p>0.66181</text:p>
          </table:table-cell>
          <table:table-cell table:formula="of:=AVERAGE([.B29:.I29])" office:value-type="float" office:value="0.55960725" calcext:value-type="float">
            <text:p>0.55960725</text:p>
          </table:table-cell>
          <table:table-cell table:formula="of:=+STDEVP([.B29:.I29])" office:value-type="float" office:value="0.0583361555078624" calcext:value-type="float">
            <text:p>0.0583361555078624</text:p>
          </table:table-cell>
          <table:table-cell table:number-columns-repeated="14"/>
          <table:table-cell office:value-type="float" office:value="1.00729" calcext:value-type="float">
            <text:p>1.00729</text:p>
          </table:table-cell>
          <table:table-cell office:value-type="float" office:value="0.796575" calcext:value-type="float">
            <text:p>0.796575</text:p>
          </table:table-cell>
          <table:table-cell office:value-type="float" office:value="0.833233" calcext:value-type="float">
            <text:p>0.833233</text:p>
          </table:table-cell>
          <table:table-cell office:value-type="float" office:value="0.942047" calcext:value-type="float">
            <text:p>0.942047</text:p>
          </table:table-cell>
          <table:table-cell office:value-type="float" office:value="0.866109" calcext:value-type="float">
            <text:p>0.866109</text:p>
          </table:table-cell>
          <table:table-cell office:value-type="float" office:value="0.877172" calcext:value-type="float">
            <text:p>0.877172</text:p>
          </table:table-cell>
          <table:table-cell office:value-type="float" office:value="1.01578" calcext:value-type="float">
            <text:p>1.01578</text:p>
          </table:table-cell>
          <table:table-cell office:value-type="float" office:value="1.12426" calcext:value-type="float">
            <text:p>1.12426</text:p>
          </table:table-cell>
          <table:table-cell table:number-columns-repeated="6"/>
          <table:table-cell table:style-name="ce4" office:value-type="string" calcext:value-type="string">
            <text:p>BAW data structure:</text:p>
          </table:table-cell>
          <table:table-cell table:style-name="ce4" table:number-columns-repeated="7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5286" calcext:value-type="float">
            <text:p>0.635286</text:p>
          </table:table-cell>
          <table:table-cell office:value-type="float" office:value="0.556226" calcext:value-type="float">
            <text:p>0.556226</text:p>
          </table:table-cell>
          <table:table-cell office:value-type="float" office:value="0.571679" calcext:value-type="float">
            <text:p>0.571679</text:p>
          </table:table-cell>
          <table:table-cell office:value-type="float" office:value="0.592368" calcext:value-type="float">
            <text:p>0.592368</text:p>
          </table:table-cell>
          <table:table-cell office:value-type="float" office:value="0.605133" calcext:value-type="float">
            <text:p>0.605133</text:p>
          </table:table-cell>
          <table:table-cell office:value-type="float" office:value="0.633478" calcext:value-type="float">
            <text:p>0.633478</text:p>
          </table:table-cell>
          <table:table-cell office:value-type="float" office:value="0.7015" calcext:value-type="float">
            <text:p>0.7015</text:p>
          </table:table-cell>
          <table:table-cell/>
          <table:table-cell table:formula="of:=AVERAGE([.B30:.I30])" office:value-type="float" office:value="0.613667142857143" calcext:value-type="float">
            <text:p>0.613667142857143</text:p>
          </table:table-cell>
          <table:table-cell table:formula="of:=+STDEVP([.B30:.I30])" office:value-type="float" office:value="0.0449816310967316" calcext:value-type="float">
            <text:p>0.0449816310967316</text:p>
          </table:table-cell>
          <table:table-cell table:number-columns-repeated="14"/>
          <table:table-cell office:value-type="float" office:value="1.3702" calcext:value-type="float">
            <text:p>1.3702</text:p>
          </table:table-cell>
          <table:table-cell office:value-type="float" office:value="1.2669" calcext:value-type="float">
            <text:p>1.2669</text:p>
          </table:table-cell>
          <table:table-cell office:value-type="float" office:value="1.30495" calcext:value-type="float">
            <text:p>1.30495</text:p>
          </table:table-cell>
          <table:table-cell office:value-type="float" office:value="1.33644" calcext:value-type="float">
            <text:p>1.33644</text:p>
          </table:table-cell>
          <table:table-cell office:value-type="float" office:value="1.34889" calcext:value-type="float">
            <text:p>1.34889</text:p>
          </table:table-cell>
          <table:table-cell office:value-type="float" office:value="1.41017" calcext:value-type="float">
            <text:p>1.41017</text:p>
          </table:table-cell>
          <table:table-cell office:value-type="float" office:value="1.60704" calcext:value-type="float">
            <text:p>1.6070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4" office:value-type="string" calcext:value-type="string">
            <text:p>BAA envelope of the envelope of single run 0 and 1:</text:p>
          </table:table-cell>
          <table:table-cell table:style-name="ce4" office:value-type="string" calcext:value-type="string">
            <text:p>BAA envelope of the envelope of single run 1 and 2:</text:p>
          </table:table-cell>
          <table:table-cell table:style-name="ce4" office:value-type="string" calcext:value-type="string">
            <text:p>BAA envelope of the envelope of single run 2 and 3:</text:p>
          </table:table-cell>
          <table:table-cell table:style-name="ce4" office:value-type="string" calcext:value-type="string">
            <text:p>BAA envelope of the envelope of single run 3 and 4:</text:p>
          </table:table-cell>
          <table:table-cell table:style-name="ce4" office:value-type="string" calcext:value-type="string">
            <text:p>BAA envelope of the envelope of single run 4 and 5:</text:p>
          </table:table-cell>
          <table:table-cell table:style-name="ce4" office:value-type="string" calcext:value-type="string">
            <text:p>BAA envelope of the envelope of single run 5 and 6:</text:p>
          </table:table-cell>
          <table:table-cell table:style-name="ce4" office:value-type="string" calcext:value-type="string">
            <text:p>BAA envelope of the envelope of single run 6 and 7:</text:p>
          </table:table-cell>
          <table:table-cell table:style-name="ce4" office:value-type="string" calcext:value-type="string">
            <text:p>BAA envelope of the envelope of single run 7 and 8: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.84052" calcext:value-type="float">
            <text:p>1.84052</text:p>
          </table:table-cell>
          <table:table-cell office:value-type="float" office:value="1.73862" calcext:value-type="float">
            <text:p>1.73862</text:p>
          </table:table-cell>
          <table:table-cell office:value-type="float" office:value="1.69934" calcext:value-type="float">
            <text:p>1.69934</text:p>
          </table:table-cell>
          <table:table-cell office:value-type="float" office:value="1.81922" calcext:value-type="float">
            <text:p>1.81922</text:p>
          </table:table-cell>
          <table:table-cell office:value-type="float" office:value="1.88189" calcext:value-type="float">
            <text:p>1.88189</text:p>
          </table:table-cell>
          <table:table-cell office:value-type="float" office:value="2.00144" calcext:value-type="float">
            <text:p>2.00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style-name="ce4" office:value-type="string" calcext:value-type="string">
            <text:p>BAA envelope of the envelope of single run 0 to 2:</text:p>
          </table:table-cell>
          <table:table-cell table:style-name="ce4" office:value-type="string" calcext:value-type="string">
            <text:p>BAA envelope of the envelope of single run 1 to 3:</text:p>
          </table:table-cell>
          <table:table-cell table:style-name="ce4" office:value-type="string" calcext:value-type="string">
            <text:p>BAA envelope of the envelope of single run 2 to 4:</text:p>
          </table:table-cell>
          <table:table-cell table:style-name="ce4" office:value-type="string" calcext:value-type="string">
            <text:p>BAA envelope of the envelope of single run 3 to 5:</text:p>
          </table:table-cell>
          <table:table-cell table:style-name="ce4" office:value-type="string" calcext:value-type="string">
            <text:p>BAA envelope of the envelope of single run 4 to 6:</text:p>
          </table:table-cell>
          <table:table-cell table:style-name="ce4" office:value-type="string" calcext:value-type="string">
            <text:p>BAA envelope of the envelope of single run 5 to 7:</text:p>
          </table:table-cell>
          <table:table-cell table:style-name="ce4" office:value-type="string" calcext:value-type="string">
            <text:p>BAA envelope of the envelope of single run 6 to 8: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96937" calcext:value-type="float">
            <text:p>0.696937</text:p>
          </table:table-cell>
          <table:table-cell office:value-type="float" office:value="0.646047" calcext:value-type="float">
            <text:p>0.646047</text:p>
          </table:table-cell>
          <table:table-cell office:value-type="float" office:value="0.672963" calcext:value-type="float">
            <text:p>0.672963</text:p>
          </table:table-cell>
          <table:table-cell office:value-type="float" office:value="0.701272" calcext:value-type="float">
            <text:p>0.701272</text:p>
          </table:table-cell>
          <table:table-cell office:value-type="float" office:value="0.741256" calcext:value-type="float">
            <text:p>0.741256</text:p>
          </table:table-cell>
          <table:table-cell table:number-columns-repeated="3"/>
          <table:table-cell table:formula="of:=AVERAGE([.B32:.I32])" office:value-type="float" office:value="0.691695" calcext:value-type="float">
            <text:p>0.691695</text:p>
          </table:table-cell>
          <table:table-cell table:formula="of:=+STDEVP([.B32:.I32])" office:value-type="float" office:value="0.031654756173441" calcext:value-type="float">
            <text:p>0.031654756173441</text:p>
          </table:table-cell>
          <table:table-cell table:number-columns-repeated="14"/>
          <table:table-cell office:value-type="float" office:value="2.31224" calcext:value-type="float">
            <text:p>2.31224</text:p>
          </table:table-cell>
          <table:table-cell office:value-type="float" office:value="2.13301" calcext:value-type="float">
            <text:p>2.13301</text:p>
          </table:table-cell>
          <table:table-cell office:value-type="float" office:value="2.18212" calcext:value-type="float">
            <text:p>2.18212</text:p>
          </table:table-cell>
          <table:table-cell office:value-type="float" office:value="2.35222" calcext:value-type="float">
            <text:p>2.35222</text:p>
          </table:table-cell>
          <table:table-cell office:value-type="float" office:value="2.47315" calcext:value-type="float">
            <text:p>2.473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style-name="ce4" office:value-type="string" calcext:value-type="string">
            <text:p>BAA envelope of the envelope of single run 0 to 3:</text:p>
          </table:table-cell>
          <table:table-cell table:style-name="ce4" office:value-type="string" calcext:value-type="string">
            <text:p>BAA envelope of the envelope of single run 1 to 4:</text:p>
          </table:table-cell>
          <table:table-cell table:style-name="ce4" office:value-type="string" calcext:value-type="string">
            <text:p>BAA envelope of the envelope of single run 2 to 5:</text:p>
          </table:table-cell>
          <table:table-cell table:style-name="ce4" office:value-type="string" calcext:value-type="string">
            <text:p>BAA envelope of the envelope of single run 3 to 6:</text:p>
          </table:table-cell>
          <table:table-cell table:style-name="ce4" office:value-type="string" calcext:value-type="string">
            <text:p>BAA envelope of the envelope of single run 4 to 7:</text:p>
          </table:table-cell>
          <table:table-cell table:style-name="ce4" office:value-type="string" calcext:value-type="string">
            <text:p>BAA envelope of the envelope of single run 5 to 8: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 table:number-columns-repeated="25"/>
          <table:table-cell office:value-type="float" office:value="2.70663" calcext:value-type="float">
            <text:p>2.70663</text:p>
          </table:table-cell>
          <table:table-cell office:value-type="float" office:value="2.61579" calcext:value-type="float">
            <text:p>2.61579</text:p>
          </table:table-cell>
          <table:table-cell office:value-type="float" office:value="2.71512" calcext:value-type="float">
            <text:p>2.71512</text:p>
          </table:table-cell>
          <table:table-cell office:value-type="float" office:value="2.94348" calcext:value-type="float">
            <text:p>2.9434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table:style-name="ce4" office:value-type="string" calcext:value-type="string">
            <text:p>BAA envelope of the envelope of single run 0 to 4:</text:p>
          </table:table-cell>
          <table:table-cell table:style-name="ce4" office:value-type="string" calcext:value-type="string">
            <text:p>BAA envelope of the envelope of single run 1 to 5:</text:p>
          </table:table-cell>
          <table:table-cell table:style-name="ce4" office:value-type="string" calcext:value-type="string">
            <text:p>BAA envelope of the envelope of single run 2 to 6:</text:p>
          </table:table-cell>
          <table:table-cell table:style-name="ce4" office:value-type="string" calcext:value-type="string">
            <text:p>BAA envelope of the envelope of single run 3 to 7:</text:p>
          </table:table-cell>
          <table:table-cell table:style-name="ce4" office:value-type="string" calcext:value-type="string">
            <text:p>BAA envelope of the envelope of single run 4 to 8:</text:p>
          </table:table-cell>
          <table:table-cell table:style-name="ce4" table:number-columns-repeated="3"/>
          <table:table-cell table:number-columns-repeated="3"/>
        </table:table-row>
        <table:table-row table:style-name="ro1">
          <table:table-cell table:number-columns-repeated="25"/>
          <table:table-cell office:value-type="float" office:value="3.18941" calcext:value-type="float">
            <text:p>3.18941</text:p>
          </table:table-cell>
          <table:table-cell office:value-type="float" office:value="3.1488" calcext:value-type="float">
            <text:p>3.1488</text:p>
          </table:table-cell>
          <table:table-cell office:value-type="float" office:value="3.30639" calcext:value-type="float">
            <text:p>3.3063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  <table:table-cell table:style-name="ce4" office:value-type="string" calcext:value-type="string">
            <text:p>BAA envelope of the envelope of single run 0 to 5:</text:p>
          </table:table-cell>
          <table:table-cell table:style-name="ce4" office:value-type="string" calcext:value-type="string">
            <text:p>BAA envelope of the envelope of single run 1 to 6:</text:p>
          </table:table-cell>
          <table:table-cell table:style-name="ce4" office:value-type="string" calcext:value-type="string">
            <text:p>BAA envelope of the envelope of single run 2 to 7:</text:p>
          </table:table-cell>
          <table:table-cell table:style-name="ce4" office:value-type="string" calcext:value-type="string">
            <text:p>BAA envelope of the envelope of single run 3 to 8:</text:p>
          </table:table-cell>
          <table:table-cell table:style-name="ce4" table:number-columns-repeated="4"/>
          <table:table-cell table:number-columns-repeated="3"/>
        </table:table-row>
        <table:table-row table:style-name="ro1">
          <table:table-cell table:number-columns-repeated="25"/>
          <table:table-cell office:value-type="float" office:value="3.72242" calcext:value-type="float">
            <text:p>3.72242</text:p>
          </table:table-cell>
          <table:table-cell office:value-type="float" office:value="3.74006" calcext:value-type="float">
            <text:p>3.7400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/>
          <table:table-cell table:style-name="ce4" office:value-type="string" calcext:value-type="string">
            <text:p>BAA envelope of the envelope of single run 0 to 6:</text:p>
          </table:table-cell>
          <table:table-cell table:style-name="ce4" office:value-type="string" calcext:value-type="string">
            <text:p>BAA envelope of the envelope of single run 1 to 7:</text:p>
          </table:table-cell>
          <table:table-cell table:style-name="ce4" office:value-type="string" calcext:value-type="string">
            <text:p>BAA envelope of the envelope of single run 2 to 8:</text:p>
          </table:table-cell>
          <table:table-cell table:style-name="ce4" table:number-columns-repeated="5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03478" calcext:value-type="float">
            <text:p>0.803478</text:p>
          </table:table-cell>
          <table:table-cell table:number-columns-repeated="7"/>
          <table:table-cell table:formula="of:=AVERAGE([.B36:.I36])" office:value-type="float" office:value="0.803478" calcext:value-type="float">
            <text:p>0.803478</text:p>
          </table:table-cell>
          <table:table-cell table:formula="of:=+STDEVP([.B36:.I36])" office:value-type="float" office:value="0" calcext:value-type="float">
            <text:p>0</text:p>
          </table:table-cell>
          <table:table-cell table:number-columns-repeated="14"/>
          <table:table-cell office:value-type="float" office:value="4.31368" calcext:value-type="float">
            <text:p>4.3136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/>
          <table:table-cell table:style-name="ce4" office:value-type="string" calcext:value-type="string">
            <text:p>BAA envelope of the envelope of single run 0 to 7:</text:p>
          </table:table-cell>
          <table:table-cell table:style-name="ce4" office:value-type="string" calcext:value-type="string">
            <text:p>BAA envelope of the envelope of single run 1 to 8:</text:p>
          </table:table-cell>
          <table:table-cell table:style-name="ce4" table:number-columns-repeated="6"/>
          <table:table-cell table:number-columns-repeated="3"/>
        </table:table-row>
        <table:table-row table:style-name="ro1">
          <table:table-cell table:number-columns-repeated="39"/>
          <table:table-cell table:style-name="ce4" office:value-type="string" calcext:value-type="string">
            <text:p>BAA envelope of the envelope of single run 0 to 8:</text:p>
          </table:table-cell>
          <table:table-cell table:style-name="ce4" table:number-columns-repeated="7"/>
          <table:table-cell table:number-columns-repeated="3"/>
        </table:table-row>
        <table:table-row table:style-name="ro1" table:number-rows-repeated="5">
          <table:table-cell table:number-columns-repeated="50"/>
        </table:table-row>
        <table:table-row table:style-name="ro1">
          <table:table-cell table:style-name="ce1" office:value-type="string" calcext:value-type="string">
            <text:p>MAW – q10_2</text:p>
          </table:table-cell>
          <table:table-cell table:style-name="ce1" office:value-type="string" calcext:value-type="string">
            <text:p>q10_2</text:p>
          </table:table-cell>
          <table:table-cell table:number-columns-repeated="8"/>
          <table:table-cell office:value-type="string" calcext:value-type="string">
            <text:p>Iquantile</text:p>
          </table:table-cell>
          <table:table-cell office:value-type="string" calcext:value-type="string">
            <text:p>IIIquantil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 table:number-columns-repeated="3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3" calcext:value-type="float">
            <text:p>0.27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66" calcext:value-type="float">
            <text:p>0.266</text:p>
          </table:table-cell>
          <table:table-cell office:value-type="float" office:value="0.287" calcext:value-type="float">
            <text:p>0.287</text:p>
          </table:table-cell>
          <table:table-cell office:value-type="float" office:value="0.264" calcext:value-type="float">
            <text:p>0.264</text:p>
          </table:table-cell>
          <table:table-cell office:value-type="float" office:value="0.261" calcext:value-type="float">
            <text:p>0.261</text:p>
          </table:table-cell>
          <table:table-cell office:value-type="float" office:value="0.231" calcext:value-type="float">
            <text:p>0.231</text:p>
          </table:table-cell>
          <table:table-cell office:value-type="float" office:value="0.224" calcext:value-type="float">
            <text:p>0.224</text:p>
          </table:table-cell>
          <table:table-cell office:value-type="float" office:value="0.129" calcext:value-type="float">
            <text:p>0.129</text:p>
          </table:table-cell>
          <table:table-cell office:value-type="float" office:value="0.392" calcext:value-type="float">
            <text:p>0.392</text:p>
          </table:table-cell>
          <table:table-cell office:value-type="float" office:value="0.255" calcext:value-type="float">
            <text:p>0.255</text:p>
          </table:table-cell>
          <table:table-cell office:value-type="float" office:value="0.019" calcext:value-type="float">
            <text:p>0.019</text:p>
          </table:table-cell>
          <table:table-cell table:number-columns-repeated="11"/>
          <table:table-cell office:value-type="float" office:value="0.244" calcext:value-type="float">
            <text:p>0.244</text:p>
          </table:table-cell>
          <table:table-cell office:value-type="float" office:value="0.273" calcext:value-type="float">
            <text:p>0.27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66" calcext:value-type="float">
            <text:p>0.266</text:p>
          </table:table-cell>
          <table:table-cell office:value-type="float" office:value="0.287" calcext:value-type="float">
            <text:p>0.287</text:p>
          </table:table-cell>
          <table:table-cell office:value-type="float" office:value="0.264" calcext:value-type="float">
            <text:p>0.264</text:p>
          </table:table-cell>
          <table:table-cell office:value-type="float" office:value="0.261" calcext:value-type="float">
            <text:p>0.261</text:p>
          </table:table-cell>
          <table:table-cell office:value-type="float" office:value="0.231" calcext:value-type="float">
            <text:p>0.231</text:p>
          </table:table-cell>
          <table:table-cell office:value-type="float" office:value="0.224" calcext:value-type="float">
            <text:p>0.224</text:p>
          </table:table-cell>
          <table:table-cell office:value-type="float" office:value="0.129" calcext:value-type="float">
            <text:p>0.129</text:p>
          </table:table-cell>
          <table:table-cell office:value-type="float" office:value="0.392" calcext:value-type="float">
            <text:p>0.392</text:p>
          </table:table-cell>
          <table:table-cell office:value-type="float" office:value="0.255" calcext:value-type="float">
            <text:p>0.255</text:p>
          </table:table-cell>
          <table:table-cell office:value-type="float" office:value="0.019" calcext:value-type="float">
            <text:p>0.019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58" calcext:value-type="float">
            <text:p>0.358</text:p>
          </table:table-cell>
          <table:table-cell office:value-type="float" office:value="0.363" calcext:value-type="float">
            <text:p>0.363</text:p>
          </table:table-cell>
          <table:table-cell office:value-type="float" office:value="0.344" calcext:value-type="float">
            <text:p>0.344</text:p>
          </table:table-cell>
          <table:table-cell office:value-type="float" office:value="0.372" calcext:value-type="float">
            <text:p>0.372</text:p>
          </table:table-cell>
          <table:table-cell office:value-type="float" office:value="0.378" calcext:value-type="float">
            <text:p>0.378</text:p>
          </table:table-cell>
          <table:table-cell office:value-type="float" office:value="0.335" calcext:value-type="float">
            <text:p>0.335</text:p>
          </table:table-cell>
          <table:table-cell office:value-type="float" office:value="0.315" calcext:value-type="float">
            <text:p>0.315</text:p>
          </table:table-cell>
          <table:table-cell office:value-type="float" office:value="0.298" calcext:value-type="float">
            <text:p>0.298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475" calcext:value-type="float">
            <text:p>0.475</text:p>
          </table:table-cell>
          <table:table-cell office:value-type="float" office:value="0.345" calcext:value-type="float">
            <text:p>0.345</text:p>
          </table:table-cell>
          <table:table-cell office:value-type="float" office:value="0.026" calcext:value-type="float">
            <text:p>0.026</text:p>
          </table:table-cell>
          <table:table-cell table:number-columns-repeated="11"/>
          <table:table-cell office:value-type="float" office:value="0.358" calcext:value-type="float">
            <text:p>0.358</text:p>
          </table:table-cell>
          <table:table-cell office:value-type="float" office:value="0.363" calcext:value-type="float">
            <text:p>0.363</text:p>
          </table:table-cell>
          <table:table-cell office:value-type="float" office:value="0.344" calcext:value-type="float">
            <text:p>0.344</text:p>
          </table:table-cell>
          <table:table-cell office:value-type="float" office:value="0.372" calcext:value-type="float">
            <text:p>0.372</text:p>
          </table:table-cell>
          <table:table-cell office:value-type="float" office:value="0.378" calcext:value-type="float">
            <text:p>0.378</text:p>
          </table:table-cell>
          <table:table-cell office:value-type="float" office:value="0.335" calcext:value-type="float">
            <text:p>0.335</text:p>
          </table:table-cell>
          <table:table-cell office:value-type="float" office:value="0.315" calcext:value-type="float">
            <text:p>0.315</text:p>
          </table:table-cell>
          <table:table-cell office:value-type="float" office:value="0.298" calcext:value-type="float">
            <text:p>0.298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75" calcext:value-type="float">
            <text:p>0.475</text:p>
          </table:table-cell>
          <table:table-cell office:value-type="float" office:value="0.345" calcext:value-type="float">
            <text:p>0.345</text:p>
          </table:table-cell>
          <table:table-cell office:value-type="float" office:value="0.026" calcext:value-type="float">
            <text:p>0.026</text:p>
          </table:table-cell>
          <table:table-cell table:number-columns-repeated="12"/>
        </table:table-row>
        <table:table-row table:style-name="ro1">
          <table:table-cell table:number-columns-repeated="25"/>
          <table:table-cell office:value-type="float" office:value="0.406" calcext:value-type="float">
            <text:p>0.406</text:p>
          </table:table-cell>
          <table:table-cell office:value-type="float" office:value="0.362" calcext:value-type="float">
            <text:p>0.362</text:p>
          </table:table-cell>
          <table:table-cell office:value-type="float" office:value="0.39" calcext:value-type="float">
            <text:p>0.39</text:p>
          </table:table-cell>
          <table:table-cell office:value-type="float" office:value="0.404" calcext:value-type="float">
            <text:p>0.404</text:p>
          </table:table-cell>
          <table:table-cell office:value-type="float" office:value="0.424" calcext:value-type="float">
            <text:p>0.424</text:p>
          </table:table-cell>
          <table:table-cell office:value-type="float" office:value="0.365" calcext:value-type="float">
            <text:p>0.365</text:p>
          </table:table-cell>
          <table:table-cell office:value-type="float" office:value="0.384" calcext:value-type="float">
            <text:p>0.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5" calcext:value-type="float">
            <text:p>0.225</text:p>
          </table:table-cell>
          <table:table-cell office:value-type="float" office:value="0.542" calcext:value-type="float">
            <text:p>0.542</text:p>
          </table:table-cell>
          <table:table-cell office:value-type="float" office:value="0.391" calcext:value-type="float">
            <text:p>0.391</text:p>
          </table:table-cell>
          <table:table-cell office:value-type="float" office:value="0.021" calcext:value-type="float">
            <text:p>0.021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05" calcext:value-type="float">
            <text:p>0.405</text:p>
          </table:table-cell>
          <table:table-cell office:value-type="float" office:value="0.398" calcext:value-type="float">
            <text:p>0.398</text:p>
          </table:table-cell>
          <table:table-cell office:value-type="float" office:value="0.406" calcext:value-type="float">
            <text:p>0.406</text:p>
          </table:table-cell>
          <table:table-cell office:value-type="float" office:value="0.453" calcext:value-type="float">
            <text:p>0.453</text:p>
          </table:table-cell>
          <table:table-cell office:value-type="float" office:value="0.451" calcext:value-type="float">
            <text:p>0.451</text:p>
          </table:table-cell>
          <table:table-cell office:value-type="float" office:value="0.397" calcext:value-type="float">
            <text:p>0.397</text:p>
          </table:table-cell>
          <table:table-cell table:number-columns-repeated="3"/>
          <table:table-cell office:value-type="float" office:value="0.258" calcext:value-type="float">
            <text:p>0.258</text:p>
          </table:table-cell>
          <table:table-cell office:value-type="float" office:value="0.567" calcext:value-type="float">
            <text:p>0.567</text:p>
          </table:table-cell>
          <table:table-cell office:value-type="float" office:value="0.418" calcext:value-type="float">
            <text:p>0.418</text:p>
          </table:table-cell>
          <table:table-cell office:value-type="float" office:value="0.024" calcext:value-type="float">
            <text:p>0.024</text:p>
          </table:table-cell>
          <table:table-cell table:number-columns-repeated="11"/>
          <table:table-cell office:value-type="float" office:value="0.405" calcext:value-type="float">
            <text:p>0.405</text:p>
          </table:table-cell>
          <table:table-cell office:value-type="float" office:value="0.398" calcext:value-type="float">
            <text:p>0.398</text:p>
          </table:table-cell>
          <table:table-cell office:value-type="float" office:value="0.406" calcext:value-type="float">
            <text:p>0.406</text:p>
          </table:table-cell>
          <table:table-cell office:value-type="float" office:value="0.453" calcext:value-type="float">
            <text:p>0.453</text:p>
          </table:table-cell>
          <table:table-cell office:value-type="float" office:value="0.451" calcext:value-type="float">
            <text:p>0.451</text:p>
          </table:table-cell>
          <table:table-cell office:value-type="float" office:value="0.397" calcext:value-type="float">
            <text:p>0.3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8" calcext:value-type="float">
            <text:p>0.258</text:p>
          </table:table-cell>
          <table:table-cell office:value-type="float" office:value="0.567" calcext:value-type="float">
            <text:p>0.567</text:p>
          </table:table-cell>
          <table:table-cell office:value-type="float" office:value="0.418" calcext:value-type="float">
            <text:p>0.418</text:p>
          </table:table-cell>
          <table:table-cell office:value-type="float" office:value="0.024" calcext:value-type="float">
            <text:p>0.024</text:p>
          </table:table-cell>
          <table:table-cell table:number-columns-repeated="12"/>
        </table:table-row>
        <table:table-row table:style-name="ro1">
          <table:table-cell table:number-columns-repeated="25"/>
          <table:table-cell office:value-type="float" office:value="0.447" calcext:value-type="float">
            <text:p>0.447</text:p>
          </table:table-cell>
          <table:table-cell office:value-type="float" office:value="0.429" calcext:value-type="float">
            <text:p>0.429</text:p>
          </table:table-cell>
          <table:table-cell office:value-type="float" office:value="0.434" calcext:value-type="float">
            <text:p>0.434</text:p>
          </table:table-cell>
          <table:table-cell office:value-type="float" office:value="0.477" calcext:value-type="float">
            <text:p>0.477</text:p>
          </table:table-cell>
          <table:table-cell office:value-type="float" office:value="0.475" calcext:value-type="float">
            <text:p>0.4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08" calcext:value-type="float">
            <text:p>0.308</text:p>
          </table:table-cell>
          <table:table-cell office:value-type="float" office:value="0.6" calcext:value-type="float">
            <text:p>0.6</text:p>
          </table:table-cell>
          <table:table-cell office:value-type="float" office:value="0.452" calcext:value-type="float">
            <text:p>0.452</text:p>
          </table:table-cell>
          <table:table-cell office:value-type="float" office:value="0.02" calcext:value-type="float">
            <text:p>0.02</text:p>
          </table:table-cell>
          <table:table-cell table:number-columns-repeated="12"/>
        </table:table-row>
        <table:table-row table:style-name="ro1">
          <table:table-cell table:number-columns-repeated="8"/>
          <table:table-cell table:style-name="ce3"/>
          <table:table-cell table:number-columns-repeated="16"/>
          <table:table-cell office:value-type="float" office:value="0.481" calcext:value-type="float">
            <text:p>0.481</text:p>
          </table:table-cell>
          <table:table-cell office:value-type="float" office:value="0.452" calcext:value-type="float">
            <text:p>0.452</text:p>
          </table:table-cell>
          <table:table-cell office:value-type="float" office:value="0.465" calcext:value-type="float">
            <text:p>0.465</text:p>
          </table:table-cell>
          <table:table-cell office:value-type="float" office:value="0.51" calcext:value-type="float">
            <text:p>0.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625" calcext:value-type="float">
            <text:p>0.6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22" calcext:value-type="float">
            <text:p>0.022</text:p>
          </table:table-cell>
          <table:table-cell table:number-columns-repeated="12"/>
        </table:table-row>
        <table:table-row table:style-name="ro1">
          <table:table-cell table:number-columns-repeated="8"/>
          <table:table-cell table:style-name="ce3"/>
          <table:table-cell table:number-columns-repeated="16"/>
          <table:table-cell office:value-type="float" office:value="0.493" calcext:value-type="float">
            <text:p>0.493</text:p>
          </table:table-cell>
          <table:table-cell office:value-type="float" office:value="0.49" calcext:value-type="float">
            <text:p>0.49</text:p>
          </table:table-cell>
          <table:table-cell office:value-type="float" office:value="0.492" calcext:value-type="float">
            <text:p>0.49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625" calcext:value-type="float">
            <text:p>0.625</text:p>
          </table:table-cell>
          <table:table-cell office:value-type="float" office:value="0.492" calcext:value-type="float">
            <text:p>0.492</text:p>
          </table:table-cell>
          <table:table-cell office:value-type="float" office:value="0.001" calcext:value-type="float">
            <text:p>0.001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32" calcext:value-type="float">
            <text:p>0.532</text:p>
          </table:table-cell>
          <table:table-cell office:value-type="float" office:value="0.501" calcext:value-type="float">
            <text:p>0.501</text:p>
          </table:table-cell>
          <table:table-cell table:number-columns-repeated="5"/>
          <table:table-cell table:style-name="ce3"/>
          <table:table-cell/>
          <table:table-cell office:value-type="float" office:value="0.358" calcext:value-type="float">
            <text:p>0.358</text:p>
          </table:table-cell>
          <table:table-cell office:value-type="float" office:value="0.658" calcext:value-type="float">
            <text:p>0.658</text:p>
          </table:table-cell>
          <table:table-cell office:value-type="float" office:value="0.517" calcext:value-type="float">
            <text:p>0.517</text:p>
          </table:table-cell>
          <table:table-cell office:value-type="float" office:value="0.016" calcext:value-type="float">
            <text:p>0.016</text:p>
          </table:table-cell>
          <table:table-cell table:number-columns-repeated="11"/>
          <table:table-cell office:value-type="float" office:value="0.532" calcext:value-type="float">
            <text:p>0.532</text:p>
          </table:table-cell>
          <table:table-cell office:value-type="float" office:value="0.501" calcext:value-type="float">
            <text:p>0.5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358" calcext:value-type="float">
            <text:p>0.358</text:p>
          </table:table-cell>
          <table:table-cell office:value-type="float" office:value="0.658" calcext:value-type="float">
            <text:p>0.658</text:p>
          </table:table-cell>
          <table:table-cell office:value-type="float" office:value="0.517" calcext:value-type="float">
            <text:p>0.517</text:p>
          </table:table-cell>
          <table:table-cell office:value-type="float" office:value="0.016" calcext:value-type="float">
            <text:p>0.016</text:p>
          </table:table-cell>
          <table:table-cell table:number-columns-repeated="12"/>
        </table:table-row>
        <table:table-row table:style-name="ro1">
          <table:table-cell table:number-columns-repeated="8"/>
          <table:table-cell table:style-name="ce3"/>
          <table:table-cell table:number-columns-repeated="16"/>
          <table:table-cell office:value-type="float" office:value="0.532" calcext:value-type="float">
            <text:p>0.5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412" calcext:value-type="float">
            <text:p>0.412</text:p>
          </table:table-cell>
          <table:table-cell office:value-type="float" office:value="0.662" calcext:value-type="float">
            <text:p>0.662</text:p>
          </table:table-cell>
          <table:table-cell office:value-type="float" office:value="0.532" calcext:value-type="float">
            <text:p>0.53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 table:number-rows-repeated="2">
          <table:table-cell table:number-columns-repeated="8"/>
          <table:table-cell table:style-name="ce3"/>
          <table:table-cell table:number-columns-repeated="41"/>
        </table:table-row>
        <table:table-row table:style-name="ro1">
          <table:table-cell table:style-name="ce1" office:value-type="string" calcext:value-type="string">
            <text:p>envMAW – q10_2</text:p>
          </table:table-cell>
          <table:table-cell table:style-name="ce1" office:value-type="string" calcext:value-type="string">
            <text:p>q10_2</text:p>
          </table:table-cell>
          <table:table-cell table:number-columns-repeated="6"/>
          <table:table-cell table:style-name="ce3"/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 table:number-columns-repeated="13"/>
          <table:table-cell office:value-type="float" office:value="0.244" calcext:value-type="float">
            <text:p>0.244</text:p>
          </table:table-cell>
          <table:table-cell office:value-type="float" office:value="0.273" calcext:value-type="float">
            <text:p>0.27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66" calcext:value-type="float">
            <text:p>0.266</text:p>
          </table:table-cell>
          <table:table-cell office:value-type="float" office:value="0.287" calcext:value-type="float">
            <text:p>0.287</text:p>
          </table:table-cell>
          <table:table-cell office:value-type="float" office:value="0.264" calcext:value-type="float">
            <text:p>0.264</text:p>
          </table:table-cell>
          <table:table-cell office:value-type="float" office:value="0.261" calcext:value-type="float">
            <text:p>0.261</text:p>
          </table:table-cell>
          <table:table-cell office:value-type="float" office:value="0.231" calcext:value-type="float">
            <text:p>0.231</text:p>
          </table:table-cell>
          <table:table-cell office:value-type="float" office:value="0.224" calcext:value-type="float">
            <text:p>0.224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3" calcext:value-type="float">
            <text:p>0.27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66" calcext:value-type="float">
            <text:p>0.266</text:p>
          </table:table-cell>
          <table:table-cell office:value-type="float" office:value="0.287" calcext:value-type="float">
            <text:p>0.287</text:p>
          </table:table-cell>
          <table:table-cell office:value-type="float" office:value="0.264" calcext:value-type="float">
            <text:p>0.264</text:p>
          </table:table-cell>
          <table:table-cell office:value-type="float" office:value="0.261" calcext:value-type="float">
            <text:p>0.261</text:p>
          </table:table-cell>
          <table:table-cell office:value-type="float" office:value="0.231" calcext:value-type="float">
            <text:p>0.231</text:p>
          </table:table-cell>
          <table:table-cell office:value-type="float" office:value="0.224" calcext:value-type="float">
            <text:p>0.224</text:p>
          </table:table-cell>
          <table:table-cell table:formula="of:=AVERAGE([.B56:.J56])" office:value-type="float" office:value="0.254888888888889" calcext:value-type="float">
            <text:p>0.254888888888889</text:p>
          </table:table-cell>
          <table:table-cell table:formula="of:=+STDEVP([.B56:.J56])" office:value-type="float" office:value="0.0193358874430391" calcext:value-type="float">
            <text:p>0.0193358874430391</text:p>
          </table:table-cell>
          <table:table-cell table:number-columns-repeated="13"/>
          <table:table-cell office:value-type="float" office:value="0.331691" calcext:value-type="float">
            <text:p>0.331691</text:p>
          </table:table-cell>
          <table:table-cell office:value-type="float" office:value="0.331516" calcext:value-type="float">
            <text:p>0.331516</text:p>
          </table:table-cell>
          <table:table-cell office:value-type="float" office:value="0.32604" calcext:value-type="float">
            <text:p>0.32604</text:p>
          </table:table-cell>
          <table:table-cell office:value-type="float" office:value="0.353146" calcext:value-type="float">
            <text:p>0.353146</text:p>
          </table:table-cell>
          <table:table-cell office:value-type="float" office:value="0.354764" calcext:value-type="float">
            <text:p>0.354764</text:p>
          </table:table-cell>
          <table:table-cell office:value-type="float" office:value="0.335897" calcext:value-type="float">
            <text:p>0.335897</text:p>
          </table:table-cell>
          <table:table-cell office:value-type="float" office:value="0.316657" calcext:value-type="float">
            <text:p>0.316657</text:p>
          </table:table-cell>
          <table:table-cell office:value-type="float" office:value="0.296147" calcext:value-type="float">
            <text:p>0.296147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31691" calcext:value-type="float">
            <text:p>0.331691</text:p>
          </table:table-cell>
          <table:table-cell office:value-type="float" office:value="0.331516" calcext:value-type="float">
            <text:p>0.331516</text:p>
          </table:table-cell>
          <table:table-cell office:value-type="float" office:value="0.32604" calcext:value-type="float">
            <text:p>0.32604</text:p>
          </table:table-cell>
          <table:table-cell office:value-type="float" office:value="0.353146" calcext:value-type="float">
            <text:p>0.353146</text:p>
          </table:table-cell>
          <table:table-cell office:value-type="float" office:value="0.354764" calcext:value-type="float">
            <text:p>0.354764</text:p>
          </table:table-cell>
          <table:table-cell office:value-type="float" office:value="0.335897" calcext:value-type="float">
            <text:p>0.335897</text:p>
          </table:table-cell>
          <table:table-cell office:value-type="float" office:value="0.316657" calcext:value-type="float">
            <text:p>0.316657</text:p>
          </table:table-cell>
          <table:table-cell office:value-type="float" office:value="0.296147" calcext:value-type="float">
            <text:p>0.296147</text:p>
          </table:table-cell>
          <table:table-cell/>
          <table:table-cell table:formula="of:=AVERAGE([.B57:.J57])" office:value-type="float" office:value="0.33073225" calcext:value-type="float">
            <text:p>0.33073225</text:p>
          </table:table-cell>
          <table:table-cell table:formula="of:=+STDEVP([.B57:.J57])" office:value-type="float" office:value="0.0177636521283631" calcext:value-type="float">
            <text:p>0.0177636521283631</text:p>
          </table:table-cell>
          <table:table-cell table:number-columns-repeated="13"/>
          <table:table-cell office:value-type="float" office:value="0.400015" calcext:value-type="float">
            <text:p>0.400015</text:p>
          </table:table-cell>
          <table:table-cell office:value-type="float" office:value="0.396306" calcext:value-type="float">
            <text:p>0.396306</text:p>
          </table:table-cell>
          <table:table-cell office:value-type="float" office:value="0.41475" calcext:value-type="float">
            <text:p>0.41475</text:p>
          </table:table-cell>
          <table:table-cell office:value-type="float" office:value="0.422765" calcext:value-type="float">
            <text:p>0.422765</text:p>
          </table:table-cell>
          <table:table-cell office:value-type="float" office:value="0.424159" calcext:value-type="float">
            <text:p>0.424159</text:p>
          </table:table-cell>
          <table:table-cell office:value-type="float" office:value="0.396132" calcext:value-type="float">
            <text:p>0.396132</text:p>
          </table:table-cell>
          <table:table-cell office:value-type="float" office:value="0.384234" calcext:value-type="float">
            <text:p>0.38423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5"/>
          <table:table-cell office:value-type="float" office:value="0.446809" calcext:value-type="float">
            <text:p>0.446809</text:p>
          </table:table-cell>
          <table:table-cell office:value-type="float" office:value="0.459304" calcext:value-type="float">
            <text:p>0.459304</text:p>
          </table:table-cell>
          <table:table-cell office:value-type="float" office:value="0.467916" calcext:value-type="float">
            <text:p>0.467916</text:p>
          </table:table-cell>
          <table:table-cell office:value-type="float" office:value="0.470405" calcext:value-type="float">
            <text:p>0.470405</text:p>
          </table:table-cell>
          <table:table-cell office:value-type="float" office:value="0.462415" calcext:value-type="float">
            <text:p>0.462415</text:p>
          </table:table-cell>
          <table:table-cell office:value-type="float" office:value="0.441731" calcext:value-type="float">
            <text:p>0.4417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46809" calcext:value-type="float">
            <text:p>0.446809</text:p>
          </table:table-cell>
          <table:table-cell office:value-type="float" office:value="0.459304" calcext:value-type="float">
            <text:p>0.459304</text:p>
          </table:table-cell>
          <table:table-cell office:value-type="float" office:value="0.467916" calcext:value-type="float">
            <text:p>0.467916</text:p>
          </table:table-cell>
          <table:table-cell office:value-type="float" office:value="0.470405" calcext:value-type="float">
            <text:p>0.470405</text:p>
          </table:table-cell>
          <table:table-cell office:value-type="float" office:value="0.462415" calcext:value-type="float">
            <text:p>0.462415</text:p>
          </table:table-cell>
          <table:table-cell office:value-type="float" office:value="0.441731" calcext:value-type="float">
            <text:p>0.441731</text:p>
          </table:table-cell>
          <table:table-cell table:number-columns-repeated="3"/>
          <table:table-cell table:formula="of:=AVERAGE([.B59:.J59])" office:value-type="float" office:value="0.458096666666667" calcext:value-type="float">
            <text:p>0.458096666666667</text:p>
          </table:table-cell>
          <table:table-cell table:formula="of:=+STDEVP([.B59:.J59])" office:value-type="float" office:value="0.0105140104728035" calcext:value-type="float">
            <text:p>0.0105140104728035</text:p>
          </table:table-cell>
          <table:table-cell table:number-columns-repeated="13"/>
          <table:table-cell office:value-type="float" office:value="0.495893" calcext:value-type="float">
            <text:p>0.495893</text:p>
          </table:table-cell>
          <table:table-cell office:value-type="float" office:value="0.500199" calcext:value-type="float">
            <text:p>0.500199</text:p>
          </table:table-cell>
          <table:table-cell office:value-type="float" office:value="0.506297" calcext:value-type="float">
            <text:p>0.506297</text:p>
          </table:table-cell>
          <table:table-cell office:value-type="float" office:value="0.500448" calcext:value-type="float">
            <text:p>0.500448</text:p>
          </table:table-cell>
          <table:table-cell office:value-type="float" office:value="0.497561" calcext:value-type="float">
            <text:p>0.49756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5"/>
          <table:table-cell office:value-type="float" office:value="0.528699" calcext:value-type="float">
            <text:p>0.528699</text:p>
          </table:table-cell>
          <table:table-cell office:value-type="float" office:value="0.532258" calcext:value-type="float">
            <text:p>0.532258</text:p>
          </table:table-cell>
          <table:table-cell office:value-type="float" office:value="0.531038" calcext:value-type="float">
            <text:p>0.531038</text:p>
          </table:table-cell>
          <table:table-cell office:value-type="float" office:value="0.529221" calcext:value-type="float">
            <text:p>0.5292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5"/>
          <table:table-cell office:value-type="float" office:value="0.555904" calcext:value-type="float">
            <text:p>0.555904</text:p>
          </table:table-cell>
          <table:table-cell office:value-type="float" office:value="0.552494" calcext:value-type="float">
            <text:p>0.552494</text:p>
          </table:table-cell>
          <table:table-cell office:value-type="float" office:value="0.555556" calcext:value-type="float">
            <text:p>0.5555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5"/>
          <table:table-cell office:value-type="float" office:value="0.572705" calcext:value-type="float">
            <text:p>0.572705</text:p>
          </table:table-cell>
          <table:table-cell office:value-type="float" office:value="0.574796" calcext:value-type="float">
            <text:p>0.57479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72705" calcext:value-type="float">
            <text:p>0.572705</text:p>
          </table:table-cell>
          <table:table-cell office:value-type="float" office:value="0.574796" calcext:value-type="float">
            <text:p>0.574796</text:p>
          </table:table-cell>
          <table:table-cell table:number-columns-repeated="7"/>
          <table:table-cell table:formula="of:=AVERAGE([.B63:.J63])" office:value-type="float" office:value="0.5737505" calcext:value-type="float">
            <text:p>0.5737505</text:p>
          </table:table-cell>
          <table:table-cell table:formula="of:=+STDEVP([.B63:.J63])" office:value-type="float" office:value="0.00104549999999998" calcext:value-type="float">
            <text:p>0.00104549999999998</text:p>
          </table:table-cell>
          <table:table-cell table:number-columns-repeated="13"/>
          <table:table-cell office:value-type="float" office:value="0.592493" calcext:value-type="float">
            <text:p>0.59249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50"/>
        </table:table-row>
        <table:table-row table:style-name="ro1" table:number-rows-repeated="2">
          <table:table-cell table:number-columns-repeated="8"/>
          <table:table-cell table:style-name="ce3"/>
          <table:table-cell table:number-columns-repeated="41"/>
        </table:table-row>
        <table:table-row table:style-name="ro1">
          <table:table-cell table:style-name="ce1" office:value-type="string" calcext:value-type="string">
            <text:p>BAW – q10_2</text:p>
          </table:table-cell>
          <table:table-cell table:style-name="ce1" office:value-type="string" calcext:value-type="string">
            <text:p>q07_1</text:p>
          </table:table-cell>
          <table:table-cell table:number-columns-repeated="7"/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 table:number-columns-repeated="39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95829" calcext:value-type="float">
            <text:p>0.595829</text:p>
          </table:table-cell>
          <table:table-cell office:value-type="float" office:value="0.640294" calcext:value-type="float">
            <text:p>0.640294</text:p>
          </table:table-cell>
          <table:table-cell office:value-type="float" office:value="0.59722" calcext:value-type="float">
            <text:p>0.59722</text:p>
          </table:table-cell>
          <table:table-cell office:value-type="float" office:value="0.603053" calcext:value-type="float">
            <text:p>0.603053</text:p>
          </table:table-cell>
          <table:table-cell office:value-type="float" office:value="0.553179" calcext:value-type="float">
            <text:p>0.553179</text:p>
          </table:table-cell>
          <table:table-cell office:value-type="float" office:value="0.552768" calcext:value-type="float">
            <text:p>0.552768</text:p>
          </table:table-cell>
          <table:table-cell office:value-type="float" office:value="0.582713" calcext:value-type="float">
            <text:p>0.582713</text:p>
          </table:table-cell>
          <table:table-cell table:style-name="ce3" office:value-type="float" office:value="0.564107" calcext:value-type="float">
            <text:p>0.564107</text:p>
          </table:table-cell>
          <table:table-cell table:formula="of:=AVERAGE([.B68:.I68])" office:value-type="float" office:value="0.586145375" calcext:value-type="float">
            <text:p>0.586145375</text:p>
          </table:table-cell>
          <table:table-cell table:formula="of:=+STDEVP([.B68:.I68])" office:value-type="float" office:value="0.0276872341925728" calcext:value-type="float">
            <text:p>0.0276872341925728</text:p>
          </table:table-cell>
          <table:table-cell table:number-columns-repeated="14"/>
          <table:table-cell office:value-type="float" office:value="1.04328" calcext:value-type="float">
            <text:p>1.04328</text:p>
          </table:table-cell>
          <table:table-cell office:value-type="float" office:value="1.11978" calcext:value-type="float">
            <text:p>1.11978</text:p>
          </table:table-cell>
          <table:table-cell office:value-type="float" office:value="1.08518" calcext:value-type="float">
            <text:p>1.08518</text:p>
          </table:table-cell>
          <table:table-cell office:value-type="float" office:value="1.04501" calcext:value-type="float">
            <text:p>1.04501</text:p>
          </table:table-cell>
          <table:table-cell office:value-type="float" office:value="0.998081" calcext:value-type="float">
            <text:p>0.998081</text:p>
          </table:table-cell>
          <table:table-cell office:value-type="float" office:value="1.00135" calcext:value-type="float">
            <text:p>1.00135</text:p>
          </table:table-cell>
          <table:table-cell office:value-type="float" office:value="1.02916" calcext:value-type="float">
            <text:p>1.02916</text:p>
          </table:table-cell>
          <table:table-cell office:value-type="float" office:value="0.9986" calcext:value-type="float">
            <text:p>0.9986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45777" calcext:value-type="float">
            <text:p>0.645777</text:p>
          </table:table-cell>
          <table:table-cell office:value-type="float" office:value="0.676428" calcext:value-type="float">
            <text:p>0.676428</text:p>
          </table:table-cell>
          <table:table-cell office:value-type="float" office:value="0.625174" calcext:value-type="float">
            <text:p>0.625174</text:p>
          </table:table-cell>
          <table:table-cell office:value-type="float" office:value="0.622596" calcext:value-type="float">
            <text:p>0.622596</text:p>
          </table:table-cell>
          <table:table-cell office:value-type="float" office:value="0.58979" calcext:value-type="float">
            <text:p>0.58979</text:p>
          </table:table-cell>
          <table:table-cell office:value-type="float" office:value="0.599407" calcext:value-type="float">
            <text:p>0.599407</text:p>
          </table:table-cell>
          <table:table-cell office:value-type="float" office:value="0.606782" calcext:value-type="float">
            <text:p>0.606782</text:p>
          </table:table-cell>
          <table:table-cell/>
          <table:table-cell table:formula="of:=AVERAGE([.B69:.I69])" office:value-type="float" office:value="0.623707714285714" calcext:value-type="float">
            <text:p>0.623707714285714</text:p>
          </table:table-cell>
          <table:table-cell table:formula="of:=+STDEVP([.B69:.I69])" office:value-type="float" office:value="0.0275091768102121" calcext:value-type="float">
            <text:p>0.0275091768102121</text:p>
          </table:table-cell>
          <table:table-cell table:number-columns-repeated="14"/>
          <table:table-cell office:value-type="float" office:value="1.58855" calcext:value-type="float">
            <text:p>1.58855</text:p>
          </table:table-cell>
          <table:table-cell office:value-type="float" office:value="1.6597" calcext:value-type="float">
            <text:p>1.6597</text:p>
          </table:table-cell>
          <table:table-cell office:value-type="float" office:value="1.59028" calcext:value-type="float">
            <text:p>1.59028</text:p>
          </table:table-cell>
          <table:table-cell office:value-type="float" office:value="1.53799" calcext:value-type="float">
            <text:p>1.53799</text:p>
          </table:table-cell>
          <table:table-cell office:value-type="float" office:value="1.50645" calcext:value-type="float">
            <text:p>1.50645</text:p>
          </table:table-cell>
          <table:table-cell office:value-type="float" office:value="1.52214" calcext:value-type="float">
            <text:p>1.52214</text:p>
          </table:table-cell>
          <table:table-cell office:value-type="float" office:value="1.50697" calcext:value-type="float">
            <text:p>1.5069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5"/>
          <table:table-cell office:value-type="float" office:value="2.12846" calcext:value-type="float">
            <text:p>2.12846</text:p>
          </table:table-cell>
          <table:table-cell office:value-type="float" office:value="2.1648" calcext:value-type="float">
            <text:p>2.1648</text:p>
          </table:table-cell>
          <table:table-cell office:value-type="float" office:value="2.08326" calcext:value-type="float">
            <text:p>2.08326</text:p>
          </table:table-cell>
          <table:table-cell office:value-type="float" office:value="2.04636" calcext:value-type="float">
            <text:p>2.04636</text:p>
          </table:table-cell>
          <table:table-cell office:value-type="float" office:value="2.02724" calcext:value-type="float">
            <text:p>2.02724</text:p>
          </table:table-cell>
          <table:table-cell office:value-type="float" office:value="1.99995" calcext:value-type="float">
            <text:p>1.999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91359" calcext:value-type="float">
            <text:p>0.691359</text:p>
          </table:table-cell>
          <table:table-cell office:value-type="float" office:value="0.696732" calcext:value-type="float">
            <text:p>0.696732</text:p>
          </table:table-cell>
          <table:table-cell office:value-type="float" office:value="0.655869" calcext:value-type="float">
            <text:p>0.655869</text:p>
          </table:table-cell>
          <table:table-cell office:value-type="float" office:value="0.662397" calcext:value-type="float">
            <text:p>0.662397</text:p>
          </table:table-cell>
          <table:table-cell office:value-type="float" office:value="0.639287" calcext:value-type="float">
            <text:p>0.639287</text:p>
          </table:table-cell>
          <table:table-cell table:number-columns-repeated="3"/>
          <table:table-cell table:formula="of:=AVERAGE([.B71:.I71])" office:value-type="float" office:value="0.6691288" calcext:value-type="float">
            <text:p>0.6691288</text:p>
          </table:table-cell>
          <table:table-cell table:formula="of:=+STDEVP([.B71:.I71])" office:value-type="float" office:value="0.0217613919444506" calcext:value-type="float">
            <text:p>0.0217613919444506</text:p>
          </table:table-cell>
          <table:table-cell table:number-columns-repeated="14"/>
          <table:table-cell office:value-type="float" office:value="2.63356" calcext:value-type="float">
            <text:p>2.63356</text:p>
          </table:table-cell>
          <table:table-cell office:value-type="float" office:value="2.65778" calcext:value-type="float">
            <text:p>2.65778</text:p>
          </table:table-cell>
          <table:table-cell office:value-type="float" office:value="2.59163" calcext:value-type="float">
            <text:p>2.59163</text:p>
          </table:table-cell>
          <table:table-cell office:value-type="float" office:value="2.56715" calcext:value-type="float">
            <text:p>2.56715</text:p>
          </table:table-cell>
          <table:table-cell office:value-type="float" office:value="2.50505" calcext:value-type="float">
            <text:p>2.505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5"/>
          <table:table-cell office:value-type="float" office:value="3.12654" calcext:value-type="float">
            <text:p>3.12654</text:p>
          </table:table-cell>
          <table:table-cell office:value-type="float" office:value="3.16615" calcext:value-type="float">
            <text:p>3.16615</text:p>
          </table:table-cell>
          <table:table-cell office:value-type="float" office:value="3.11242" calcext:value-type="float">
            <text:p>3.11242</text:p>
          </table:table-cell>
          <table:table-cell office:value-type="float" office:value="3.04496" calcext:value-type="float">
            <text:p>3.0449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5"/>
          <table:table-cell office:value-type="float" office:value="3.63491" calcext:value-type="float">
            <text:p>3.63491</text:p>
          </table:table-cell>
          <table:table-cell office:value-type="float" office:value="3.68693" calcext:value-type="float">
            <text:p>3.68693</text:p>
          </table:table-cell>
          <table:table-cell office:value-type="float" office:value="3.59023" calcext:value-type="float">
            <text:p>3.5902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5"/>
          <table:table-cell office:value-type="float" office:value="4.1557" calcext:value-type="float">
            <text:p>4.1557</text:p>
          </table:table-cell>
          <table:table-cell office:value-type="float" office:value="4.16475" calcext:value-type="float">
            <text:p>4.1647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33159" calcext:value-type="float">
            <text:p>0.733159</text:p>
          </table:table-cell>
          <table:table-cell table:number-columns-repeated="7"/>
          <table:table-cell table:formula="of:=AVERAGE([.B75:.I75])" office:value-type="float" office:value="0.733159" calcext:value-type="float">
            <text:p>0.733159</text:p>
          </table:table-cell>
          <table:table-cell table:formula="of:=+STDEVP([.B75:.I75])" office:value-type="float" office:value="0" calcext:value-type="float">
            <text:p>0</text:p>
          </table:table-cell>
          <table:table-cell table:number-columns-repeated="14"/>
          <table:table-cell office:value-type="float" office:value="4.63351" calcext:value-type="float">
            <text:p>4.6335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number-rows-repeated="5">
          <table:table-cell table:number-columns-repeated="50"/>
        </table:table-row>
        <table:table-row table:style-name="ro1">
          <table:table-cell table:style-name="ce1" office:value-type="string" calcext:value-type="string">
            <text:p>MAW – q15_2</text:p>
          </table:table-cell>
          <table:table-cell table:style-name="ce1" office:value-type="string" calcext:value-type="string">
            <text:p>q15_2</text:p>
          </table:table-cell>
          <table:table-cell table:number-columns-repeated="8"/>
          <table:table-cell office:value-type="string" calcext:value-type="string">
            <text:p>Iquantile</text:p>
          </table:table-cell>
          <table:table-cell office:value-type="string" calcext:value-type="string">
            <text:p>IIIquantil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 table:number-columns-repeated="3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44" calcext:value-type="float">
            <text:p>0.344</text:p>
          </table:table-cell>
          <table:table-cell office:value-type="float" office:value="0.281" calcext:value-type="float">
            <text:p>0.281</text:p>
          </table:table-cell>
          <table:table-cell office:value-type="float" office:value="0.412" calcext:value-type="float">
            <text:p>0.412</text:p>
          </table:table-cell>
          <table:table-cell office:value-type="float" office:value="0.367" calcext:value-type="float">
            <text:p>0.367</text:p>
          </table:table-cell>
          <table:table-cell office:value-type="float" office:value="0.371" calcext:value-type="float">
            <text:p>0.371</text:p>
          </table:table-cell>
          <table:table-cell office:value-type="float" office:value="0.352" calcext:value-type="float">
            <text:p>0.352</text:p>
          </table:table-cell>
          <table:table-cell office:value-type="float" office:value="0.274" calcext:value-type="float">
            <text:p>0.274</text:p>
          </table:table-cell>
          <table:table-cell office:value-type="float" office:value="0.369" calcext:value-type="float">
            <text:p>0.369</text:p>
          </table:table-cell>
          <table:table-cell office:value-type="float" office:value="0.329" calcext:value-type="float">
            <text:p>0.329</text:p>
          </table:table-cell>
          <table:table-cell office:value-type="float" office:value="0.175" calcext:value-type="float">
            <text:p>0.175</text:p>
          </table:table-cell>
          <table:table-cell office:value-type="float" office:value="0.5" calcext:value-type="float">
            <text:p>0.5</text:p>
          </table:table-cell>
          <table:table-cell office:value-type="float" office:value="0.344" calcext:value-type="float">
            <text:p>0.344</text:p>
          </table:table-cell>
          <table:table-cell office:value-type="float" office:value="0.042" calcext:value-type="float">
            <text:p>0.042</text:p>
          </table:table-cell>
          <table:table-cell table:number-columns-repeated="11"/>
          <table:table-cell office:value-type="float" office:value="0.344" calcext:value-type="float">
            <text:p>0.344</text:p>
          </table:table-cell>
          <table:table-cell office:value-type="float" office:value="0.281" calcext:value-type="float">
            <text:p>0.281</text:p>
          </table:table-cell>
          <table:table-cell office:value-type="float" office:value="0.412" calcext:value-type="float">
            <text:p>0.412</text:p>
          </table:table-cell>
          <table:table-cell office:value-type="float" office:value="0.367" calcext:value-type="float">
            <text:p>0.367</text:p>
          </table:table-cell>
          <table:table-cell office:value-type="float" office:value="0.371" calcext:value-type="float">
            <text:p>0.371</text:p>
          </table:table-cell>
          <table:table-cell office:value-type="float" office:value="0.352" calcext:value-type="float">
            <text:p>0.352</text:p>
          </table:table-cell>
          <table:table-cell office:value-type="float" office:value="0.274" calcext:value-type="float">
            <text:p>0.274</text:p>
          </table:table-cell>
          <table:table-cell office:value-type="float" office:value="0.369" calcext:value-type="float">
            <text:p>0.369</text:p>
          </table:table-cell>
          <table:table-cell office:value-type="float" office:value="0.329" calcext:value-type="float">
            <text:p>0.329</text:p>
          </table:table-cell>
          <table:table-cell office:value-type="float" office:value="0.175" calcext:value-type="float">
            <text:p>0.175</text:p>
          </table:table-cell>
          <table:table-cell office:value-type="float" office:value="0.5" calcext:value-type="float">
            <text:p>0.5</text:p>
          </table:table-cell>
          <table:table-cell office:value-type="float" office:value="0.344" calcext:value-type="float">
            <text:p>0.344</text:p>
          </table:table-cell>
          <table:table-cell office:value-type="float" office:value="0.042" calcext:value-type="float">
            <text:p>0.042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94" calcext:value-type="float">
            <text:p>0.394</text:p>
          </table:table-cell>
          <table:table-cell office:value-type="float" office:value="0.433" calcext:value-type="float">
            <text:p>0.433</text:p>
          </table:table-cell>
          <table:table-cell office:value-type="float" office:value="0.517" calcext:value-type="float">
            <text:p>0.517</text:p>
          </table:table-cell>
          <table:table-cell office:value-type="float" office:value="0.479" calcext:value-type="float">
            <text:p>0.479</text:p>
          </table:table-cell>
          <table:table-cell office:value-type="float" office:value="0.482" calcext:value-type="float">
            <text:p>0.482</text:p>
          </table:table-cell>
          <table:table-cell office:value-type="float" office:value="0.397" calcext:value-type="float">
            <text:p>0.397</text:p>
          </table:table-cell>
          <table:table-cell office:value-type="float" office:value="0.422" calcext:value-type="float">
            <text:p>0.422</text:p>
          </table:table-cell>
          <table:table-cell office:value-type="float" office:value="0.426" calcext:value-type="float">
            <text:p>0.426</text:p>
          </table:table-cell>
          <table:table-cell/>
          <table:table-cell office:value-type="float" office:value="0.252" calcext:value-type="float">
            <text:p>0.252</text:p>
          </table:table-cell>
          <table:table-cell office:value-type="float" office:value="0.633" calcext:value-type="float">
            <text:p>0.633</text:p>
          </table:table-cell>
          <table:table-cell office:value-type="float" office:value="0.444" calcext:value-type="float">
            <text:p>0.444</text:p>
          </table:table-cell>
          <table:table-cell office:value-type="float" office:value="0.041" calcext:value-type="float">
            <text:p>0.041</text:p>
          </table:table-cell>
          <table:table-cell table:number-columns-repeated="11"/>
          <table:table-cell office:value-type="float" office:value="0.394" calcext:value-type="float">
            <text:p>0.394</text:p>
          </table:table-cell>
          <table:table-cell office:value-type="float" office:value="0.433" calcext:value-type="float">
            <text:p>0.433</text:p>
          </table:table-cell>
          <table:table-cell office:value-type="float" office:value="0.517" calcext:value-type="float">
            <text:p>0.517</text:p>
          </table:table-cell>
          <table:table-cell office:value-type="float" office:value="0.479" calcext:value-type="float">
            <text:p>0.479</text:p>
          </table:table-cell>
          <table:table-cell office:value-type="float" office:value="0.482" calcext:value-type="float">
            <text:p>0.482</text:p>
          </table:table-cell>
          <table:table-cell office:value-type="float" office:value="0.397" calcext:value-type="float">
            <text:p>0.397</text:p>
          </table:table-cell>
          <table:table-cell office:value-type="float" office:value="0.422" calcext:value-type="float">
            <text:p>0.422</text:p>
          </table:table-cell>
          <table:table-cell office:value-type="float" office:value="0.426" calcext:value-type="float">
            <text:p>0.426</text:p>
          </table:table-cell>
          <table:table-cell office:value-type="float" office:value="0" calcext:value-type="float">
            <text:p>0</text:p>
          </table:table-cell>
          <table:table-cell office:value-type="float" office:value="0.252" calcext:value-type="float">
            <text:p>0.252</text:p>
          </table:table-cell>
          <table:table-cell office:value-type="float" office:value="0.633" calcext:value-type="float">
            <text:p>0.633</text:p>
          </table:table-cell>
          <table:table-cell office:value-type="float" office:value="0.444" calcext:value-type="float">
            <text:p>0.444</text:p>
          </table:table-cell>
          <table:table-cell office:value-type="float" office:value="0.041" calcext:value-type="float">
            <text:p>0.041</text:p>
          </table:table-cell>
          <table:table-cell table:number-columns-repeated="12"/>
        </table:table-row>
        <table:table-row table:style-name="ro1">
          <table:table-cell table:number-columns-repeated="25"/>
          <table:table-cell office:value-type="float" office:value="0.499" calcext:value-type="float">
            <text:p>0.499</text:p>
          </table:table-cell>
          <table:table-cell office:value-type="float" office:value="0.528" calcext:value-type="float">
            <text:p>0.528</text:p>
          </table:table-cell>
          <table:table-cell office:value-type="float" office:value="0.542" calcext:value-type="float">
            <text:p>0.542</text:p>
          </table:table-cell>
          <table:table-cell office:value-type="float" office:value="0.538" calcext:value-type="float">
            <text:p>0.538</text:p>
          </table:table-cell>
          <table:table-cell office:value-type="float" office:value="0.516" calcext:value-type="float">
            <text:p>0.516</text:p>
          </table:table-cell>
          <table:table-cell office:value-type="float" office:value="0.471" calcext:value-type="float">
            <text:p>0.471</text:p>
          </table:table-cell>
          <table:table-cell office:value-type="float" office:value="0.453" calcext:value-type="float">
            <text:p>0.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" calcext:value-type="float">
            <text:p>0.333</text:p>
          </table:table-cell>
          <table:table-cell office:value-type="float" office:value="0.675" calcext:value-type="float">
            <text:p>0.675</text:p>
          </table:table-cell>
          <table:table-cell office:value-type="float" office:value="0.507" calcext:value-type="float">
            <text:p>0.507</text:p>
          </table:table-cell>
          <table:table-cell office:value-type="float" office:value="0.032" calcext:value-type="float">
            <text:p>0.03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49" calcext:value-type="float">
            <text:p>0.549</text:p>
          </table:table-cell>
          <table:table-cell office:value-type="float" office:value="0.536" calcext:value-type="float">
            <text:p>0.536</text:p>
          </table:table-cell>
          <table:table-cell office:value-type="float" office:value="0.604" calcext:value-type="float">
            <text:p>0.604</text:p>
          </table:table-cell>
          <table:table-cell office:value-type="float" office:value="0.527" calcext:value-type="float">
            <text:p>0.527</text:p>
          </table:table-cell>
          <table:table-cell office:value-type="float" office:value="0.543" calcext:value-type="float">
            <text:p>0.543</text:p>
          </table:table-cell>
          <table:table-cell office:value-type="float" office:value="0.499" calcext:value-type="float">
            <text:p>0.499</text:p>
          </table:table-cell>
          <table:table-cell table:number-columns-repeated="3"/>
          <table:table-cell office:value-type="float" office:value="0.375" calcext:value-type="float">
            <text:p>0.375</text:p>
          </table:table-cell>
          <table:table-cell office:value-type="float" office:value="0.733" calcext:value-type="float">
            <text:p>0.733</text:p>
          </table:table-cell>
          <table:table-cell office:value-type="float" office:value="0.543" calcext:value-type="float">
            <text:p>0.543</text:p>
          </table:table-cell>
          <table:table-cell office:value-type="float" office:value="0.031" calcext:value-type="float">
            <text:p>0.031</text:p>
          </table:table-cell>
          <table:table-cell table:number-columns-repeated="11"/>
          <table:table-cell office:value-type="float" office:value="0.549" calcext:value-type="float">
            <text:p>0.549</text:p>
          </table:table-cell>
          <table:table-cell office:value-type="float" office:value="0.536" calcext:value-type="float">
            <text:p>0.536</text:p>
          </table:table-cell>
          <table:table-cell office:value-type="float" office:value="0.604" calcext:value-type="float">
            <text:p>0.604</text:p>
          </table:table-cell>
          <table:table-cell office:value-type="float" office:value="0.527" calcext:value-type="float">
            <text:p>0.527</text:p>
          </table:table-cell>
          <table:table-cell office:value-type="float" office:value="0.543" calcext:value-type="float">
            <text:p>0.543</text:p>
          </table:table-cell>
          <table:table-cell office:value-type="float" office:value="0.499" calcext:value-type="float">
            <text:p>0.4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733" calcext:value-type="float">
            <text:p>0.733</text:p>
          </table:table-cell>
          <table:table-cell office:value-type="float" office:value="0.543" calcext:value-type="float">
            <text:p>0.543</text:p>
          </table:table-cell>
          <table:table-cell office:value-type="float" office:value="0.031" calcext:value-type="float">
            <text:p>0.031</text:p>
          </table:table-cell>
          <table:table-cell table:number-columns-repeated="12"/>
        </table:table-row>
        <table:table-row table:style-name="ro1">
          <table:table-cell table:number-columns-repeated="25"/>
          <table:table-cell office:value-type="float" office:value="0.567" calcext:value-type="float">
            <text:p>0.567</text:p>
          </table:table-cell>
          <table:table-cell office:value-type="float" office:value="0.591" calcext:value-type="float">
            <text:p>0.591</text:p>
          </table:table-cell>
          <table:table-cell office:value-type="float" office:value="0.581" calcext:value-type="float">
            <text:p>0.581</text:p>
          </table:table-cell>
          <table:table-cell office:value-type="float" office:value="0.546" calcext:value-type="float">
            <text:p>0.546</text:p>
          </table:table-cell>
          <table:table-cell office:value-type="float" office:value="0.553" calcext:value-type="float">
            <text:p>0.5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19" calcext:value-type="float">
            <text:p>0.419</text:p>
          </table:table-cell>
          <table:table-cell office:value-type="float" office:value="0.75" calcext:value-type="float">
            <text:p>0.75</text:p>
          </table:table-cell>
          <table:table-cell office:value-type="float" office:value="0.568" calcext:value-type="float">
            <text:p>0.568</text:p>
          </table:table-cell>
          <table:table-cell office:value-type="float" office:value="0.017" calcext:value-type="float">
            <text:p>0.017</text:p>
          </table:table-cell>
          <table:table-cell table:number-columns-repeated="12"/>
        </table:table-row>
        <table:table-row table:style-name="ro1">
          <table:table-cell table:number-columns-repeated="25"/>
          <table:table-cell office:value-type="float" office:value="0.615" calcext:value-type="float">
            <text:p>0.615</text:p>
          </table:table-cell>
          <table:table-cell office:value-type="float" office:value="0.577" calcext:value-type="float">
            <text:p>0.577</text:p>
          </table:table-cell>
          <table:table-cell office:value-type="float" office:value="0.616" calcext:value-type="float">
            <text:p>0.616</text:p>
          </table:table-cell>
          <table:table-cell office:value-type="float" office:value="0.57" calcext:value-type="float">
            <text:p>0.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52" calcext:value-type="float">
            <text:p>0.452</text:p>
          </table:table-cell>
          <table:table-cell office:value-type="float" office:value="0.75" calcext:value-type="float">
            <text:p>0.75</text:p>
          </table:table-cell>
          <table:table-cell office:value-type="float" office:value="0.594" calcext:value-type="float">
            <text:p>0.594</text:p>
          </table:table-cell>
          <table:table-cell office:value-type="float" office:value="0.021" calcext:value-type="float">
            <text:p>0.021</text:p>
          </table:table-cell>
          <table:table-cell table:number-columns-repeated="12"/>
        </table:table-row>
        <table:table-row table:style-name="ro1">
          <table:table-cell table:number-columns-repeated="25"/>
          <table:table-cell office:value-type="float" office:value="0.609" calcext:value-type="float">
            <text:p>0.609</text:p>
          </table:table-cell>
          <table:table-cell office:value-type="float" office:value="0.619" calcext:value-type="float">
            <text:p>0.619</text:p>
          </table:table-cell>
          <table:table-cell office:value-type="float" office:value="0.64" calcext:value-type="float">
            <text:p>0.6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475" calcext:value-type="float">
            <text:p>0.475</text:p>
          </table:table-cell>
          <table:table-cell office:value-type="float" office:value="0.75" calcext:value-type="float">
            <text:p>0.75</text:p>
          </table:table-cell>
          <table:table-cell office:value-type="float" office:value="0.623" calcext:value-type="float">
            <text:p>0.623</text:p>
          </table:table-cell>
          <table:table-cell office:value-type="float" office:value="0.013" calcext:value-type="float">
            <text:p>0.013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32" calcext:value-type="float">
            <text:p>0.632</text:p>
          </table:table-cell>
          <table:table-cell office:value-type="float" office:value="0.642" calcext:value-type="float">
            <text:p>0.642</text:p>
          </table:table-cell>
          <table:table-cell table:number-columns-repeated="7"/>
          <table:table-cell office:value-type="float" office:value="0.55" calcext:value-type="float">
            <text:p>0.55</text:p>
          </table:table-cell>
          <table:table-cell office:value-type="float" office:value="0.748" calcext:value-type="float">
            <text:p>0.748</text:p>
          </table:table-cell>
          <table:table-cell office:value-type="float" office:value="0.637" calcext:value-type="float">
            <text:p>0.637</text:p>
          </table:table-cell>
          <table:table-cell office:value-type="float" office:value="0.005" calcext:value-type="float">
            <text:p>0.005</text:p>
          </table:table-cell>
          <table:table-cell table:number-columns-repeated="11"/>
          <table:table-cell office:value-type="float" office:value="0.632" calcext:value-type="float">
            <text:p>0.632</text:p>
          </table:table-cell>
          <table:table-cell office:value-type="float" office:value="0.642" calcext:value-type="float">
            <text:p>0.64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.748" calcext:value-type="float">
            <text:p>0.748</text:p>
          </table:table-cell>
          <table:table-cell office:value-type="float" office:value="0.637" calcext:value-type="float">
            <text:p>0.637</text:p>
          </table:table-cell>
          <table:table-cell office:value-type="float" office:value="0.005" calcext:value-type="float">
            <text:p>0.005</text:p>
          </table:table-cell>
          <table:table-cell table:number-columns-repeated="12"/>
        </table:table-row>
        <table:table-row table:style-name="ro1">
          <table:table-cell table:number-columns-repeated="25"/>
          <table:table-cell office:value-type="float" office:value="0.624" calcext:value-type="float">
            <text:p>0.62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508" calcext:value-type="float">
            <text:p>0.508</text:p>
          </table:table-cell>
          <table:table-cell office:value-type="float" office:value="0.75" calcext:value-type="float">
            <text:p>0.75</text:p>
          </table:table-cell>
          <table:table-cell office:value-type="float" office:value="0.624" calcext:value-type="float">
            <text:p>0.62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 table:number-rows-repeated="2">
          <table:table-cell table:number-columns-repeated="50"/>
        </table:table-row>
        <table:table-row table:style-name="ro1">
          <table:table-cell table:style-name="ce1" office:value-type="string" calcext:value-type="string">
            <text:p>envMAW – q15_2</text:p>
          </table:table-cell>
          <table:table-cell table:style-name="ce1" office:value-type="string" calcext:value-type="string">
            <text:p>q15_2</text:p>
          </table:table-cell>
          <table:table-cell table:number-columns-repeated="8"/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 table:number-columns-repeated="13"/>
          <table:table-cell office:value-type="float" office:value="0.344" calcext:value-type="float">
            <text:p>0.344</text:p>
          </table:table-cell>
          <table:table-cell office:value-type="float" office:value="0.281" calcext:value-type="float">
            <text:p>0.281</text:p>
          </table:table-cell>
          <table:table-cell office:value-type="float" office:value="0.412" calcext:value-type="float">
            <text:p>0.412</text:p>
          </table:table-cell>
          <table:table-cell office:value-type="float" office:value="0.367" calcext:value-type="float">
            <text:p>0.367</text:p>
          </table:table-cell>
          <table:table-cell office:value-type="float" office:value="0.371" calcext:value-type="float">
            <text:p>0.371</text:p>
          </table:table-cell>
          <table:table-cell office:value-type="float" office:value="0.352" calcext:value-type="float">
            <text:p>0.352</text:p>
          </table:table-cell>
          <table:table-cell office:value-type="float" office:value="0.274" calcext:value-type="float">
            <text:p>0.274</text:p>
          </table:table-cell>
          <table:table-cell office:value-type="float" office:value="0.369" calcext:value-type="float">
            <text:p>0.369</text:p>
          </table:table-cell>
          <table:table-cell office:value-type="float" office:value="0.329" calcext:value-type="float">
            <text:p>0.329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44" calcext:value-type="float">
            <text:p>0.344</text:p>
          </table:table-cell>
          <table:table-cell office:value-type="float" office:value="0.281" calcext:value-type="float">
            <text:p>0.281</text:p>
          </table:table-cell>
          <table:table-cell office:value-type="float" office:value="0.412" calcext:value-type="float">
            <text:p>0.412</text:p>
          </table:table-cell>
          <table:table-cell office:value-type="float" office:value="0.367" calcext:value-type="float">
            <text:p>0.367</text:p>
          </table:table-cell>
          <table:table-cell office:value-type="float" office:value="0.371" calcext:value-type="float">
            <text:p>0.371</text:p>
          </table:table-cell>
          <table:table-cell office:value-type="float" office:value="0.352" calcext:value-type="float">
            <text:p>0.352</text:p>
          </table:table-cell>
          <table:table-cell office:value-type="float" office:value="0.274" calcext:value-type="float">
            <text:p>0.274</text:p>
          </table:table-cell>
          <table:table-cell office:value-type="float" office:value="0.369" calcext:value-type="float">
            <text:p>0.369</text:p>
          </table:table-cell>
          <table:table-cell office:value-type="float" office:value="0.329" calcext:value-type="float">
            <text:p>0.329</text:p>
          </table:table-cell>
          <table:table-cell table:formula="of:=AVERAGE([.B94:.J94])" office:value-type="float" office:value="0.344333333333333" calcext:value-type="float">
            <text:p>0.344333333333333</text:p>
          </table:table-cell>
          <table:table-cell table:formula="of:=+STDEVP([.B94:.J94])" office:value-type="float" office:value="0.0417186342590987" calcext:value-type="float">
            <text:p>0.0417186342590987</text:p>
          </table:table-cell>
          <table:table-cell table:number-columns-repeated="13"/>
          <table:table-cell office:value-type="float" office:value="0.380809" calcext:value-type="float">
            <text:p>0.380809</text:p>
          </table:table-cell>
          <table:table-cell office:value-type="float" office:value="0.412721" calcext:value-type="float">
            <text:p>0.412721</text:p>
          </table:table-cell>
          <table:table-cell office:value-type="float" office:value="0.468695" calcext:value-type="float">
            <text:p>0.468695</text:p>
          </table:table-cell>
          <table:table-cell office:value-type="float" office:value="0.445897" calcext:value-type="float">
            <text:p>0.445897</text:p>
          </table:table-cell>
          <table:table-cell office:value-type="float" office:value="0.441061" calcext:value-type="float">
            <text:p>0.441061</text:p>
          </table:table-cell>
          <table:table-cell office:value-type="float" office:value="0.373372" calcext:value-type="float">
            <text:p>0.373372</text:p>
          </table:table-cell>
          <table:table-cell office:value-type="float" office:value="0.391843" calcext:value-type="float">
            <text:p>0.391843</text:p>
          </table:table-cell>
          <table:table-cell office:value-type="float" office:value="0.418044" calcext:value-type="float">
            <text:p>0.418044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80809" calcext:value-type="float">
            <text:p>0.380809</text:p>
          </table:table-cell>
          <table:table-cell office:value-type="float" office:value="0.412721" calcext:value-type="float">
            <text:p>0.412721</text:p>
          </table:table-cell>
          <table:table-cell office:value-type="float" office:value="0.468695" calcext:value-type="float">
            <text:p>0.468695</text:p>
          </table:table-cell>
          <table:table-cell office:value-type="float" office:value="0.445897" calcext:value-type="float">
            <text:p>0.445897</text:p>
          </table:table-cell>
          <table:table-cell office:value-type="float" office:value="0.441061" calcext:value-type="float">
            <text:p>0.441061</text:p>
          </table:table-cell>
          <table:table-cell office:value-type="float" office:value="0.373372" calcext:value-type="float">
            <text:p>0.373372</text:p>
          </table:table-cell>
          <table:table-cell office:value-type="float" office:value="0.391843" calcext:value-type="float">
            <text:p>0.391843</text:p>
          </table:table-cell>
          <table:table-cell office:value-type="float" office:value="0.418044" calcext:value-type="float">
            <text:p>0.418044</text:p>
          </table:table-cell>
          <table:table-cell/>
          <table:table-cell table:formula="of:=AVERAGE([.B95:.J95])" office:value-type="float" office:value="0.41655525" calcext:value-type="float">
            <text:p>0.41655525</text:p>
          </table:table-cell>
          <table:table-cell table:formula="of:=+STDEVP([.B95:.J95])" office:value-type="float" office:value="0.0315242450851325" calcext:value-type="float">
            <text:p>0.0315242450851325</text:p>
          </table:table-cell>
          <table:table-cell table:number-columns-repeated="13"/>
          <table:table-cell office:value-type="float" office:value="0.493802" calcext:value-type="float">
            <text:p>0.493802</text:p>
          </table:table-cell>
          <table:table-cell office:value-type="float" office:value="0.510208" calcext:value-type="float">
            <text:p>0.510208</text:p>
          </table:table-cell>
          <table:table-cell office:value-type="float" office:value="0.544988" calcext:value-type="float">
            <text:p>0.544988</text:p>
          </table:table-cell>
          <table:table-cell office:value-type="float" office:value="0.527999" calcext:value-type="float">
            <text:p>0.527999</text:p>
          </table:table-cell>
          <table:table-cell office:value-type="float" office:value="0.484469" calcext:value-type="float">
            <text:p>0.484469</text:p>
          </table:table-cell>
          <table:table-cell office:value-type="float" office:value="0.470664" calcext:value-type="float">
            <text:p>0.470664</text:p>
          </table:table-cell>
          <table:table-cell office:value-type="float" office:value="0.467869" calcext:value-type="float">
            <text:p>0.46786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5"/>
          <table:table-cell office:value-type="float" office:value="0.557651" calcext:value-type="float">
            <text:p>0.557651</text:p>
          </table:table-cell>
          <table:table-cell office:value-type="float" office:value="0.572113" calcext:value-type="float">
            <text:p>0.572113</text:p>
          </table:table-cell>
          <table:table-cell office:value-type="float" office:value="0.593477" calcext:value-type="float">
            <text:p>0.593477</text:p>
          </table:table-cell>
          <table:table-cell office:value-type="float" office:value="0.551016" calcext:value-type="float">
            <text:p>0.551016</text:p>
          </table:table-cell>
          <table:table-cell office:value-type="float" office:value="0.545645" calcext:value-type="float">
            <text:p>0.545645</text:p>
          </table:table-cell>
          <table:table-cell office:value-type="float" office:value="0.518399" calcext:value-type="float">
            <text:p>0.5183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7651" calcext:value-type="float">
            <text:p>0.557651</text:p>
          </table:table-cell>
          <table:table-cell office:value-type="float" office:value="0.572113" calcext:value-type="float">
            <text:p>0.572113</text:p>
          </table:table-cell>
          <table:table-cell office:value-type="float" office:value="0.593477" calcext:value-type="float">
            <text:p>0.593477</text:p>
          </table:table-cell>
          <table:table-cell office:value-type="float" office:value="0.551016" calcext:value-type="float">
            <text:p>0.551016</text:p>
          </table:table-cell>
          <table:table-cell office:value-type="float" office:value="0.545645" calcext:value-type="float">
            <text:p>0.545645</text:p>
          </table:table-cell>
          <table:table-cell office:value-type="float" office:value="0.518399" calcext:value-type="float">
            <text:p>0.518399</text:p>
          </table:table-cell>
          <table:table-cell table:number-columns-repeated="3"/>
          <table:table-cell table:formula="of:=AVERAGE([.B97:.J97])" office:value-type="float" office:value="0.5563835" calcext:value-type="float">
            <text:p>0.5563835</text:p>
          </table:table-cell>
          <table:table-cell table:formula="of:=+STDEVP([.B97:.J97])" office:value-type="float" office:value="0.0231369082762441" calcext:value-type="float">
            <text:p>0.0231369082762441</text:p>
          </table:table-cell>
          <table:table-cell table:number-columns-repeated="13"/>
          <table:table-cell office:value-type="float" office:value="0.604876" calcext:value-type="float">
            <text:p>0.604876</text:p>
          </table:table-cell>
          <table:table-cell office:value-type="float" office:value="0.614598" calcext:value-type="float">
            <text:p>0.614598</text:p>
          </table:table-cell>
          <table:table-cell office:value-type="float" office:value="0.609105" calcext:value-type="float">
            <text:p>0.609105</text:p>
          </table:table-cell>
          <table:table-cell office:value-type="float" office:value="0.595688" calcext:value-type="float">
            <text:p>0.595688</text:p>
          </table:table-cell>
          <table:table-cell office:value-type="float" office:value="0.579258" calcext:value-type="float">
            <text:p>0.5792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5"/>
          <table:table-cell office:value-type="float" office:value="0.638343" calcext:value-type="float">
            <text:p>0.638343</text:p>
          </table:table-cell>
          <table:table-cell office:value-type="float" office:value="0.628549" calcext:value-type="float">
            <text:p>0.628549</text:p>
          </table:table-cell>
          <table:table-cell office:value-type="float" office:value="0.640507" calcext:value-type="float">
            <text:p>0.640507</text:p>
          </table:table-cell>
          <table:table-cell office:value-type="float" office:value="0.620795" calcext:value-type="float">
            <text:p>0.6207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5"/>
          <table:table-cell office:value-type="float" office:value="0.649621" calcext:value-type="float">
            <text:p>0.649621</text:p>
          </table:table-cell>
          <table:table-cell office:value-type="float" office:value="0.657034" calcext:value-type="float">
            <text:p>0.657034</text:p>
          </table:table-cell>
          <table:table-cell office:value-type="float" office:value="0.656815" calcext:value-type="float">
            <text:p>0.6568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5"/>
          <table:table-cell office:value-type="float" office:value="0.674995" calcext:value-type="float">
            <text:p>0.674995</text:p>
          </table:table-cell>
          <table:table-cell office:value-type="float" office:value="0.671641" calcext:value-type="float">
            <text:p>0.67164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74995" calcext:value-type="float">
            <text:p>0.674995</text:p>
          </table:table-cell>
          <table:table-cell office:value-type="float" office:value="0.671641" calcext:value-type="float">
            <text:p>0.671641</text:p>
          </table:table-cell>
          <table:table-cell table:number-columns-repeated="7"/>
          <table:table-cell table:formula="of:=AVERAGE([.B101:.J101])" office:value-type="float" office:value="0.673318" calcext:value-type="float">
            <text:p>0.673318</text:p>
          </table:table-cell>
          <table:table-cell table:formula="of:=+STDEVP([.B101:.J101])" office:value-type="float" office:value="0.00167699999999998" calcext:value-type="float">
            <text:p>0.00167699999999998</text:p>
          </table:table-cell>
          <table:table-cell table:number-columns-repeated="13"/>
          <table:table-cell office:value-type="float" office:value="0.68671" calcext:value-type="float">
            <text:p>0.6867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number-rows-repeated="3">
          <table:table-cell table:number-columns-repeated="50"/>
        </table:table-row>
        <table:table-row table:style-name="ro1">
          <table:table-cell table:style-name="ce1" office:value-type="string" calcext:value-type="string">
            <text:p>BAW – q15_2</text:p>
          </table:table-cell>
          <table:table-cell table:style-name="ce1" office:value-type="string" calcext:value-type="string">
            <text:p>q15_2</text:p>
          </table:table-cell>
          <table:table-cell table:number-columns-repeated="7"/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 table:number-columns-repeated="39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738261" calcext:value-type="float">
            <text:p>0.738261</text:p>
          </table:table-cell>
          <table:table-cell office:value-type="float" office:value="0.787103" calcext:value-type="float">
            <text:p>0.787103</text:p>
          </table:table-cell>
          <table:table-cell office:value-type="float" office:value="0.815027" calcext:value-type="float">
            <text:p>0.815027</text:p>
          </table:table-cell>
          <table:table-cell office:value-type="float" office:value="0.817958" calcext:value-type="float">
            <text:p>0.817958</text:p>
          </table:table-cell>
          <table:table-cell office:value-type="float" office:value="0.788481" calcext:value-type="float">
            <text:p>0.788481</text:p>
          </table:table-cell>
          <table:table-cell office:value-type="float" office:value="0.763983" calcext:value-type="float">
            <text:p>0.763983</text:p>
          </table:table-cell>
          <table:table-cell office:value-type="float" office:value="0.731861" calcext:value-type="float">
            <text:p>0.731861</text:p>
          </table:table-cell>
          <table:table-cell office:value-type="float" office:value="0.743719" calcext:value-type="float">
            <text:p>0.743719</text:p>
          </table:table-cell>
          <table:table-cell table:formula="of:=AVERAGE([.B106:.I106])" office:value-type="float" office:value="0.773299125" calcext:value-type="float">
            <text:p>0.773299125</text:p>
          </table:table-cell>
          <table:table-cell table:formula="of:=+STDEVP([.B106:.I106])" office:value-type="float" office:value="0.031747498619724" calcext:value-type="float">
            <text:p>0.031747498619724</text:p>
          </table:table-cell>
          <table:table-cell table:number-columns-repeated="14"/>
          <table:table-cell office:value-type="float" office:value="0.738261" calcext:value-type="float">
            <text:p>0.738261</text:p>
          </table:table-cell>
          <table:table-cell office:value-type="float" office:value="0.787103" calcext:value-type="float">
            <text:p>0.787103</text:p>
          </table:table-cell>
          <table:table-cell office:value-type="float" office:value="0.815027" calcext:value-type="float">
            <text:p>0.815027</text:p>
          </table:table-cell>
          <table:table-cell office:value-type="float" office:value="0.817958" calcext:value-type="float">
            <text:p>0.817958</text:p>
          </table:table-cell>
          <table:table-cell office:value-type="float" office:value="0.788481" calcext:value-type="float">
            <text:p>0.788481</text:p>
          </table:table-cell>
          <table:table-cell office:value-type="float" office:value="0.763983" calcext:value-type="float">
            <text:p>0.763983</text:p>
          </table:table-cell>
          <table:table-cell office:value-type="float" office:value="0.731861" calcext:value-type="float">
            <text:p>0.731861</text:p>
          </table:table-cell>
          <table:table-cell office:value-type="float" office:value="0.743719" calcext:value-type="float">
            <text:p>0.743719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11059" calcext:value-type="float">
            <text:p>0.811059</text:p>
          </table:table-cell>
          <table:table-cell office:value-type="float" office:value="0.833171" calcext:value-type="float">
            <text:p>0.833171</text:p>
          </table:table-cell>
          <table:table-cell office:value-type="float" office:value="0.848148" calcext:value-type="float">
            <text:p>0.848148</text:p>
          </table:table-cell>
          <table:table-cell office:value-type="float" office:value="0.839041" calcext:value-type="float">
            <text:p>0.839041</text:p>
          </table:table-cell>
          <table:table-cell office:value-type="float" office:value="0.819972" calcext:value-type="float">
            <text:p>0.819972</text:p>
          </table:table-cell>
          <table:table-cell office:value-type="float" office:value="0.818203" calcext:value-type="float">
            <text:p>0.818203</text:p>
          </table:table-cell>
          <table:table-cell office:value-type="float" office:value="0.766234" calcext:value-type="float">
            <text:p>0.766234</text:p>
          </table:table-cell>
          <table:table-cell/>
          <table:table-cell table:formula="of:=AVERAGE([.B107:.I107])" office:value-type="float" office:value="0.819404" calcext:value-type="float">
            <text:p>0.819404</text:p>
          </table:table-cell>
          <table:table-cell table:formula="of:=+STDEVP([.B107:.I107])" office:value-type="float" office:value="0.0247842477161834" calcext:value-type="float">
            <text:p>0.0247842477161834</text:p>
          </table:table-cell>
          <table:table-cell table:number-columns-repeated="14"/>
          <table:table-cell office:value-type="float" office:value="0.811059" calcext:value-type="float">
            <text:p>0.811059</text:p>
          </table:table-cell>
          <table:table-cell office:value-type="float" office:value="0.833171" calcext:value-type="float">
            <text:p>0.833171</text:p>
          </table:table-cell>
          <table:table-cell office:value-type="float" office:value="0.848148" calcext:value-type="float">
            <text:p>0.848148</text:p>
          </table:table-cell>
          <table:table-cell office:value-type="float" office:value="0.839041" calcext:value-type="float">
            <text:p>0.839041</text:p>
          </table:table-cell>
          <table:table-cell office:value-type="float" office:value="0.819972" calcext:value-type="float">
            <text:p>0.819972</text:p>
          </table:table-cell>
          <table:table-cell office:value-type="float" office:value="0.818203" calcext:value-type="float">
            <text:p>0.818203</text:p>
          </table:table-cell>
          <table:table-cell office:value-type="float" office:value="0.766234" calcext:value-type="float">
            <text:p>0.76623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5"/>
          <table:table-cell office:value-type="float" office:value="0.846118" calcext:value-type="float">
            <text:p>0.846118</text:p>
          </table:table-cell>
          <table:table-cell office:value-type="float" office:value="0.860426" calcext:value-type="float">
            <text:p>0.860426</text:p>
          </table:table-cell>
          <table:table-cell office:value-type="float" office:value="0.864553" calcext:value-type="float">
            <text:p>0.864553</text:p>
          </table:table-cell>
          <table:table-cell office:value-type="float" office:value="0.846821" calcext:value-type="float">
            <text:p>0.846821</text:p>
          </table:table-cell>
          <table:table-cell office:value-type="float" office:value="0.855814" calcext:value-type="float">
            <text:p>0.855814</text:p>
          </table:table-cell>
          <table:table-cell office:value-type="float" office:value="0.829419" calcext:value-type="float">
            <text:p>0.8294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67214" calcext:value-type="float">
            <text:p>0.867214</text:p>
          </table:table-cell>
          <table:table-cell office:value-type="float" office:value="0.873655" calcext:value-type="float">
            <text:p>0.873655</text:p>
          </table:table-cell>
          <table:table-cell office:value-type="float" office:value="0.868204" calcext:value-type="float">
            <text:p>0.868204</text:p>
          </table:table-cell>
          <table:table-cell office:value-type="float" office:value="0.868521" calcext:value-type="float">
            <text:p>0.868521</text:p>
          </table:table-cell>
          <table:table-cell office:value-type="float" office:value="0.85971" calcext:value-type="float">
            <text:p>0.85971</text:p>
          </table:table-cell>
          <table:table-cell table:number-columns-repeated="3"/>
          <table:table-cell table:formula="of:=AVERAGE([.B109:.I109])" office:value-type="float" office:value="0.8674608" calcext:value-type="float">
            <text:p>0.8674608</text:p>
          </table:table-cell>
          <table:table-cell table:formula="of:=+STDEVP([.B109:.I109])" office:value-type="float" office:value="0.00447616565377109" calcext:value-type="float">
            <text:p>0.00447616565377109</text:p>
          </table:table-cell>
          <table:table-cell table:number-columns-repeated="14"/>
          <table:table-cell office:value-type="float" office:value="0.867214" calcext:value-type="float">
            <text:p>0.867214</text:p>
          </table:table-cell>
          <table:table-cell office:value-type="float" office:value="0.873655" calcext:value-type="float">
            <text:p>0.873655</text:p>
          </table:table-cell>
          <table:table-cell office:value-type="float" office:value="0.868204" calcext:value-type="float">
            <text:p>0.868204</text:p>
          </table:table-cell>
          <table:table-cell office:value-type="float" office:value="0.868521" calcext:value-type="float">
            <text:p>0.868521</text:p>
          </table:table-cell>
          <table:table-cell office:value-type="float" office:value="0.85971" calcext:value-type="float">
            <text:p>0.859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5"/>
          <table:table-cell office:value-type="float" office:value="0.877774" calcext:value-type="float">
            <text:p>0.877774</text:p>
          </table:table-cell>
          <table:table-cell office:value-type="float" office:value="0.875056" calcext:value-type="float">
            <text:p>0.875056</text:p>
          </table:table-cell>
          <table:table-cell office:value-type="float" office:value="0.880025" calcext:value-type="float">
            <text:p>0.880025</text:p>
          </table:table-cell>
          <table:table-cell office:value-type="float" office:value="0.871023" calcext:value-type="float">
            <text:p>0.8710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5"/>
          <table:table-cell office:value-type="float" office:value="0.878801" calcext:value-type="float">
            <text:p>0.878801</text:p>
          </table:table-cell>
          <table:table-cell office:value-type="float" office:value="0.884985" calcext:value-type="float">
            <text:p>0.884985</text:p>
          </table:table-cell>
          <table:table-cell office:value-type="float" office:value="0.880278" calcext:value-type="float">
            <text:p>0.88027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5"/>
          <table:table-cell office:value-type="float" office:value="0.885542" calcext:value-type="float">
            <text:p>0.885542</text:p>
          </table:table-cell>
          <table:table-cell office:value-type="float" office:value="0.885204" calcext:value-type="float">
            <text:p>0.88520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85733" calcext:value-type="float">
            <text:p>0.885733</text:p>
          </table:table-cell>
          <table:table-cell table:number-columns-repeated="7"/>
          <table:table-cell table:formula="of:=AVERAGE([.B113:.I113])" office:value-type="float" office:value="0.885733" calcext:value-type="float">
            <text:p>0.885733</text:p>
          </table:table-cell>
          <table:table-cell table:formula="of:=+STDEVP([.B113:.I113])" office:value-type="float" office:value="0" calcext:value-type="float">
            <text:p>0</text:p>
          </table:table-cell>
          <table:table-cell table:number-columns-repeated="14"/>
          <table:table-cell office:value-type="float" office:value="0.885733" calcext:value-type="float">
            <text:p>0.88573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number-rows-repeated="3">
          <table:table-cell table:number-columns-repeated="50"/>
        </table:table-row>
        <table:table-row table:style-name="ro1">
          <table:table-cell table:style-name="ce1" office:value-type="string" calcext:value-type="string">
            <text:p>MAW – q20_2</text:p>
          </table:table-cell>
          <table:table-cell table:style-name="ce1" office:value-type="string" calcext:value-type="string">
            <text:p>q20_2</text:p>
          </table:table-cell>
          <table:table-cell table:number-columns-repeated="8"/>
          <table:table-cell office:value-type="string" calcext:value-type="string">
            <text:p>Iquantile</text:p>
          </table:table-cell>
          <table:table-cell office:value-type="string" calcext:value-type="string">
            <text:p>IIIquantil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 table:number-columns-repeated="11"/>
          <table:table-cell office:value-type="float" office:value="0.357" calcext:value-type="float">
            <text:p>0.357</text:p>
          </table:table-cell>
          <table:table-cell office:value-type="float" office:value="0.367" calcext:value-type="float">
            <text:p>0.367</text:p>
          </table:table-cell>
          <table:table-cell office:value-type="float" office:value="0.333" calcext:value-type="float">
            <text:p>0.333</text:p>
          </table:table-cell>
          <table:table-cell office:value-type="float" office:value="0.322" calcext:value-type="float">
            <text:p>0.322</text:p>
          </table:table-cell>
          <table:table-cell office:value-type="float" office:value="0.315" calcext:value-type="float">
            <text:p>0.315</text:p>
          </table:table-cell>
          <table:table-cell office:value-type="float" office:value="0.348" calcext:value-type="float">
            <text:p>0.348</text:p>
          </table:table-cell>
          <table:table-cell office:value-type="float" office:value="0.363" calcext:value-type="float">
            <text:p>0.363</text:p>
          </table:table-cell>
          <table:table-cell office:value-type="float" office:value="0.365" calcext:value-type="float">
            <text:p>0.365</text:p>
          </table:table-cell>
          <table:table-cell office:value-type="float" office:value="0.395" calcext:value-type="float">
            <text:p>0.395</text:p>
          </table:table-cell>
          <table:table-cell office:value-type="float" office:value="0.217" calcext:value-type="float">
            <text:p>0.217</text:p>
          </table:table-cell>
          <table:table-cell office:value-type="float" office:value="0.517" calcext:value-type="float">
            <text:p>0.517</text:p>
          </table:table-cell>
          <table:table-cell office:value-type="float" office:value="0.352" calcext:value-type="float">
            <text:p>0.352</text:p>
          </table:table-cell>
          <table:table-cell office:value-type="float" office:value="0.024" calcext:value-type="float">
            <text:p>0.024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57" calcext:value-type="float">
            <text:p>0.357</text:p>
          </table:table-cell>
          <table:table-cell office:value-type="float" office:value="0.367" calcext:value-type="float">
            <text:p>0.367</text:p>
          </table:table-cell>
          <table:table-cell office:value-type="float" office:value="0.333" calcext:value-type="float">
            <text:p>0.333</text:p>
          </table:table-cell>
          <table:table-cell office:value-type="float" office:value="0.322" calcext:value-type="float">
            <text:p>0.322</text:p>
          </table:table-cell>
          <table:table-cell office:value-type="float" office:value="0.315" calcext:value-type="float">
            <text:p>0.315</text:p>
          </table:table-cell>
          <table:table-cell office:value-type="float" office:value="0.348" calcext:value-type="float">
            <text:p>0.348</text:p>
          </table:table-cell>
          <table:table-cell office:value-type="float" office:value="0.363" calcext:value-type="float">
            <text:p>0.363</text:p>
          </table:table-cell>
          <table:table-cell office:value-type="float" office:value="0.365" calcext:value-type="float">
            <text:p>0.365</text:p>
          </table:table-cell>
          <table:table-cell office:value-type="float" office:value="0.395" calcext:value-type="float">
            <text:p>0.395</text:p>
          </table:table-cell>
          <table:table-cell office:value-type="float" office:value="0.217" calcext:value-type="float">
            <text:p>0.217</text:p>
          </table:table-cell>
          <table:table-cell office:value-type="float" office:value="0.517" calcext:value-type="float">
            <text:p>0.517</text:p>
          </table:table-cell>
          <table:table-cell office:value-type="float" office:value="0.352" calcext:value-type="float">
            <text:p>0.352</text:p>
          </table:table-cell>
          <table:table-cell office:value-type="float" office:value="0.024" calcext:value-type="float">
            <text:p>0.024</text:p>
          </table:table-cell>
          <table:table-cell table:number-columns-repeated="11"/>
          <table:table-cell office:value-type="float" office:value="0.38" calcext:value-type="float">
            <text:p>0.38</text:p>
          </table:table-cell>
          <table:table-cell office:value-type="float" office:value="0.397" calcext:value-type="float">
            <text:p>0.397</text:p>
          </table:table-cell>
          <table:table-cell office:value-type="float" office:value="0.4" calcext:value-type="float">
            <text:p>0.4</text:p>
          </table:table-cell>
          <table:table-cell office:value-type="float" office:value="0.404" calcext:value-type="float">
            <text:p>0.404</text:p>
          </table:table-cell>
          <table:table-cell office:value-type="float" office:value="0.405" calcext:value-type="float">
            <text:p>0.405</text:p>
          </table:table-cell>
          <table:table-cell office:value-type="float" office:value="0.419" calcext:value-type="float">
            <text:p>0.419</text:p>
          </table:table-cell>
          <table:table-cell office:value-type="float" office:value="0.446" calcext:value-type="float">
            <text:p>0.446</text:p>
          </table:table-cell>
          <table:table-cell office:value-type="float" office:value="0.486" calcext:value-type="float">
            <text:p>0.486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608" calcext:value-type="float">
            <text:p>0.608</text:p>
          </table:table-cell>
          <table:table-cell office:value-type="float" office:value="0.417" calcext:value-type="float">
            <text:p>0.417</text:p>
          </table:table-cell>
          <table:table-cell office:value-type="float" office:value="0.031" calcext:value-type="float">
            <text:p>0.03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 office:value-type="float" office:value="0.397" calcext:value-type="float">
            <text:p>0.397</text:p>
          </table:table-cell>
          <table:table-cell office:value-type="float" office:value="0.4" calcext:value-type="float">
            <text:p>0.4</text:p>
          </table:table-cell>
          <table:table-cell office:value-type="float" office:value="0.404" calcext:value-type="float">
            <text:p>0.404</text:p>
          </table:table-cell>
          <table:table-cell office:value-type="float" office:value="0.405" calcext:value-type="float">
            <text:p>0.405</text:p>
          </table:table-cell>
          <table:table-cell office:value-type="float" office:value="0.419" calcext:value-type="float">
            <text:p>0.419</text:p>
          </table:table-cell>
          <table:table-cell office:value-type="float" office:value="0.446" calcext:value-type="float">
            <text:p>0.446</text:p>
          </table:table-cell>
          <table:table-cell office:value-type="float" office:value="0.486" calcext:value-type="float">
            <text:p>0.486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608" calcext:value-type="float">
            <text:p>0.608</text:p>
          </table:table-cell>
          <table:table-cell office:value-type="float" office:value="0.417" calcext:value-type="float">
            <text:p>0.417</text:p>
          </table:table-cell>
          <table:table-cell office:value-type="float" office:value="0.031" calcext:value-type="float">
            <text:p>0.031</text:p>
          </table:table-cell>
          <table:table-cell table:number-columns-repeated="11"/>
          <table:table-cell office:value-type="float" office:value="0.451" calcext:value-type="float">
            <text:p>0.451</text:p>
          </table:table-cell>
          <table:table-cell office:value-type="float" office:value="0.453" calcext:value-type="float">
            <text:p>0.453</text:p>
          </table:table-cell>
          <table:table-cell office:value-type="float" office:value="0.457" calcext:value-type="float">
            <text:p>0.457</text:p>
          </table:table-cell>
          <table:table-cell table:number-columns-repeated="2" office:value-type="float" office:value="0.433" calcext:value-type="float">
            <text:p>0.433</text:p>
          </table:table-cell>
          <table:table-cell office:value-type="float" office:value="0.498" calcext:value-type="float">
            <text:p>0.498</text:p>
          </table:table-cell>
          <table:table-cell office:value-type="float" office:value="0.466" calcext:value-type="float">
            <text:p>0.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7" calcext:value-type="float">
            <text:p>0.317</text:p>
          </table:table-cell>
          <table:table-cell office:value-type="float" office:value="0.621" calcext:value-type="float">
            <text:p>0.621</text:p>
          </table:table-cell>
          <table:table-cell office:value-type="float" office:value="0.456" calcext:value-type="float">
            <text:p>0.456</text:p>
          </table:table-cell>
          <table:table-cell office:value-type="float" office:value="0.021" calcext:value-type="float">
            <text:p>0.021</text:p>
          </table:table-cell>
          <table:table-cell table:number-columns-repeated="12"/>
        </table:table-row>
        <table:table-row table:style-name="ro1">
          <table:table-cell table:number-columns-repeated="25"/>
          <table:table-cell office:value-type="float" office:value="0.502" calcext:value-type="float">
            <text:p>0.502</text:p>
          </table:table-cell>
          <table:table-cell office:value-type="float" office:value="0.512" calcext:value-type="float">
            <text:p>0.512</text:p>
          </table:table-cell>
          <table:table-cell office:value-type="float" office:value="0.498" calcext:value-type="float">
            <text:p>0.498</text:p>
          </table:table-cell>
          <table:table-cell office:value-type="float" office:value="0.469" calcext:value-type="float">
            <text:p>0.469</text:p>
          </table:table-cell>
          <table:table-cell office:value-type="float" office:value="0.475" calcext:value-type="float">
            <text:p>0.475</text:p>
          </table:table-cell>
          <table:table-cell office:value-type="float" office:value="0.473" calcext:value-type="float">
            <text:p>0.4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42" calcext:value-type="float">
            <text:p>0.342</text:p>
          </table:table-cell>
          <table:table-cell office:value-type="float" office:value="0.642" calcext:value-type="float">
            <text:p>0.642</text:p>
          </table:table-cell>
          <table:table-cell office:value-type="float" office:value="0.488" calcext:value-type="float">
            <text:p>0.488</text:p>
          </table:table-cell>
          <table:table-cell office:value-type="float" office:value="0.016" calcext:value-type="float">
            <text:p>0.016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02" calcext:value-type="float">
            <text:p>0.502</text:p>
          </table:table-cell>
          <table:table-cell office:value-type="float" office:value="0.512" calcext:value-type="float">
            <text:p>0.512</text:p>
          </table:table-cell>
          <table:table-cell office:value-type="float" office:value="0.498" calcext:value-type="float">
            <text:p>0.498</text:p>
          </table:table-cell>
          <table:table-cell office:value-type="float" office:value="0.469" calcext:value-type="float">
            <text:p>0.469</text:p>
          </table:table-cell>
          <table:table-cell office:value-type="float" office:value="0.475" calcext:value-type="float">
            <text:p>0.475</text:p>
          </table:table-cell>
          <table:table-cell office:value-type="float" office:value="0.473" calcext:value-type="float">
            <text:p>0.473</text:p>
          </table:table-cell>
          <table:table-cell table:number-columns-repeated="3"/>
          <table:table-cell office:value-type="float" office:value="0.342" calcext:value-type="float">
            <text:p>0.342</text:p>
          </table:table-cell>
          <table:table-cell office:value-type="float" office:value="0.642" calcext:value-type="float">
            <text:p>0.642</text:p>
          </table:table-cell>
          <table:table-cell office:value-type="float" office:value="0.488" calcext:value-type="float">
            <text:p>0.488</text:p>
          </table:table-cell>
          <table:table-cell office:value-type="float" office:value="0.016" calcext:value-type="float">
            <text:p>0.016</text:p>
          </table:table-cell>
          <table:table-cell table:number-columns-repeated="11"/>
          <table:table-cell office:value-type="float" office:value="0.502" calcext:value-type="float">
            <text:p>0.502</text:p>
          </table:table-cell>
          <table:table-cell office:value-type="float" office:value="0.506" calcext:value-type="float">
            <text:p>0.506</text:p>
          </table:table-cell>
          <table:table-cell office:value-type="float" office:value="0.478" calcext:value-type="float">
            <text:p>0.478</text:p>
          </table:table-cell>
          <table:table-cell office:value-type="float" office:value="0.468" calcext:value-type="float">
            <text:p>0.468</text:p>
          </table:table-cell>
          <table:table-cell office:value-type="float" office:value="0.462" calcext:value-type="float">
            <text:p>0.4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08" calcext:value-type="float">
            <text:p>0.308</text:p>
          </table:table-cell>
          <table:table-cell office:value-type="float" office:value="0.646" calcext:value-type="float">
            <text:p>0.646</text:p>
          </table:table-cell>
          <table:table-cell office:value-type="float" office:value="0.483" calcext:value-type="float">
            <text:p>0.483</text:p>
          </table:table-cell>
          <table:table-cell office:value-type="float" office:value="0.018" calcext:value-type="float">
            <text:p>0.018</text:p>
          </table:table-cell>
          <table:table-cell table:number-columns-repeated="12"/>
        </table:table-row>
        <table:table-row table:style-name="ro1">
          <table:table-cell table:number-columns-repeated="25"/>
          <table:table-cell office:value-type="float" office:value="0.54" calcext:value-type="float">
            <text:p>0.54</text:p>
          </table:table-cell>
          <table:table-cell office:value-type="float" office:value="0.505" calcext:value-type="float">
            <text:p>0.505</text:p>
          </table:table-cell>
          <table:table-cell office:value-type="float" office:value="0.515" calcext:value-type="float">
            <text:p>0.515</text:p>
          </table:table-cell>
          <table:table-cell office:value-type="float" office:value="0.508" calcext:value-type="float">
            <text:p>0.5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642" calcext:value-type="float">
            <text:p>0.642</text:p>
          </table:table-cell>
          <table:table-cell office:value-type="float" office:value="0.517" calcext:value-type="float">
            <text:p>0.517</text:p>
          </table:table-cell>
          <table:table-cell office:value-type="float" office:value="0.014" calcext:value-type="float">
            <text:p>0.014</text:p>
          </table:table-cell>
          <table:table-cell table:number-columns-repeated="12"/>
        </table:table-row>
        <table:table-row table:style-name="ro1">
          <table:table-cell table:number-columns-repeated="25"/>
          <table:table-cell office:value-type="float" office:value="0.544" calcext:value-type="float">
            <text:p>0.544</text:p>
          </table:table-cell>
          <table:table-cell office:value-type="float" office:value="0.521" calcext:value-type="float">
            <text:p>0.521</text:p>
          </table:table-cell>
          <table:table-cell office:value-type="float" office:value="0.537" calcext:value-type="float">
            <text:p>0.53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658" calcext:value-type="float">
            <text:p>0.658</text:p>
          </table:table-cell>
          <table:table-cell office:value-type="float" office:value="0.534" calcext:value-type="float">
            <text:p>0.534</text:p>
          </table:table-cell>
          <table:table-cell office:value-type="float" office:value="0.01" calcext:value-type="float">
            <text:p>0.01</text:p>
          </table:table-cell>
          <table:table-cell table:number-columns-repeated="12"/>
        </table:table-row>
        <table:table-row table:style-name="ro1">
          <table:table-cell table:number-columns-repeated="25"/>
          <table:table-cell office:value-type="float" office:value="0.551" calcext:value-type="float">
            <text:p>0.551</text:p>
          </table:table-cell>
          <table:table-cell office:value-type="float" office:value="0.545" calcext:value-type="float">
            <text:p>0.54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417" calcext:value-type="float">
            <text:p>0.417</text:p>
          </table:table-cell>
          <table:table-cell office:value-type="float" office:value="0.679" calcext:value-type="float">
            <text:p>0.679</text:p>
          </table:table-cell>
          <table:table-cell office:value-type="float" office:value="0.548" calcext:value-type="float">
            <text:p>0.548</text:p>
          </table:table-cell>
          <table:table-cell office:value-type="float" office:value="0.003" calcext:value-type="float">
            <text:p>0.003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1" calcext:value-type="float">
            <text:p>0.551</text:p>
          </table:table-cell>
          <table:table-cell office:value-type="float" office:value="0.545" calcext:value-type="float">
            <text:p>0.545</text:p>
          </table:table-cell>
          <table:table-cell table:number-columns-repeated="7"/>
          <table:table-cell office:value-type="float" office:value="0.417" calcext:value-type="float">
            <text:p>0.417</text:p>
          </table:table-cell>
          <table:table-cell office:value-type="float" office:value="0.679" calcext:value-type="float">
            <text:p>0.679</text:p>
          </table:table-cell>
          <table:table-cell office:value-type="float" office:value="0.548" calcext:value-type="float">
            <text:p>0.548</text:p>
          </table:table-cell>
          <table:table-cell office:value-type="float" office:value="0.003" calcext:value-type="float">
            <text:p>0.003</text:p>
          </table:table-cell>
          <table:table-cell table:number-columns-repeated="11"/>
          <table:table-cell office:value-type="float" office:value="0.553" calcext:value-type="float">
            <text:p>0.55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float" office:value="0.553" calcext:value-type="float">
            <text:p>0.55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 table:number-rows-repeated="3">
          <table:table-cell table:number-columns-repeated="50"/>
        </table:table-row>
        <table:table-row table:style-name="ro1">
          <table:table-cell table:style-name="ce1" office:value-type="string" calcext:value-type="string">
            <text:p>envMAW – q20_2</text:p>
          </table:table-cell>
          <table:table-cell table:style-name="ce1" office:value-type="string" calcext:value-type="string">
            <text:p>q20_2</text:p>
          </table:table-cell>
          <table:table-cell table:number-columns-repeated="7"/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 table:number-columns-repeated="14"/>
          <table:table-cell office:value-type="float" office:value="0.357" calcext:value-type="float">
            <text:p>0.357</text:p>
          </table:table-cell>
          <table:table-cell office:value-type="float" office:value="0.367" calcext:value-type="float">
            <text:p>0.367</text:p>
          </table:table-cell>
          <table:table-cell office:value-type="float" office:value="0.333" calcext:value-type="float">
            <text:p>0.333</text:p>
          </table:table-cell>
          <table:table-cell office:value-type="float" office:value="0.322" calcext:value-type="float">
            <text:p>0.322</text:p>
          </table:table-cell>
          <table:table-cell office:value-type="float" office:value="0.315" calcext:value-type="float">
            <text:p>0.315</text:p>
          </table:table-cell>
          <table:table-cell office:value-type="float" office:value="0.348" calcext:value-type="float">
            <text:p>0.348</text:p>
          </table:table-cell>
          <table:table-cell office:value-type="float" office:value="0.363" calcext:value-type="float">
            <text:p>0.363</text:p>
          </table:table-cell>
          <table:table-cell office:value-type="float" office:value="0.365" calcext:value-type="float">
            <text:p>0.365</text:p>
          </table:table-cell>
          <table:table-cell office:value-type="float" office:value="0.395" calcext:value-type="float">
            <text:p>0.395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57" calcext:value-type="float">
            <text:p>0.357</text:p>
          </table:table-cell>
          <table:table-cell office:value-type="float" office:value="0.367" calcext:value-type="float">
            <text:p>0.367</text:p>
          </table:table-cell>
          <table:table-cell office:value-type="float" office:value="0.333" calcext:value-type="float">
            <text:p>0.333</text:p>
          </table:table-cell>
          <table:table-cell office:value-type="float" office:value="0.322" calcext:value-type="float">
            <text:p>0.322</text:p>
          </table:table-cell>
          <table:table-cell office:value-type="float" office:value="0.315" calcext:value-type="float">
            <text:p>0.315</text:p>
          </table:table-cell>
          <table:table-cell office:value-type="float" office:value="0.348" calcext:value-type="float">
            <text:p>0.348</text:p>
          </table:table-cell>
          <table:table-cell office:value-type="float" office:value="0.363" calcext:value-type="float">
            <text:p>0.363</text:p>
          </table:table-cell>
          <table:table-cell office:value-type="float" office:value="0.365" calcext:value-type="float">
            <text:p>0.365</text:p>
          </table:table-cell>
          <table:table-cell table:formula="of:=AVERAGE([.B130:.I130])" office:value-type="float" office:value="0.34625" calcext:value-type="float">
            <text:p>0.34625</text:p>
          </table:table-cell>
          <table:table-cell table:formula="of:=+STDEVP([.B130:.I130])" office:value-type="float" office:value="0.0191098796437863" calcext:value-type="float">
            <text:p>0.0191098796437863</text:p>
          </table:table-cell>
          <table:table-cell table:number-columns-repeated="14"/>
          <table:table-cell office:value-type="float" office:value="0.423935" calcext:value-type="float">
            <text:p>0.423935</text:p>
          </table:table-cell>
          <table:table-cell office:value-type="float" office:value="0.423661" calcext:value-type="float">
            <text:p>0.423661</text:p>
          </table:table-cell>
          <table:table-cell office:value-type="float" office:value="0.402877" calcext:value-type="float">
            <text:p>0.402877</text:p>
          </table:table-cell>
          <table:table-cell office:value-type="float" office:value="0.404819" calcext:value-type="float">
            <text:p>0.404819</text:p>
          </table:table-cell>
          <table:table-cell office:value-type="float" office:value="0.408279" calcext:value-type="float">
            <text:p>0.408279</text:p>
          </table:table-cell>
          <table:table-cell office:value-type="float" office:value="0.44101" calcext:value-type="float">
            <text:p>0.44101</text:p>
          </table:table-cell>
          <table:table-cell office:value-type="float" office:value="0.446585" calcext:value-type="float">
            <text:p>0.446585</text:p>
          </table:table-cell>
          <table:table-cell office:value-type="float" office:value="0.469285" calcext:value-type="float">
            <text:p>0.469285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23935" calcext:value-type="float">
            <text:p>0.423935</text:p>
          </table:table-cell>
          <table:table-cell office:value-type="float" office:value="0.423661" calcext:value-type="float">
            <text:p>0.423661</text:p>
          </table:table-cell>
          <table:table-cell office:value-type="float" office:value="0.402877" calcext:value-type="float">
            <text:p>0.402877</text:p>
          </table:table-cell>
          <table:table-cell office:value-type="float" office:value="0.404819" calcext:value-type="float">
            <text:p>0.404819</text:p>
          </table:table-cell>
          <table:table-cell office:value-type="float" office:value="0.408279" calcext:value-type="float">
            <text:p>0.408279</text:p>
          </table:table-cell>
          <table:table-cell office:value-type="float" office:value="0.44101" calcext:value-type="float">
            <text:p>0.44101</text:p>
          </table:table-cell>
          <table:table-cell office:value-type="float" office:value="0.446585" calcext:value-type="float">
            <text:p>0.446585</text:p>
          </table:table-cell>
          <table:table-cell office:value-type="float" office:value="0.469285" calcext:value-type="float">
            <text:p>0.469285</text:p>
          </table:table-cell>
          <table:table-cell table:formula="of:=AVERAGE([.B131:.I131])" office:value-type="float" office:value="0.427556375" calcext:value-type="float">
            <text:p>0.427556375</text:p>
          </table:table-cell>
          <table:table-cell table:formula="of:=+STDEVP([.B131:.I131])" office:value-type="float" office:value="0.0218241036524842" calcext:value-type="float">
            <text:p>0.0218241036524842</text:p>
          </table:table-cell>
          <table:table-cell table:number-columns-repeated="14"/>
          <table:table-cell office:value-type="float" office:value="0.493703" calcext:value-type="float">
            <text:p>0.493703</text:p>
          </table:table-cell>
          <table:table-cell office:value-type="float" office:value="0.490542" calcext:value-type="float">
            <text:p>0.490542</text:p>
          </table:table-cell>
          <table:table-cell office:value-type="float" office:value="0.484095" calcext:value-type="float">
            <text:p>0.484095</text:p>
          </table:table-cell>
          <table:table-cell office:value-type="float" office:value="0.484867" calcext:value-type="float">
            <text:p>0.484867</text:p>
          </table:table-cell>
          <table:table-cell office:value-type="float" office:value="0.500224" calcext:value-type="float">
            <text:p>0.500224</text:p>
          </table:table-cell>
          <table:table-cell office:value-type="float" office:value="0.522849" calcext:value-type="float">
            <text:p>0.522849</text:p>
          </table:table-cell>
          <table:table-cell office:value-type="float" office:value="0.536315" calcext:value-type="float">
            <text:p>0.5363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5"/>
          <table:table-cell office:value-type="float" office:value="0.538605" calcext:value-type="float">
            <text:p>0.538605</text:p>
          </table:table-cell>
          <table:table-cell office:value-type="float" office:value="0.543459" calcext:value-type="float">
            <text:p>0.543459</text:p>
          </table:table-cell>
          <table:table-cell office:value-type="float" office:value="0.536763" calcext:value-type="float">
            <text:p>0.536763</text:p>
          </table:table-cell>
          <table:table-cell office:value-type="float" office:value="0.546993" calcext:value-type="float">
            <text:p>0.546993</text:p>
          </table:table-cell>
          <table:table-cell office:value-type="float" office:value="0.559314" calcext:value-type="float">
            <text:p>0.559314</text:p>
          </table:table-cell>
          <table:table-cell office:value-type="float" office:value="0.579625" calcext:value-type="float">
            <text:p>0.5796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38605" calcext:value-type="float">
            <text:p>0.538605</text:p>
          </table:table-cell>
          <table:table-cell office:value-type="float" office:value="0.543459" calcext:value-type="float">
            <text:p>0.543459</text:p>
          </table:table-cell>
          <table:table-cell office:value-type="float" office:value="0.536763" calcext:value-type="float">
            <text:p>0.536763</text:p>
          </table:table-cell>
          <table:table-cell office:value-type="float" office:value="0.546993" calcext:value-type="float">
            <text:p>0.546993</text:p>
          </table:table-cell>
          <table:table-cell office:value-type="float" office:value="0.559314" calcext:value-type="float">
            <text:p>0.559314</text:p>
          </table:table-cell>
          <table:table-cell office:value-type="float" office:value="0.579625" calcext:value-type="float">
            <text:p>0.579625</text:p>
          </table:table-cell>
          <table:table-cell table:number-columns-repeated="2"/>
          <table:table-cell table:formula="of:=AVERAGE([.B133:.I133])" office:value-type="float" office:value="0.550793166666667" calcext:value-type="float">
            <text:p>0.550793166666667</text:p>
          </table:table-cell>
          <table:table-cell table:formula="of:=+STDEVP([.B133:.I133])" office:value-type="float" office:value="0.0148183864665564" calcext:value-type="float">
            <text:p>0.0148183864665564</text:p>
          </table:table-cell>
          <table:table-cell table:number-columns-repeated="14"/>
          <table:table-cell office:value-type="float" office:value="0.577459" calcext:value-type="float">
            <text:p>0.577459</text:p>
          </table:table-cell>
          <table:table-cell office:value-type="float" office:value="0.580197" calcext:value-type="float">
            <text:p>0.580197</text:p>
          </table:table-cell>
          <table:table-cell office:value-type="float" office:value="0.583358" calcext:value-type="float">
            <text:p>0.583358</text:p>
          </table:table-cell>
          <table:table-cell office:value-type="float" office:value="0.589332" calcext:value-type="float">
            <text:p>0.589332</text:p>
          </table:table-cell>
          <table:table-cell office:value-type="float" office:value="0.603992" calcext:value-type="float">
            <text:p>0.60399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5"/>
          <table:table-cell office:value-type="float" office:value="0.606208" calcext:value-type="float">
            <text:p>0.606208</text:p>
          </table:table-cell>
          <table:table-cell office:value-type="float" office:value="0.616487" calcext:value-type="float">
            <text:p>0.616487</text:p>
          </table:table-cell>
          <table:table-cell office:value-type="float" office:value="0.616612" calcext:value-type="float">
            <text:p>0.616612</text:p>
          </table:table-cell>
          <table:table-cell office:value-type="float" office:value="0.622063" calcext:value-type="float">
            <text:p>0.62206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5"/>
          <table:table-cell office:value-type="float" office:value="0.635977" calcext:value-type="float">
            <text:p>0.635977</text:p>
          </table:table-cell>
          <table:table-cell office:value-type="float" office:value="0.643344" calcext:value-type="float">
            <text:p>0.643344</text:p>
          </table:table-cell>
          <table:table-cell office:value-type="float" office:value="0.642672" calcext:value-type="float">
            <text:p>0.64267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5"/>
          <table:table-cell office:value-type="float" office:value="0.658154" calcext:value-type="float">
            <text:p>0.658154</text:p>
          </table:table-cell>
          <table:table-cell office:value-type="float" office:value="0.662734" calcext:value-type="float">
            <text:p>0.66273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8154" calcext:value-type="float">
            <text:p>0.658154</text:p>
          </table:table-cell>
          <table:table-cell office:value-type="float" office:value="0.662734" calcext:value-type="float">
            <text:p>0.662734</text:p>
          </table:table-cell>
          <table:table-cell table:number-columns-repeated="6"/>
          <table:table-cell table:formula="of:=AVERAGE([.B137:.I137])" office:value-type="float" office:value="0.660444" calcext:value-type="float">
            <text:p>0.660444</text:p>
          </table:table-cell>
          <table:table-cell table:formula="of:=+STDEVP([.B137:.I137])" office:value-type="float" office:value="0.00229000000000001" calcext:value-type="float">
            <text:p>0.00229000000000001</text:p>
          </table:table-cell>
          <table:table-cell table:number-columns-repeated="14"/>
          <table:table-cell office:value-type="float" office:value="0.675254" calcext:value-type="float">
            <text:p>0.67525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number-rows-repeated="4">
          <table:table-cell table:number-columns-repeated="50"/>
        </table:table-row>
        <table:table-row table:style-name="ro1">
          <table:table-cell table:style-name="ce1" office:value-type="string" calcext:value-type="string">
            <text:p>BAW – q20_2</text:p>
          </table:table-cell>
          <table:table-cell table:style-name="ce1" office:value-type="string" calcext:value-type="string">
            <text:p>q20_2</text:p>
          </table:table-cell>
          <table:table-cell table:number-columns-repeated="7"/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 table:number-columns-repeated="39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77927" calcext:value-type="float">
            <text:p>0.77927</text:p>
          </table:table-cell>
          <table:table-cell office:value-type="float" office:value="0.80118" calcext:value-type="float">
            <text:p>0.80118</text:p>
          </table:table-cell>
          <table:table-cell office:value-type="float" office:value="0.802072" calcext:value-type="float">
            <text:p>0.802072</text:p>
          </table:table-cell>
          <table:table-cell office:value-type="float" office:value="0.794993" calcext:value-type="float">
            <text:p>0.794993</text:p>
          </table:table-cell>
          <table:table-cell office:value-type="float" office:value="0.807385" calcext:value-type="float">
            <text:p>0.807385</text:p>
          </table:table-cell>
          <table:table-cell office:value-type="float" office:value="0.813055" calcext:value-type="float">
            <text:p>0.813055</text:p>
          </table:table-cell>
          <table:table-cell office:value-type="float" office:value="0.779004" calcext:value-type="float">
            <text:p>0.779004</text:p>
          </table:table-cell>
          <table:table-cell office:value-type="float" office:value="0.764057" calcext:value-type="float">
            <text:p>0.764057</text:p>
          </table:table-cell>
          <table:table-cell table:formula="of:=AVERAGE([.B143:.I143])" office:value-type="float" office:value="0.792627" calcext:value-type="float">
            <text:p>0.792627</text:p>
          </table:table-cell>
          <table:table-cell table:formula="of:=+STDEVP([.B143:.I143])" office:value-type="float" office:value="0.0157452453775735" calcext:value-type="float">
            <text:p>0.0157452453775735</text:p>
          </table:table-cell>
          <table:table-cell table:number-columns-repeated="14"/>
          <table:table-cell office:value-type="float" office:value="0.77927" calcext:value-type="float">
            <text:p>0.77927</text:p>
          </table:table-cell>
          <table:table-cell office:value-type="float" office:value="0.80118" calcext:value-type="float">
            <text:p>0.80118</text:p>
          </table:table-cell>
          <table:table-cell office:value-type="float" office:value="0.802072" calcext:value-type="float">
            <text:p>0.802072</text:p>
          </table:table-cell>
          <table:table-cell office:value-type="float" office:value="0.794993" calcext:value-type="float">
            <text:p>0.794993</text:p>
          </table:table-cell>
          <table:table-cell office:value-type="float" office:value="0.807385" calcext:value-type="float">
            <text:p>0.807385</text:p>
          </table:table-cell>
          <table:table-cell office:value-type="float" office:value="0.813055" calcext:value-type="float">
            <text:p>0.813055</text:p>
          </table:table-cell>
          <table:table-cell office:value-type="float" office:value="0.779004" calcext:value-type="float">
            <text:p>0.779004</text:p>
          </table:table-cell>
          <table:table-cell office:value-type="float" office:value="0.764057" calcext:value-type="float">
            <text:p>0.764057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10881" calcext:value-type="float">
            <text:p>0.810881</text:p>
          </table:table-cell>
          <table:table-cell office:value-type="float" office:value="0.820125" calcext:value-type="float">
            <text:p>0.820125</text:p>
          </table:table-cell>
          <table:table-cell office:value-type="float" office:value="0.814483" calcext:value-type="float">
            <text:p>0.814483</text:p>
          </table:table-cell>
          <table:table-cell office:value-type="float" office:value="0.830218" calcext:value-type="float">
            <text:p>0.830218</text:p>
          </table:table-cell>
          <table:table-cell office:value-type="float" office:value="0.845247" calcext:value-type="float">
            <text:p>0.845247</text:p>
          </table:table-cell>
          <table:table-cell office:value-type="float" office:value="0.823488" calcext:value-type="float">
            <text:p>0.823488</text:p>
          </table:table-cell>
          <table:table-cell office:value-type="float" office:value="0.793247" calcext:value-type="float">
            <text:p>0.793247</text:p>
          </table:table-cell>
          <table:table-cell/>
          <table:table-cell table:formula="of:=AVERAGE([.B144:.I144])" office:value-type="float" office:value="0.819669857142857" calcext:value-type="float">
            <text:p>0.819669857142857</text:p>
          </table:table-cell>
          <table:table-cell table:formula="of:=+STDEVP([.B144:.I144])" office:value-type="float" office:value="0.0150359274542066" calcext:value-type="float">
            <text:p>0.0150359274542066</text:p>
          </table:table-cell>
          <table:table-cell table:number-columns-repeated="14"/>
          <table:table-cell office:value-type="float" office:value="0.810881" calcext:value-type="float">
            <text:p>0.810881</text:p>
          </table:table-cell>
          <table:table-cell office:value-type="float" office:value="0.820125" calcext:value-type="float">
            <text:p>0.820125</text:p>
          </table:table-cell>
          <table:table-cell office:value-type="float" office:value="0.814483" calcext:value-type="float">
            <text:p>0.814483</text:p>
          </table:table-cell>
          <table:table-cell office:value-type="float" office:value="0.830218" calcext:value-type="float">
            <text:p>0.830218</text:p>
          </table:table-cell>
          <table:table-cell office:value-type="float" office:value="0.845247" calcext:value-type="float">
            <text:p>0.845247</text:p>
          </table:table-cell>
          <table:table-cell office:value-type="float" office:value="0.823488" calcext:value-type="float">
            <text:p>0.823488</text:p>
          </table:table-cell>
          <table:table-cell office:value-type="float" office:value="0.793247" calcext:value-type="float">
            <text:p>0.79324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5"/>
          <table:table-cell office:value-type="float" office:value="0.827431" calcext:value-type="float">
            <text:p>0.827431</text:p>
          </table:table-cell>
          <table:table-cell office:value-type="float" office:value="0.828581" calcext:value-type="float">
            <text:p>0.828581</text:p>
          </table:table-cell>
          <table:table-cell office:value-type="float" office:value="0.840729" calcext:value-type="float">
            <text:p>0.840729</text:p>
          </table:table-cell>
          <table:table-cell office:value-type="float" office:value="0.86147" calcext:value-type="float">
            <text:p>0.86147</text:p>
          </table:table-cell>
          <table:table-cell office:value-type="float" office:value="0.85325" calcext:value-type="float">
            <text:p>0.85325</text:p>
          </table:table-cell>
          <table:table-cell office:value-type="float" office:value="0.826093" calcext:value-type="float">
            <text:p>0.8260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33873" calcext:value-type="float">
            <text:p>0.833873</text:p>
          </table:table-cell>
          <table:table-cell office:value-type="float" office:value="0.845104" calcext:value-type="float">
            <text:p>0.845104</text:p>
          </table:table-cell>
          <table:table-cell office:value-type="float" office:value="0.867956" calcext:value-type="float">
            <text:p>0.867956</text:p>
          </table:table-cell>
          <table:table-cell office:value-type="float" office:value="0.868041" calcext:value-type="float">
            <text:p>0.868041</text:p>
          </table:table-cell>
          <table:table-cell office:value-type="float" office:value="0.855134" calcext:value-type="float">
            <text:p>0.855134</text:p>
          </table:table-cell>
          <table:table-cell table:number-columns-repeated="3"/>
          <table:table-cell table:formula="of:=AVERAGE([.B146:.I146])" office:value-type="float" office:value="0.8540216" calcext:value-type="float">
            <text:p>0.8540216</text:p>
          </table:table-cell>
          <table:table-cell table:formula="of:=+STDEVP([.B146:.I146])" office:value-type="float" office:value="0.0132471746814179" calcext:value-type="float">
            <text:p>0.0132471746814179</text:p>
          </table:table-cell>
          <table:table-cell table:number-columns-repeated="14"/>
          <table:table-cell office:value-type="float" office:value="0.833873" calcext:value-type="float">
            <text:p>0.833873</text:p>
          </table:table-cell>
          <table:table-cell office:value-type="float" office:value="0.845104" calcext:value-type="float">
            <text:p>0.845104</text:p>
          </table:table-cell>
          <table:table-cell office:value-type="float" office:value="0.867956" calcext:value-type="float">
            <text:p>0.867956</text:p>
          </table:table-cell>
          <table:table-cell office:value-type="float" office:value="0.868041" calcext:value-type="float">
            <text:p>0.868041</text:p>
          </table:table-cell>
          <table:table-cell office:value-type="float" office:value="0.855134" calcext:value-type="float">
            <text:p>0.8551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5"/>
          <table:table-cell office:value-type="float" office:value="0.84893" calcext:value-type="float">
            <text:p>0.84893</text:p>
          </table:table-cell>
          <table:table-cell office:value-type="float" office:value="0.870401" calcext:value-type="float">
            <text:p>0.870401</text:p>
          </table:table-cell>
          <table:table-cell office:value-type="float" office:value="0.873366" calcext:value-type="float">
            <text:p>0.873366</text:p>
          </table:table-cell>
          <table:table-cell office:value-type="float" office:value="0.869376" calcext:value-type="float">
            <text:p>0.86937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5"/>
          <table:table-cell office:value-type="float" office:value="0.872364" calcext:value-type="float">
            <text:p>0.872364</text:p>
          </table:table-cell>
          <table:table-cell office:value-type="float" office:value="0.875523" calcext:value-type="float">
            <text:p>0.875523</text:p>
          </table:table-cell>
          <table:table-cell office:value-type="float" office:value="0.874625" calcext:value-type="float">
            <text:p>0.87462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5"/>
          <table:table-cell office:value-type="float" office:value="0.877239" calcext:value-type="float">
            <text:p>0.877239</text:p>
          </table:table-cell>
          <table:table-cell office:value-type="float" office:value="0.876129" calcext:value-type="float">
            <text:p>0.8761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77563" calcext:value-type="float">
            <text:p>0.877563</text:p>
          </table:table-cell>
          <table:table-cell table:number-columns-repeated="7"/>
          <table:table-cell table:formula="of:=AVERAGE([.B150:.I150])" office:value-type="float" office:value="0.877563" calcext:value-type="float">
            <text:p>0.877563</text:p>
          </table:table-cell>
          <table:table-cell table:formula="of:=+STDEVP([.B150:.I150])" office:value-type="float" office:value="0" calcext:value-type="float">
            <text:p>0</text:p>
          </table:table-cell>
          <table:table-cell table:number-columns-repeated="14"/>
          <table:table-cell office:value-type="float" office:value="0.877563" calcext:value-type="float">
            <text:p>0.87756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number-rows-repeated="3">
          <table:table-cell table:number-columns-repeated="50"/>
        </table:table-row>
        <table:table-row table:style-name="ro1">
          <table:table-cell table:number-columns-repeated="15"/>
          <table:table-cell office:value-type="string" calcext:value-type="string">
            <text:p>q20_2</text:p>
          </table:table-cell>
          <table:table-cell table:number-columns-repeated="2"/>
          <table:table-cell office:value-type="string" calcext:value-type="string">
            <text:p>q15_2</text:p>
          </table:table-cell>
          <table:table-cell table:number-columns-repeated="2"/>
          <table:table-cell office:value-type="string" calcext:value-type="string">
            <text:p>q10_2</text:p>
          </table:table-cell>
          <table:table-cell table:number-columns-repeated="2"/>
          <table:table-cell office:value-type="string" calcext:value-type="string">
            <text:p>q07_1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0.5" calcext:value-type="float">
            <text:p>0.5</text:p>
          </table:table-cell>
          <table:table-cell office:value-type="float" office:value="0.792627" calcext:value-type="float">
            <text:p>0.792627</text:p>
          </table:table-cell>
          <table:table-cell office:value-type="float" office:value="0.352" calcext:value-type="float">
            <text:p>0.352</text:p>
          </table:table-cell>
          <table:table-cell table:formula="of:=+[.N155]/[.O155]" office:value-type="float" office:value="2.25178125" calcext:value-type="float">
            <text:p>2.25178125</text:p>
          </table:table-cell>
          <table:table-cell office:value-type="float" office:value="0.773299125" calcext:value-type="float">
            <text:p>0.773299125</text:p>
          </table:table-cell>
          <table:table-cell office:value-type="float" office:value="0.344" calcext:value-type="float">
            <text:p>0.344</text:p>
          </table:table-cell>
          <table:table-cell table:formula="of:=+[.Q155]/[.R155]" office:value-type="float" office:value="2.24796257267442" calcext:value-type="float">
            <text:p>2.24796257267442</text:p>
          </table:table-cell>
          <table:table-cell office:value-type="float" office:value="0.586145375" calcext:value-type="float">
            <text:p>0.586145375</text:p>
          </table:table-cell>
          <table:table-cell office:value-type="float" office:value="0.255" calcext:value-type="float">
            <text:p>0.255</text:p>
          </table:table-cell>
          <table:table-cell table:formula="of:=+[.T155]/[.U155]" office:value-type="float" office:value="2.29860931372549" calcext:value-type="float">
            <text:p>2.29860931372549</text:p>
          </table:table-cell>
          <table:table-cell office:value-type="float" office:value="0.55960725" calcext:value-type="float">
            <text:p>0.55960725</text:p>
          </table:table-cell>
          <table:table-cell office:value-type="float" office:value="0.186" calcext:value-type="float">
            <text:p>0.186</text:p>
          </table:table-cell>
          <table:table-cell table:formula="of:=+[.W155]/[.X155]" office:value-type="float" office:value="3.00864112903226" calcext:value-type="float">
            <text:p>3.00864112903226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0.819669857142857" calcext:value-type="float">
            <text:p>0.819669857142857</text:p>
          </table:table-cell>
          <table:table-cell office:value-type="float" office:value="0.417" calcext:value-type="float">
            <text:p>0.417</text:p>
          </table:table-cell>
          <table:table-cell table:formula="of:=+[.N156]/[.O156]" office:value-type="float" office:value="1.96563514902364" calcext:value-type="float">
            <text:p>1.96563514902364</text:p>
          </table:table-cell>
          <table:table-cell office:value-type="float" office:value="0.819404" calcext:value-type="float">
            <text:p>0.819404</text:p>
          </table:table-cell>
          <table:table-cell office:value-type="float" office:value="0.444" calcext:value-type="float">
            <text:p>0.444</text:p>
          </table:table-cell>
          <table:table-cell table:formula="of:=+[.Q156]/[.R156]" office:value-type="float" office:value="1.8455045045045" calcext:value-type="float">
            <text:p>1.8455045045045</text:p>
          </table:table-cell>
          <table:table-cell office:value-type="float" office:value="0.623707714285714" calcext:value-type="float">
            <text:p>0.623707714285714</text:p>
          </table:table-cell>
          <table:table-cell office:value-type="float" office:value="0.345" calcext:value-type="float">
            <text:p>0.345</text:p>
          </table:table-cell>
          <table:table-cell table:formula="of:=+[.T156]/[.U156]" office:value-type="float" office:value="1.80784844720497" calcext:value-type="float">
            <text:p>1.80784844720497</text:p>
          </table:table-cell>
          <table:table-cell office:value-type="float" office:value="0.613667142857143" calcext:value-type="float">
            <text:p>0.613667142857143</text:p>
          </table:table-cell>
          <table:table-cell office:value-type="float" office:value="0.279" calcext:value-type="float">
            <text:p>0.279</text:p>
          </table:table-cell>
          <table:table-cell table:formula="of:=+[.W156]/[.X156]" office:value-type="float" office:value="2.19952380952381" calcext:value-type="float">
            <text:p>2.19952380952381</text:p>
          </table:table-cell>
          <table:table-cell table:number-columns-repeated="25"/>
        </table:table-row>
        <table:table-row table:style-name="ro1">
          <table:table-cell table:number-columns-repeated="50"/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0.8540216" calcext:value-type="float">
            <text:p>0.8540216</text:p>
          </table:table-cell>
          <table:table-cell office:value-type="float" office:value="0.488" calcext:value-type="float">
            <text:p>0.488</text:p>
          </table:table-cell>
          <table:table-cell table:formula="of:=+[.N158]/[.O158]" office:value-type="float" office:value="1.75004426229508" calcext:value-type="float">
            <text:p>1.75004426229508</text:p>
          </table:table-cell>
          <table:table-cell office:value-type="float" office:value="0.8674608" calcext:value-type="float">
            <text:p>0.8674608</text:p>
          </table:table-cell>
          <table:table-cell office:value-type="float" office:value="0.543" calcext:value-type="float">
            <text:p>0.543</text:p>
          </table:table-cell>
          <table:table-cell table:formula="of:=+[.Q158]/[.R158]" office:value-type="float" office:value="1.59753370165746" calcext:value-type="float">
            <text:p>1.59753370165746</text:p>
          </table:table-cell>
          <table:table-cell office:value-type="float" office:value="0.6691288" calcext:value-type="float">
            <text:p>0.6691288</text:p>
          </table:table-cell>
          <table:table-cell office:value-type="float" office:value="0.418" calcext:value-type="float">
            <text:p>0.418</text:p>
          </table:table-cell>
          <table:table-cell table:formula="of:=+[.T158]/[.U158]" office:value-type="float" office:value="1.60078660287081" calcext:value-type="float">
            <text:p>1.60078660287081</text:p>
          </table:table-cell>
          <table:table-cell office:value-type="float" office:value="0.691695" calcext:value-type="float">
            <text:p>0.691695</text:p>
          </table:table-cell>
          <table:table-cell office:value-type="float" office:value="0.382" calcext:value-type="float">
            <text:p>0.382</text:p>
          </table:table-cell>
          <table:table-cell table:formula="of:=+[.W158]/[.X158]" office:value-type="float" office:value="1.81071989528796" calcext:value-type="float">
            <text:p>1.81071989528796</text:p>
          </table:table-cell>
          <table:table-cell table:number-columns-repeated="25"/>
        </table:table-row>
        <table:table-row table:style-name="ro1" table:number-rows-repeated="3">
          <table:table-cell table:number-columns-repeated="50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0.877563" calcext:value-type="float">
            <text:p>0.877563</text:p>
          </table:table-cell>
          <table:table-cell office:value-type="float" office:value="0.548" calcext:value-type="float">
            <text:p>0.548</text:p>
          </table:table-cell>
          <table:table-cell table:formula="of:=+[.N162]/[.O162]" office:value-type="float" office:value="1.60139233576642" calcext:value-type="float">
            <text:p>1.60139233576642</text:p>
          </table:table-cell>
          <table:table-cell office:value-type="float" office:value="0.885733" calcext:value-type="float">
            <text:p>0.885733</text:p>
          </table:table-cell>
          <table:table-cell office:value-type="float" office:value="0.637" calcext:value-type="float">
            <text:p>0.637</text:p>
          </table:table-cell>
          <table:table-cell table:formula="of:=+[.Q162]/[.R162]" office:value-type="float" office:value="1.39047566718995" calcext:value-type="float">
            <text:p>1.39047566718995</text:p>
          </table:table-cell>
          <table:table-cell office:value-type="float" office:value="0.733159" calcext:value-type="float">
            <text:p>0.733159</text:p>
          </table:table-cell>
          <table:table-cell office:value-type="float" office:value="0.517" calcext:value-type="float">
            <text:p>0.517</text:p>
          </table:table-cell>
          <table:table-cell table:formula="of:=+[.T162]/[.U162]" office:value-type="float" office:value="1.41810251450677" calcext:value-type="float">
            <text:p>1.41810251450677</text:p>
          </table:table-cell>
          <table:table-cell office:value-type="float" office:value="0.803478" calcext:value-type="float">
            <text:p>0.803478</text:p>
          </table:table-cell>
          <table:table-cell office:value-type="float" office:value="0.498" calcext:value-type="float">
            <text:p>0.498</text:p>
          </table:table-cell>
          <table:table-cell table:formula="of:=+[.W162]/[.X162]" office:value-type="float" office:value="1.61340963855422" calcext:value-type="float">
            <text:p>1.61340963855422</text:p>
          </table:table-cell>
          <table:table-cell table:number-columns-repeated="25"/>
        </table:table-row>
        <table:table-row table:style-name="ro1">
          <table:table-cell table:number-columns-repeated="50"/>
        </table:table-row>
        <table:table-row table:style-name="ro1">
          <table:table-cell table:number-columns-repeated="15"/>
          <table:table-cell office:value-type="string" calcext:value-type="string">
            <text:p>q20_2</text:p>
          </table:table-cell>
          <table:table-cell table:number-columns-repeated="2"/>
          <table:table-cell office:value-type="string" calcext:value-type="string">
            <text:p>q15_2</text:p>
          </table:table-cell>
          <table:table-cell table:number-columns-repeated="2"/>
          <table:table-cell office:value-type="string" calcext:value-type="string">
            <text:p>q10_2</text:p>
          </table:table-cell>
          <table:table-cell table:number-columns-repeated="2"/>
          <table:table-cell office:value-type="string" calcext:value-type="string">
            <text:p>q07_1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0.5" calcext:value-type="float">
            <text:p>0.5</text:p>
          </table:table-cell>
          <table:table-cell office:value-type="float" office:value="0.792627" calcext:value-type="float">
            <text:p>0.792627</text:p>
          </table:table-cell>
          <table:table-cell office:value-type="float" office:value="0.352" calcext:value-type="float">
            <text:p>0.352</text:p>
          </table:table-cell>
          <table:table-cell table:formula="of:=+[.N165]-[.O165]" office:value-type="float" office:value="0.440627" calcext:value-type="float">
            <text:p>0.440627</text:p>
          </table:table-cell>
          <table:table-cell office:value-type="float" office:value="0.773299125" calcext:value-type="float">
            <text:p>0.773299125</text:p>
          </table:table-cell>
          <table:table-cell office:value-type="float" office:value="0.344" calcext:value-type="float">
            <text:p>0.344</text:p>
          </table:table-cell>
          <table:table-cell table:formula="of:=+[.Q165]-[.R165]" office:value-type="float" office:value="0.429299125" calcext:value-type="float">
            <text:p>0.429299125</text:p>
          </table:table-cell>
          <table:table-cell office:value-type="float" office:value="0.586145375" calcext:value-type="float">
            <text:p>0.586145375</text:p>
          </table:table-cell>
          <table:table-cell office:value-type="float" office:value="0.255" calcext:value-type="float">
            <text:p>0.255</text:p>
          </table:table-cell>
          <table:table-cell table:formula="of:=+[.T165]-[.U165]" office:value-type="float" office:value="0.331145375" calcext:value-type="float">
            <text:p>0.331145375</text:p>
          </table:table-cell>
          <table:table-cell office:value-type="float" office:value="0.55960725" calcext:value-type="float">
            <text:p>0.55960725</text:p>
          </table:table-cell>
          <table:table-cell office:value-type="float" office:value="0.186" calcext:value-type="float">
            <text:p>0.186</text:p>
          </table:table-cell>
          <table:table-cell table:formula="of:=+[.W165]-[.X165]" office:value-type="float" office:value="0.37360725" calcext:value-type="float">
            <text:p>0.37360725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0.819669857142857" calcext:value-type="float">
            <text:p>0.819669857142857</text:p>
          </table:table-cell>
          <table:table-cell office:value-type="float" office:value="0.417" calcext:value-type="float">
            <text:p>0.417</text:p>
          </table:table-cell>
          <table:table-cell table:formula="of:=+[.N166]-[.O166]" office:value-type="float" office:value="0.402669857142857" calcext:value-type="float">
            <text:p>0.402669857142857</text:p>
          </table:table-cell>
          <table:table-cell office:value-type="float" office:value="0.819404" calcext:value-type="float">
            <text:p>0.819404</text:p>
          </table:table-cell>
          <table:table-cell office:value-type="float" office:value="0.444" calcext:value-type="float">
            <text:p>0.444</text:p>
          </table:table-cell>
          <table:table-cell table:formula="of:=+[.Q166]-[.R166]" office:value-type="float" office:value="0.375404" calcext:value-type="float">
            <text:p>0.375404</text:p>
          </table:table-cell>
          <table:table-cell office:value-type="float" office:value="0.623707714285714" calcext:value-type="float">
            <text:p>0.623707714285714</text:p>
          </table:table-cell>
          <table:table-cell office:value-type="float" office:value="0.345" calcext:value-type="float">
            <text:p>0.345</text:p>
          </table:table-cell>
          <table:table-cell table:formula="of:=+[.T166]-[.U166]" office:value-type="float" office:value="0.278707714285714" calcext:value-type="float">
            <text:p>0.278707714285714</text:p>
          </table:table-cell>
          <table:table-cell office:value-type="float" office:value="0.613667142857143" calcext:value-type="float">
            <text:p>0.613667142857143</text:p>
          </table:table-cell>
          <table:table-cell office:value-type="float" office:value="0.279" calcext:value-type="float">
            <text:p>0.279</text:p>
          </table:table-cell>
          <table:table-cell table:formula="of:=+[.W166]-[.X166]" office:value-type="float" office:value="0.334667142857143" calcext:value-type="float">
            <text:p>0.334667142857143</text:p>
          </table:table-cell>
          <table:table-cell table:number-columns-repeated="25"/>
        </table:table-row>
        <table:table-row table:style-name="ro1">
          <table:table-cell table:number-columns-repeated="50"/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0.8540216" calcext:value-type="float">
            <text:p>0.8540216</text:p>
          </table:table-cell>
          <table:table-cell office:value-type="float" office:value="0.488" calcext:value-type="float">
            <text:p>0.488</text:p>
          </table:table-cell>
          <table:table-cell table:formula="of:=+[.N168]-[.O168]" office:value-type="float" office:value="0.3660216" calcext:value-type="float">
            <text:p>0.3660216</text:p>
          </table:table-cell>
          <table:table-cell office:value-type="float" office:value="0.8674608" calcext:value-type="float">
            <text:p>0.8674608</text:p>
          </table:table-cell>
          <table:table-cell office:value-type="float" office:value="0.543" calcext:value-type="float">
            <text:p>0.543</text:p>
          </table:table-cell>
          <table:table-cell table:formula="of:=+[.Q168]-[.R168]" office:value-type="float" office:value="0.3244608" calcext:value-type="float">
            <text:p>0.3244608</text:p>
          </table:table-cell>
          <table:table-cell office:value-type="float" office:value="0.6691288" calcext:value-type="float">
            <text:p>0.6691288</text:p>
          </table:table-cell>
          <table:table-cell office:value-type="float" office:value="0.418" calcext:value-type="float">
            <text:p>0.418</text:p>
          </table:table-cell>
          <table:table-cell table:formula="of:=+[.T168]-[.U168]" office:value-type="float" office:value="0.2511288" calcext:value-type="float">
            <text:p>0.2511288</text:p>
          </table:table-cell>
          <table:table-cell office:value-type="float" office:value="0.691695" calcext:value-type="float">
            <text:p>0.691695</text:p>
          </table:table-cell>
          <table:table-cell office:value-type="float" office:value="0.382" calcext:value-type="float">
            <text:p>0.382</text:p>
          </table:table-cell>
          <table:table-cell table:formula="of:=+[.W168]-[.X168]" office:value-type="float" office:value="0.309695" calcext:value-type="float">
            <text:p>0.309695</text:p>
          </table:table-cell>
          <table:table-cell table:number-columns-repeated="25"/>
        </table:table-row>
        <table:table-row table:style-name="ro1" table:number-rows-repeated="3">
          <table:table-cell table:number-columns-repeated="50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0.877563" calcext:value-type="float">
            <text:p>0.877563</text:p>
          </table:table-cell>
          <table:table-cell office:value-type="float" office:value="0.548" calcext:value-type="float">
            <text:p>0.548</text:p>
          </table:table-cell>
          <table:table-cell table:formula="of:=+[.N172]-[.O172]" office:value-type="float" office:value="0.329563" calcext:value-type="float">
            <text:p>0.329563</text:p>
          </table:table-cell>
          <table:table-cell office:value-type="float" office:value="0.885733" calcext:value-type="float">
            <text:p>0.885733</text:p>
          </table:table-cell>
          <table:table-cell office:value-type="float" office:value="0.637" calcext:value-type="float">
            <text:p>0.637</text:p>
          </table:table-cell>
          <table:table-cell table:formula="of:=+[.Q172]-[.R172]" office:value-type="float" office:value="0.248733" calcext:value-type="float">
            <text:p>0.248733</text:p>
          </table:table-cell>
          <table:table-cell office:value-type="float" office:value="0.733159" calcext:value-type="float">
            <text:p>0.733159</text:p>
          </table:table-cell>
          <table:table-cell office:value-type="float" office:value="0.517" calcext:value-type="float">
            <text:p>0.517</text:p>
          </table:table-cell>
          <table:table-cell table:formula="of:=+[.T172]-[.U172]" office:value-type="float" office:value="0.216159" calcext:value-type="float">
            <text:p>0.216159</text:p>
          </table:table-cell>
          <table:table-cell office:value-type="float" office:value="0.803478" calcext:value-type="float">
            <text:p>0.803478</text:p>
          </table:table-cell>
          <table:table-cell office:value-type="float" office:value="0.498" calcext:value-type="float">
            <text:p>0.498</text:p>
          </table:table-cell>
          <table:table-cell table:formula="of:=+[.W172]-[.X172]" office:value-type="float" office:value="0.305478" calcext:value-type="float">
            <text:p>0.305478</text:p>
          </table:table-cell>
          <table:table-cell table:number-columns-repeated="25"/>
        </table:table-row>
      </table:table>
      <table:table table:name="envelopeVolume" table:style-name="ta1">
        <table:shapes>
          <draw:frame draw:z-index="0" draw:style-name="gr1" draw:text-style-name="P1" svg:width="159.99mm" svg:height="89.99mm" svg:x="41.78mm" svg:y="30.09mm">
            <draw:object draw:notify-on-update-of-ranges="envelopeVolume.A4:envelopeVolume.A4 envelopeVolume.K5:envelopeVolume.K13 envelopeVolume.A5:envelopeVolume.A13 envelopeVolume.L5:envelopeVolume.L13 envelopeVolume.L5:envelopeVolume.L13 envelopeVolume.A17:envelopeVolume.A17 envelopeVolume.K18:envelopeVolume.K26 envelopeVolume.A18:envelopeVolume.A26 envelopeVolume.L18:envelopeVolume.L26 envelopeVolume.L18:envelopeVolume.L26 envelopeVolume.A30:envelopeVolume.A30 envelopeVolume.K31:envelopeVolume.K39 envelopeVolume.A31:envelopeVolume.A39 envelopeVolume.L31:envelopeVolume.L39 envelopeVolume.L31:envelopeVolume.L39 envelopeVolume.A43:envelopeVolume.A43 envelopeVolume.K44:envelopeVolume.K52 envelopeVolume.A44:envelopeVolume.A52 envelopeVolume.L44:envelopeVolume.L52 envelopeVolume.L44:envelopeVolume.L52 envelopeVolume.A56:envelopeVolume.A56 envelopeVolume.K57:envelopeVolume.K65 envelopeVolume.A57:envelopeVolume.A65 envelopeVolume.L57:envelopeVolume.L65 envelopeVolume.L57:envelopeVolume.L6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59.99mm" svg:height="89.99mm" svg:x="359.97mm" svg:y="38.72mm">
            <draw:object draw:notify-on-update-of-ranges="envelopeVolume.A5:envelopeVolume.A13 envelopeVolume.A4:envelopeVolume.A4 envelopeVolume.X5:envelopeVolume.X13 envelopeVolume.L5:envelopeVolume.L13 envelopeVolume.L5:envelopeVolume.L13 envelopeVolume.A18:envelopeVolume.A26 envelopeVolume.A17:envelopeVolume.A17 envelopeVolume.X18:envelopeVolume.X26 envelopeVolume.A31:envelopeVolume.A39 envelopeVolume.A30:envelopeVolume.A30 envelopeVolume.X31:envelopeVolume.X39 envelopeVolume.A44:envelopeVolume.A52 envelopeVolume.A43:envelopeVolume.A43 envelopeVolume.X44:envelopeVolume.X52 envelopeVolume.A57:envelopeVolume.A65 envelopeVolume.A56:envelopeVolume.A56 envelopeVolume.X57:envelopeVolume.X6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159.99mm" svg:height="89.99mm" svg:x="643.21mm" svg:y="44.03mm">
            <draw:object draw:notify-on-update-of-ranges="envelopeVolume.A5:envelopeVolume.A13 envelopeVolume.A4:envelopeVolume.A4 envelopeVolume.AK5:envelopeVolume.AK13 envelopeVolume.L5:envelopeVolume.L13 envelopeVolume.L5:envelopeVolume.L13 envelopeVolume.A18:envelopeVolume.A26 envelopeVolume.A17:envelopeVolume.A17 envelopeVolume.AK18:envelopeVolume.AK26 envelopeVolume.A31:envelopeVolume.A39 envelopeVolume.A30:envelopeVolume.A30 envelopeVolume.AK31:envelopeVolume.AK39 envelopeVolume.A44:envelopeVolume.A52 envelopeVolume.A43:envelopeVolume.A43 envelopeVolume.AK44:envelopeVolume.AK52 envelopeVolume.A57:envelopeVolume.A65 envelopeVolume.A56:envelopeVolume.A56 envelopeVolume.AK57:envelopeVolume.AK6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2" table:number-columns-repeated="38" table:default-cell-style-name="Default"/>
        <table:table-row table:style-name="ro1" table:number-rows-repeated="3">
          <table:table-cell table:number-columns-repeated="38"/>
        </table:table-row>
        <table:table-row table:style-name="ro1">
          <table:table-cell office:value-type="string" calcext:value-type="string">
            <text:p>q07_1</text:p>
          </table:table-cell>
          <table:table-cell office:value-type="string" calcext:value-type="string">
            <text:p>FILL</text:p>
          </table:table-cell>
          <table:table-cell table:number-columns-repeated="8"/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 table:number-columns-repeated="2"/>
          <table:table-cell office:value-type="string" calcext:value-type="string">
            <text:p>SCOUR</text:p>
          </table:table-cell>
          <table:table-cell table:number-columns-repeated="8"/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 table:number-columns-repeated="2"/>
          <table:table-cell office:value-type="string" calcext:value-type="string">
            <text:p>SUM</text:p>
          </table:table-cell>
          <table:table-cell table:number-columns-repeated="8"/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547.1" calcext:value-type="float">
            <text:p>17547.1</text:p>
          </table:table-cell>
          <table:table-cell office:value-type="float" office:value="12934.9" calcext:value-type="float">
            <text:p>12934.9</text:p>
          </table:table-cell>
          <table:table-cell office:value-type="float" office:value="13852.7" calcext:value-type="float">
            <text:p>13852.7</text:p>
          </table:table-cell>
          <table:table-cell office:value-type="float" office:value="15570.1" calcext:value-type="float">
            <text:p>15570.1</text:p>
          </table:table-cell>
          <table:table-cell office:value-type="float" office:value="16886.3" calcext:value-type="float">
            <text:p>16886.3</text:p>
          </table:table-cell>
          <table:table-cell office:value-type="float" office:value="20322.3" calcext:value-type="float">
            <text:p>20322.3</text:p>
          </table:table-cell>
          <table:table-cell office:value-type="float" office:value="16527.9" calcext:value-type="float">
            <text:p>16527.9</text:p>
          </table:table-cell>
          <table:table-cell office:value-type="float" office:value="21573" calcext:value-type="float">
            <text:p>21573</text:p>
          </table:table-cell>
          <table:table-cell office:value-type="float" office:value="19277.3" calcext:value-type="float">
            <text:p>19277.3</text:p>
          </table:table-cell>
          <table:table-cell table:formula="of:=AVERAGE([.B5:.J5])" office:value-type="float" office:value="17165.7333333333" calcext:value-type="float">
            <text:p>17165.7333333333</text:p>
          </table:table-cell>
          <table:table-cell table:formula="of:=+STDEVP([.B5:.J5])" office:value-type="float" office:value="2705.94340829384" calcext:value-type="float">
            <text:p>2705.9434082938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16553.4" calcext:value-type="float">
            <text:p>-16553.4</text:p>
          </table:table-cell>
          <table:table-cell office:value-type="float" office:value="-12969.9" calcext:value-type="float">
            <text:p>-12969.9</text:p>
          </table:table-cell>
          <table:table-cell office:value-type="float" office:value="-14433.9" calcext:value-type="float">
            <text:p>-14433.9</text:p>
          </table:table-cell>
          <table:table-cell office:value-type="float" office:value="-18383.3" calcext:value-type="float">
            <text:p>-18383.3</text:p>
          </table:table-cell>
          <table:table-cell office:value-type="float" office:value="-15812.8" calcext:value-type="float">
            <text:p>-15812.8</text:p>
          </table:table-cell>
          <table:table-cell office:value-type="float" office:value="-21589.3" calcext:value-type="float">
            <text:p>-21589.3</text:p>
          </table:table-cell>
          <table:table-cell office:value-type="float" office:value="-14786.1" calcext:value-type="float">
            <text:p>-14786.1</text:p>
          </table:table-cell>
          <table:table-cell office:value-type="float" office:value="-19885" calcext:value-type="float">
            <text:p>-19885</text:p>
          </table:table-cell>
          <table:table-cell office:value-type="float" office:value="-20131.6" calcext:value-type="float">
            <text:p>-20131.6</text:p>
          </table:table-cell>
          <table:table-cell table:formula="of:=AVERAGE([.O5:.W5])" office:value-type="float" office:value="-17171.7" calcext:value-type="float">
            <text:p>-17171.7</text:p>
          </table:table-cell>
          <table:table-cell table:formula="of:=+STDEVP([.O5:.W5])" office:value-type="float" office:value="2792.38712613818" calcext:value-type="float">
            <text:p>2792.38712613818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34100.5" calcext:value-type="float">
            <text:p>34100.5</text:p>
          </table:table-cell>
          <table:table-cell office:value-type="float" office:value="25904.8" calcext:value-type="float">
            <text:p>25904.8</text:p>
          </table:table-cell>
          <table:table-cell office:value-type="float" office:value="28286.6" calcext:value-type="float">
            <text:p>28286.6</text:p>
          </table:table-cell>
          <table:table-cell office:value-type="float" office:value="33953.4" calcext:value-type="float">
            <text:p>33953.4</text:p>
          </table:table-cell>
          <table:table-cell office:value-type="float" office:value="32699.1" calcext:value-type="float">
            <text:p>32699.1</text:p>
          </table:table-cell>
          <table:table-cell office:value-type="float" office:value="41911.6" calcext:value-type="float">
            <text:p>41911.6</text:p>
          </table:table-cell>
          <table:table-cell office:value-type="float" office:value="31314" calcext:value-type="float">
            <text:p>31314</text:p>
          </table:table-cell>
          <table:table-cell office:value-type="float" office:value="41458" calcext:value-type="float">
            <text:p>41458</text:p>
          </table:table-cell>
          <table:table-cell office:value-type="float" office:value="39408.9" calcext:value-type="float">
            <text:p>39408.9</text:p>
          </table:table-cell>
          <table:table-cell table:formula="of:=AVERAGE([.AB5:.AJ5])" office:value-type="float" office:value="34337.4333333333" calcext:value-type="float">
            <text:p>34337.4333333333</text:p>
          </table:table-cell>
          <table:table-cell table:formula="of:=+STDEVP([.AB5:.AJ5])" office:value-type="float" office:value="5307.65733738635" calcext:value-type="float">
            <text:p>5307.65733738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482" calcext:value-type="float">
            <text:p>30482</text:p>
          </table:table-cell>
          <table:table-cell office:value-type="float" office:value="26787.6" calcext:value-type="float">
            <text:p>26787.6</text:p>
          </table:table-cell>
          <table:table-cell office:value-type="float" office:value="29422.8" calcext:value-type="float">
            <text:p>29422.8</text:p>
          </table:table-cell>
          <table:table-cell office:value-type="float" office:value="32456.4" calcext:value-type="float">
            <text:p>32456.4</text:p>
          </table:table-cell>
          <table:table-cell office:value-type="float" office:value="37208.6" calcext:value-type="float">
            <text:p>37208.6</text:p>
          </table:table-cell>
          <table:table-cell office:value-type="float" office:value="36850.2" calcext:value-type="float">
            <text:p>36850.2</text:p>
          </table:table-cell>
          <table:table-cell office:value-type="float" office:value="38100.9" calcext:value-type="float">
            <text:p>38100.9</text:p>
          </table:table-cell>
          <table:table-cell office:value-type="float" office:value="40850.3" calcext:value-type="float">
            <text:p>40850.3</text:p>
          </table:table-cell>
          <table:table-cell/>
          <table:table-cell table:formula="of:=AVERAGE([.B6:.J6])" office:value-type="float" office:value="34019.85" calcext:value-type="float">
            <text:p>34019.85</text:p>
          </table:table-cell>
          <table:table-cell table:formula="of:=+STDEVP([.B6:.J6])" office:value-type="float" office:value="4608.25470324721" calcext:value-type="float">
            <text:p>4608.254703247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9523.3" calcext:value-type="float">
            <text:p>-29523.3</text:p>
          </table:table-cell>
          <table:table-cell office:value-type="float" office:value="-27403.8" calcext:value-type="float">
            <text:p>-27403.8</text:p>
          </table:table-cell>
          <table:table-cell office:value-type="float" office:value="-32817.2" calcext:value-type="float">
            <text:p>-32817.2</text:p>
          </table:table-cell>
          <table:table-cell office:value-type="float" office:value="-34196.1" calcext:value-type="float">
            <text:p>-34196.1</text:p>
          </table:table-cell>
          <table:table-cell office:value-type="float" office:value="-37402.1" calcext:value-type="float">
            <text:p>-37402.1</text:p>
          </table:table-cell>
          <table:table-cell office:value-type="float" office:value="-36375.4" calcext:value-type="float">
            <text:p>-36375.4</text:p>
          </table:table-cell>
          <table:table-cell office:value-type="float" office:value="-34671.1" calcext:value-type="float">
            <text:p>-34671.1</text:p>
          </table:table-cell>
          <table:table-cell office:value-type="float" office:value="-40016.6" calcext:value-type="float">
            <text:p>-40016.6</text:p>
          </table:table-cell>
          <table:table-cell/>
          <table:table-cell table:formula="of:=AVERAGE([.O6:.W6])" office:value-type="float" office:value="-34050.7" calcext:value-type="float">
            <text:p>-34050.7</text:p>
          </table:table-cell>
          <table:table-cell table:formula="of:=+STDEVP([.O6:.W6])" office:value-type="float" office:value="3854.125465005" calcext:value-type="float">
            <text:p>3854.1254650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9988.2" calcext:value-type="float">
            <text:p>59988.2</text:p>
          </table:table-cell>
          <table:table-cell office:value-type="float" office:value="54158" calcext:value-type="float">
            <text:p>54158</text:p>
          </table:table-cell>
          <table:table-cell office:value-type="float" office:value="62224.3" calcext:value-type="float">
            <text:p>62224.3</text:p>
          </table:table-cell>
          <table:table-cell office:value-type="float" office:value="66638.4" calcext:value-type="float">
            <text:p>66638.4</text:p>
          </table:table-cell>
          <table:table-cell office:value-type="float" office:value="74592.2" calcext:value-type="float">
            <text:p>74592.2</text:p>
          </table:table-cell>
          <table:table-cell office:value-type="float" office:value="73192.4" calcext:value-type="float">
            <text:p>73192.4</text:p>
          </table:table-cell>
          <table:table-cell office:value-type="float" office:value="72729.2" calcext:value-type="float">
            <text:p>72729.2</text:p>
          </table:table-cell>
          <table:table-cell office:value-type="float" office:value="80819.4" calcext:value-type="float">
            <text:p>80819.4</text:p>
          </table:table-cell>
          <table:table-cell/>
          <table:table-cell table:formula="of:=AVERAGE([.AB6:.AJ6])" office:value-type="float" office:value="68042.7625" calcext:value-type="float">
            <text:p>68042.7625</text:p>
          </table:table-cell>
          <table:table-cell table:formula="of:=+STDEVP([.AB6:.AJ6])" office:value-type="float" office:value="8277.29127522064" calcext:value-type="float">
            <text:p>8277.29127522064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4334.7" calcext:value-type="float">
            <text:p>44334.7</text:p>
          </table:table-cell>
          <table:table-cell office:value-type="float" office:value="42357.7" calcext:value-type="float">
            <text:p>42357.7</text:p>
          </table:table-cell>
          <table:table-cell office:value-type="float" office:value="46309.1" calcext:value-type="float">
            <text:p>46309.1</text:p>
          </table:table-cell>
          <table:table-cell office:value-type="float" office:value="52778.7" calcext:value-type="float">
            <text:p>52778.7</text:p>
          </table:table-cell>
          <table:table-cell office:value-type="float" office:value="53736.5" calcext:value-type="float">
            <text:p>53736.5</text:p>
          </table:table-cell>
          <table:table-cell office:value-type="float" office:value="58423.2" calcext:value-type="float">
            <text:p>58423.2</text:p>
          </table:table-cell>
          <table:table-cell office:value-type="float" office:value="57378.2" calcext:value-type="float">
            <text:p>57378.2</text:p>
          </table:table-cell>
          <table:table-cell table:number-columns-repeated="2"/>
          <table:table-cell table:formula="of:=AVERAGE([.B7:.J7])" office:value-type="float" office:value="50759.7285714286" calcext:value-type="float">
            <text:p>50759.7285714286</text:p>
          </table:table-cell>
          <table:table-cell table:formula="of:=+STDEVP([.B7:.J7])" office:value-type="float" office:value="5942.02398290931" calcext:value-type="float">
            <text:p>5942.02398290931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-43957.2" calcext:value-type="float">
            <text:p>-43957.2</text:p>
          </table:table-cell>
          <table:table-cell office:value-type="float" office:value="-45787.1" calcext:value-type="float">
            <text:p>-45787.1</text:p>
          </table:table-cell>
          <table:table-cell office:value-type="float" office:value="-48630" calcext:value-type="float">
            <text:p>-48630</text:p>
          </table:table-cell>
          <table:table-cell office:value-type="float" office:value="-55785.4" calcext:value-type="float">
            <text:p>-55785.4</text:p>
          </table:table-cell>
          <table:table-cell office:value-type="float" office:value="-52188.2" calcext:value-type="float">
            <text:p>-52188.2</text:p>
          </table:table-cell>
          <table:table-cell office:value-type="float" office:value="-56260.4" calcext:value-type="float">
            <text:p>-56260.4</text:p>
          </table:table-cell>
          <table:table-cell office:value-type="float" office:value="-54802.7" calcext:value-type="float">
            <text:p>-54802.7</text:p>
          </table:table-cell>
          <table:table-cell table:number-columns-repeated="2"/>
          <table:table-cell table:formula="of:=AVERAGE([.O7:.W7])" office:value-type="float" office:value="-51058.7142857143" calcext:value-type="float">
            <text:p>-51058.7142857143</text:p>
          </table:table-cell>
          <table:table-cell table:formula="of:=+STDEVP([.O7:.W7])" office:value-type="float" office:value="4610.73800303737" calcext:value-type="float">
            <text:p>4610.73800303737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88210.9" calcext:value-type="float">
            <text:p>88210.9</text:p>
          </table:table-cell>
          <table:table-cell office:value-type="float" office:value="88085.3" calcext:value-type="float">
            <text:p>88085.3</text:p>
          </table:table-cell>
          <table:table-cell office:value-type="float" office:value="94890.7" calcext:value-type="float">
            <text:p>94890.7</text:p>
          </table:table-cell>
          <table:table-cell office:value-type="float" office:value="108498" calcext:value-type="float">
            <text:p>108498</text:p>
          </table:table-cell>
          <table:table-cell office:value-type="float" office:value="105863" calcext:value-type="float">
            <text:p>105863</text:p>
          </table:table-cell>
          <table:table-cell office:value-type="float" office:value="114577" calcext:value-type="float">
            <text:p>114577</text:p>
          </table:table-cell>
          <table:table-cell office:value-type="float" office:value="112015" calcext:value-type="float">
            <text:p>112015</text:p>
          </table:table-cell>
          <table:table-cell table:number-columns-repeated="2"/>
          <table:table-cell table:formula="of:=AVERAGE([.AB7:.AJ7])" office:value-type="float" office:value="101734.271428571" calcext:value-type="float">
            <text:p>101734.271428571</text:p>
          </table:table-cell>
          <table:table-cell table:formula="of:=+STDEVP([.AB7:.AJ7])" office:value-type="float" office:value="10347.0765137811" calcext:value-type="float">
            <text:p>10347.07651378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904.8" calcext:value-type="float">
            <text:p>59904.8</text:p>
          </table:table-cell>
          <table:table-cell office:value-type="float" office:value="59244" calcext:value-type="float">
            <text:p>59244</text:p>
          </table:table-cell>
          <table:table-cell office:value-type="float" office:value="66631.4" calcext:value-type="float">
            <text:p>66631.4</text:p>
          </table:table-cell>
          <table:table-cell office:value-type="float" office:value="69306.6" calcext:value-type="float">
            <text:p>69306.6</text:p>
          </table:table-cell>
          <table:table-cell office:value-type="float" office:value="75309.5" calcext:value-type="float">
            <text:p>75309.5</text:p>
          </table:table-cell>
          <table:table-cell office:value-type="float" office:value="77700.5" calcext:value-type="float">
            <text:p>77700.5</text:p>
          </table:table-cell>
          <table:table-cell table:number-columns-repeated="3"/>
          <table:table-cell table:formula="of:=AVERAGE([.B8:.J8])" office:value-type="float" office:value="68016.1333333333" calcext:value-type="float">
            <text:p>68016.1333333333</text:p>
          </table:table-cell>
          <table:table-cell table:formula="of:=+STDEVP([.B8:.J8])" office:value-type="float" office:value="6991.74510110951" calcext:value-type="float">
            <text:p>6991.745101109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62340.5" calcext:value-type="float">
            <text:p>-62340.5</text:p>
          </table:table-cell>
          <table:table-cell office:value-type="float" office:value="-61599.9" calcext:value-type="float">
            <text:p>-61599.9</text:p>
          </table:table-cell>
          <table:table-cell office:value-type="float" office:value="-70219.3" calcext:value-type="float">
            <text:p>-70219.3</text:p>
          </table:table-cell>
          <table:table-cell office:value-type="float" office:value="-70571.5" calcext:value-type="float">
            <text:p>-70571.5</text:p>
          </table:table-cell>
          <table:table-cell office:value-type="float" office:value="-72073.2" calcext:value-type="float">
            <text:p>-72073.2</text:p>
          </table:table-cell>
          <table:table-cell office:value-type="float" office:value="-76392" calcext:value-type="float">
            <text:p>-76392</text:p>
          </table:table-cell>
          <table:table-cell table:number-columns-repeated="3"/>
          <table:table-cell table:formula="of:=AVERAGE([.O8:.W8])" office:value-type="float" office:value="-68866.0666666667" calcext:value-type="float">
            <text:p>-68866.0666666667</text:p>
          </table:table-cell>
          <table:table-cell table:formula="of:=+STDEVP([.O8:.W8])" office:value-type="float" office:value="5276.44638011439" calcext:value-type="float">
            <text:p>5276.446380114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2098" calcext:value-type="float">
            <text:p>122098</text:p>
          </table:table-cell>
          <table:table-cell office:value-type="float" office:value="120728" calcext:value-type="float">
            <text:p>120728</text:p>
          </table:table-cell>
          <table:table-cell office:value-type="float" office:value="136737" calcext:value-type="float">
            <text:p>136737</text:p>
          </table:table-cell>
          <table:table-cell office:value-type="float" office:value="139775" calcext:value-type="float">
            <text:p>139775</text:p>
          </table:table-cell>
          <table:table-cell office:value-type="float" office:value="147212" calcext:value-type="float">
            <text:p>147212</text:p>
          </table:table-cell>
          <table:table-cell office:value-type="float" office:value="153780" calcext:value-type="float">
            <text:p>153780</text:p>
          </table:table-cell>
          <table:table-cell table:number-columns-repeated="3"/>
          <table:table-cell table:formula="of:=AVERAGE([.AB8:.AJ8])" office:value-type="float" office:value="136721.666666667" calcext:value-type="float">
            <text:p>136721.666666667</text:p>
          </table:table-cell>
          <table:table-cell table:formula="of:=+STDEVP([.AB8:.AJ8])" office:value-type="float" office:value="12110.6420785834" calcext:value-type="float">
            <text:p>12110.6420785834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76791.1" calcext:value-type="float">
            <text:p>76791.1</text:p>
          </table:table-cell>
          <table:table-cell office:value-type="float" office:value="79566.3" calcext:value-type="float">
            <text:p>79566.3</text:p>
          </table:table-cell>
          <table:table-cell office:value-type="float" office:value="83159.3" calcext:value-type="float">
            <text:p>83159.3</text:p>
          </table:table-cell>
          <table:table-cell office:value-type="float" office:value="90879.6" calcext:value-type="float">
            <text:p>90879.6</text:p>
          </table:table-cell>
          <table:table-cell office:value-type="float" office:value="94586.8" calcext:value-type="float">
            <text:p>94586.8</text:p>
          </table:table-cell>
          <table:table-cell table:number-columns-repeated="4"/>
          <table:table-cell table:formula="of:=AVERAGE([.B9:.J9])" office:value-type="float" office:value="84996.62" calcext:value-type="float">
            <text:p>84996.62</text:p>
          </table:table-cell>
          <table:table-cell table:formula="of:=+STDEVP([.B9:.J9])" office:value-type="float" office:value="6734.62225619225" calcext:value-type="float">
            <text:p>6734.6222561922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-78153.3" calcext:value-type="float">
            <text:p>-78153.3</text:p>
          </table:table-cell>
          <table:table-cell office:value-type="float" office:value="-83189.2" calcext:value-type="float">
            <text:p>-83189.2</text:p>
          </table:table-cell>
          <table:table-cell office:value-type="float" office:value="-85005.4" calcext:value-type="float">
            <text:p>-85005.4</text:p>
          </table:table-cell>
          <table:table-cell office:value-type="float" office:value="-90456.5" calcext:value-type="float">
            <text:p>-90456.5</text:p>
          </table:table-cell>
          <table:table-cell office:value-type="float" office:value="-92204.8" calcext:value-type="float">
            <text:p>-92204.8</text:p>
          </table:table-cell>
          <table:table-cell table:number-columns-repeated="4"/>
          <table:table-cell table:formula="of:=AVERAGE([.O9:.W9])" office:value-type="float" office:value="-85801.84" calcext:value-type="float">
            <text:p>-85801.84</text:p>
          </table:table-cell>
          <table:table-cell table:formula="of:=+STDEVP([.O9:.W9])" office:value-type="float" office:value="5071.96461052322" calcext:value-type="float">
            <text:p>5071.96461052322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154727" calcext:value-type="float">
            <text:p>154727</text:p>
          </table:table-cell>
          <table:table-cell office:value-type="float" office:value="162511" calcext:value-type="float">
            <text:p>162511</text:p>
          </table:table-cell>
          <table:table-cell office:value-type="float" office:value="168000" calcext:value-type="float">
            <text:p>168000</text:p>
          </table:table-cell>
          <table:table-cell office:value-type="float" office:value="181121" calcext:value-type="float">
            <text:p>181121</text:p>
          </table:table-cell>
          <table:table-cell office:value-type="float" office:value="186379" calcext:value-type="float">
            <text:p>186379</text:p>
          </table:table-cell>
          <table:table-cell table:number-columns-repeated="4"/>
          <table:table-cell table:formula="of:=AVERAGE([.AB9:.AJ9])" office:value-type="float" office:value="170547.6" calcext:value-type="float">
            <text:p>170547.6</text:p>
          </table:table-cell>
          <table:table-cell table:formula="of:=+STDEVP([.AB9:.AJ9])" office:value-type="float" office:value="11694.4311806945" calcext:value-type="float">
            <text:p>11694.43118069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7113.4" calcext:value-type="float">
            <text:p>97113.4</text:p>
          </table:table-cell>
          <table:table-cell office:value-type="float" office:value="96094.2" calcext:value-type="float">
            <text:p>96094.2</text:p>
          </table:table-cell>
          <table:table-cell office:value-type="float" office:value="104732" calcext:value-type="float">
            <text:p>104732</text:p>
          </table:table-cell>
          <table:table-cell office:value-type="float" office:value="110157" calcext:value-type="float">
            <text:p>110157</text:p>
          </table:table-cell>
          <table:table-cell table:number-columns-repeated="5"/>
          <table:table-cell table:formula="of:=AVERAGE([.B10:.J10])" office:value-type="float" office:value="102024.15" calcext:value-type="float">
            <text:p>102024.15</text:p>
          </table:table-cell>
          <table:table-cell table:formula="of:=+STDEVP([.B10:.J10])" office:value-type="float" office:value="5760.97807038874" calcext:value-type="float">
            <text:p>5760.9780703887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9742.6" calcext:value-type="float">
            <text:p>-99742.6</text:p>
          </table:table-cell>
          <table:table-cell office:value-type="float" office:value="-97975.3" calcext:value-type="float">
            <text:p>-97975.3</text:p>
          </table:table-cell>
          <table:table-cell office:value-type="float" office:value="-104890" calcext:value-type="float">
            <text:p>-104890</text:p>
          </table:table-cell>
          <table:table-cell office:value-type="float" office:value="-110588" calcext:value-type="float">
            <text:p>-110588</text:p>
          </table:table-cell>
          <table:table-cell table:number-columns-repeated="5"/>
          <table:table-cell table:formula="of:=AVERAGE([.O10:.W10])" office:value-type="float" office:value="-103298.975" calcext:value-type="float">
            <text:p>-103298.975</text:p>
          </table:table-cell>
          <table:table-cell table:formula="of:=+STDEVP([.O10:.W10])" office:value-type="float" office:value="4915.55095201697" calcext:value-type="float">
            <text:p>4915.5509520169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96490" calcext:value-type="float">
            <text:p>196490</text:p>
          </table:table-cell>
          <table:table-cell office:value-type="float" office:value="193761" calcext:value-type="float">
            <text:p>193761</text:p>
          </table:table-cell>
          <table:table-cell office:value-type="float" office:value="209332" calcext:value-type="float">
            <text:p>209332</text:p>
          </table:table-cell>
          <table:table-cell office:value-type="float" office:value="220245" calcext:value-type="float">
            <text:p>220245</text:p>
          </table:table-cell>
          <table:table-cell table:number-columns-repeated="5"/>
          <table:table-cell table:formula="of:=AVERAGE([.AB10:.AJ10])" office:value-type="float" office:value="204957" calcext:value-type="float">
            <text:p>204957</text:p>
          </table:table-cell>
          <table:table-cell table:formula="of:=+STDEVP([.AB10:.AJ10])" office:value-type="float" office:value="10605.4711587935" calcext:value-type="float">
            <text:p>10605.4711587935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13641" calcext:value-type="float">
            <text:p>113641</text:p>
          </table:table-cell>
          <table:table-cell office:value-type="float" office:value="117667" calcext:value-type="float">
            <text:p>117667</text:p>
          </table:table-cell>
          <table:table-cell office:value-type="float" office:value="124010" calcext:value-type="float">
            <text:p>124010</text:p>
          </table:table-cell>
          <table:table-cell table:number-columns-repeated="6"/>
          <table:table-cell table:formula="of:=AVERAGE([.B11:.J11])" office:value-type="float" office:value="118439.333333333" calcext:value-type="float">
            <text:p>118439.333333333</text:p>
          </table:table-cell>
          <table:table-cell table:formula="of:=+STDEVP([.B11:.J11])" office:value-type="float" office:value="4268.20917429729" calcext:value-type="float">
            <text:p>4268.20917429729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-114529" calcext:value-type="float">
            <text:p>-114529</text:p>
          </table:table-cell>
          <table:table-cell office:value-type="float" office:value="-117860" calcext:value-type="float">
            <text:p>-117860</text:p>
          </table:table-cell>
          <table:table-cell office:value-type="float" office:value="-125022" calcext:value-type="float">
            <text:p>-125022</text:p>
          </table:table-cell>
          <table:table-cell table:number-columns-repeated="6"/>
          <table:table-cell table:formula="of:=AVERAGE([.O11:.W11])" office:value-type="float" office:value="-119137" calcext:value-type="float">
            <text:p>-119137</text:p>
          </table:table-cell>
          <table:table-cell table:formula="of:=+STDEVP([.O11:.W11])" office:value-type="float" office:value="4377.88449672518" calcext:value-type="float">
            <text:p>4377.88449672518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227733" calcext:value-type="float">
            <text:p>227733</text:p>
          </table:table-cell>
          <table:table-cell office:value-type="float" office:value="235080" calcext:value-type="float">
            <text:p>235080</text:p>
          </table:table-cell>
          <table:table-cell office:value-type="float" office:value="248417" calcext:value-type="float">
            <text:p>248417</text:p>
          </table:table-cell>
          <table:table-cell table:number-columns-repeated="6"/>
          <table:table-cell table:formula="of:=AVERAGE([.AB11:.AJ11])" office:value-type="float" office:value="237076.666666667" calcext:value-type="float">
            <text:p>237076.666666667</text:p>
          </table:table-cell>
          <table:table-cell table:formula="of:=+STDEVP([.AB11:.AJ11])" office:value-type="float" office:value="8561.4240378313" calcext:value-type="float">
            <text:p>8561.42403783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5214" calcext:value-type="float">
            <text:p>135214</text:p>
          </table:table-cell>
          <table:table-cell office:value-type="float" office:value="136944" calcext:value-type="float">
            <text:p>136944</text:p>
          </table:table-cell>
          <table:table-cell table:number-columns-repeated="7"/>
          <table:table-cell table:formula="of:=AVERAGE([.B12:.J12])" office:value-type="float" office:value="136079" calcext:value-type="float">
            <text:p>136079</text:p>
          </table:table-cell>
          <table:table-cell table:formula="of:=+STDEVP([.B12:.J12])" office:value-type="float" office:value="865" calcext:value-type="float">
            <text:p>8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34414" calcext:value-type="float">
            <text:p>-134414</text:p>
          </table:table-cell>
          <table:table-cell office:value-type="float" office:value="-137992" calcext:value-type="float">
            <text:p>-137992</text:p>
          </table:table-cell>
          <table:table-cell table:number-columns-repeated="7"/>
          <table:table-cell table:formula="of:=AVERAGE([.O12:.W12])" office:value-type="float" office:value="-136203" calcext:value-type="float">
            <text:p>-136203</text:p>
          </table:table-cell>
          <table:table-cell table:formula="of:=+STDEVP([.O12:.W12])" office:value-type="float" office:value="1789" calcext:value-type="float">
            <text:p>17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69040" calcext:value-type="float">
            <text:p>269040</text:p>
          </table:table-cell>
          <table:table-cell office:value-type="float" office:value="274134" calcext:value-type="float">
            <text:p>274134</text:p>
          </table:table-cell>
          <table:table-cell table:number-columns-repeated="7"/>
          <table:table-cell table:formula="of:=AVERAGE([.AB12:.AJ12])" office:value-type="float" office:value="271587" calcext:value-type="float">
            <text:p>271587</text:p>
          </table:table-cell>
          <table:table-cell table:formula="of:=+STDEVP([.AB12:.AJ12])" office:value-type="float" office:value="2547" calcext:value-type="float">
            <text:p>2547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54492" calcext:value-type="float">
            <text:p>154492</text:p>
          </table:table-cell>
          <table:table-cell table:number-columns-repeated="8"/>
          <table:table-cell table:formula="of:=AVERAGE([.B13:.J13])" office:value-type="float" office:value="154492" calcext:value-type="float">
            <text:p>154492</text:p>
          </table:table-cell>
          <table:table-cell table:formula="of:=+STDEVP([.B13:.J13])" office:value-type="float" office:value="0" calcext:value-type="float">
            <text:p>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-154545" calcext:value-type="float">
            <text:p>-154545</text:p>
          </table:table-cell>
          <table:table-cell table:number-columns-repeated="8"/>
          <table:table-cell table:formula="of:=AVERAGE([.O13:.W13])" office:value-type="float" office:value="-154545" calcext:value-type="float">
            <text:p>-154545</text:p>
          </table:table-cell>
          <table:table-cell table:formula="of:=+STDEVP([.O13:.W13])" office:value-type="float" office:value="0" calcext:value-type="float">
            <text:p>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307999" calcext:value-type="float">
            <text:p>307999</text:p>
          </table:table-cell>
          <table:table-cell table:number-columns-repeated="8"/>
          <table:table-cell table:formula="of:=AVERAGE([.AB13:.AJ13])" office:value-type="float" office:value="307999" calcext:value-type="float">
            <text:p>307999</text:p>
          </table:table-cell>
          <table:table-cell table:formula="of:=+STDEVP([.AB13:.AJ13])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8"/>
        </table:table-row>
        <table:table-row table:style-name="ro1">
          <table:table-cell office:value-type="string" calcext:value-type="string">
            <text:p>q10_2</text:p>
          </table:table-cell>
          <table:table-cell office:value-type="string" calcext:value-type="string">
            <text:p>FILL</text:p>
          </table:table-cell>
          <table:table-cell table:number-columns-repeated="8"/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 table:number-columns-repeated="2"/>
          <table:table-cell office:value-type="string" calcext:value-type="string">
            <text:p>SCOUR</text:p>
          </table:table-cell>
          <table:table-cell table:number-columns-repeated="8"/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 table:number-columns-repeated="2"/>
          <table:table-cell office:value-type="string" calcext:value-type="string">
            <text:p>SUM</text:p>
          </table:table-cell>
          <table:table-cell table:number-columns-repeated="8"/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3569.1" calcext:value-type="float">
            <text:p>23569.1</text:p>
          </table:table-cell>
          <table:table-cell office:value-type="float" office:value="26789.7" calcext:value-type="float">
            <text:p>26789.7</text:p>
          </table:table-cell>
          <table:table-cell office:value-type="float" office:value="23715.3" calcext:value-type="float">
            <text:p>23715.3</text:p>
          </table:table-cell>
          <table:table-cell office:value-type="float" office:value="26915.8" calcext:value-type="float">
            <text:p>26915.8</text:p>
          </table:table-cell>
          <table:table-cell office:value-type="float" office:value="28513" calcext:value-type="float">
            <text:p>28513</text:p>
          </table:table-cell>
          <table:table-cell office:value-type="float" office:value="25051.6" calcext:value-type="float">
            <text:p>25051.6</text:p>
          </table:table-cell>
          <table:table-cell office:value-type="float" office:value="21326" calcext:value-type="float">
            <text:p>21326</text:p>
          </table:table-cell>
          <table:table-cell office:value-type="float" office:value="18586.3" calcext:value-type="float">
            <text:p>18586.3</text:p>
          </table:table-cell>
          <table:table-cell office:value-type="float" office:value="16855.8" calcext:value-type="float">
            <text:p>16855.8</text:p>
          </table:table-cell>
          <table:table-cell table:formula="of:=AVERAGE([.B18:.J18])" office:value-type="float" office:value="23480.2888888889" calcext:value-type="float">
            <text:p>23480.2888888889</text:p>
          </table:table-cell>
          <table:table-cell table:formula="of:=+STDEVP([.B18:.J18])" office:value-type="float" office:value="3698.2157374858" calcext:value-type="float">
            <text:p>3698.2157374858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23156" calcext:value-type="float">
            <text:p>-23156</text:p>
          </table:table-cell>
          <table:table-cell office:value-type="float" office:value="-27180.4" calcext:value-type="float">
            <text:p>-27180.4</text:p>
          </table:table-cell>
          <table:table-cell office:value-type="float" office:value="-23526" calcext:value-type="float">
            <text:p>-23526</text:p>
          </table:table-cell>
          <table:table-cell office:value-type="float" office:value="-27687.6" calcext:value-type="float">
            <text:p>-27687.6</text:p>
          </table:table-cell>
          <table:table-cell office:value-type="float" office:value="-30793.6" calcext:value-type="float">
            <text:p>-30793.6</text:p>
          </table:table-cell>
          <table:table-cell office:value-type="float" office:value="-22856.5" calcext:value-type="float">
            <text:p>-22856.5</text:p>
          </table:table-cell>
          <table:table-cell office:value-type="float" office:value="-22702" calcext:value-type="float">
            <text:p>-22702</text:p>
          </table:table-cell>
          <table:table-cell office:value-type="float" office:value="-21043.3" calcext:value-type="float">
            <text:p>-21043.3</text:p>
          </table:table-cell>
          <table:table-cell office:value-type="float" office:value="-21144.5" calcext:value-type="float">
            <text:p>-21144.5</text:p>
          </table:table-cell>
          <table:table-cell table:formula="of:=AVERAGE([.O18:.W18])" office:value-type="float" office:value="-24454.4333333333" calcext:value-type="float">
            <text:p>-24454.4333333333</text:p>
          </table:table-cell>
          <table:table-cell table:formula="of:=+STDEVP([.O18:.W18])" office:value-type="float" office:value="3141.71070490797" calcext:value-type="float">
            <text:p>3141.71070490797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46725.1" calcext:value-type="float">
            <text:p>46725.1</text:p>
          </table:table-cell>
          <table:table-cell office:value-type="float" office:value="53970.1" calcext:value-type="float">
            <text:p>53970.1</text:p>
          </table:table-cell>
          <table:table-cell office:value-type="float" office:value="47241.3" calcext:value-type="float">
            <text:p>47241.3</text:p>
          </table:table-cell>
          <table:table-cell office:value-type="float" office:value="54603.4" calcext:value-type="float">
            <text:p>54603.4</text:p>
          </table:table-cell>
          <table:table-cell office:value-type="float" office:value="59306.6" calcext:value-type="float">
            <text:p>59306.6</text:p>
          </table:table-cell>
          <table:table-cell office:value-type="float" office:value="47908.1" calcext:value-type="float">
            <text:p>47908.1</text:p>
          </table:table-cell>
          <table:table-cell office:value-type="float" office:value="44028" calcext:value-type="float">
            <text:p>44028</text:p>
          </table:table-cell>
          <table:table-cell office:value-type="float" office:value="39629.6" calcext:value-type="float">
            <text:p>39629.6</text:p>
          </table:table-cell>
          <table:table-cell office:value-type="float" office:value="38000.3" calcext:value-type="float">
            <text:p>38000.3</text:p>
          </table:table-cell>
          <table:table-cell table:formula="of:=AVERAGE([.AB18:.AJ18])" office:value-type="float" office:value="47934.7222222222" calcext:value-type="float">
            <text:p>47934.7222222222</text:p>
          </table:table-cell>
          <table:table-cell table:formula="of:=+STDEVP([.AB18:.AJ18])" office:value-type="float" office:value="6625.63757934582" calcext:value-type="float">
            <text:p>6625.637579345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358.8" calcext:value-type="float">
            <text:p>50358.8</text:p>
          </table:table-cell>
          <table:table-cell office:value-type="float" office:value="50505" calcext:value-type="float">
            <text:p>50505</text:p>
          </table:table-cell>
          <table:table-cell office:value-type="float" office:value="50631.1" calcext:value-type="float">
            <text:p>50631.1</text:p>
          </table:table-cell>
          <table:table-cell office:value-type="float" office:value="55428.8" calcext:value-type="float">
            <text:p>55428.8</text:p>
          </table:table-cell>
          <table:table-cell office:value-type="float" office:value="53564.6" calcext:value-type="float">
            <text:p>53564.6</text:p>
          </table:table-cell>
          <table:table-cell office:value-type="float" office:value="46377.6" calcext:value-type="float">
            <text:p>46377.6</text:p>
          </table:table-cell>
          <table:table-cell office:value-type="float" office:value="39912.3" calcext:value-type="float">
            <text:p>39912.3</text:p>
          </table:table-cell>
          <table:table-cell office:value-type="float" office:value="35442.1" calcext:value-type="float">
            <text:p>35442.1</text:p>
          </table:table-cell>
          <table:table-cell/>
          <table:table-cell table:formula="of:=AVERAGE([.B19:.J19])" office:value-type="float" office:value="47777.5375" calcext:value-type="float">
            <text:p>47777.5375</text:p>
          </table:table-cell>
          <table:table-cell table:formula="of:=+STDEVP([.B19:.J19])" office:value-type="float" office:value="6425.16051549249" calcext:value-type="float">
            <text:p>6425.160515492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50336.4" calcext:value-type="float">
            <text:p>-50336.4</text:p>
          </table:table-cell>
          <table:table-cell office:value-type="float" office:value="-50706.4" calcext:value-type="float">
            <text:p>-50706.4</text:p>
          </table:table-cell>
          <table:table-cell office:value-type="float" office:value="-51213.6" calcext:value-type="float">
            <text:p>-51213.6</text:p>
          </table:table-cell>
          <table:table-cell office:value-type="float" office:value="-58481.2" calcext:value-type="float">
            <text:p>-58481.2</text:p>
          </table:table-cell>
          <table:table-cell office:value-type="float" office:value="-53650.1" calcext:value-type="float">
            <text:p>-53650.1</text:p>
          </table:table-cell>
          <table:table-cell office:value-type="float" office:value="-45558.5" calcext:value-type="float">
            <text:p>-45558.5</text:p>
          </table:table-cell>
          <table:table-cell office:value-type="float" office:value="-43745.3" calcext:value-type="float">
            <text:p>-43745.3</text:p>
          </table:table-cell>
          <table:table-cell office:value-type="float" office:value="-42187.8" calcext:value-type="float">
            <text:p>-42187.8</text:p>
          </table:table-cell>
          <table:table-cell/>
          <table:table-cell table:formula="of:=AVERAGE([.O19:.W19])" office:value-type="float" office:value="-49484.9125" calcext:value-type="float">
            <text:p>-49484.9125</text:p>
          </table:table-cell>
          <table:table-cell table:formula="of:=+STDEVP([.O19:.W19])" office:value-type="float" office:value="5063.28841328378" calcext:value-type="float">
            <text:p>5063.288413283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677" calcext:value-type="float">
            <text:p>100677</text:p>
          </table:table-cell>
          <table:table-cell office:value-type="float" office:value="101182" calcext:value-type="float">
            <text:p>101182</text:p>
          </table:table-cell>
          <table:table-cell office:value-type="float" office:value="101834" calcext:value-type="float">
            <text:p>101834</text:p>
          </table:table-cell>
          <table:table-cell office:value-type="float" office:value="113886" calcext:value-type="float">
            <text:p>113886</text:p>
          </table:table-cell>
          <table:table-cell office:value-type="float" office:value="107204" calcext:value-type="float">
            <text:p>107204</text:p>
          </table:table-cell>
          <table:table-cell office:value-type="float" office:value="91903.8" calcext:value-type="float">
            <text:p>91903.8</text:p>
          </table:table-cell>
          <table:table-cell office:value-type="float" office:value="83635.5" calcext:value-type="float">
            <text:p>83635.5</text:p>
          </table:table-cell>
          <table:table-cell office:value-type="float" office:value="77509.2" calcext:value-type="float">
            <text:p>77509.2</text:p>
          </table:table-cell>
          <table:table-cell/>
          <table:table-cell table:formula="of:=AVERAGE([.AB19:.AJ19])" office:value-type="float" office:value="97228.9375" calcext:value-type="float">
            <text:p>97228.9375</text:p>
          </table:table-cell>
          <table:table-cell table:formula="of:=+STDEVP([.AB19:.AJ19])" office:value-type="float" office:value="11334.0676794496" calcext:value-type="float">
            <text:p>11334.0676794496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74074.1" calcext:value-type="float">
            <text:p>74074.1</text:p>
          </table:table-cell>
          <table:table-cell office:value-type="float" office:value="77420.8" calcext:value-type="float">
            <text:p>77420.8</text:p>
          </table:table-cell>
          <table:table-cell office:value-type="float" office:value="79144.1" calcext:value-type="float">
            <text:p>79144.1</text:p>
          </table:table-cell>
          <table:table-cell office:value-type="float" office:value="80480.4" calcext:value-type="float">
            <text:p>80480.4</text:p>
          </table:table-cell>
          <table:table-cell office:value-type="float" office:value="74890.6" calcext:value-type="float">
            <text:p>74890.6</text:p>
          </table:table-cell>
          <table:table-cell office:value-type="float" office:value="64963.9" calcext:value-type="float">
            <text:p>64963.9</text:p>
          </table:table-cell>
          <table:table-cell office:value-type="float" office:value="56768.1" calcext:value-type="float">
            <text:p>56768.1</text:p>
          </table:table-cell>
          <table:table-cell table:number-columns-repeated="2"/>
          <table:table-cell table:formula="of:=AVERAGE([.B20:.J20])" office:value-type="float" office:value="72534.5714285714" calcext:value-type="float">
            <text:p>72534.5714285714</text:p>
          </table:table-cell>
          <table:table-cell table:formula="of:=+STDEVP([.B20:.J20])" office:value-type="float" office:value="7968.82313693529" calcext:value-type="float">
            <text:p>7968.82313693529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-73862.4" calcext:value-type="float">
            <text:p>-73862.4</text:p>
          </table:table-cell>
          <table:table-cell office:value-type="float" office:value="-78394" calcext:value-type="float">
            <text:p>-78394</text:p>
          </table:table-cell>
          <table:table-cell office:value-type="float" office:value="-82007.2" calcext:value-type="float">
            <text:p>-82007.2</text:p>
          </table:table-cell>
          <table:table-cell office:value-type="float" office:value="-81337.7" calcext:value-type="float">
            <text:p>-81337.7</text:p>
          </table:table-cell>
          <table:table-cell office:value-type="float" office:value="-76352.1" calcext:value-type="float">
            <text:p>-76352.1</text:p>
          </table:table-cell>
          <table:table-cell office:value-type="float" office:value="-66601.8" calcext:value-type="float">
            <text:p>-66601.8</text:p>
          </table:table-cell>
          <table:table-cell office:value-type="float" office:value="-64889.8" calcext:value-type="float">
            <text:p>-64889.8</text:p>
          </table:table-cell>
          <table:table-cell table:number-columns-repeated="2"/>
          <table:table-cell table:formula="of:=AVERAGE([.O20:.W20])" office:value-type="float" office:value="-74777.8571428572" calcext:value-type="float">
            <text:p>-74777.8571428572</text:p>
          </table:table-cell>
          <table:table-cell table:formula="of:=+STDEVP([.O20:.W20])" office:value-type="float" office:value="6282.7349872163" calcext:value-type="float">
            <text:p>6282.7349872163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47875" calcext:value-type="float">
            <text:p>147875</text:p>
          </table:table-cell>
          <table:table-cell office:value-type="float" office:value="155750" calcext:value-type="float">
            <text:p>155750</text:p>
          </table:table-cell>
          <table:table-cell office:value-type="float" office:value="161096" calcext:value-type="float">
            <text:p>161096</text:p>
          </table:table-cell>
          <table:table-cell office:value-type="float" office:value="161770" calcext:value-type="float">
            <text:p>161770</text:p>
          </table:table-cell>
          <table:table-cell office:value-type="float" office:value="151179" calcext:value-type="float">
            <text:p>151179</text:p>
          </table:table-cell>
          <table:table-cell office:value-type="float" office:value="131489" calcext:value-type="float">
            <text:p>131489</text:p>
          </table:table-cell>
          <table:table-cell office:value-type="float" office:value="121413" calcext:value-type="float">
            <text:p>121413</text:p>
          </table:table-cell>
          <table:table-cell table:number-columns-repeated="2"/>
          <table:table-cell table:formula="of:=AVERAGE([.AB20:.AJ20])" office:value-type="float" office:value="147224.571428571" calcext:value-type="float">
            <text:p>147224.571428571</text:p>
          </table:table-cell>
          <table:table-cell table:formula="of:=+STDEVP([.AB20:.AJ20])" office:value-type="float" office:value="14175.3052157329" calcext:value-type="float">
            <text:p>14175.30521573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990" calcext:value-type="float">
            <text:p>100990</text:p>
          </table:table-cell>
          <table:table-cell office:value-type="float" office:value="105934" calcext:value-type="float">
            <text:p>105934</text:p>
          </table:table-cell>
          <table:table-cell office:value-type="float" office:value="104196" calcext:value-type="float">
            <text:p>104196</text:p>
          </table:table-cell>
          <table:table-cell office:value-type="float" office:value="101806" calcext:value-type="float">
            <text:p>101806</text:p>
          </table:table-cell>
          <table:table-cell office:value-type="float" office:value="93476.9" calcext:value-type="float">
            <text:p>93476.9</text:p>
          </table:table-cell>
          <table:table-cell office:value-type="float" office:value="81819.7" calcext:value-type="float">
            <text:p>81819.7</text:p>
          </table:table-cell>
          <table:table-cell table:number-columns-repeated="3"/>
          <table:table-cell table:formula="of:=AVERAGE([.B21:.J21])" office:value-type="float" office:value="98037.1" calcext:value-type="float">
            <text:p>98037.1</text:p>
          </table:table-cell>
          <table:table-cell table:formula="of:=+STDEVP([.B21:.J21])" office:value-type="float" office:value="8236.26929339573" calcext:value-type="float">
            <text:p>8236.2692933957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01550" calcext:value-type="float">
            <text:p>-101550</text:p>
          </table:table-cell>
          <table:table-cell office:value-type="float" office:value="-109188" calcext:value-type="float">
            <text:p>-109188</text:p>
          </table:table-cell>
          <table:table-cell office:value-type="float" office:value="-104864" calcext:value-type="float">
            <text:p>-104864</text:p>
          </table:table-cell>
          <table:table-cell office:value-type="float" office:value="-104040" calcext:value-type="float">
            <text:p>-104040</text:p>
          </table:table-cell>
          <table:table-cell office:value-type="float" office:value="-97395.4" calcext:value-type="float">
            <text:p>-97395.4</text:p>
          </table:table-cell>
          <table:table-cell office:value-type="float" office:value="-87746.3" calcext:value-type="float">
            <text:p>-87746.3</text:p>
          </table:table-cell>
          <table:table-cell table:number-columns-repeated="3"/>
          <table:table-cell table:formula="of:=AVERAGE([.O21:.W21])" office:value-type="float" office:value="-100797.283333333" calcext:value-type="float">
            <text:p>-100797.283333333</text:p>
          </table:table-cell>
          <table:table-cell table:formula="of:=+STDEVP([.O21:.W21])" office:value-type="float" office:value="6830.3865260117" calcext:value-type="float">
            <text:p>6830.38652601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2415" calcext:value-type="float">
            <text:p>202415</text:p>
          </table:table-cell>
          <table:table-cell office:value-type="float" office:value="214989" calcext:value-type="float">
            <text:p>214989</text:p>
          </table:table-cell>
          <table:table-cell office:value-type="float" office:value="208977" calcext:value-type="float">
            <text:p>208977</text:p>
          </table:table-cell>
          <table:table-cell office:value-type="float" office:value="205724" calcext:value-type="float">
            <text:p>205724</text:p>
          </table:table-cell>
          <table:table-cell office:value-type="float" office:value="190753" calcext:value-type="float">
            <text:p>190753</text:p>
          </table:table-cell>
          <table:table-cell office:value-type="float" office:value="169134" calcext:value-type="float">
            <text:p>169134</text:p>
          </table:table-cell>
          <table:table-cell table:number-columns-repeated="3"/>
          <table:table-cell table:formula="of:=AVERAGE([.AB21:.AJ21])" office:value-type="float" office:value="198665.333333333" calcext:value-type="float">
            <text:p>198665.333333333</text:p>
          </table:table-cell>
          <table:table-cell table:formula="of:=+STDEVP([.AB21:.AJ21])" office:value-type="float" office:value="15118.3222467163" calcext:value-type="float">
            <text:p>15118.322246716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29503" calcext:value-type="float">
            <text:p>129503</text:p>
          </table:table-cell>
          <table:table-cell office:value-type="float" office:value="130985" calcext:value-type="float">
            <text:p>130985</text:p>
          </table:table-cell>
          <table:table-cell office:value-type="float" office:value="125522" calcext:value-type="float">
            <text:p>125522</text:p>
          </table:table-cell>
          <table:table-cell office:value-type="float" office:value="120393" calcext:value-type="float">
            <text:p>120393</text:p>
          </table:table-cell>
          <table:table-cell office:value-type="float" office:value="110333" calcext:value-type="float">
            <text:p>110333</text:p>
          </table:table-cell>
          <table:table-cell table:number-columns-repeated="4"/>
          <table:table-cell table:formula="of:=AVERAGE([.B22:.J22])" office:value-type="float" office:value="123347.2" calcext:value-type="float">
            <text:p>123347.2</text:p>
          </table:table-cell>
          <table:table-cell table:formula="of:=+STDEVP([.B22:.J22])" office:value-type="float" office:value="7470.69363312404" calcext:value-type="float">
            <text:p>7470.6936331240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-132344" calcext:value-type="float">
            <text:p>-132344</text:p>
          </table:table-cell>
          <table:table-cell office:value-type="float" office:value="-132044" calcext:value-type="float">
            <text:p>-132044</text:p>
          </table:table-cell>
          <table:table-cell office:value-type="float" office:value="-127566" calcext:value-type="float">
            <text:p>-127566</text:p>
          </table:table-cell>
          <table:table-cell office:value-type="float" office:value="-125083" calcext:value-type="float">
            <text:p>-125083</text:p>
          </table:table-cell>
          <table:table-cell office:value-type="float" office:value="-118540" calcext:value-type="float">
            <text:p>-118540</text:p>
          </table:table-cell>
          <table:table-cell table:number-columns-repeated="4"/>
          <table:table-cell table:formula="of:=AVERAGE([.O22:.W22])" office:value-type="float" office:value="-127115.4" calcext:value-type="float">
            <text:p>-127115.4</text:p>
          </table:table-cell>
          <table:table-cell table:formula="of:=+STDEVP([.O22:.W22])" office:value-type="float" office:value="5089.21469777018" calcext:value-type="float">
            <text:p>5089.21469777018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61648" calcext:value-type="float">
            <text:p>261648</text:p>
          </table:table-cell>
          <table:table-cell office:value-type="float" office:value="262855" calcext:value-type="float">
            <text:p>262855</text:p>
          </table:table-cell>
          <table:table-cell office:value-type="float" office:value="252895" calcext:value-type="float">
            <text:p>252895</text:p>
          </table:table-cell>
          <table:table-cell office:value-type="float" office:value="245274" calcext:value-type="float">
            <text:p>245274</text:p>
          </table:table-cell>
          <table:table-cell office:value-type="float" office:value="228246" calcext:value-type="float">
            <text:p>228246</text:p>
          </table:table-cell>
          <table:table-cell table:number-columns-repeated="4"/>
          <table:table-cell table:formula="of:=AVERAGE([.AB22:.AJ22])" office:value-type="float" office:value="250183.6" calcext:value-type="float">
            <text:p>250183.6</text:p>
          </table:table-cell>
          <table:table-cell table:formula="of:=+STDEVP([.AB22:.AJ22])" office:value-type="float" office:value="12686.2997063762" calcext:value-type="float">
            <text:p>12686.29970637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4554" calcext:value-type="float">
            <text:p>154554</text:p>
          </table:table-cell>
          <table:table-cell office:value-type="float" office:value="152311" calcext:value-type="float">
            <text:p>152311</text:p>
          </table:table-cell>
          <table:table-cell office:value-type="float" office:value="144108" calcext:value-type="float">
            <text:p>144108</text:p>
          </table:table-cell>
          <table:table-cell office:value-type="float" office:value="137248" calcext:value-type="float">
            <text:p>137248</text:p>
          </table:table-cell>
          <table:table-cell table:number-columns-repeated="5"/>
          <table:table-cell table:formula="of:=AVERAGE([.B23:.J23])" office:value-type="float" office:value="147055.25" calcext:value-type="float">
            <text:p>147055.25</text:p>
          </table:table-cell>
          <table:table-cell table:formula="of:=+STDEVP([.B23:.J23])" office:value-type="float" office:value="6868.8171243308" calcext:value-type="float">
            <text:p>6868.81712433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55200" calcext:value-type="float">
            <text:p>-155200</text:p>
          </table:table-cell>
          <table:table-cell office:value-type="float" office:value="-154746" calcext:value-type="float">
            <text:p>-154746</text:p>
          </table:table-cell>
          <table:table-cell office:value-type="float" office:value="-148609" calcext:value-type="float">
            <text:p>-148609</text:p>
          </table:table-cell>
          <table:table-cell office:value-type="float" office:value="-146228" calcext:value-type="float">
            <text:p>-146228</text:p>
          </table:table-cell>
          <table:table-cell table:number-columns-repeated="5"/>
          <table:table-cell table:formula="of:=AVERAGE([.O23:.W23])" office:value-type="float" office:value="-151195.75" calcext:value-type="float">
            <text:p>-151195.75</text:p>
          </table:table-cell>
          <table:table-cell table:formula="of:=+STDEVP([.O23:.W23])" office:value-type="float" office:value="3873.24504614671" calcext:value-type="float">
            <text:p>3873.2450461467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09503" calcext:value-type="float">
            <text:p>309503</text:p>
          </table:table-cell>
          <table:table-cell office:value-type="float" office:value="306749" calcext:value-type="float">
            <text:p>306749</text:p>
          </table:table-cell>
          <table:table-cell office:value-type="float" office:value="292436" calcext:value-type="float">
            <text:p>292436</text:p>
          </table:table-cell>
          <table:table-cell office:value-type="float" office:value="282702" calcext:value-type="float">
            <text:p>282702</text:p>
          </table:table-cell>
          <table:table-cell table:number-columns-repeated="5"/>
          <table:table-cell table:formula="of:=AVERAGE([.AB23:.AJ23])" office:value-type="float" office:value="297847.5" calcext:value-type="float">
            <text:p>297847.5</text:p>
          </table:table-cell>
          <table:table-cell table:formula="of:=+STDEVP([.AB23:.AJ23])" office:value-type="float" office:value="10882.9899958605" calcext:value-type="float">
            <text:p>10882.9899958605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75880" calcext:value-type="float">
            <text:p>175880</text:p>
          </table:table-cell>
          <table:table-cell office:value-type="float" office:value="170898" calcext:value-type="float">
            <text:p>170898</text:p>
          </table:table-cell>
          <table:table-cell office:value-type="float" office:value="160964" calcext:value-type="float">
            <text:p>160964</text:p>
          </table:table-cell>
          <table:table-cell table:number-columns-repeated="6"/>
          <table:table-cell table:formula="of:=AVERAGE([.B24:.J24])" office:value-type="float" office:value="169247.333333333" calcext:value-type="float">
            <text:p>169247.333333333</text:p>
          </table:table-cell>
          <table:table-cell table:formula="of:=+STDEVP([.B24:.J24])" office:value-type="float" office:value="6200.28436623855" calcext:value-type="float">
            <text:p>6200.2843662385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-177902" calcext:value-type="float">
            <text:p>-177902</text:p>
          </table:table-cell>
          <table:table-cell office:value-type="float" office:value="-175789" calcext:value-type="float">
            <text:p>-175789</text:p>
          </table:table-cell>
          <table:table-cell office:value-type="float" office:value="-169754" calcext:value-type="float">
            <text:p>-169754</text:p>
          </table:table-cell>
          <table:table-cell table:number-columns-repeated="6"/>
          <table:table-cell table:formula="of:=AVERAGE([.O24:.W24])" office:value-type="float" office:value="-174481.666666667" calcext:value-type="float">
            <text:p>-174481.666666667</text:p>
          </table:table-cell>
          <table:table-cell table:formula="of:=+STDEVP([.O24:.W24])" office:value-type="float" office:value="3452.46929345103" calcext:value-type="float">
            <text:p>3452.46929345103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353385" calcext:value-type="float">
            <text:p>353385</text:p>
          </table:table-cell>
          <table:table-cell office:value-type="float" office:value="346283" calcext:value-type="float">
            <text:p>346283</text:p>
          </table:table-cell>
          <table:table-cell office:value-type="float" office:value="329811" calcext:value-type="float">
            <text:p>329811</text:p>
          </table:table-cell>
          <table:table-cell table:number-columns-repeated="6"/>
          <table:table-cell table:formula="of:=AVERAGE([.AB24:.AJ24])" office:value-type="float" office:value="343159.666666667" calcext:value-type="float">
            <text:p>343159.666666667</text:p>
          </table:table-cell>
          <table:table-cell table:formula="of:=+STDEVP([.AB24:.AJ24])" office:value-type="float" office:value="9874.20131228625" calcext:value-type="float">
            <text:p>9874.201312286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4467" calcext:value-type="float">
            <text:p>194467</text:p>
          </table:table-cell>
          <table:table-cell office:value-type="float" office:value="187754" calcext:value-type="float">
            <text:p>187754</text:p>
          </table:table-cell>
          <table:table-cell table:number-columns-repeated="7"/>
          <table:table-cell table:formula="of:=AVERAGE([.B25:.J25])" office:value-type="float" office:value="191110.5" calcext:value-type="float">
            <text:p>191110.5</text:p>
          </table:table-cell>
          <table:table-cell table:formula="of:=+STDEVP([.B25:.J25])" office:value-type="float" office:value="3356.5" calcext:value-type="float">
            <text:p>3356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98945" calcext:value-type="float">
            <text:p>-198945</text:p>
          </table:table-cell>
          <table:table-cell office:value-type="float" office:value="-196934" calcext:value-type="float">
            <text:p>-196934</text:p>
          </table:table-cell>
          <table:table-cell table:number-columns-repeated="7"/>
          <table:table-cell table:formula="of:=AVERAGE([.O25:.W25])" office:value-type="float" office:value="-197939.5" calcext:value-type="float">
            <text:p>-197939.5</text:p>
          </table:table-cell>
          <table:table-cell table:formula="of:=+STDEVP([.O25:.W25])" office:value-type="float" office:value="1005.5" calcext:value-type="float">
            <text:p>1005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92895" calcext:value-type="float">
            <text:p>392895</text:p>
          </table:table-cell>
          <table:table-cell office:value-type="float" office:value="383584" calcext:value-type="float">
            <text:p>383584</text:p>
          </table:table-cell>
          <table:table-cell table:number-columns-repeated="7"/>
          <table:table-cell table:formula="of:=AVERAGE([.AB25:.AJ25])" office:value-type="float" office:value="388239.5" calcext:value-type="float">
            <text:p>388239.5</text:p>
          </table:table-cell>
          <table:table-cell table:formula="of:=+STDEVP([.AB25:.AJ25])" office:value-type="float" office:value="4655.5" calcext:value-type="float">
            <text:p>4655.5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11323" calcext:value-type="float">
            <text:p>211323</text:p>
          </table:table-cell>
          <table:table-cell table:number-columns-repeated="8"/>
          <table:table-cell table:formula="of:=AVERAGE([.B26:.J26])" office:value-type="float" office:value="211323" calcext:value-type="float">
            <text:p>211323</text:p>
          </table:table-cell>
          <table:table-cell table:formula="of:=+STDEVP([.B26:.J26])" office:value-type="float" office:value="0" calcext:value-type="float">
            <text:p>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-220090" calcext:value-type="float">
            <text:p>-220090</text:p>
          </table:table-cell>
          <table:table-cell table:number-columns-repeated="8"/>
          <table:table-cell table:formula="of:=AVERAGE([.O26:.W26])" office:value-type="float" office:value="-220090" calcext:value-type="float">
            <text:p>-220090</text:p>
          </table:table-cell>
          <table:table-cell table:formula="of:=+STDEVP([.O26:.W26])" office:value-type="float" office:value="0" calcext:value-type="float">
            <text:p>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430183" calcext:value-type="float">
            <text:p>430183</text:p>
          </table:table-cell>
          <table:table-cell table:number-columns-repeated="8"/>
          <table:table-cell table:formula="of:=AVERAGE([.AB26:.AJ26])" office:value-type="float" office:value="430183" calcext:value-type="float">
            <text:p>430183</text:p>
          </table:table-cell>
          <table:table-cell table:formula="of:=+STDEVP([.AB26:.AJ26])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8"/>
        </table:table-row>
        <table:table-row table:style-name="ro1">
          <table:table-cell office:value-type="string" calcext:value-type="string">
            <text:p>q15_2</text:p>
          </table:table-cell>
          <table:table-cell office:value-type="string" calcext:value-type="string">
            <text:p>FILL</text:p>
          </table:table-cell>
          <table:table-cell table:number-columns-repeated="8"/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 table:number-columns-repeated="2"/>
          <table:table-cell office:value-type="string" calcext:value-type="string">
            <text:p>SCOUR</text:p>
          </table:table-cell>
          <table:table-cell table:number-columns-repeated="8"/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 table:number-columns-repeated="2"/>
          <table:table-cell office:value-type="string" calcext:value-type="string">
            <text:p>SUM</text:p>
          </table:table-cell>
          <table:table-cell table:number-columns-repeated="8"/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3488.4" calcext:value-type="float">
            <text:p>33488.4</text:p>
          </table:table-cell>
          <table:table-cell office:value-type="float" office:value="26917.2" calcext:value-type="float">
            <text:p>26917.2</text:p>
          </table:table-cell>
          <table:table-cell office:value-type="float" office:value="40400.9" calcext:value-type="float">
            <text:p>40400.9</text:p>
          </table:table-cell>
          <table:table-cell office:value-type="float" office:value="35910.5" calcext:value-type="float">
            <text:p>35910.5</text:p>
          </table:table-cell>
          <table:table-cell office:value-type="float" office:value="34207" calcext:value-type="float">
            <text:p>34207</text:p>
          </table:table-cell>
          <table:table-cell office:value-type="float" office:value="34539.2" calcext:value-type="float">
            <text:p>34539.2</text:p>
          </table:table-cell>
          <table:table-cell office:value-type="float" office:value="27980.9" calcext:value-type="float">
            <text:p>27980.9</text:p>
          </table:table-cell>
          <table:table-cell office:value-type="float" office:value="35483.4" calcext:value-type="float">
            <text:p>35483.4</text:p>
          </table:table-cell>
          <table:table-cell office:value-type="float" office:value="30449.3" calcext:value-type="float">
            <text:p>30449.3</text:p>
          </table:table-cell>
          <table:table-cell table:formula="of:=AVERAGE([.B31:.J31])" office:value-type="float" office:value="33264.0888888889" calcext:value-type="float">
            <text:p>33264.0888888889</text:p>
          </table:table-cell>
          <table:table-cell table:formula="of:=+STDEVP([.B31:.J31])" office:value-type="float" office:value="3965.77485057234" calcext:value-type="float">
            <text:p>3965.7748505723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34284.7" calcext:value-type="float">
            <text:p>-34284.7</text:p>
          </table:table-cell>
          <table:table-cell office:value-type="float" office:value="-26862.7" calcext:value-type="float">
            <text:p>-26862.7</text:p>
          </table:table-cell>
          <table:table-cell office:value-type="float" office:value="-43650.5" calcext:value-type="float">
            <text:p>-43650.5</text:p>
          </table:table-cell>
          <table:table-cell office:value-type="float" office:value="-35915.2" calcext:value-type="float">
            <text:p>-35915.2</text:p>
          </table:table-cell>
          <table:table-cell office:value-type="float" office:value="-35118.1" calcext:value-type="float">
            <text:p>-35118.1</text:p>
          </table:table-cell>
          <table:table-cell office:value-type="float" office:value="-32269.6" calcext:value-type="float">
            <text:p>-32269.6</text:p>
          </table:table-cell>
          <table:table-cell office:value-type="float" office:value="-26514.3" calcext:value-type="float">
            <text:p>-26514.3</text:p>
          </table:table-cell>
          <table:table-cell office:value-type="float" office:value="-38522.7" calcext:value-type="float">
            <text:p>-38522.7</text:p>
          </table:table-cell>
          <table:table-cell office:value-type="float" office:value="-32089.8" calcext:value-type="float">
            <text:p>-32089.8</text:p>
          </table:table-cell>
          <table:table-cell table:formula="of:=AVERAGE([.O31:.W31])" office:value-type="float" office:value="-33914.1777777778" calcext:value-type="float">
            <text:p>-33914.1777777778</text:p>
          </table:table-cell>
          <table:table-cell table:formula="of:=+STDEVP([.O31:.W31])" office:value-type="float" office:value="5078.711266711" calcext:value-type="float">
            <text:p>5078.71126671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67773.1" calcext:value-type="float">
            <text:p>67773.1</text:p>
          </table:table-cell>
          <table:table-cell office:value-type="float" office:value="53779.9" calcext:value-type="float">
            <text:p>53779.9</text:p>
          </table:table-cell>
          <table:table-cell office:value-type="float" office:value="84051.4" calcext:value-type="float">
            <text:p>84051.4</text:p>
          </table:table-cell>
          <table:table-cell office:value-type="float" office:value="71825.7" calcext:value-type="float">
            <text:p>71825.7</text:p>
          </table:table-cell>
          <table:table-cell office:value-type="float" office:value="69325.1" calcext:value-type="float">
            <text:p>69325.1</text:p>
          </table:table-cell>
          <table:table-cell office:value-type="float" office:value="66808.8" calcext:value-type="float">
            <text:p>66808.8</text:p>
          </table:table-cell>
          <table:table-cell office:value-type="float" office:value="54495.2" calcext:value-type="float">
            <text:p>54495.2</text:p>
          </table:table-cell>
          <table:table-cell office:value-type="float" office:value="74006.1" calcext:value-type="float">
            <text:p>74006.1</text:p>
          </table:table-cell>
          <table:table-cell office:value-type="float" office:value="62539.1" calcext:value-type="float">
            <text:p>62539.1</text:p>
          </table:table-cell>
          <table:table-cell table:formula="of:=AVERAGE([.AB31:.AJ31])" office:value-type="float" office:value="67178.2666666667" calcext:value-type="float">
            <text:p>67178.2666666667</text:p>
          </table:table-cell>
          <table:table-cell table:formula="of:=+STDEVP([.AB31:.AJ31])" office:value-type="float" office:value="8943.7630381301" calcext:value-type="float">
            <text:p>8943.76303813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405.6" calcext:value-type="float">
            <text:p>60405.6</text:p>
          </table:table-cell>
          <table:table-cell office:value-type="float" office:value="67318.1" calcext:value-type="float">
            <text:p>67318.1</text:p>
          </table:table-cell>
          <table:table-cell office:value-type="float" office:value="76311.4" calcext:value-type="float">
            <text:p>76311.4</text:p>
          </table:table-cell>
          <table:table-cell office:value-type="float" office:value="70117.5" calcext:value-type="float">
            <text:p>70117.5</text:p>
          </table:table-cell>
          <table:table-cell office:value-type="float" office:value="68746.2" calcext:value-type="float">
            <text:p>68746.2</text:p>
          </table:table-cell>
          <table:table-cell office:value-type="float" office:value="62520.1" calcext:value-type="float">
            <text:p>62520.1</text:p>
          </table:table-cell>
          <table:table-cell office:value-type="float" office:value="63464.3" calcext:value-type="float">
            <text:p>63464.3</text:p>
          </table:table-cell>
          <table:table-cell office:value-type="float" office:value="65932.7" calcext:value-type="float">
            <text:p>65932.7</text:p>
          </table:table-cell>
          <table:table-cell/>
          <table:table-cell table:formula="of:=AVERAGE([.B32:.J32])" office:value-type="float" office:value="66851.9875" calcext:value-type="float">
            <text:p>66851.9875</text:p>
          </table:table-cell>
          <table:table-cell table:formula="of:=+STDEVP([.B32:.J32])" office:value-type="float" office:value="4698.29804036459" calcext:value-type="float">
            <text:p>4698.298040364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1147.4" calcext:value-type="float">
            <text:p>-61147.4</text:p>
          </table:table-cell>
          <table:table-cell office:value-type="float" office:value="-70513.2" calcext:value-type="float">
            <text:p>-70513.2</text:p>
          </table:table-cell>
          <table:table-cell office:value-type="float" office:value="-79565.7" calcext:value-type="float">
            <text:p>-79565.7</text:p>
          </table:table-cell>
          <table:table-cell office:value-type="float" office:value="-71033.3" calcext:value-type="float">
            <text:p>-71033.3</text:p>
          </table:table-cell>
          <table:table-cell office:value-type="float" office:value="-67387.7" calcext:value-type="float">
            <text:p>-67387.7</text:p>
          </table:table-cell>
          <table:table-cell office:value-type="float" office:value="-58783.9" calcext:value-type="float">
            <text:p>-58783.9</text:p>
          </table:table-cell>
          <table:table-cell office:value-type="float" office:value="-65037" calcext:value-type="float">
            <text:p>-65037</text:p>
          </table:table-cell>
          <table:table-cell office:value-type="float" office:value="-70612.5" calcext:value-type="float">
            <text:p>-70612.5</text:p>
          </table:table-cell>
          <table:table-cell/>
          <table:table-cell table:formula="of:=AVERAGE([.O32:.W32])" office:value-type="float" office:value="-68010.0875" calcext:value-type="float">
            <text:p>-68010.0875</text:p>
          </table:table-cell>
          <table:table-cell table:formula="of:=+STDEVP([.O32:.W32])" office:value-type="float" office:value="6094.62619925076" calcext:value-type="float">
            <text:p>6094.626199250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1522" calcext:value-type="float">
            <text:p>121522</text:p>
          </table:table-cell>
          <table:table-cell office:value-type="float" office:value="137810" calcext:value-type="float">
            <text:p>137810</text:p>
          </table:table-cell>
          <table:table-cell office:value-type="float" office:value="155852" calcext:value-type="float">
            <text:p>155852</text:p>
          </table:table-cell>
          <table:table-cell office:value-type="float" office:value="141020" calcext:value-type="float">
            <text:p>141020</text:p>
          </table:table-cell>
          <table:table-cell office:value-type="float" office:value="136104" calcext:value-type="float">
            <text:p>136104</text:p>
          </table:table-cell>
          <table:table-cell office:value-type="float" office:value="121149" calcext:value-type="float">
            <text:p>121149</text:p>
          </table:table-cell>
          <table:table-cell office:value-type="float" office:value="128460" calcext:value-type="float">
            <text:p>128460</text:p>
          </table:table-cell>
          <table:table-cell office:value-type="float" office:value="136528" calcext:value-type="float">
            <text:p>136528</text:p>
          </table:table-cell>
          <table:table-cell/>
          <table:table-cell table:formula="of:=AVERAGE([.AB32:.AJ32])" office:value-type="float" office:value="134805.625" calcext:value-type="float">
            <text:p>134805.625</text:p>
          </table:table-cell>
          <table:table-cell table:formula="of:=+STDEVP([.AB32:.AJ32])" office:value-type="float" office:value="10597.5942781546" calcext:value-type="float">
            <text:p>10597.5942781546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00806" calcext:value-type="float">
            <text:p>100806</text:p>
          </table:table-cell>
          <table:table-cell office:value-type="float" office:value="103229" calcext:value-type="float">
            <text:p>103229</text:p>
          </table:table-cell>
          <table:table-cell office:value-type="float" office:value="110518" calcext:value-type="float">
            <text:p>110518</text:p>
          </table:table-cell>
          <table:table-cell office:value-type="float" office:value="104657" calcext:value-type="float">
            <text:p>104657</text:p>
          </table:table-cell>
          <table:table-cell office:value-type="float" office:value="96727.1" calcext:value-type="float">
            <text:p>96727.1</text:p>
          </table:table-cell>
          <table:table-cell office:value-type="float" office:value="98003.5" calcext:value-type="float">
            <text:p>98003.5</text:p>
          </table:table-cell>
          <table:table-cell office:value-type="float" office:value="93913.6" calcext:value-type="float">
            <text:p>93913.6</text:p>
          </table:table-cell>
          <table:table-cell table:number-columns-repeated="2"/>
          <table:table-cell table:formula="of:=AVERAGE([.B33:.J33])" office:value-type="float" office:value="101122.028571429" calcext:value-type="float">
            <text:p>101122.028571429</text:p>
          </table:table-cell>
          <table:table-cell table:formula="of:=+STDEVP([.B33:.J33])" office:value-type="float" office:value="5159.20210905144" calcext:value-type="float">
            <text:p>5159.20210905144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-104798" calcext:value-type="float">
            <text:p>-104798</text:p>
          </table:table-cell>
          <table:table-cell office:value-type="float" office:value="-106428" calcext:value-type="float">
            <text:p>-106428</text:p>
          </table:table-cell>
          <table:table-cell office:value-type="float" office:value="-114684" calcext:value-type="float">
            <text:p>-114684</text:p>
          </table:table-cell>
          <table:table-cell office:value-type="float" office:value="-103303" calcext:value-type="float">
            <text:p>-103303</text:p>
          </table:table-cell>
          <table:table-cell office:value-type="float" office:value="-93902" calcext:value-type="float">
            <text:p>-93902</text:p>
          </table:table-cell>
          <table:table-cell office:value-type="float" office:value="-97306.6" calcext:value-type="float">
            <text:p>-97306.6</text:p>
          </table:table-cell>
          <table:table-cell office:value-type="float" office:value="-97126.8" calcext:value-type="float">
            <text:p>-97126.8</text:p>
          </table:table-cell>
          <table:table-cell table:number-columns-repeated="2"/>
          <table:table-cell table:formula="of:=AVERAGE([.O33:.W33])" office:value-type="float" office:value="-102506.914285714" calcext:value-type="float">
            <text:p>-102506.914285714</text:p>
          </table:table-cell>
          <table:table-cell table:formula="of:=+STDEVP([.O33:.W33])" office:value-type="float" office:value="6541.87177396032" calcext:value-type="float">
            <text:p>6541.87177396032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05519" calcext:value-type="float">
            <text:p>205519</text:p>
          </table:table-cell>
          <table:table-cell office:value-type="float" office:value="209580" calcext:value-type="float">
            <text:p>209580</text:p>
          </table:table-cell>
          <table:table-cell office:value-type="float" office:value="224857" calcext:value-type="float">
            <text:p>224857</text:p>
          </table:table-cell>
          <table:table-cell office:value-type="float" office:value="207785" calcext:value-type="float">
            <text:p>207785</text:p>
          </table:table-cell>
          <table:table-cell office:value-type="float" office:value="190408" calcext:value-type="float">
            <text:p>190408</text:p>
          </table:table-cell>
          <table:table-cell office:value-type="float" office:value="194940" calcext:value-type="float">
            <text:p>194940</text:p>
          </table:table-cell>
          <table:table-cell office:value-type="float" office:value="190988" calcext:value-type="float">
            <text:p>190988</text:p>
          </table:table-cell>
          <table:table-cell table:number-columns-repeated="2"/>
          <table:table-cell table:formula="of:=AVERAGE([.AB33:.AJ33])" office:value-type="float" office:value="203439.571428571" calcext:value-type="float">
            <text:p>203439.571428571</text:p>
          </table:table-cell>
          <table:table-cell table:formula="of:=+STDEVP([.AB33:.AJ33])" office:value-type="float" office:value="11443.8010775284" calcext:value-type="float">
            <text:p>11443.80107752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6717" calcext:value-type="float">
            <text:p>136717</text:p>
          </table:table-cell>
          <table:table-cell office:value-type="float" office:value="137436" calcext:value-type="float">
            <text:p>137436</text:p>
          </table:table-cell>
          <table:table-cell office:value-type="float" office:value="145058" calcext:value-type="float">
            <text:p>145058</text:p>
          </table:table-cell>
          <table:table-cell office:value-type="float" office:value="132638" calcext:value-type="float">
            <text:p>132638</text:p>
          </table:table-cell>
          <table:table-cell office:value-type="float" office:value="132210" calcext:value-type="float">
            <text:p>132210</text:p>
          </table:table-cell>
          <table:table-cell office:value-type="float" office:value="128453" calcext:value-type="float">
            <text:p>128453</text:p>
          </table:table-cell>
          <table:table-cell table:number-columns-repeated="3"/>
          <table:table-cell table:formula="of:=AVERAGE([.B34:.J34])" office:value-type="float" office:value="135418.666666667" calcext:value-type="float">
            <text:p>135418.666666667</text:p>
          </table:table-cell>
          <table:table-cell table:formula="of:=+STDEVP([.B34:.J34])" office:value-type="float" office:value="5247.54246184715" calcext:value-type="float">
            <text:p>5247.542461847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40713" calcext:value-type="float">
            <text:p>-140713</text:p>
          </table:table-cell>
          <table:table-cell office:value-type="float" office:value="-141546" calcext:value-type="float">
            <text:p>-141546</text:p>
          </table:table-cell>
          <table:table-cell office:value-type="float" office:value="-146953" calcext:value-type="float">
            <text:p>-146953</text:p>
          </table:table-cell>
          <table:table-cell office:value-type="float" office:value="-129817" calcext:value-type="float">
            <text:p>-129817</text:p>
          </table:table-cell>
          <table:table-cell office:value-type="float" office:value="-132425" calcext:value-type="float">
            <text:p>-132425</text:p>
          </table:table-cell>
          <table:table-cell office:value-type="float" office:value="-129396" calcext:value-type="float">
            <text:p>-129396</text:p>
          </table:table-cell>
          <table:table-cell table:number-columns-repeated="3"/>
          <table:table-cell table:formula="of:=AVERAGE([.O34:.W34])" office:value-type="float" office:value="-136808.333333333" calcext:value-type="float">
            <text:p>-136808.333333333</text:p>
          </table:table-cell>
          <table:table-cell table:formula="of:=+STDEVP([.O34:.W34])" office:value-type="float" office:value="6628.74054570114" calcext:value-type="float">
            <text:p>6628.740545701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77267" calcext:value-type="float">
            <text:p>277267</text:p>
          </table:table-cell>
          <table:table-cell office:value-type="float" office:value="278491" calcext:value-type="float">
            <text:p>278491</text:p>
          </table:table-cell>
          <table:table-cell office:value-type="float" office:value="291602" calcext:value-type="float">
            <text:p>291602</text:p>
          </table:table-cell>
          <table:table-cell office:value-type="float" office:value="262031" calcext:value-type="float">
            <text:p>262031</text:p>
          </table:table-cell>
          <table:table-cell office:value-type="float" office:value="264186" calcext:value-type="float">
            <text:p>264186</text:p>
          </table:table-cell>
          <table:table-cell office:value-type="float" office:value="257348" calcext:value-type="float">
            <text:p>257348</text:p>
          </table:table-cell>
          <table:table-cell table:number-columns-repeated="3"/>
          <table:table-cell table:formula="of:=AVERAGE([.AB34:.AJ34])" office:value-type="float" office:value="271820.833333333" calcext:value-type="float">
            <text:p>271820.833333333</text:p>
          </table:table-cell>
          <table:table-cell table:formula="of:=+STDEVP([.AB34:.AJ34])" office:value-type="float" office:value="11754.7212559701" calcext:value-type="float">
            <text:p>11754.7212559701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70924" calcext:value-type="float">
            <text:p>170924</text:p>
          </table:table-cell>
          <table:table-cell office:value-type="float" office:value="171975" calcext:value-type="float">
            <text:p>171975</text:p>
          </table:table-cell>
          <table:table-cell office:value-type="float" office:value="173038" calcext:value-type="float">
            <text:p>173038</text:p>
          </table:table-cell>
          <table:table-cell office:value-type="float" office:value="168121" calcext:value-type="float">
            <text:p>168121</text:p>
          </table:table-cell>
          <table:table-cell office:value-type="float" office:value="162660" calcext:value-type="float">
            <text:p>162660</text:p>
          </table:table-cell>
          <table:table-cell table:number-columns-repeated="4"/>
          <table:table-cell table:formula="of:=AVERAGE([.B35:.J35])" office:value-type="float" office:value="169343.6" calcext:value-type="float">
            <text:p>169343.6</text:p>
          </table:table-cell>
          <table:table-cell table:formula="of:=+STDEVP([.B35:.J35])" office:value-type="float" office:value="3721.17672786445" calcext:value-type="float">
            <text:p>3721.1767278644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-175831" calcext:value-type="float">
            <text:p>-175831</text:p>
          </table:table-cell>
          <table:table-cell office:value-type="float" office:value="-173816" calcext:value-type="float">
            <text:p>-173816</text:p>
          </table:table-cell>
          <table:table-cell office:value-type="float" office:value="-173468" calcext:value-type="float">
            <text:p>-173468</text:p>
          </table:table-cell>
          <table:table-cell office:value-type="float" office:value="-168340" calcext:value-type="float">
            <text:p>-168340</text:p>
          </table:table-cell>
          <table:table-cell office:value-type="float" office:value="-164514" calcext:value-type="float">
            <text:p>-164514</text:p>
          </table:table-cell>
          <table:table-cell table:number-columns-repeated="4"/>
          <table:table-cell table:formula="of:=AVERAGE([.O35:.W35])" office:value-type="float" office:value="-171193.8" calcext:value-type="float">
            <text:p>-171193.8</text:p>
          </table:table-cell>
          <table:table-cell table:formula="of:=+STDEVP([.O35:.W35])" office:value-type="float" office:value="4154.88735828061" calcext:value-type="float">
            <text:p>4154.88735828061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46013" calcext:value-type="float">
            <text:p>346013</text:p>
          </table:table-cell>
          <table:table-cell office:value-type="float" office:value="345230" calcext:value-type="float">
            <text:p>345230</text:p>
          </table:table-cell>
          <table:table-cell office:value-type="float" office:value="345848" calcext:value-type="float">
            <text:p>345848</text:p>
          </table:table-cell>
          <table:table-cell office:value-type="float" office:value="335804" calcext:value-type="float">
            <text:p>335804</text:p>
          </table:table-cell>
          <table:table-cell office:value-type="float" office:value="326590" calcext:value-type="float">
            <text:p>326590</text:p>
          </table:table-cell>
          <table:table-cell table:number-columns-repeated="4"/>
          <table:table-cell table:formula="of:=AVERAGE([.AB35:.AJ35])" office:value-type="float" office:value="339897" calcext:value-type="float">
            <text:p>339897</text:p>
          </table:table-cell>
          <table:table-cell table:formula="of:=+STDEVP([.AB35:.AJ35])" office:value-type="float" office:value="7682.3127246943" calcext:value-type="float">
            <text:p>7682.31272469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5463" calcext:value-type="float">
            <text:p>205463</text:p>
          </table:table-cell>
          <table:table-cell office:value-type="float" office:value="199956" calcext:value-type="float">
            <text:p>199956</text:p>
          </table:table-cell>
          <table:table-cell office:value-type="float" office:value="208522" calcext:value-type="float">
            <text:p>208522</text:p>
          </table:table-cell>
          <table:table-cell office:value-type="float" office:value="198570" calcext:value-type="float">
            <text:p>198570</text:p>
          </table:table-cell>
          <table:table-cell table:number-columns-repeated="5"/>
          <table:table-cell table:formula="of:=AVERAGE([.B36:.J36])" office:value-type="float" office:value="203127.75" calcext:value-type="float">
            <text:p>203127.75</text:p>
          </table:table-cell>
          <table:table-cell table:formula="of:=+STDEVP([.B36:.J36])" office:value-type="float" office:value="4043.03131171402" calcext:value-type="float">
            <text:p>4043.031311714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08101" calcext:value-type="float">
            <text:p>-208101</text:p>
          </table:table-cell>
          <table:table-cell office:value-type="float" office:value="-200330" calcext:value-type="float">
            <text:p>-200330</text:p>
          </table:table-cell>
          <table:table-cell office:value-type="float" office:value="-211990" calcext:value-type="float">
            <text:p>-211990</text:p>
          </table:table-cell>
          <table:table-cell office:value-type="float" office:value="-200430" calcext:value-type="float">
            <text:p>-200430</text:p>
          </table:table-cell>
          <table:table-cell table:number-columns-repeated="5"/>
          <table:table-cell table:formula="of:=AVERAGE([.O36:.W36])" office:value-type="float" office:value="-205212.75" calcext:value-type="float">
            <text:p>-205212.75</text:p>
          </table:table-cell>
          <table:table-cell table:formula="of:=+STDEVP([.O36:.W36])" office:value-type="float" office:value="5024.6654304043" calcext:value-type="float">
            <text:p>5024.665430404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12721" calcext:value-type="float">
            <text:p>412721</text:p>
          </table:table-cell>
          <table:table-cell office:value-type="float" office:value="399455" calcext:value-type="float">
            <text:p>399455</text:p>
          </table:table-cell>
          <table:table-cell office:value-type="float" office:value="419595" calcext:value-type="float">
            <text:p>419595</text:p>
          </table:table-cell>
          <table:table-cell office:value-type="float" office:value="398198" calcext:value-type="float">
            <text:p>398198</text:p>
          </table:table-cell>
          <table:table-cell table:number-columns-repeated="5"/>
          <table:table-cell table:formula="of:=AVERAGE([.AB36:.AJ36])" office:value-type="float" office:value="407492.25" calcext:value-type="float">
            <text:p>407492.25</text:p>
          </table:table-cell>
          <table:table-cell table:formula="of:=+STDEVP([.AB36:.AJ36])" office:value-type="float" office:value="9011.06063055288" calcext:value-type="float">
            <text:p>9011.06063055288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33444" calcext:value-type="float">
            <text:p>233444</text:p>
          </table:table-cell>
          <table:table-cell office:value-type="float" office:value="235439" calcext:value-type="float">
            <text:p>235439</text:p>
          </table:table-cell>
          <table:table-cell office:value-type="float" office:value="238971" calcext:value-type="float">
            <text:p>238971</text:p>
          </table:table-cell>
          <table:table-cell table:number-columns-repeated="6"/>
          <table:table-cell table:formula="of:=AVERAGE([.B37:.J37])" office:value-type="float" office:value="235951.333333333" calcext:value-type="float">
            <text:p>235951.333333333</text:p>
          </table:table-cell>
          <table:table-cell table:formula="of:=+STDEVP([.B37:.J37])" office:value-type="float" office:value="2285.28573462683" calcext:value-type="float">
            <text:p>2285.28573462683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-234615" calcext:value-type="float">
            <text:p>-234615</text:p>
          </table:table-cell>
          <table:table-cell office:value-type="float" office:value="-238853" calcext:value-type="float">
            <text:p>-238853</text:p>
          </table:table-cell>
          <table:table-cell office:value-type="float" office:value="-244080" calcext:value-type="float">
            <text:p>-244080</text:p>
          </table:table-cell>
          <table:table-cell table:number-columns-repeated="6"/>
          <table:table-cell table:formula="of:=AVERAGE([.O37:.W37])" office:value-type="float" office:value="-239182.666666667" calcext:value-type="float">
            <text:p>-239182.666666667</text:p>
          </table:table-cell>
          <table:table-cell table:formula="of:=+STDEVP([.O37:.W37])" office:value-type="float" office:value="3871.09513646404" calcext:value-type="float">
            <text:p>3871.09513646404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466919" calcext:value-type="float">
            <text:p>466919</text:p>
          </table:table-cell>
          <table:table-cell office:value-type="float" office:value="473156" calcext:value-type="float">
            <text:p>473156</text:p>
          </table:table-cell>
          <table:table-cell office:value-type="float" office:value="481983" calcext:value-type="float">
            <text:p>481983</text:p>
          </table:table-cell>
          <table:table-cell table:number-columns-repeated="6"/>
          <table:table-cell table:formula="of:=AVERAGE([.AB37:.AJ37])" office:value-type="float" office:value="474019.333333333" calcext:value-type="float">
            <text:p>474019.333333333</text:p>
          </table:table-cell>
          <table:table-cell table:formula="of:=+STDEVP([.AB37:.AJ37])" office:value-type="float" office:value="6180.07725589971" calcext:value-type="float">
            <text:p>6180.077255899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8928" calcext:value-type="float">
            <text:p>268928</text:p>
          </table:table-cell>
          <table:table-cell office:value-type="float" office:value="265888" calcext:value-type="float">
            <text:p>265888</text:p>
          </table:table-cell>
          <table:table-cell table:number-columns-repeated="7"/>
          <table:table-cell table:formula="of:=AVERAGE([.B38:.J38])" office:value-type="float" office:value="267408" calcext:value-type="float">
            <text:p>267408</text:p>
          </table:table-cell>
          <table:table-cell table:formula="of:=+STDEVP([.B38:.J38])" office:value-type="float" office:value="1520" calcext:value-type="float">
            <text:p>15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273138" calcext:value-type="float">
            <text:p>-273138</text:p>
          </table:table-cell>
          <table:table-cell office:value-type="float" office:value="-270943" calcext:value-type="float">
            <text:p>-270943</text:p>
          </table:table-cell>
          <table:table-cell table:number-columns-repeated="7"/>
          <table:table-cell table:formula="of:=AVERAGE([.O38:.W38])" office:value-type="float" office:value="-272040.5" calcext:value-type="float">
            <text:p>-272040.5</text:p>
          </table:table-cell>
          <table:table-cell table:formula="of:=+STDEVP([.O38:.W38])" office:value-type="float" office:value="1097.5" calcext:value-type="float">
            <text:p>1097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40580" calcext:value-type="float">
            <text:p>540580</text:p>
          </table:table-cell>
          <table:table-cell office:value-type="float" office:value="535534" calcext:value-type="float">
            <text:p>535534</text:p>
          </table:table-cell>
          <table:table-cell table:number-columns-repeated="7"/>
          <table:table-cell table:formula="of:=AVERAGE([.AB38:.AJ38])" office:value-type="float" office:value="538057" calcext:value-type="float">
            <text:p>538057</text:p>
          </table:table-cell>
          <table:table-cell table:formula="of:=+STDEVP([.AB38:.AJ38])" office:value-type="float" office:value="2523" calcext:value-type="float">
            <text:p>2523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99377" calcext:value-type="float">
            <text:p>299377</text:p>
          </table:table-cell>
          <table:table-cell table:number-columns-repeated="8"/>
          <table:table-cell table:formula="of:=AVERAGE([.B39:.J39])" office:value-type="float" office:value="299377" calcext:value-type="float">
            <text:p>299377</text:p>
          </table:table-cell>
          <table:table-cell table:formula="of:=+STDEVP([.B39:.J39])" office:value-type="float" office:value="0" calcext:value-type="float">
            <text:p>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-305228" calcext:value-type="float">
            <text:p>-305228</text:p>
          </table:table-cell>
          <table:table-cell table:number-columns-repeated="8"/>
          <table:table-cell table:formula="of:=AVERAGE([.O39:.W39])" office:value-type="float" office:value="-305228" calcext:value-type="float">
            <text:p>-305228</text:p>
          </table:table-cell>
          <table:table-cell table:formula="of:=+STDEVP([.O39:.W39])" office:value-type="float" office:value="0" calcext:value-type="float">
            <text:p>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602958" calcext:value-type="float">
            <text:p>602958</text:p>
          </table:table-cell>
          <table:table-cell table:number-columns-repeated="8"/>
          <table:table-cell table:formula="of:=AVERAGE([.AB39:.AJ39])" office:value-type="float" office:value="602958" calcext:value-type="float">
            <text:p>602958</text:p>
          </table:table-cell>
          <table:table-cell table:formula="of:=+STDEVP([.AB39:.AJ39])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8"/>
        </table:table-row>
        <table:table-row table:style-name="ro1">
          <table:table-cell office:value-type="string" calcext:value-type="string">
            <text:p>q15_3</text:p>
          </table:table-cell>
          <table:table-cell office:value-type="string" calcext:value-type="string">
            <text:p>FILL</text:p>
          </table:table-cell>
          <table:table-cell table:number-columns-repeated="8"/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 table:number-columns-repeated="2"/>
          <table:table-cell office:value-type="string" calcext:value-type="string">
            <text:p>SCOUR</text:p>
          </table:table-cell>
          <table:table-cell table:number-columns-repeated="8"/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 table:number-columns-repeated="2"/>
          <table:table-cell office:value-type="string" calcext:value-type="string">
            <text:p>SUM</text:p>
          </table:table-cell>
          <table:table-cell table:number-columns-repeated="8"/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4312.7" calcext:value-type="float">
            <text:p>44312.7</text:p>
          </table:table-cell>
          <table:table-cell office:value-type="float" office:value="31107.9" calcext:value-type="float">
            <text:p>31107.9</text:p>
          </table:table-cell>
          <table:table-cell office:value-type="float" office:value="35837.8" calcext:value-type="float">
            <text:p>35837.8</text:p>
          </table:table-cell>
          <table:table-cell office:value-type="float" office:value="25981.1" calcext:value-type="float">
            <text:p>25981.1</text:p>
          </table:table-cell>
          <table:table-cell office:value-type="float" office:value="35282.5" calcext:value-type="float">
            <text:p>35282.5</text:p>
          </table:table-cell>
          <table:table-cell office:value-type="float" office:value="41801.6" calcext:value-type="float">
            <text:p>41801.6</text:p>
          </table:table-cell>
          <table:table-cell office:value-type="float" office:value="31306.5" calcext:value-type="float">
            <text:p>31306.5</text:p>
          </table:table-cell>
          <table:table-cell office:value-type="float" office:value="32975.9" calcext:value-type="float">
            <text:p>32975.9</text:p>
          </table:table-cell>
          <table:table-cell office:value-type="float" office:value="29451.6" calcext:value-type="float">
            <text:p>29451.6</text:p>
          </table:table-cell>
          <table:table-cell table:formula="of:=AVERAGE([.B44:.J44])" office:value-type="float" office:value="34228.6222222222" calcext:value-type="float">
            <text:p>34228.6222222222</text:p>
          </table:table-cell>
          <table:table-cell table:formula="of:=+STDEVP([.B44:.J44])" office:value-type="float" office:value="5511.87920259058" calcext:value-type="float">
            <text:p>5511.87920259058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25806.6" calcext:value-type="float">
            <text:p>-25806.6</text:p>
          </table:table-cell>
          <table:table-cell office:value-type="float" office:value="-33803.5" calcext:value-type="float">
            <text:p>-33803.5</text:p>
          </table:table-cell>
          <table:table-cell office:value-type="float" office:value="-33575.2" calcext:value-type="float">
            <text:p>-33575.2</text:p>
          </table:table-cell>
          <table:table-cell office:value-type="float" office:value="-36324.9" calcext:value-type="float">
            <text:p>-36324.9</text:p>
          </table:table-cell>
          <table:table-cell office:value-type="float" office:value="-36184.2" calcext:value-type="float">
            <text:p>-36184.2</text:p>
          </table:table-cell>
          <table:table-cell office:value-type="float" office:value="-41480" calcext:value-type="float">
            <text:p>-41480</text:p>
          </table:table-cell>
          <table:table-cell office:value-type="float" office:value="-42499.5" calcext:value-type="float">
            <text:p>-42499.5</text:p>
          </table:table-cell>
          <table:table-cell office:value-type="float" office:value="-33518.6" calcext:value-type="float">
            <text:p>-33518.6</text:p>
          </table:table-cell>
          <table:table-cell office:value-type="float" office:value="-36339" calcext:value-type="float">
            <text:p>-36339</text:p>
          </table:table-cell>
          <table:table-cell table:formula="of:=AVERAGE([.O44:.W44])" office:value-type="float" office:value="-35503.5" calcext:value-type="float">
            <text:p>-35503.5</text:p>
          </table:table-cell>
          <table:table-cell table:formula="of:=+STDEVP([.O44:.W44])" office:value-type="float" office:value="4607.68340757527" calcext:value-type="float">
            <text:p>4607.68340757527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70119.3" calcext:value-type="float">
            <text:p>70119.3</text:p>
          </table:table-cell>
          <table:table-cell office:value-type="float" office:value="64911.4" calcext:value-type="float">
            <text:p>64911.4</text:p>
          </table:table-cell>
          <table:table-cell office:value-type="float" office:value="69413" calcext:value-type="float">
            <text:p>69413</text:p>
          </table:table-cell>
          <table:table-cell office:value-type="float" office:value="62306" calcext:value-type="float">
            <text:p>62306</text:p>
          </table:table-cell>
          <table:table-cell office:value-type="float" office:value="71466.7" calcext:value-type="float">
            <text:p>71466.7</text:p>
          </table:table-cell>
          <table:table-cell office:value-type="float" office:value="83281.6" calcext:value-type="float">
            <text:p>83281.6</text:p>
          </table:table-cell>
          <table:table-cell office:value-type="float" office:value="73806" calcext:value-type="float">
            <text:p>73806</text:p>
          </table:table-cell>
          <table:table-cell office:value-type="float" office:value="66494.5" calcext:value-type="float">
            <text:p>66494.5</text:p>
          </table:table-cell>
          <table:table-cell office:value-type="float" office:value="65790.6" calcext:value-type="float">
            <text:p>65790.6</text:p>
          </table:table-cell>
          <table:table-cell table:formula="of:=AVERAGE([.AB44:.AJ44])" office:value-type="float" office:value="69732.1222222222" calcext:value-type="float">
            <text:p>69732.1222222222</text:p>
          </table:table-cell>
          <table:table-cell table:formula="of:=+STDEVP([.AB44:.AJ44])" office:value-type="float" office:value="5848.5495160534" calcext:value-type="float">
            <text:p>5848.54951605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420.6" calcext:value-type="float">
            <text:p>75420.6</text:p>
          </table:table-cell>
          <table:table-cell office:value-type="float" office:value="66945.7" calcext:value-type="float">
            <text:p>66945.7</text:p>
          </table:table-cell>
          <table:table-cell office:value-type="float" office:value="61818.9" calcext:value-type="float">
            <text:p>61818.9</text:p>
          </table:table-cell>
          <table:table-cell office:value-type="float" office:value="61263.6" calcext:value-type="float">
            <text:p>61263.6</text:p>
          </table:table-cell>
          <table:table-cell office:value-type="float" office:value="77084.1" calcext:value-type="float">
            <text:p>77084.1</text:p>
          </table:table-cell>
          <table:table-cell office:value-type="float" office:value="73108.1" calcext:value-type="float">
            <text:p>73108.1</text:p>
          </table:table-cell>
          <table:table-cell office:value-type="float" office:value="64282.4" calcext:value-type="float">
            <text:p>64282.4</text:p>
          </table:table-cell>
          <table:table-cell office:value-type="float" office:value="62427.5" calcext:value-type="float">
            <text:p>62427.5</text:p>
          </table:table-cell>
          <table:table-cell/>
          <table:table-cell table:formula="of:=AVERAGE([.B45:.J45])" office:value-type="float" office:value="67793.8625" calcext:value-type="float">
            <text:p>67793.8625</text:p>
          </table:table-cell>
          <table:table-cell table:formula="of:=+STDEVP([.B45:.J45])" office:value-type="float" office:value="6050.9178859363" calcext:value-type="float">
            <text:p>6050.91788593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59610.1" calcext:value-type="float">
            <text:p>-59610.1</text:p>
          </table:table-cell>
          <table:table-cell office:value-type="float" office:value="-67378.7" calcext:value-type="float">
            <text:p>-67378.7</text:p>
          </table:table-cell>
          <table:table-cell office:value-type="float" office:value="-69900.1" calcext:value-type="float">
            <text:p>-69900.1</text:p>
          </table:table-cell>
          <table:table-cell office:value-type="float" office:value="-72509.1" calcext:value-type="float">
            <text:p>-72509.1</text:p>
          </table:table-cell>
          <table:table-cell office:value-type="float" office:value="-77664.2" calcext:value-type="float">
            <text:p>-77664.2</text:p>
          </table:table-cell>
          <table:table-cell office:value-type="float" office:value="-83979.5" calcext:value-type="float">
            <text:p>-83979.5</text:p>
          </table:table-cell>
          <table:table-cell office:value-type="float" office:value="-76018.1" calcext:value-type="float">
            <text:p>-76018.1</text:p>
          </table:table-cell>
          <table:table-cell office:value-type="float" office:value="-69857.6" calcext:value-type="float">
            <text:p>-69857.6</text:p>
          </table:table-cell>
          <table:table-cell/>
          <table:table-cell table:formula="of:=AVERAGE([.O45:.W45])" office:value-type="float" office:value="-72114.675" calcext:value-type="float">
            <text:p>-72114.675</text:p>
          </table:table-cell>
          <table:table-cell table:formula="of:=+STDEVP([.O45:.W45])" office:value-type="float" office:value="6853.43146656294" calcext:value-type="float">
            <text:p>6853.431466562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4856" calcext:value-type="float">
            <text:p>134856</text:p>
          </table:table-cell>
          <table:table-cell office:value-type="float" office:value="134100" calcext:value-type="float">
            <text:p>134100</text:p>
          </table:table-cell>
          <table:table-cell office:value-type="float" office:value="131469" calcext:value-type="float">
            <text:p>131469</text:p>
          </table:table-cell>
          <table:table-cell office:value-type="float" office:value="133618" calcext:value-type="float">
            <text:p>133618</text:p>
          </table:table-cell>
          <table:table-cell office:value-type="float" office:value="154622" calcext:value-type="float">
            <text:p>154622</text:p>
          </table:table-cell>
          <table:table-cell office:value-type="float" office:value="156877" calcext:value-type="float">
            <text:p>156877</text:p>
          </table:table-cell>
          <table:table-cell office:value-type="float" office:value="140200" calcext:value-type="float">
            <text:p>140200</text:p>
          </table:table-cell>
          <table:table-cell office:value-type="float" office:value="132170" calcext:value-type="float">
            <text:p>132170</text:p>
          </table:table-cell>
          <table:table-cell/>
          <table:table-cell table:formula="of:=AVERAGE([.AB45:.AJ45])" office:value-type="float" office:value="139739" calcext:value-type="float">
            <text:p>139739</text:p>
          </table:table-cell>
          <table:table-cell table:formula="of:=+STDEVP([.AB45:.AJ45])" office:value-type="float" office:value="9580.04805572498" calcext:value-type="float">
            <text:p>9580.0480557249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11258" calcext:value-type="float">
            <text:p>111258</text:p>
          </table:table-cell>
          <table:table-cell office:value-type="float" office:value="92926.8" calcext:value-type="float">
            <text:p>92926.8</text:p>
          </table:table-cell>
          <table:table-cell office:value-type="float" office:value="97101.4" calcext:value-type="float">
            <text:p>97101.4</text:p>
          </table:table-cell>
          <table:table-cell office:value-type="float" office:value="103065" calcext:value-type="float">
            <text:p>103065</text:p>
          </table:table-cell>
          <table:table-cell office:value-type="float" office:value="108391" calcext:value-type="float">
            <text:p>108391</text:p>
          </table:table-cell>
          <table:table-cell office:value-type="float" office:value="106084" calcext:value-type="float">
            <text:p>106084</text:p>
          </table:table-cell>
          <table:table-cell office:value-type="float" office:value="93734" calcext:value-type="float">
            <text:p>93734</text:p>
          </table:table-cell>
          <table:table-cell table:number-columns-repeated="2"/>
          <table:table-cell table:formula="of:=AVERAGE([.B46:.J46])" office:value-type="float" office:value="101794.314285714" calcext:value-type="float">
            <text:p>101794.314285714</text:p>
          </table:table-cell>
          <table:table-cell table:formula="of:=+STDEVP([.B46:.J46])" office:value-type="float" office:value="6747.68294526321" calcext:value-type="float">
            <text:p>6747.68294526321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-93185.3" calcext:value-type="float">
            <text:p>-93185.3</text:p>
          </table:table-cell>
          <table:table-cell office:value-type="float" office:value="-103704" calcext:value-type="float">
            <text:p>-103704</text:p>
          </table:table-cell>
          <table:table-cell office:value-type="float" office:value="-106084" calcext:value-type="float">
            <text:p>-106084</text:p>
          </table:table-cell>
          <table:table-cell office:value-type="float" office:value="-113989" calcext:value-type="float">
            <text:p>-113989</text:p>
          </table:table-cell>
          <table:table-cell office:value-type="float" office:value="-120164" calcext:value-type="float">
            <text:p>-120164</text:p>
          </table:table-cell>
          <table:table-cell office:value-type="float" office:value="-117498" calcext:value-type="float">
            <text:p>-117498</text:p>
          </table:table-cell>
          <table:table-cell office:value-type="float" office:value="-112357" calcext:value-type="float">
            <text:p>-112357</text:p>
          </table:table-cell>
          <table:table-cell table:number-columns-repeated="2"/>
          <table:table-cell table:formula="of:=AVERAGE([.O46:.W46])" office:value-type="float" office:value="-109568.757142857" calcext:value-type="float">
            <text:p>-109568.757142857</text:p>
          </table:table-cell>
          <table:table-cell table:formula="of:=+STDEVP([.O46:.W46])" office:value-type="float" office:value="8597.35412186416" calcext:value-type="float">
            <text:p>8597.3541218641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03917" calcext:value-type="float">
            <text:p>203917</text:p>
          </table:table-cell>
          <table:table-cell office:value-type="float" office:value="195877" calcext:value-type="float">
            <text:p>195877</text:p>
          </table:table-cell>
          <table:table-cell office:value-type="float" office:value="202654" calcext:value-type="float">
            <text:p>202654</text:p>
          </table:table-cell>
          <table:table-cell office:value-type="float" office:value="216676" calcext:value-type="float">
            <text:p>216676</text:p>
          </table:table-cell>
          <table:table-cell office:value-type="float" office:value="227919" calcext:value-type="float">
            <text:p>227919</text:p>
          </table:table-cell>
          <table:table-cell office:value-type="float" office:value="222997" calcext:value-type="float">
            <text:p>222997</text:p>
          </table:table-cell>
          <table:table-cell office:value-type="float" office:value="205744" calcext:value-type="float">
            <text:p>205744</text:p>
          </table:table-cell>
          <table:table-cell table:number-columns-repeated="2"/>
          <table:table-cell table:formula="of:=AVERAGE([.AB46:.AJ46])" office:value-type="float" office:value="210826.285714286" calcext:value-type="float">
            <text:p>210826.285714286</text:p>
          </table:table-cell>
          <table:table-cell table:formula="of:=+STDEVP([.AB46:.AJ46])" office:value-type="float" office:value="10943.6320650646" calcext:value-type="float">
            <text:p>10943.63206506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7240" calcext:value-type="float">
            <text:p>137240</text:p>
          </table:table-cell>
          <table:table-cell office:value-type="float" office:value="128209" calcext:value-type="float">
            <text:p>128209</text:p>
          </table:table-cell>
          <table:table-cell office:value-type="float" office:value="138903" calcext:value-type="float">
            <text:p>138903</text:p>
          </table:table-cell>
          <table:table-cell office:value-type="float" office:value="134372" calcext:value-type="float">
            <text:p>134372</text:p>
          </table:table-cell>
          <table:table-cell office:value-type="float" office:value="141366" calcext:value-type="float">
            <text:p>141366</text:p>
          </table:table-cell>
          <table:table-cell office:value-type="float" office:value="135536" calcext:value-type="float">
            <text:p>135536</text:p>
          </table:table-cell>
          <table:table-cell table:number-columns-repeated="3"/>
          <table:table-cell table:formula="of:=AVERAGE([.B47:.J47])" office:value-type="float" office:value="135937.666666667" calcext:value-type="float">
            <text:p>135937.666666667</text:p>
          </table:table-cell>
          <table:table-cell table:formula="of:=+STDEVP([.B47:.J47])" office:value-type="float" office:value="4129.18501509546" calcext:value-type="float">
            <text:p>4129.185015095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29510" calcext:value-type="float">
            <text:p>-129510</text:p>
          </table:table-cell>
          <table:table-cell office:value-type="float" office:value="-139888" calcext:value-type="float">
            <text:p>-139888</text:p>
          </table:table-cell>
          <table:table-cell office:value-type="float" office:value="-147564" calcext:value-type="float">
            <text:p>-147564</text:p>
          </table:table-cell>
          <table:table-cell office:value-type="float" office:value="-156489" calcext:value-type="float">
            <text:p>-156489</text:p>
          </table:table-cell>
          <table:table-cell office:value-type="float" office:value="-153682" calcext:value-type="float">
            <text:p>-153682</text:p>
          </table:table-cell>
          <table:table-cell office:value-type="float" office:value="-153837" calcext:value-type="float">
            <text:p>-153837</text:p>
          </table:table-cell>
          <table:table-cell table:number-columns-repeated="3"/>
          <table:table-cell table:formula="of:=AVERAGE([.O47:.W47])" office:value-type="float" office:value="-146828.333333333" calcext:value-type="float">
            <text:p>-146828.333333333</text:p>
          </table:table-cell>
          <table:table-cell table:formula="of:=+STDEVP([.O47:.W47])" office:value-type="float" office:value="9469.74777324554" calcext:value-type="float">
            <text:p>9469.747773245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65535" calcext:value-type="float">
            <text:p>265535</text:p>
          </table:table-cell>
          <table:table-cell office:value-type="float" office:value="266773" calcext:value-type="float">
            <text:p>266773</text:p>
          </table:table-cell>
          <table:table-cell office:value-type="float" office:value="285668" calcext:value-type="float">
            <text:p>285668</text:p>
          </table:table-cell>
          <table:table-cell office:value-type="float" office:value="289811" calcext:value-type="float">
            <text:p>289811</text:p>
          </table:table-cell>
          <table:table-cell office:value-type="float" office:value="293664" calcext:value-type="float">
            <text:p>293664</text:p>
          </table:table-cell>
          <table:table-cell office:value-type="float" office:value="288417" calcext:value-type="float">
            <text:p>288417</text:p>
          </table:table-cell>
          <table:table-cell table:number-columns-repeated="3"/>
          <table:table-cell table:formula="of:=AVERAGE([.AB47:.AJ47])" office:value-type="float" office:value="281644.666666667" calcext:value-type="float">
            <text:p>281644.666666667</text:p>
          </table:table-cell>
          <table:table-cell table:formula="of:=+STDEVP([.AB47:.AJ47])" office:value-type="float" office:value="11209.3183953748" calcext:value-type="float">
            <text:p>11209.3183953748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72522" calcext:value-type="float">
            <text:p>172522</text:p>
          </table:table-cell>
          <table:table-cell office:value-type="float" office:value="170011" calcext:value-type="float">
            <text:p>170011</text:p>
          </table:table-cell>
          <table:table-cell office:value-type="float" office:value="170210" calcext:value-type="float">
            <text:p>170210</text:p>
          </table:table-cell>
          <table:table-cell office:value-type="float" office:value="167348" calcext:value-type="float">
            <text:p>167348</text:p>
          </table:table-cell>
          <table:table-cell office:value-type="float" office:value="170818" calcext:value-type="float">
            <text:p>170818</text:p>
          </table:table-cell>
          <table:table-cell table:number-columns-repeated="4"/>
          <table:table-cell table:formula="of:=AVERAGE([.B48:.J48])" office:value-type="float" office:value="170181.8" calcext:value-type="float">
            <text:p>170181.8</text:p>
          </table:table-cell>
          <table:table-cell table:formula="of:=+STDEVP([.B48:.J48])" office:value-type="float" office:value="1669.83093755027" calcext:value-type="float">
            <text:p>1669.83093755027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-165694" calcext:value-type="float">
            <text:p>-165694</text:p>
          </table:table-cell>
          <table:table-cell office:value-type="float" office:value="-181368" calcext:value-type="float">
            <text:p>-181368</text:p>
          </table:table-cell>
          <table:table-cell office:value-type="float" office:value="-190064" calcext:value-type="float">
            <text:p>-190064</text:p>
          </table:table-cell>
          <table:table-cell office:value-type="float" office:value="-190007" calcext:value-type="float">
            <text:p>-190007</text:p>
          </table:table-cell>
          <table:table-cell office:value-type="float" office:value="-190021" calcext:value-type="float">
            <text:p>-190021</text:p>
          </table:table-cell>
          <table:table-cell table:number-columns-repeated="4"/>
          <table:table-cell table:formula="of:=AVERAGE([.O48:.W48])" office:value-type="float" office:value="-183430.8" calcext:value-type="float">
            <text:p>-183430.8</text:p>
          </table:table-cell>
          <table:table-cell table:formula="of:=+STDEVP([.O48:.W48])" office:value-type="float" office:value="9481.83213097553" calcext:value-type="float">
            <text:p>9481.83213097553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36351" calcext:value-type="float">
            <text:p>336351</text:p>
          </table:table-cell>
          <table:table-cell office:value-type="float" office:value="349505" calcext:value-type="float">
            <text:p>349505</text:p>
          </table:table-cell>
          <table:table-cell office:value-type="float" office:value="358591" calcext:value-type="float">
            <text:p>358591</text:p>
          </table:table-cell>
          <table:table-cell office:value-type="float" office:value="355211" calcext:value-type="float">
            <text:p>355211</text:p>
          </table:table-cell>
          <table:table-cell office:value-type="float" office:value="358965" calcext:value-type="float">
            <text:p>358965</text:p>
          </table:table-cell>
          <table:table-cell table:number-columns-repeated="4"/>
          <table:table-cell table:formula="of:=AVERAGE([.AB48:.AJ48])" office:value-type="float" office:value="351724.6" calcext:value-type="float">
            <text:p>351724.6</text:p>
          </table:table-cell>
          <table:table-cell table:formula="of:=+STDEVP([.AB48:.AJ48])" office:value-type="float" office:value="8402.38093875777" calcext:value-type="float">
            <text:p>8402.380938757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4324" calcext:value-type="float">
            <text:p>214324</text:p>
          </table:table-cell>
          <table:table-cell office:value-type="float" office:value="201317" calcext:value-type="float">
            <text:p>201317</text:p>
          </table:table-cell>
          <table:table-cell office:value-type="float" office:value="203185" calcext:value-type="float">
            <text:p>203185</text:p>
          </table:table-cell>
          <table:table-cell office:value-type="float" office:value="196799" calcext:value-type="float">
            <text:p>196799</text:p>
          </table:table-cell>
          <table:table-cell table:number-columns-repeated="5"/>
          <table:table-cell table:formula="of:=AVERAGE([.B49:.J49])" office:value-type="float" office:value="203906.25" calcext:value-type="float">
            <text:p>203906.25</text:p>
          </table:table-cell>
          <table:table-cell table:formula="of:=+STDEVP([.B49:.J49])" office:value-type="float" office:value="6447.22682147138" calcext:value-type="float">
            <text:p>6447.226821471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07174" calcext:value-type="float">
            <text:p>-207174</text:p>
          </table:table-cell>
          <table:table-cell office:value-type="float" office:value="-223867" calcext:value-type="float">
            <text:p>-223867</text:p>
          </table:table-cell>
          <table:table-cell office:value-type="float" office:value="-223582" calcext:value-type="float">
            <text:p>-223582</text:p>
          </table:table-cell>
          <table:table-cell office:value-type="float" office:value="-226346" calcext:value-type="float">
            <text:p>-226346</text:p>
          </table:table-cell>
          <table:table-cell table:number-columns-repeated="5"/>
          <table:table-cell table:formula="of:=AVERAGE([.O49:.W49])" office:value-type="float" office:value="-220242.25" calcext:value-type="float">
            <text:p>-220242.25</text:p>
          </table:table-cell>
          <table:table-cell table:formula="of:=+STDEVP([.O49:.W49])" office:value-type="float" office:value="7621.14926946717" calcext:value-type="float">
            <text:p>7621.149269467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19067" calcext:value-type="float">
            <text:p>419067</text:p>
          </table:table-cell>
          <table:table-cell office:value-type="float" office:value="422211" calcext:value-type="float">
            <text:p>422211</text:p>
          </table:table-cell>
          <table:table-cell office:value-type="float" office:value="423620" calcext:value-type="float">
            <text:p>423620</text:p>
          </table:table-cell>
          <table:table-cell office:value-type="float" office:value="420342" calcext:value-type="float">
            <text:p>420342</text:p>
          </table:table-cell>
          <table:table-cell table:number-columns-repeated="5"/>
          <table:table-cell table:formula="of:=AVERAGE([.AB49:.AJ49])" office:value-type="float" office:value="421310" calcext:value-type="float">
            <text:p>421310</text:p>
          </table:table-cell>
          <table:table-cell table:formula="of:=+STDEVP([.AB49:.AJ49])" office:value-type="float" office:value="1740.40038496893" calcext:value-type="float">
            <text:p>1740.40038496893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45630" calcext:value-type="float">
            <text:p>245630</text:p>
          </table:table-cell>
          <table:table-cell office:value-type="float" office:value="234293" calcext:value-type="float">
            <text:p>234293</text:p>
          </table:table-cell>
          <table:table-cell office:value-type="float" office:value="232637" calcext:value-type="float">
            <text:p>232637</text:p>
          </table:table-cell>
          <table:table-cell table:number-columns-repeated="6"/>
          <table:table-cell table:formula="of:=AVERAGE([.B50:.J50])" office:value-type="float" office:value="237520" calcext:value-type="float">
            <text:p>237520</text:p>
          </table:table-cell>
          <table:table-cell table:formula="of:=+STDEVP([.B50:.J50])" office:value-type="float" office:value="5774.34896763263" calcext:value-type="float">
            <text:p>5774.34896763263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-249674" calcext:value-type="float">
            <text:p>-249674</text:p>
          </table:table-cell>
          <table:table-cell office:value-type="float" office:value="-257386" calcext:value-type="float">
            <text:p>-257386</text:p>
          </table:table-cell>
          <table:table-cell office:value-type="float" office:value="-259921" calcext:value-type="float">
            <text:p>-259921</text:p>
          </table:table-cell>
          <table:table-cell table:number-columns-repeated="6"/>
          <table:table-cell table:formula="of:=AVERAGE([.O50:.W50])" office:value-type="float" office:value="-255660.333333333" calcext:value-type="float">
            <text:p>-255660.333333333</text:p>
          </table:table-cell>
          <table:table-cell table:formula="of:=+STDEVP([.O50:.W50])" office:value-type="float" office:value="4357.65199263191" calcext:value-type="float">
            <text:p>4357.65199263191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491704" calcext:value-type="float">
            <text:p>491704</text:p>
          </table:table-cell>
          <table:table-cell office:value-type="float" office:value="487038" calcext:value-type="float">
            <text:p>487038</text:p>
          </table:table-cell>
          <table:table-cell office:value-type="float" office:value="488686" calcext:value-type="float">
            <text:p>488686</text:p>
          </table:table-cell>
          <table:table-cell table:number-columns-repeated="6"/>
          <table:table-cell table:formula="of:=AVERAGE([.AB50:.AJ50])" office:value-type="float" office:value="489142.666666667" calcext:value-type="float">
            <text:p>489142.666666667</text:p>
          </table:table-cell>
          <table:table-cell table:formula="of:=+STDEVP([.AB50:.AJ50])" office:value-type="float" office:value="1932.06234083916" calcext:value-type="float">
            <text:p>1932.062340839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8606" calcext:value-type="float">
            <text:p>278606</text:p>
          </table:table-cell>
          <table:table-cell office:value-type="float" office:value="263745" calcext:value-type="float">
            <text:p>263745</text:p>
          </table:table-cell>
          <table:table-cell table:number-columns-repeated="7"/>
          <table:table-cell table:formula="of:=AVERAGE([.B51:.J51])" office:value-type="float" office:value="271175.5" calcext:value-type="float">
            <text:p>271175.5</text:p>
          </table:table-cell>
          <table:table-cell table:formula="of:=+STDEVP([.B51:.J51])" office:value-type="float" office:value="7430.5" calcext:value-type="float">
            <text:p>7430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283192" calcext:value-type="float">
            <text:p>-283192</text:p>
          </table:table-cell>
          <table:table-cell office:value-type="float" office:value="-293725" calcext:value-type="float">
            <text:p>-293725</text:p>
          </table:table-cell>
          <table:table-cell table:number-columns-repeated="7"/>
          <table:table-cell table:formula="of:=AVERAGE([.O51:.W51])" office:value-type="float" office:value="-288458.5" calcext:value-type="float">
            <text:p>-288458.5</text:p>
          </table:table-cell>
          <table:table-cell table:formula="of:=+STDEVP([.O51:.W51])" office:value-type="float" office:value="5266.5" calcext:value-type="float">
            <text:p>5266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56477" calcext:value-type="float">
            <text:p>556477</text:p>
          </table:table-cell>
          <table:table-cell office:value-type="float" office:value="551892" calcext:value-type="float">
            <text:p>551892</text:p>
          </table:table-cell>
          <table:table-cell table:number-columns-repeated="7"/>
          <table:table-cell table:formula="of:=AVERAGE([.AB51:.AJ51])" office:value-type="float" office:value="554184.5" calcext:value-type="float">
            <text:p>554184.5</text:p>
          </table:table-cell>
          <table:table-cell table:formula="of:=+STDEVP([.AB51:.AJ51])" office:value-type="float" office:value="2292.5" calcext:value-type="float">
            <text:p>2292.5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308058" calcext:value-type="float">
            <text:p>308058</text:p>
          </table:table-cell>
          <table:table-cell table:number-columns-repeated="8"/>
          <table:table-cell table:formula="of:=AVERAGE([.B52:.J52])" office:value-type="float" office:value="308058" calcext:value-type="float">
            <text:p>308058</text:p>
          </table:table-cell>
          <table:table-cell table:formula="of:=+STDEVP([.B52:.J52])" office:value-type="float" office:value="0" calcext:value-type="float">
            <text:p>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-319532" calcext:value-type="float">
            <text:p>-319532</text:p>
          </table:table-cell>
          <table:table-cell table:number-columns-repeated="8"/>
          <table:table-cell table:formula="of:=AVERAGE([.O52:.W52])" office:value-type="float" office:value="-319532" calcext:value-type="float">
            <text:p>-319532</text:p>
          </table:table-cell>
          <table:table-cell table:formula="of:=+STDEVP([.O52:.W52])" office:value-type="float" office:value="0" calcext:value-type="float">
            <text:p>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621284" calcext:value-type="float">
            <text:p>621284</text:p>
          </table:table-cell>
          <table:table-cell table:number-columns-repeated="8"/>
          <table:table-cell table:formula="of:=AVERAGE([.AB52:.AJ52])" office:value-type="float" office:value="621284" calcext:value-type="float">
            <text:p>621284</text:p>
          </table:table-cell>
          <table:table-cell table:formula="of:=+STDEVP([.AB52:.AJ52])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8"/>
        </table:table-row>
        <table:table-row table:style-name="ro1">
          <table:table-cell office:value-type="string" calcext:value-type="string">
            <text:p>q20_2</text:p>
          </table:table-cell>
          <table:table-cell office:value-type="string" calcext:value-type="string">
            <text:p>FILL</text:p>
          </table:table-cell>
          <table:table-cell table:number-columns-repeated="8"/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 table:number-columns-repeated="2"/>
          <table:table-cell office:value-type="string" calcext:value-type="string">
            <text:p>SCOUR</text:p>
          </table:table-cell>
          <table:table-cell table:number-columns-repeated="8"/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 table:number-columns-repeated="2"/>
          <table:table-cell office:value-type="string" calcext:value-type="string">
            <text:p>SUM</text:p>
          </table:table-cell>
          <table:table-cell table:number-columns-repeated="8"/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3301.1" calcext:value-type="float">
            <text:p>33301.1</text:p>
          </table:table-cell>
          <table:table-cell office:value-type="float" office:value="35381.2" calcext:value-type="float">
            <text:p>35381.2</text:p>
          </table:table-cell>
          <table:table-cell office:value-type="float" office:value="33173.6" calcext:value-type="float">
            <text:p>33173.6</text:p>
          </table:table-cell>
          <table:table-cell office:value-type="float" office:value="27642.9" calcext:value-type="float">
            <text:p>27642.9</text:p>
          </table:table-cell>
          <table:table-cell office:value-type="float" office:value="24724" calcext:value-type="float">
            <text:p>24724</text:p>
          </table:table-cell>
          <table:table-cell office:value-type="float" office:value="31357.1" calcext:value-type="float">
            <text:p>31357.1</text:p>
          </table:table-cell>
          <table:table-cell office:value-type="float" office:value="31903" calcext:value-type="float">
            <text:p>31903</text:p>
          </table:table-cell>
          <table:table-cell office:value-type="float" office:value="35161.7" calcext:value-type="float">
            <text:p>35161.7</text:p>
          </table:table-cell>
          <table:table-cell office:value-type="float" office:value="38314.9" calcext:value-type="float">
            <text:p>38314.9</text:p>
          </table:table-cell>
          <table:table-cell table:formula="of:=AVERAGE([.B57:.J57])" office:value-type="float" office:value="32328.8333333333" calcext:value-type="float">
            <text:p>32328.8333333333</text:p>
          </table:table-cell>
          <table:table-cell table:formula="of:=+STDEVP([.B57:.J57])" office:value-type="float" office:value="3883.74195389504" calcext:value-type="float">
            <text:p>3883.7419538950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35552.6" calcext:value-type="float">
            <text:p>-35552.6</text:p>
          </table:table-cell>
          <table:table-cell office:value-type="float" office:value="-35341.5" calcext:value-type="float">
            <text:p>-35341.5</text:p>
          </table:table-cell>
          <table:table-cell office:value-type="float" office:value="-30376.3" calcext:value-type="float">
            <text:p>-30376.3</text:p>
          </table:table-cell>
          <table:table-cell office:value-type="float" office:value="-25968.6" calcext:value-type="float">
            <text:p>-25968.6</text:p>
          </table:table-cell>
          <table:table-cell office:value-type="float" office:value="-29058" calcext:value-type="float">
            <text:p>-29058</text:p>
          </table:table-cell>
          <table:table-cell office:value-type="float" office:value="-32380.3" calcext:value-type="float">
            <text:p>-32380.3</text:p>
          </table:table-cell>
          <table:table-cell office:value-type="float" office:value="-39128.5" calcext:value-type="float">
            <text:p>-39128.5</text:p>
          </table:table-cell>
          <table:table-cell office:value-type="float" office:value="-30192.7" calcext:value-type="float">
            <text:p>-30192.7</text:p>
          </table:table-cell>
          <table:table-cell office:value-type="float" office:value="-38864" calcext:value-type="float">
            <text:p>-38864</text:p>
          </table:table-cell>
          <table:table-cell table:formula="of:=AVERAGE([.O57:.W57])" office:value-type="float" office:value="-32984.7222222222" calcext:value-type="float">
            <text:p>-32984.7222222222</text:p>
          </table:table-cell>
          <table:table-cell table:formula="of:=+STDEVP([.O57:.W57])" office:value-type="float" office:value="4269.66053289636" calcext:value-type="float">
            <text:p>4269.6605328963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68853.7" calcext:value-type="float">
            <text:p>68853.7</text:p>
          </table:table-cell>
          <table:table-cell office:value-type="float" office:value="70722.7" calcext:value-type="float">
            <text:p>70722.7</text:p>
          </table:table-cell>
          <table:table-cell office:value-type="float" office:value="63549.9" calcext:value-type="float">
            <text:p>63549.9</text:p>
          </table:table-cell>
          <table:table-cell office:value-type="float" office:value="53611.5" calcext:value-type="float">
            <text:p>53611.5</text:p>
          </table:table-cell>
          <table:table-cell office:value-type="float" office:value="53782" calcext:value-type="float">
            <text:p>53782</text:p>
          </table:table-cell>
          <table:table-cell office:value-type="float" office:value="63737.4" calcext:value-type="float">
            <text:p>63737.4</text:p>
          </table:table-cell>
          <table:table-cell office:value-type="float" office:value="71031.5" calcext:value-type="float">
            <text:p>71031.5</text:p>
          </table:table-cell>
          <table:table-cell office:value-type="float" office:value="65354.4" calcext:value-type="float">
            <text:p>65354.4</text:p>
          </table:table-cell>
          <table:table-cell office:value-type="float" office:value="77178.9" calcext:value-type="float">
            <text:p>77178.9</text:p>
          </table:table-cell>
          <table:table-cell table:formula="of:=AVERAGE([.AB57:.AJ57])" office:value-type="float" office:value="65313.5555555556" calcext:value-type="float">
            <text:p>65313.5555555556</text:p>
          </table:table-cell>
          <table:table-cell table:formula="of:=+STDEVP([.AB57:.AJ57])" office:value-type="float" office:value="7384.54878665373" calcext:value-type="float">
            <text:p>7384.548786653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682.3" calcext:value-type="float">
            <text:p>68682.3</text:p>
          </table:table-cell>
          <table:table-cell office:value-type="float" office:value="68554.8" calcext:value-type="float">
            <text:p>68554.8</text:p>
          </table:table-cell>
          <table:table-cell office:value-type="float" office:value="60816.5" calcext:value-type="float">
            <text:p>60816.5</text:p>
          </table:table-cell>
          <table:table-cell office:value-type="float" office:value="52366.9" calcext:value-type="float">
            <text:p>52366.9</text:p>
          </table:table-cell>
          <table:table-cell office:value-type="float" office:value="56081.1" calcext:value-type="float">
            <text:p>56081.1</text:p>
          </table:table-cell>
          <table:table-cell office:value-type="float" office:value="63260.1" calcext:value-type="float">
            <text:p>63260.1</text:p>
          </table:table-cell>
          <table:table-cell office:value-type="float" office:value="67064.7" calcext:value-type="float">
            <text:p>67064.7</text:p>
          </table:table-cell>
          <table:table-cell office:value-type="float" office:value="73476.6" calcext:value-type="float">
            <text:p>73476.6</text:p>
          </table:table-cell>
          <table:table-cell/>
          <table:table-cell table:formula="of:=AVERAGE([.B58:.J58])" office:value-type="float" office:value="63787.875" calcext:value-type="float">
            <text:p>63787.875</text:p>
          </table:table-cell>
          <table:table-cell table:formula="of:=+STDEVP([.B58:.J58])" office:value-type="float" office:value="6616.5380953241" calcext:value-type="float">
            <text:p>6616.53809532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70894.1" calcext:value-type="float">
            <text:p>-70894.1</text:p>
          </table:table-cell>
          <table:table-cell office:value-type="float" office:value="-65717.8" calcext:value-type="float">
            <text:p>-65717.8</text:p>
          </table:table-cell>
          <table:table-cell office:value-type="float" office:value="-56344.9" calcext:value-type="float">
            <text:p>-56344.9</text:p>
          </table:table-cell>
          <table:table-cell office:value-type="float" office:value="-55026.6" calcext:value-type="float">
            <text:p>-55026.6</text:p>
          </table:table-cell>
          <table:table-cell office:value-type="float" office:value="-61438.3" calcext:value-type="float">
            <text:p>-61438.3</text:p>
          </table:table-cell>
          <table:table-cell office:value-type="float" office:value="-71508.8" calcext:value-type="float">
            <text:p>-71508.8</text:p>
          </table:table-cell>
          <table:table-cell office:value-type="float" office:value="-69321.2" calcext:value-type="float">
            <text:p>-69321.2</text:p>
          </table:table-cell>
          <table:table-cell office:value-type="float" office:value="-69056.7" calcext:value-type="float">
            <text:p>-69056.7</text:p>
          </table:table-cell>
          <table:table-cell/>
          <table:table-cell table:formula="of:=AVERAGE([.O58:.W58])" office:value-type="float" office:value="-64913.55" calcext:value-type="float">
            <text:p>-64913.55</text:p>
          </table:table-cell>
          <table:table-cell table:formula="of:=+STDEVP([.O58:.W58])" office:value-type="float" office:value="6121.22429604569" calcext:value-type="float">
            <text:p>6121.224296045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9520" calcext:value-type="float">
            <text:p>139520</text:p>
          </table:table-cell>
          <table:table-cell office:value-type="float" office:value="134127" calcext:value-type="float">
            <text:p>134127</text:p>
          </table:table-cell>
          <table:table-cell office:value-type="float" office:value="117129" calcext:value-type="float">
            <text:p>117129</text:p>
          </table:table-cell>
          <table:table-cell office:value-type="float" office:value="107361" calcext:value-type="float">
            <text:p>107361</text:p>
          </table:table-cell>
          <table:table-cell office:value-type="float" office:value="117456" calcext:value-type="float">
            <text:p>117456</text:p>
          </table:table-cell>
          <table:table-cell office:value-type="float" office:value="134604" calcext:value-type="float">
            <text:p>134604</text:p>
          </table:table-cell>
          <table:table-cell office:value-type="float" office:value="136317" calcext:value-type="float">
            <text:p>136317</text:p>
          </table:table-cell>
          <table:table-cell office:value-type="float" office:value="142389" calcext:value-type="float">
            <text:p>142389</text:p>
          </table:table-cell>
          <table:table-cell/>
          <table:table-cell table:formula="of:=AVERAGE([.AB58:.AJ58])" office:value-type="float" office:value="128612.875" calcext:value-type="float">
            <text:p>128612.875</text:p>
          </table:table-cell>
          <table:table-cell table:formula="of:=+STDEVP([.AB58:.AJ58])" office:value-type="float" office:value="11949.8803700863" calcext:value-type="float">
            <text:p>11949.8803700863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01856" calcext:value-type="float">
            <text:p>101856</text:p>
          </table:table-cell>
          <table:table-cell office:value-type="float" office:value="96197.7" calcext:value-type="float">
            <text:p>96197.7</text:p>
          </table:table-cell>
          <table:table-cell office:value-type="float" office:value="85540.5" calcext:value-type="float">
            <text:p>85540.5</text:p>
          </table:table-cell>
          <table:table-cell office:value-type="float" office:value="83724" calcext:value-type="float">
            <text:p>83724</text:p>
          </table:table-cell>
          <table:table-cell office:value-type="float" office:value="87984.1" calcext:value-type="float">
            <text:p>87984.1</text:p>
          </table:table-cell>
          <table:table-cell office:value-type="float" office:value="98421.8" calcext:value-type="float">
            <text:p>98421.8</text:p>
          </table:table-cell>
          <table:table-cell office:value-type="float" office:value="105380" calcext:value-type="float">
            <text:p>105380</text:p>
          </table:table-cell>
          <table:table-cell table:number-columns-repeated="2"/>
          <table:table-cell table:formula="of:=AVERAGE([.B59:.J59])" office:value-type="float" office:value="94157.7285714286" calcext:value-type="float">
            <text:p>94157.7285714286</text:p>
          </table:table-cell>
          <table:table-cell table:formula="of:=+STDEVP([.B59:.J59])" office:value-type="float" office:value="7826.50768199499" calcext:value-type="float">
            <text:p>7826.50768199499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-101270" calcext:value-type="float">
            <text:p>-101270</text:p>
          </table:table-cell>
          <table:table-cell office:value-type="float" office:value="-91686.4" calcext:value-type="float">
            <text:p>-91686.4</text:p>
          </table:table-cell>
          <table:table-cell office:value-type="float" office:value="-85402.9" calcext:value-type="float">
            <text:p>-85402.9</text:p>
          </table:table-cell>
          <table:table-cell office:value-type="float" office:value="-87406.9" calcext:value-type="float">
            <text:p>-87406.9</text:p>
          </table:table-cell>
          <table:table-cell office:value-type="float" office:value="-100567" calcext:value-type="float">
            <text:p>-100567</text:p>
          </table:table-cell>
          <table:table-cell office:value-type="float" office:value="-101702" calcext:value-type="float">
            <text:p>-101702</text:p>
          </table:table-cell>
          <table:table-cell office:value-type="float" office:value="-108185" calcext:value-type="float">
            <text:p>-108185</text:p>
          </table:table-cell>
          <table:table-cell table:number-columns-repeated="2"/>
          <table:table-cell table:formula="of:=AVERAGE([.O59:.W59])" office:value-type="float" office:value="-96602.8857142857" calcext:value-type="float">
            <text:p>-96602.8857142857</text:p>
          </table:table-cell>
          <table:table-cell table:formula="of:=+STDEVP([.O59:.W59])" office:value-type="float" office:value="7854.20870515176" calcext:value-type="float">
            <text:p>7854.2087051517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02899" calcext:value-type="float">
            <text:p>202899</text:p>
          </table:table-cell>
          <table:table-cell office:value-type="float" office:value="187650" calcext:value-type="float">
            <text:p>187650</text:p>
          </table:table-cell>
          <table:table-cell office:value-type="float" office:value="170848" calcext:value-type="float">
            <text:p>170848</text:p>
          </table:table-cell>
          <table:table-cell office:value-type="float" office:value="170964" calcext:value-type="float">
            <text:p>170964</text:p>
          </table:table-cell>
          <table:table-cell office:value-type="float" office:value="188257" calcext:value-type="float">
            <text:p>188257</text:p>
          </table:table-cell>
          <table:table-cell office:value-type="float" office:value="199870" calcext:value-type="float">
            <text:p>199870</text:p>
          </table:table-cell>
          <table:table-cell office:value-type="float" office:value="213324" calcext:value-type="float">
            <text:p>213324</text:p>
          </table:table-cell>
          <table:table-cell table:number-columns-repeated="2"/>
          <table:table-cell table:formula="of:=AVERAGE([.AB59:.AJ59])" office:value-type="float" office:value="190544.571428571" calcext:value-type="float">
            <text:p>190544.571428571</text:p>
          </table:table-cell>
          <table:table-cell table:formula="of:=+STDEVP([.AB59:.AJ59])" office:value-type="float" office:value="14849.0650004556" calcext:value-type="float">
            <text:p>14849.06500045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9499" calcext:value-type="float">
            <text:p>129499</text:p>
          </table:table-cell>
          <table:table-cell office:value-type="float" office:value="120922" calcext:value-type="float">
            <text:p>120922</text:p>
          </table:table-cell>
          <table:table-cell office:value-type="float" office:value="116898" calcext:value-type="float">
            <text:p>116898</text:p>
          </table:table-cell>
          <table:table-cell office:value-type="float" office:value="115627" calcext:value-type="float">
            <text:p>115627</text:p>
          </table:table-cell>
          <table:table-cell office:value-type="float" office:value="123146" calcext:value-type="float">
            <text:p>123146</text:p>
          </table:table-cell>
          <table:table-cell office:value-type="float" office:value="136737" calcext:value-type="float">
            <text:p>136737</text:p>
          </table:table-cell>
          <table:table-cell table:number-columns-repeated="3"/>
          <table:table-cell table:formula="of:=AVERAGE([.B60:.J60])" office:value-type="float" office:value="123804.833333333" calcext:value-type="float">
            <text:p>123804.833333333</text:p>
          </table:table-cell>
          <table:table-cell table:formula="of:=+STDEVP([.B60:.J60])" office:value-type="float" office:value="7337.01304838844" calcext:value-type="float">
            <text:p>7337.013048388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27239" calcext:value-type="float">
            <text:p>-127239</text:p>
          </table:table-cell>
          <table:table-cell office:value-type="float" office:value="-120744" calcext:value-type="float">
            <text:p>-120744</text:p>
          </table:table-cell>
          <table:table-cell office:value-type="float" office:value="-117783" calcext:value-type="float">
            <text:p>-117783</text:p>
          </table:table-cell>
          <table:table-cell office:value-type="float" office:value="-126535" calcext:value-type="float">
            <text:p>-126535</text:p>
          </table:table-cell>
          <table:table-cell office:value-type="float" office:value="-130760" calcext:value-type="float">
            <text:p>-130760</text:p>
          </table:table-cell>
          <table:table-cell office:value-type="float" office:value="-140566" calcext:value-type="float">
            <text:p>-140566</text:p>
          </table:table-cell>
          <table:table-cell table:number-columns-repeated="3"/>
          <table:table-cell table:formula="of:=AVERAGE([.O60:.W60])" office:value-type="float" office:value="-127271.166666667" calcext:value-type="float">
            <text:p>-127271.166666667</text:p>
          </table:table-cell>
          <table:table-cell table:formula="of:=+STDEVP([.O60:.W60])" office:value-type="float" office:value="7326.85401830523" calcext:value-type="float">
            <text:p>7326.854018305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6382" calcext:value-type="float">
            <text:p>256382</text:p>
          </table:table-cell>
          <table:table-cell office:value-type="float" office:value="241312" calcext:value-type="float">
            <text:p>241312</text:p>
          </table:table-cell>
          <table:table-cell office:value-type="float" office:value="234364" calcext:value-type="float">
            <text:p>234364</text:p>
          </table:table-cell>
          <table:table-cell office:value-type="float" office:value="241684" calcext:value-type="float">
            <text:p>241684</text:p>
          </table:table-cell>
          <table:table-cell office:value-type="float" office:value="253528" calcext:value-type="float">
            <text:p>253528</text:p>
          </table:table-cell>
          <table:table-cell office:value-type="float" office:value="276840" calcext:value-type="float">
            <text:p>276840</text:p>
          </table:table-cell>
          <table:table-cell table:number-columns-repeated="3"/>
          <table:table-cell table:formula="of:=AVERAGE([.AB60:.AJ60])" office:value-type="float" office:value="250685" calcext:value-type="float">
            <text:p>250685</text:p>
          </table:table-cell>
          <table:table-cell table:formula="of:=+STDEVP([.AB60:.AJ60])" office:value-type="float" office:value="13903.6485259565" calcext:value-type="float">
            <text:p>13903.648525956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54223" calcext:value-type="float">
            <text:p>154223</text:p>
          </table:table-cell>
          <table:table-cell office:value-type="float" office:value="152279" calcext:value-type="float">
            <text:p>152279</text:p>
          </table:table-cell>
          <table:table-cell office:value-type="float" office:value="148801" calcext:value-type="float">
            <text:p>148801</text:p>
          </table:table-cell>
          <table:table-cell office:value-type="float" office:value="150789" calcext:value-type="float">
            <text:p>150789</text:p>
          </table:table-cell>
          <table:table-cell office:value-type="float" office:value="161461" calcext:value-type="float">
            <text:p>161461</text:p>
          </table:table-cell>
          <table:table-cell table:number-columns-repeated="4"/>
          <table:table-cell table:formula="of:=AVERAGE([.B61:.J61])" office:value-type="float" office:value="153510.6" calcext:value-type="float">
            <text:p>153510.6</text:p>
          </table:table-cell>
          <table:table-cell table:formula="of:=+STDEVP([.B61:.J61])" office:value-type="float" office:value="4354.78245610501" calcext:value-type="float">
            <text:p>4354.78245610501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-156297" calcext:value-type="float">
            <text:p>-156297</text:p>
          </table:table-cell>
          <table:table-cell office:value-type="float" office:value="-153125" calcext:value-type="float">
            <text:p>-153125</text:p>
          </table:table-cell>
          <table:table-cell office:value-type="float" office:value="-156912" calcext:value-type="float">
            <text:p>-156912</text:p>
          </table:table-cell>
          <table:table-cell office:value-type="float" office:value="-156728" calcext:value-type="float">
            <text:p>-156728</text:p>
          </table:table-cell>
          <table:table-cell office:value-type="float" office:value="-169624" calcext:value-type="float">
            <text:p>-169624</text:p>
          </table:table-cell>
          <table:table-cell table:number-columns-repeated="4"/>
          <table:table-cell table:formula="of:=AVERAGE([.O61:.W61])" office:value-type="float" office:value="-158537.2" calcext:value-type="float">
            <text:p>-158537.2</text:p>
          </table:table-cell>
          <table:table-cell table:formula="of:=+STDEVP([.O61:.W61])" office:value-type="float" office:value="5712.12777868283" calcext:value-type="float">
            <text:p>5712.12777868283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10019" calcext:value-type="float">
            <text:p>310019</text:p>
          </table:table-cell>
          <table:table-cell office:value-type="float" office:value="304742" calcext:value-type="float">
            <text:p>304742</text:p>
          </table:table-cell>
          <table:table-cell office:value-type="float" office:value="305059" calcext:value-type="float">
            <text:p>305059</text:p>
          </table:table-cell>
          <table:table-cell office:value-type="float" office:value="306966" calcext:value-type="float">
            <text:p>306966</text:p>
          </table:table-cell>
          <table:table-cell office:value-type="float" office:value="330482" calcext:value-type="float">
            <text:p>330482</text:p>
          </table:table-cell>
          <table:table-cell table:number-columns-repeated="4"/>
          <table:table-cell table:formula="of:=AVERAGE([.AB61:.AJ61])" office:value-type="float" office:value="311453.6" calcext:value-type="float">
            <text:p>311453.6</text:p>
          </table:table-cell>
          <table:table-cell table:formula="of:=+STDEVP([.AB61:.AJ61])" office:value-type="float" office:value="9697.55764303569" calcext:value-type="float">
            <text:p>9697.557643035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5580" calcext:value-type="float">
            <text:p>185580</text:p>
          </table:table-cell>
          <table:table-cell office:value-type="float" office:value="184182" calcext:value-type="float">
            <text:p>184182</text:p>
          </table:table-cell>
          <table:table-cell office:value-type="float" office:value="183962" calcext:value-type="float">
            <text:p>183962</text:p>
          </table:table-cell>
          <table:table-cell office:value-type="float" office:value="189104" calcext:value-type="float">
            <text:p>189104</text:p>
          </table:table-cell>
          <table:table-cell table:number-columns-repeated="5"/>
          <table:table-cell table:formula="of:=AVERAGE([.B62:.J62])" office:value-type="float" office:value="185707" calcext:value-type="float">
            <text:p>185707</text:p>
          </table:table-cell>
          <table:table-cell table:formula="of:=+STDEVP([.B62:.J62])" office:value-type="float" office:value="2057.08458746839" calcext:value-type="float">
            <text:p>2057.0845874683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88677" calcext:value-type="float">
            <text:p>-188677</text:p>
          </table:table-cell>
          <table:table-cell office:value-type="float" office:value="-192253" calcext:value-type="float">
            <text:p>-192253</text:p>
          </table:table-cell>
          <table:table-cell office:value-type="float" office:value="-187104" calcext:value-type="float">
            <text:p>-187104</text:p>
          </table:table-cell>
          <table:table-cell office:value-type="float" office:value="-195592" calcext:value-type="float">
            <text:p>-195592</text:p>
          </table:table-cell>
          <table:table-cell table:number-columns-repeated="5"/>
          <table:table-cell table:formula="of:=AVERAGE([.O62:.W62])" office:value-type="float" office:value="-190906.5" calcext:value-type="float">
            <text:p>-190906.5</text:p>
          </table:table-cell>
          <table:table-cell table:formula="of:=+STDEVP([.O62:.W62])" office:value-type="float" office:value="3286.20788295567" calcext:value-type="float">
            <text:p>3286.207882955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73373" calcext:value-type="float">
            <text:p>373373</text:p>
          </table:table-cell>
          <table:table-cell office:value-type="float" office:value="375384" calcext:value-type="float">
            <text:p>375384</text:p>
          </table:table-cell>
          <table:table-cell office:value-type="float" office:value="370323" calcext:value-type="float">
            <text:p>370323</text:p>
          </table:table-cell>
          <table:table-cell office:value-type="float" office:value="383910" calcext:value-type="float">
            <text:p>383910</text:p>
          </table:table-cell>
          <table:table-cell table:number-columns-repeated="5"/>
          <table:table-cell table:formula="of:=AVERAGE([.AB62:.AJ62])" office:value-type="float" office:value="375747.5" calcext:value-type="float">
            <text:p>375747.5</text:p>
          </table:table-cell>
          <table:table-cell table:formula="of:=+STDEVP([.AB62:.AJ62])" office:value-type="float" office:value="5045.34411611339" calcext:value-type="float">
            <text:p>5045.34411611339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17483" calcext:value-type="float">
            <text:p>217483</text:p>
          </table:table-cell>
          <table:table-cell office:value-type="float" office:value="219344" calcext:value-type="float">
            <text:p>219344</text:p>
          </table:table-cell>
          <table:table-cell office:value-type="float" office:value="222277" calcext:value-type="float">
            <text:p>222277</text:p>
          </table:table-cell>
          <table:table-cell table:number-columns-repeated="6"/>
          <table:table-cell table:formula="of:=AVERAGE([.B63:.J63])" office:value-type="float" office:value="219701.333333333" calcext:value-type="float">
            <text:p>219701.333333333</text:p>
          </table:table-cell>
          <table:table-cell table:formula="of:=+STDEVP([.B63:.J63])" office:value-type="float" office:value="1973.38530336971" calcext:value-type="float">
            <text:p>1973.38530336971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-227806" calcext:value-type="float">
            <text:p>-227806</text:p>
          </table:table-cell>
          <table:table-cell office:value-type="float" office:value="-222446" calcext:value-type="float">
            <text:p>-222446</text:p>
          </table:table-cell>
          <table:table-cell office:value-type="float" office:value="-225968" calcext:value-type="float">
            <text:p>-225968</text:p>
          </table:table-cell>
          <table:table-cell table:number-columns-repeated="6"/>
          <table:table-cell table:formula="of:=AVERAGE([.O63:.W63])" office:value-type="float" office:value="-225406.666666667" calcext:value-type="float">
            <text:p>-225406.666666667</text:p>
          </table:table-cell>
          <table:table-cell table:formula="of:=+STDEVP([.O63:.W63])" office:value-type="float" office:value="2223.91866358062" calcext:value-type="float">
            <text:p>2223.91866358062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443929" calcext:value-type="float">
            <text:p>443929</text:p>
          </table:table-cell>
          <table:table-cell office:value-type="float" office:value="440572" calcext:value-type="float">
            <text:p>440572</text:p>
          </table:table-cell>
          <table:table-cell office:value-type="float" office:value="447260" calcext:value-type="float">
            <text:p>447260</text:p>
          </table:table-cell>
          <table:table-cell table:number-columns-repeated="6"/>
          <table:table-cell table:formula="of:=AVERAGE([.AB63:.AJ63])" office:value-type="float" office:value="443920.333333333" calcext:value-type="float">
            <text:p>443920.333333333</text:p>
          </table:table-cell>
          <table:table-cell table:formula="of:=+STDEVP([.AB63:.AJ63])" office:value-type="float" office:value="2730.37144400212" calcext:value-type="float">
            <text:p>2730.371444002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2645" calcext:value-type="float">
            <text:p>252645</text:p>
          </table:table-cell>
          <table:table-cell office:value-type="float" office:value="257658" calcext:value-type="float">
            <text:p>257658</text:p>
          </table:table-cell>
          <table:table-cell table:number-columns-repeated="7"/>
          <table:table-cell table:formula="of:=AVERAGE([.B64:.J64])" office:value-type="float" office:value="255151.5" calcext:value-type="float">
            <text:p>255151.5</text:p>
          </table:table-cell>
          <table:table-cell table:formula="of:=+STDEVP([.B64:.J64])" office:value-type="float" office:value="2506.5" calcext:value-type="float">
            <text:p>2506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257998" calcext:value-type="float">
            <text:p>-257998</text:p>
          </table:table-cell>
          <table:table-cell office:value-type="float" office:value="-261310" calcext:value-type="float">
            <text:p>-261310</text:p>
          </table:table-cell>
          <table:table-cell table:number-columns-repeated="7"/>
          <table:table-cell table:formula="of:=AVERAGE([.O64:.W64])" office:value-type="float" office:value="-259654" calcext:value-type="float">
            <text:p>-259654</text:p>
          </table:table-cell>
          <table:table-cell table:formula="of:=+STDEVP([.O64:.W64])" office:value-type="float" office:value="1656" calcext:value-type="float">
            <text:p>165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09110" calcext:value-type="float">
            <text:p>509110</text:p>
          </table:table-cell>
          <table:table-cell office:value-type="float" office:value="517445" calcext:value-type="float">
            <text:p>517445</text:p>
          </table:table-cell>
          <table:table-cell table:number-columns-repeated="7"/>
          <table:table-cell table:formula="of:=AVERAGE([.AB64:.AJ64])" office:value-type="float" office:value="513277.5" calcext:value-type="float">
            <text:p>513277.5</text:p>
          </table:table-cell>
          <table:table-cell table:formula="of:=+STDEVP([.AB64:.AJ64])" office:value-type="float" office:value="4167.5" calcext:value-type="float">
            <text:p>4167.5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90960" calcext:value-type="float">
            <text:p>290960</text:p>
          </table:table-cell>
          <table:table-cell table:number-columns-repeated="8"/>
          <table:table-cell table:formula="of:=AVERAGE([.B65:.J65])" office:value-type="float" office:value="290960" calcext:value-type="float">
            <text:p>290960</text:p>
          </table:table-cell>
          <table:table-cell table:formula="of:=+STDEVP([.B65:.J65])" office:value-type="float" office:value="0" calcext:value-type="float">
            <text:p>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-296862" calcext:value-type="float">
            <text:p>-296862</text:p>
          </table:table-cell>
          <table:table-cell table:number-columns-repeated="8"/>
          <table:table-cell table:formula="of:=AVERAGE([.O65:.W65])" office:value-type="float" office:value="-296862" calcext:value-type="float">
            <text:p>-296862</text:p>
          </table:table-cell>
          <table:table-cell table:formula="of:=+STDEVP([.O65:.W65])" office:value-type="float" office:value="0" calcext:value-type="float">
            <text:p>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585974" calcext:value-type="float">
            <text:p>585974</text:p>
          </table:table-cell>
          <table:table-cell table:number-columns-repeated="8"/>
          <table:table-cell table:formula="of:=AVERAGE([.AB65:.AJ65])" office:value-type="float" office:value="585974" calcext:value-type="float">
            <text:p>585974</text:p>
          </table:table-cell>
          <table:table-cell table:formula="of:=+STDEVP([.AB65:.AJ65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19:46:36.836580936</meta:creation-date>
    <dc:date>2023-03-23T18:47:05.416277668</dc:date>
    <meta:editing-duration>PT3H56M50S</meta:editing-duration>
    <meta:editing-cycles>24</meta:editing-cycles>
    <meta:generator>LibreOffice/7.3.7.2$Linux_X86_64 LibreOffice_project/30$Build-2</meta:generator>
    <meta:document-statistic meta:table-count="2" meta:cell-count="2911" meta:object-count="1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MAW, envMAW and envBAW comparison'.N4:'MAW, envMAW and envBAW comparison'.N12" chart:error-lower-range="'MAW, envMAW and envBAW comparison'.N4:'MAW, envMAW and envBAW comparison'.N12"/>
      <style:graphic-properties svg:stroke-width="0.08cm" svg:stroke-color="#18a303" draw:fill-color="#18a303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'MAW, envMAW and envBAW comparison'.N4:'MAW, envMAW and envBAW comparison'.N12" chart:error-lower-range="'MAW, envMAW and envBAW comparison'.N4:'MAW, envMAW and envBAW comparison'.N12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'MAW, envMAW and envBAW comparison'.L16:'MAW, envMAW and envBAW comparison'.L23" chart:error-lower-range="'MAW, envMAW and envBAW comparison'.L16:'MAW, envMAW and envBAW comparison'.L23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MAW, envMAW and envBAW comparison'.L16:'MAW, envMAW and envBAW comparison'.L23" chart:error-lower-range="'MAW, envMAW and envBAW comparison'.L16:'MAW, envMAW and envBAW comparison'.L23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'MAW, envMAW and envBAW comparison'.K29:'MAW, envMAW and envBAW comparison'.K37" chart:error-lower-range="'MAW, envMAW and envBAW comparison'.K29:'MAW, envMAW and envBAW comparison'.K37"/>
      <style:graphic-properties svg:stroke-width="0.08cm" svg:stroke-color="#8e03a3" draw:fill-color="#8e03a3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'MAW, envMAW and envBAW comparison'.K29:'MAW, envMAW and envBAW comparison'.K37" chart:error-lower-range="'MAW, envMAW and envBAW comparison'.K29:'MAW, envMAW and envBAW comparison'.K37" loex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21cm" svg:y="0.316cm" chart:style-name="ch2">
          <text:p>q07_1</text:p>
        </chart:title>
        <chart:legend chart:legend-position="top" svg:x="2.793cm" svg:y="1.28cm" style:legend-expansion="wide" chart:style-name="ch3"/>
        <chart:plot-area chart:style-name="ch4" table:cell-range-address="'MAW, envMAW and envBAW comparison'.A3:'MAW, envMAW and envBAW comparison'.A12 'MAW, envMAW and envBAW comparison'.M4:'MAW, envMAW and envBAW comparison'.M12 'MAW, envMAW and envBAW comparison'.A15:'MAW, envMAW and envBAW comparison'.A15 'MAW, envMAW and envBAW comparison'.K16:'MAW, envMAW and envBAW comparison'.K23 'MAW, envMAW and envBAW comparison'.A28:'MAW, envMAW and envBAW comparison'.A28 'MAW, envMAW and envBAW comparison'.J29:'MAW, envMAW and envBAW comparison'.J37" chart:data-source-has-labels="row" svg:x="0.32cm" svg:y="2.058cm" svg:width="15.36cm" svg:height="6.762cm">
          <chart:coordinate-region svg:x="1.047cm" svg:y="2.258cm" svg:width="14.393cm" svg:height="5.91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MAW, envMAW and envBAW comparison'.M4:'MAW, envMAW and envBAW comparison'.M12" chart:label-cell-address="'MAW, envMAW and envBAW comparison'.A3:'MAW, envMAW and envBAW comparison'.A3" chart:class="chart:scatter">
            <chart:domain table:cell-range-address="'MAW, envMAW and envBAW comparison'.A4:'MAW, envMAW and envBAW comparison'.A12"/>
            <chart:error-indicator chart:style-name="ch9" chart:dimension="y"/>
            <chart:data-point chart:repeated="9"/>
          </chart:series>
          <chart:series chart:style-name="ch10" chart:values-cell-range-address="'MAW, envMAW and envBAW comparison'.K16:'MAW, envMAW and envBAW comparison'.K23" chart:label-cell-address="'MAW, envMAW and envBAW comparison'.A15:'MAW, envMAW and envBAW comparison'.A15" chart:class="chart:scatter">
            <chart:domain table:cell-range-address="'MAW, envMAW and envBAW comparison'.A16:'MAW, envMAW and envBAW comparison'.A23"/>
            <chart:error-indicator chart:style-name="ch11" chart:dimension="y"/>
            <chart:data-point chart:repeated="8"/>
          </chart:series>
          <chart:series chart:style-name="ch12" chart:values-cell-range-address="'MAW, envMAW and envBAW comparison'.J29:'MAW, envMAW and envBAW comparison'.J37" chart:label-cell-address="'MAW, envMAW and envBAW comparison'.A28:'MAW, envMAW and envBAW comparison'.A28" chart:class="chart:scatter">
            <chart:domain table:cell-range-address="'MAW, envMAW and envBAW comparison'.A29:'MAW, envMAW and envBAW comparison'.A36"/>
            <chart:error-indicator chart:style-name="ch13" chart:dimension="y"/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W – q07_1</text:p>
                <draw:g>
                  <svg:desc>'MAW, envMAW and envBAW comparison'.A3:'MAW, envMAW and envBAW comparison'.A3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Column N</text:p>
              </table:table-cell>
              <table:table-cell office:value-type="string">
                <text:p>Column A</text:p>
              </table:table-cell>
              <table:table-cell office:value-type="string">
                <text:p>envMAW – q07_1</text:p>
                <draw:g>
                  <svg:desc>'MAW, envMAW and envBAW comparison'.A15:'MAW, envMAW and envBAW comparison'.A15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Column A</text:p>
              </table:table-cell>
              <table:table-cell office:value-type="string">
                <text:p>BAW – q07_1</text:p>
                <draw:g>
                  <svg:desc>'MAW, envMAW and envBAW comparison'.A28:'MAW, envMAW and envBAW comparison'.A28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MAW, envMAW and envBAW comparison'.A4:'MAW, envMAW and envBAW comparison'.A12</svg:desc>
                </draw:g>
              </table:table-cell>
              <table:table-cell office:value-type="float" office:value="0.186">
                <text:p>0.186</text:p>
                <draw:g>
                  <svg:desc>'MAW, envMAW and envBAW comparison'.M4:'MAW, envMAW and envBAW comparison'.M12</svg:desc>
                </draw:g>
              </table:table-cell>
              <table:table-cell office:value-type="float" office:value="0.022">
                <text:p>0.022</text:p>
                <draw:g>
                  <svg:desc>'MAW, envMAW and envBAW comparison'.N4:'MAW, envMAW and envBAW comparison'.N12</svg:desc>
                </draw:g>
              </table:table-cell>
              <table:table-cell office:value-type="float" office:value="0.022">
                <text:p>0.022</text:p>
                <draw:g>
                  <svg:desc>'MAW, envMAW and envBAW comparison'.N4:'MAW, envMAW and envBAW comparison'.N12</svg:desc>
                </draw:g>
              </table:table-cell>
              <table:table-cell office:value-type="float" office:value="0.5">
                <text:p>0.5</text:p>
                <draw:g>
                  <svg:desc>'MAW, envMAW and envBAW comparison'.A16:'MAW, envMAW and envBAW comparison'.A23</svg:desc>
                </draw:g>
              </table:table-cell>
              <table:table-cell office:value-type="float" office:value="0.186555555555556">
                <text:p>0.186555555555556</text:p>
                <draw:g>
                  <svg:desc>'MAW, envMAW and envBAW comparison'.K16:'MAW, envMAW and envBAW comparison'.K23</svg:desc>
                </draw:g>
              </table:table-cell>
              <table:table-cell office:value-type="float" office:value="0.0214378228118804">
                <text:p>0.0214378228118804</text:p>
                <draw:g>
                  <svg:desc>'MAW, envMAW and envBAW comparison'.L16:'MAW, envMAW and envBAW comparison'.L23</svg:desc>
                </draw:g>
              </table:table-cell>
              <table:table-cell office:value-type="float" office:value="0.0214378228118804">
                <text:p>0.0214378228118804</text:p>
                <draw:g>
                  <svg:desc>'MAW, envMAW and envBAW comparison'.L16:'MAW, envMAW and envBAW comparison'.L23</svg:desc>
                </draw:g>
              </table:table-cell>
              <table:table-cell office:value-type="float" office:value="0.5">
                <text:p>0.5</text:p>
                <draw:g>
                  <svg:desc>'MAW, envMAW and envBAW comparison'.A29:'MAW, envMAW and envBAW comparison'.A36</svg:desc>
                </draw:g>
              </table:table-cell>
              <table:table-cell office:value-type="float" office:value="0.55960725">
                <text:p>0.55960725</text:p>
                <draw:g>
                  <svg:desc>'MAW, envMAW and envBAW comparison'.J29:'MAW, envMAW and envBAW comparison'.J37</svg:desc>
                </draw:g>
              </table:table-cell>
              <table:table-cell office:value-type="float" office:value="0.0583361555078624">
                <text:p>0.0583361555078624</text:p>
                <draw:g>
                  <svg:desc>'MAW, envMAW and envBAW comparison'.K29:'MAW, envMAW and envBAW comparison'.K37</svg:desc>
                </draw:g>
              </table:table-cell>
              <table:table-cell office:value-type="float" office:value="0.0583361555078624">
                <text:p>0.0583361555078624</text:p>
                <draw:g>
                  <svg:desc>'MAW, envMAW and envBAW comparison'.K29:'MAW, envMAW and envBAW comparison'.K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279">
                <text:p>0.279</text:p>
              </table:table-cell>
              <table:table-cell office:value-type="float" office:value="0.019">
                <text:p>0.019</text:p>
              </table:table-cell>
              <table:table-cell office:value-type="float" office:value="0.019">
                <text:p>0.019</text:p>
              </table:table-cell>
              <table:table-cell office:value-type="float" office:value="1">
                <text:p>1</text:p>
              </table:table-cell>
              <table:table-cell office:value-type="float" office:value="0.239779625">
                <text:p>0.239779625</text:p>
              </table:table-cell>
              <table:table-cell office:value-type="float" office:value="0.0191559049442822">
                <text:p>0.0191559049442822</text:p>
              </table:table-cell>
              <table:table-cell office:value-type="float" office:value="0.0191559049442822">
                <text:p>0.0191559049442822</text:p>
              </table:table-cell>
              <table:table-cell office:value-type="float" office:value="1">
                <text:p>1</text:p>
              </table:table-cell>
              <table:table-cell office:value-type="float" office:value="0.613667142857143">
                <text:p>0.613667142857143</text:p>
              </table:table-cell>
              <table:table-cell office:value-type="float" office:value="0.0449816310967316">
                <text:p>0.0449816310967316</text:p>
              </table:table-cell>
              <table:table-cell office:value-type="float" office:value="0.0449816310967316">
                <text:p>0.04498163109673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382">
                <text:p>0.382</text:p>
              </table:table-cell>
              <table:table-cell office:value-type="float" office:value="0.019">
                <text:p>0.019</text:p>
              </table:table-cell>
              <table:table-cell office:value-type="float" office:value="0.019">
                <text:p>0.019</text:p>
              </table:table-cell>
              <table:table-cell office:value-type="float" office:value="2">
                <text:p>2</text:p>
              </table:table-cell>
              <table:table-cell office:value-type="float" office:value="0.353368833333333">
                <text:p>0.353368833333333</text:p>
              </table:table-cell>
              <table:table-cell office:value-type="float" office:value="0.015141086502369">
                <text:p>0.015141086502369</text:p>
              </table:table-cell>
              <table:table-cell office:value-type="float" office:value="0.015141086502369">
                <text:p>0.015141086502369</text:p>
              </table:table-cell>
              <table:table-cell office:value-type="float" office:value="2">
                <text:p>2</text:p>
              </table:table-cell>
              <table:table-cell office:value-type="float" office:value="0.691695">
                <text:p>0.691695</text:p>
              </table:table-cell>
              <table:table-cell office:value-type="float" office:value="0.031654756173441">
                <text:p>0.031654756173441</text:p>
              </table:table-cell>
              <table:table-cell office:value-type="float" office:value="0.031654756173441">
                <text:p>0.0316547561734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.498">
                <text:p>0.498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4">
                <text:p>4</text:p>
              </table:table-cell>
              <table:table-cell office:value-type="float" office:value="0.4977155">
                <text:p>0.4977155</text:p>
              </table:table-cell>
              <table:table-cell office:value-type="float" office:value="0.0020905">
                <text:p>0.0020905</text:p>
              </table:table-cell>
              <table:table-cell office:value-type="float" office:value="0.0020905">
                <text:p>0.0020905</text:p>
              </table:table-cell>
              <table:table-cell office:value-type="float" office:value="4">
                <text:p>4</text:p>
              </table:table-cell>
              <table:table-cell office:value-type="float" office:value="0.803478">
                <text:p>0.803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msLineDash_20_1" draw:display-name="msLineDash 1" draw:style="rect" draw:dots1="1" draw:dots1-length="300%" draw:distance="100%"/>
    <draw:stroke-dash draw:name="msLineDash_20_1_20_-1" draw:display-name="msLineDash 1 -1" draw:style="rect" draw:dots1="1" draw:dots1-length="300%" draw:distance="100%"/>
    <draw:stroke-dash draw:name="msLineDash_20_1_20_0" draw:display-name="msLineDash 1 0" draw:style="rect" draw:dots1="1" draw:dots1-length="300%" draw:distance="100%"/>
    <draw:stroke-dash draw:name="msLineDash_20_1_20_1" draw:display-name="msLineDash 1 1" draw:style="rect" draw:dots1="1" draw:dots1-length="300%" draw:distance="100%"/>
    <draw:stroke-dash draw:name="msLineDash_20_1_20_2" draw:display-name="msLineDash 1 2" draw:style="rect" draw:dots1="1" draw:dots1-length="300%" draw:distance="100%"/>
    <draw:stroke-dash draw:name="msLineDash_20_1_20_3" draw:display-name="msLineDash 1 3" draw:style="rect" draw:dots1="1" draw:dots1-length="300%" draw:distance="100%"/>
    <draw:stroke-dash draw:name="msLineDash_20_1_20_4" draw:display-name="msLineDash 1 4" draw:style="rect" draw:dots1="1" draw:dots1-length="300%" draw:distance="100%"/>
    <draw:stroke-dash draw:name="msLineDash_20_1_20_5" draw:display-name="msLineDash 1 5" draw:style="rect" draw:dots1="1" draw:dots1-length="300%" draw:distance="100%"/>
    <draw:stroke-dash draw:name="msLineDash_20_1_20_6" draw:display-name="msLineDash 1 6" draw:style="rect" draw:dots1="1" draw:dots1-length="300%" draw:distance="100%"/>
    <draw:stroke-dash draw:name="msLineDash_20_1_20_7" draw:display-name="msLineDash 1 7" draw:style="rect" draw:dots1="1" draw:dots1-length="300%" draw:distance="100%"/>
    <draw:stroke-dash draw:name="msLineDash_20_1_20_8" draw:display-name="msLineDash 1 8" draw:style="rect" draw:dots1="1" draw:dots1-length="300%" draw:distance="100%"/>
    <draw:stroke-dash draw:name="msLineDash_20_1_20_9" draw:display-name="msLineDash 1 9" draw:style="rect" draw:dots1="1" draw:dots1-length="300%" draw:distance="100%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cm" svg:y="3.454cm" style:legend-expansion="high" chart:style-name="ch2"/>
        <chart:plot-area chart:style-name="ch3" table:cell-range-address="'MAW, envMAW and envBAW comparison'.M164:'MAW, envMAW and envBAW comparison'.M172 'MAW, envMAW and envBAW comparison'.P164:'MAW, envMAW and envBAW comparison'.P172 'MAW, envMAW and envBAW comparison'.S164:'MAW, envMAW and envBAW comparison'.S172 'MAW, envMAW and envBAW comparison'.V164:'MAW, envMAW and envBAW comparison'.V172 'MAW, envMAW and envBAW comparison'.Y164:'MAW, envMAW and envBAW comparison'.Y172" chart:data-source-has-labels="row" svg:x="0.32cm" svg:y="0.18cm" svg:width="13.09cm" svg:height="8.64cm">
          <chart:coordinate-region svg:x="1.232cm" svg:y="0.379cm" svg:width="11.93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MAW, envMAW and envBAW comparison'.P165:'MAW, envMAW and envBAW comparison'.P172" chart:label-cell-address="'MAW, envMAW and envBAW comparison'.P164:'MAW, envMAW and envBAW comparison'.P164" chart:class="chart:scatter">
            <chart:domain table:cell-range-address="'MAW, envMAW and envBAW comparison'.M165:'MAW, envMAW and envBAW comparison'.M172"/>
            <chart:data-point chart:repeated="8"/>
          </chart:series>
          <chart:series chart:style-name="ch8" chart:values-cell-range-address="'MAW, envMAW and envBAW comparison'.S165:'MAW, envMAW and envBAW comparison'.S172" chart:label-cell-address="'MAW, envMAW and envBAW comparison'.S164:'MAW, envMAW and envBAW comparison'.S164" chart:class="chart:scatter">
            <chart:data-point chart:repeated="8"/>
          </chart:series>
          <chart:series chart:style-name="ch9" chart:values-cell-range-address="'MAW, envMAW and envBAW comparison'.V165:'MAW, envMAW and envBAW comparison'.V172" chart:label-cell-address="'MAW, envMAW and envBAW comparison'.V164:'MAW, envMAW and envBAW comparison'.V164" chart:class="chart:scatter">
            <chart:data-point chart:repeated="8"/>
          </chart:series>
          <chart:series chart:style-name="ch10" chart:values-cell-range-address="'MAW, envMAW and envBAW comparison'.Y165:'MAW, envMAW and envBAW comparison'.Y172" chart:label-cell-address="'MAW, envMAW and envBAW comparison'.Y164:'MAW, envMAW and envBAW comparison'.Y164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q20_2</text:p>
                <draw:g>
                  <svg:desc>'MAW, envMAW and envBAW comparison'.P164:'MAW, envMAW and envBAW comparison'.P164</svg:desc>
                </draw:g>
              </table:table-cell>
              <table:table-cell office:value-type="string">
                <text:p>q15_2</text:p>
                <draw:g>
                  <svg:desc>'MAW, envMAW and envBAW comparison'.S164:'MAW, envMAW and envBAW comparison'.S164</svg:desc>
                </draw:g>
              </table:table-cell>
              <table:table-cell office:value-type="string">
                <text:p>q10_2</text:p>
                <draw:g>
                  <svg:desc>'MAW, envMAW and envBAW comparison'.V164:'MAW, envMAW and envBAW comparison'.V164</svg:desc>
                </draw:g>
              </table:table-cell>
              <table:table-cell office:value-type="string">
                <text:p>q07_1</text:p>
                <draw:g>
                  <svg:desc>'MAW, envMAW and envBAW comparison'.Y164:'MAW, envMAW and envBAW comparison'.Y1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MAW, envMAW and envBAW comparison'.M165:'MAW, envMAW and envBAW comparison'.M172</svg:desc>
                </draw:g>
              </table:table-cell>
              <table:table-cell office:value-type="float" office:value="0.440627">
                <text:p>0.440627</text:p>
                <draw:g>
                  <svg:desc>'MAW, envMAW and envBAW comparison'.P165:'MAW, envMAW and envBAW comparison'.P172</svg:desc>
                </draw:g>
              </table:table-cell>
              <table:table-cell office:value-type="float" office:value="0.429299125">
                <text:p>0.429299125</text:p>
                <draw:g>
                  <svg:desc>'MAW, envMAW and envBAW comparison'.S165:'MAW, envMAW and envBAW comparison'.S172</svg:desc>
                </draw:g>
              </table:table-cell>
              <table:table-cell office:value-type="float" office:value="0.331145375">
                <text:p>0.331145375</text:p>
                <draw:g>
                  <svg:desc>'MAW, envMAW and envBAW comparison'.V165:'MAW, envMAW and envBAW comparison'.V172</svg:desc>
                </draw:g>
              </table:table-cell>
              <table:table-cell office:value-type="float" office:value="0.37360725">
                <text:p>0.37360725</text:p>
                <draw:g>
                  <svg:desc>'MAW, envMAW and envBAW comparison'.Y165:'MAW, envMAW and envBAW comparison'.Y1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402669857142857">
                <text:p>0.402669857142857</text:p>
              </table:table-cell>
              <table:table-cell office:value-type="float" office:value="0.375404">
                <text:p>0.375404</text:p>
              </table:table-cell>
              <table:table-cell office:value-type="float" office:value="0.278707714285714">
                <text:p>0.278707714285714</text:p>
              </table:table-cell>
              <table:table-cell office:value-type="float" office:value="0.334667142857143">
                <text:p>0.334667142857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3660216">
                <text:p>0.3660216</text:p>
              </table:table-cell>
              <table:table-cell office:value-type="float" office:value="0.3244608">
                <text:p>0.3244608</text:p>
              </table:table-cell>
              <table:table-cell office:value-type="float" office:value="0.2511288">
                <text:p>0.2511288</text:p>
              </table:table-cell>
              <table:table-cell office:value-type="float" office:value="0.309695">
                <text:p>0.3096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.329563">
                <text:p>0.329563</text:p>
              </table:table-cell>
              <table:table-cell office:value-type="float" office:value="0.248733">
                <text:p>0.248733</text:p>
              </table:table-cell>
              <table:table-cell office:value-type="float" office:value="0.216159">
                <text:p>0.216159</text:p>
              </table:table-cell>
              <table:table-cell office:value-type="float" office:value="0.305478">
                <text:p>0.30547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msLineDash_20_1" draw:display-name="msLineDash 1" draw:style="rect" draw:dots1="1" draw:dots1-length="300%" draw:distance="100%"/>
    <draw:stroke-dash draw:name="msLineDash_20_1_20_-1" draw:display-name="msLineDash 1 -1" draw:style="rect" draw:dots1="1" draw:dots1-length="300%" draw:distance="100%"/>
    <draw:stroke-dash draw:name="msLineDash_20_1_20_0" draw:display-name="msLineDash 1 0" draw:style="rect" draw:dots1="1" draw:dots1-length="300%" draw:distance="100%"/>
    <draw:stroke-dash draw:name="msLineDash_20_1_20_1" draw:display-name="msLineDash 1 1" draw:style="rect" draw:dots1="1" draw:dots1-length="300%" draw:distance="100%"/>
    <draw:stroke-dash draw:name="msLineDash_20_1_20_2" draw:display-name="msLineDash 1 2" draw:style="rect" draw:dots1="1" draw:dots1-length="300%" draw:distance="100%"/>
    <draw:stroke-dash draw:name="msLineDash_20_1_20_3" draw:display-name="msLineDash 1 3" draw:style="rect" draw:dots1="1" draw:dots1-length="300%" draw:distance="100%"/>
    <draw:stroke-dash draw:name="msLineDash_20_1_20_4" draw:display-name="msLineDash 1 4" draw:style="rect" draw:dots1="1" draw:dots1-length="300%" draw:distance="100%"/>
    <draw:stroke-dash draw:name="msLineDash_20_1_20_5" draw:display-name="msLineDash 1 5" draw:style="rect" draw:dots1="1" draw:dots1-length="300%" draw:distance="100%"/>
    <draw:stroke-dash draw:name="msLineDash_20_1_20_6" draw:display-name="msLineDash 1 6" draw:style="rect" draw:dots1="1" draw:dots1-length="300%" draw:distance="100%"/>
    <draw:stroke-dash draw:name="msLineDash_20_1_20_7" draw:display-name="msLineDash 1 7" draw:style="rect" draw:dots1="1" draw:dots1-length="300%" draw:distance="100%"/>
    <draw:stroke-dash draw:name="msLineDash_20_1_20_8" draw:display-name="msLineDash 1 8" draw:style="rect" draw:dots1="1" draw:dots1-length="300%" draw:distance="100%"/>
    <draw:stroke-dash draw:name="msLineDash_20_1_20_9" draw:display-name="msLineDash 1 9" draw:style="rect" draw:dots1="1" draw:dots1-length="300%" draw:distance="1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MAW, envMAW and envBAW comparison'.N44:'MAW, envMAW and envBAW comparison'.N51" chart:error-lower-range="'MAW, envMAW and envBAW comparison'.N44:'MAW, envMAW and envBAW comparison'.N51"/>
      <style:graphic-properties svg:stroke-width="0.08cm" svg:stroke-color="#18a303" draw:fill-color="#18a303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'MAW, envMAW and envBAW comparison'.N44:'MAW, envMAW and envBAW comparison'.N51" chart:error-lower-range="'MAW, envMAW and envBAW comparison'.N44:'MAW, envMAW and envBAW comparison'.N51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'MAW, envMAW and envBAW comparison'.L56:'MAW, envMAW and envBAW comparison'.L63" chart:error-lower-range="'MAW, envMAW and envBAW comparison'.L56:'MAW, envMAW and envBAW comparison'.L63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MAW, envMAW and envBAW comparison'.L56:'MAW, envMAW and envBAW comparison'.L63" chart:error-lower-range="'MAW, envMAW and envBAW comparison'.L56:'MAW, envMAW and envBAW comparison'.L63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'MAW, envMAW and envBAW comparison'.K68:'MAW, envMAW and envBAW comparison'.K75" chart:error-lower-range="'MAW, envMAW and envBAW comparison'.K68:'MAW, envMAW and envBAW comparison'.K75"/>
      <style:graphic-properties svg:stroke-width="0.08cm" svg:stroke-color="#8e03a3" draw:fill-color="#8e03a3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'MAW, envMAW and envBAW comparison'.K68:'MAW, envMAW and envBAW comparison'.K75" chart:error-lower-range="'MAW, envMAW and envBAW comparison'.K68:'MAW, envMAW and envBAW comparison'.K75" loex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21cm" svg:y="0.316cm" chart:style-name="ch2">
          <text:p>q10_2</text:p>
        </chart:title>
        <chart:legend chart:legend-position="top" svg:x="2.793cm" svg:y="1.28cm" style:legend-expansion="wide" chart:style-name="ch3"/>
        <chart:plot-area chart:style-name="ch4" table:cell-range-address="'MAW, envMAW and envBAW comparison'.A43:'MAW, envMAW and envBAW comparison'.A51 'MAW, envMAW and envBAW comparison'.M44:'MAW, envMAW and envBAW comparison'.M51 'MAW, envMAW and envBAW comparison'.A55:'MAW, envMAW and envBAW comparison'.A55 'MAW, envMAW and envBAW comparison'.K56:'MAW, envMAW and envBAW comparison'.K64 'MAW, envMAW and envBAW comparison'.A67:'MAW, envMAW and envBAW comparison'.A67 'MAW, envMAW and envBAW comparison'.J68:'MAW, envMAW and envBAW comparison'.J75" chart:data-source-has-labels="row" svg:x="0.32cm" svg:y="2.058cm" svg:width="15.36cm" svg:height="6.762cm">
          <chart:coordinate-region svg:x="1.047cm" svg:y="2.257cm" svg:width="14.393cm" svg:height="5.91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MAW, envMAW and envBAW comparison'.M44:'MAW, envMAW and envBAW comparison'.M51" chart:label-cell-address="'MAW, envMAW and envBAW comparison'.A43:'MAW, envMAW and envBAW comparison'.A43" chart:class="chart:scatter">
            <chart:domain table:cell-range-address="'MAW, envMAW and envBAW comparison'.A44:'MAW, envMAW and envBAW comparison'.A51"/>
            <chart:error-indicator chart:style-name="ch9" chart:dimension="y"/>
            <chart:data-point chart:repeated="8"/>
          </chart:series>
          <chart:series chart:style-name="ch10" chart:values-cell-range-address="'MAW, envMAW and envBAW comparison'.K56:'MAW, envMAW and envBAW comparison'.K64" chart:label-cell-address="'MAW, envMAW and envBAW comparison'.A55:'MAW, envMAW and envBAW comparison'.A55" chart:class="chart:scatter">
            <chart:domain table:cell-range-address="'MAW, envMAW and envBAW comparison'.A56:'MAW, envMAW and envBAW comparison'.A63"/>
            <chart:error-indicator chart:style-name="ch11" chart:dimension="y"/>
            <chart:data-point chart:repeated="9"/>
          </chart:series>
          <chart:series chart:style-name="ch12" chart:values-cell-range-address="'MAW, envMAW and envBAW comparison'.J68:'MAW, envMAW and envBAW comparison'.J75" chart:label-cell-address="'MAW, envMAW and envBAW comparison'.A67:'MAW, envMAW and envBAW comparison'.A67" chart:class="chart:scatter">
            <chart:domain table:cell-range-address="'MAW, envMAW and envBAW comparison'.A68:'MAW, envMAW and envBAW comparison'.A75"/>
            <chart:error-indicator chart:style-name="ch13" chart:dimension="y"/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W – q10_2</text:p>
                <draw:g>
                  <svg:desc>'MAW, envMAW and envBAW comparison'.A43:'MAW, envMAW and envBAW comparison'.A43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Column N</text:p>
              </table:table-cell>
              <table:table-cell office:value-type="string">
                <text:p>Column A</text:p>
              </table:table-cell>
              <table:table-cell office:value-type="string">
                <text:p>envMAW – q10_2</text:p>
                <draw:g>
                  <svg:desc>'MAW, envMAW and envBAW comparison'.A55:'MAW, envMAW and envBAW comparison'.A55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Column A</text:p>
              </table:table-cell>
              <table:table-cell office:value-type="string">
                <text:p>BAW – q10_2</text:p>
                <draw:g>
                  <svg:desc>'MAW, envMAW and envBAW comparison'.A67:'MAW, envMAW and envBAW comparison'.A67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MAW, envMAW and envBAW comparison'.A44:'MAW, envMAW and envBAW comparison'.A51</svg:desc>
                </draw:g>
              </table:table-cell>
              <table:table-cell office:value-type="float" office:value="0.255">
                <text:p>0.255</text:p>
                <draw:g>
                  <svg:desc>'MAW, envMAW and envBAW comparison'.M44:'MAW, envMAW and envBAW comparison'.M51</svg:desc>
                </draw:g>
              </table:table-cell>
              <table:table-cell office:value-type="float" office:value="0.019">
                <text:p>0.019</text:p>
                <draw:g>
                  <svg:desc>'MAW, envMAW and envBAW comparison'.N44:'MAW, envMAW and envBAW comparison'.N51</svg:desc>
                </draw:g>
              </table:table-cell>
              <table:table-cell office:value-type="float" office:value="0.019">
                <text:p>0.019</text:p>
                <draw:g>
                  <svg:desc>'MAW, envMAW and envBAW comparison'.N44:'MAW, envMAW and envBAW comparison'.N51</svg:desc>
                </draw:g>
              </table:table-cell>
              <table:table-cell office:value-type="float" office:value="0.5">
                <text:p>0.5</text:p>
                <draw:g>
                  <svg:desc>'MAW, envMAW and envBAW comparison'.A56:'MAW, envMAW and envBAW comparison'.A63</svg:desc>
                </draw:g>
              </table:table-cell>
              <table:table-cell office:value-type="float" office:value="0.254888888888889">
                <text:p>0.254888888888889</text:p>
                <draw:g>
                  <svg:desc>'MAW, envMAW and envBAW comparison'.K56:'MAW, envMAW and envBAW comparison'.K64</svg:desc>
                </draw:g>
              </table:table-cell>
              <table:table-cell office:value-type="float" office:value="0.0193358874430391">
                <text:p>0.0193358874430391</text:p>
                <draw:g>
                  <svg:desc>'MAW, envMAW and envBAW comparison'.L56:'MAW, envMAW and envBAW comparison'.L63</svg:desc>
                </draw:g>
              </table:table-cell>
              <table:table-cell office:value-type="float" office:value="0.0193358874430391">
                <text:p>0.0193358874430391</text:p>
                <draw:g>
                  <svg:desc>'MAW, envMAW and envBAW comparison'.L56:'MAW, envMAW and envBAW comparison'.L63</svg:desc>
                </draw:g>
              </table:table-cell>
              <table:table-cell office:value-type="float" office:value="0.5">
                <text:p>0.5</text:p>
                <draw:g>
                  <svg:desc>'MAW, envMAW and envBAW comparison'.A68:'MAW, envMAW and envBAW comparison'.A75</svg:desc>
                </draw:g>
              </table:table-cell>
              <table:table-cell office:value-type="float" office:value="0.586145375">
                <text:p>0.586145375</text:p>
                <draw:g>
                  <svg:desc>'MAW, envMAW and envBAW comparison'.J68:'MAW, envMAW and envBAW comparison'.J75</svg:desc>
                </draw:g>
              </table:table-cell>
              <table:table-cell office:value-type="float" office:value="0.0276872341925728">
                <text:p>0.0276872341925728</text:p>
                <draw:g>
                  <svg:desc>'MAW, envMAW and envBAW comparison'.K68:'MAW, envMAW and envBAW comparison'.K75</svg:desc>
                </draw:g>
              </table:table-cell>
              <table:table-cell office:value-type="float" office:value="0.0276872341925728">
                <text:p>0.0276872341925728</text:p>
                <draw:g>
                  <svg:desc>'MAW, envMAW and envBAW comparison'.K68:'MAW, envMAW and envBAW comparison'.K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45">
                <text:p>0.345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1">
                <text:p>1</text:p>
              </table:table-cell>
              <table:table-cell office:value-type="float" office:value="0.33073225">
                <text:p>0.33073225</text:p>
              </table:table-cell>
              <table:table-cell office:value-type="float" office:value="0.0177636521283631">
                <text:p>0.0177636521283631</text:p>
              </table:table-cell>
              <table:table-cell office:value-type="float" office:value="0.0177636521283631">
                <text:p>0.0177636521283631</text:p>
              </table:table-cell>
              <table:table-cell office:value-type="float" office:value="1">
                <text:p>1</text:p>
              </table:table-cell>
              <table:table-cell office:value-type="float" office:value="0.623707714285714">
                <text:p>0.623707714285714</text:p>
              </table:table-cell>
              <table:table-cell office:value-type="float" office:value="0.0275091768102121">
                <text:p>0.0275091768102121</text:p>
              </table:table-cell>
              <table:table-cell office:value-type="float" office:value="0.0275091768102121">
                <text:p>0.02750917681021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418">
                <text:p>0.418</text:p>
              </table:table-cell>
              <table:table-cell office:value-type="float" office:value="0.024">
                <text:p>0.024</text:p>
              </table:table-cell>
              <table:table-cell office:value-type="float" office:value="0.024">
                <text:p>0.024</text:p>
              </table:table-cell>
              <table:table-cell office:value-type="float" office:value="2">
                <text:p>2</text:p>
              </table:table-cell>
              <table:table-cell office:value-type="float" office:value="0.458096666666667">
                <text:p>0.458096666666667</text:p>
              </table:table-cell>
              <table:table-cell office:value-type="float" office:value="0.0105140104728035">
                <text:p>0.0105140104728035</text:p>
              </table:table-cell>
              <table:table-cell office:value-type="float" office:value="0.0105140104728035">
                <text:p>0.0105140104728035</text:p>
              </table:table-cell>
              <table:table-cell office:value-type="float" office:value="2">
                <text:p>2</text:p>
              </table:table-cell>
              <table:table-cell office:value-type="float" office:value="0.6691288">
                <text:p>0.6691288</text:p>
              </table:table-cell>
              <table:table-cell office:value-type="float" office:value="0.0217613919444506">
                <text:p>0.0217613919444506</text:p>
              </table:table-cell>
              <table:table-cell office:value-type="float" office:value="0.0217613919444506">
                <text:p>0.02176139194445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.517">
                <text:p>0.517</text:p>
              </table:table-cell>
              <table:table-cell office:value-type="float" office:value="0.016">
                <text:p>0.016</text:p>
              </table:table-cell>
              <table:table-cell office:value-type="float" office:value="0.016">
                <text:p>0.016</text:p>
              </table:table-cell>
              <table:table-cell office:value-type="float" office:value="4">
                <text:p>4</text:p>
              </table:table-cell>
              <table:table-cell office:value-type="float" office:value="0.5737505">
                <text:p>0.5737505</text:p>
              </table:table-cell>
              <table:table-cell office:value-type="float" office:value="0.00104549999999998">
                <text:p>0.00104549999999998</text:p>
              </table:table-cell>
              <table:table-cell office:value-type="float" office:value="0.00104549999999998">
                <text:p>0.00104549999999998</text:p>
              </table:table-cell>
              <table:table-cell office:value-type="float" office:value="4">
                <text:p>4</text:p>
              </table:table-cell>
              <table:table-cell office:value-type="float" office:value="0.733159">
                <text:p>0.733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msLineDash_20_1" draw:display-name="msLineDash 1" draw:style="rect" draw:dots1="1" draw:dots1-length="300%" draw:distance="100%"/>
    <draw:stroke-dash draw:name="msLineDash_20_1_20_-1" draw:display-name="msLineDash 1 -1" draw:style="rect" draw:dots1="1" draw:dots1-length="300%" draw:distance="100%"/>
    <draw:stroke-dash draw:name="msLineDash_20_1_20_0" draw:display-name="msLineDash 1 0" draw:style="rect" draw:dots1="1" draw:dots1-length="300%" draw:distance="100%"/>
    <draw:stroke-dash draw:name="msLineDash_20_1_20_1" draw:display-name="msLineDash 1 1" draw:style="rect" draw:dots1="1" draw:dots1-length="300%" draw:distance="100%"/>
    <draw:stroke-dash draw:name="msLineDash_20_1_20_2" draw:display-name="msLineDash 1 2" draw:style="rect" draw:dots1="1" draw:dots1-length="300%" draw:distance="100%"/>
    <draw:stroke-dash draw:name="msLineDash_20_1_20_3" draw:display-name="msLineDash 1 3" draw:style="rect" draw:dots1="1" draw:dots1-length="300%" draw:distance="100%"/>
    <draw:stroke-dash draw:name="msLineDash_20_1_20_4" draw:display-name="msLineDash 1 4" draw:style="rect" draw:dots1="1" draw:dots1-length="300%" draw:distance="100%"/>
    <draw:stroke-dash draw:name="msLineDash_20_1_20_5" draw:display-name="msLineDash 1 5" draw:style="rect" draw:dots1="1" draw:dots1-length="300%" draw:distance="100%"/>
    <draw:stroke-dash draw:name="msLineDash_20_1_20_6" draw:display-name="msLineDash 1 6" draw:style="rect" draw:dots1="1" draw:dots1-length="300%" draw:distance="100%"/>
    <draw:stroke-dash draw:name="msLineDash_20_1_20_7" draw:display-name="msLineDash 1 7" draw:style="rect" draw:dots1="1" draw:dots1-length="300%" draw:distance="100%"/>
    <draw:stroke-dash draw:name="msLineDash_20_1_20_8" draw:display-name="msLineDash 1 8" draw:style="rect" draw:dots1="1" draw:dots1-length="300%" draw:distance="100%"/>
    <draw:stroke-dash draw:name="msLineDash_20_1_20_9" draw:display-name="msLineDash 1 9" draw:style="rect" draw:dots1="1" draw:dots1-length="300%" draw:distance="1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MAW, envMAW and envBAW comparison'.N82:'MAW, envMAW and envBAW comparison'.N89" chart:error-lower-range="'MAW, envMAW and envBAW comparison'.N82:'MAW, envMAW and envBAW comparison'.N89"/>
      <style:graphic-properties svg:stroke-width="0.08cm" svg:stroke-color="#18a303" draw:fill-color="#18a303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'MAW, envMAW and envBAW comparison'.N82:'MAW, envMAW and envBAW comparison'.N89" chart:error-lower-range="'MAW, envMAW and envBAW comparison'.N82:'MAW, envMAW and envBAW comparison'.N89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'MAW, envMAW and envBAW comparison'.L94:'MAW, envMAW and envBAW comparison'.L101" chart:error-lower-range="'MAW, envMAW and envBAW comparison'.L94:'MAW, envMAW and envBAW comparison'.L101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MAW, envMAW and envBAW comparison'.L94:'MAW, envMAW and envBAW comparison'.L101" chart:error-lower-range="'MAW, envMAW and envBAW comparison'.L94:'MAW, envMAW and envBAW comparison'.L101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'MAW, envMAW and envBAW comparison'.K106:'MAW, envMAW and envBAW comparison'.K113" chart:error-lower-range="'MAW, envMAW and envBAW comparison'.K106:'MAW, envMAW and envBAW comparison'.K113"/>
      <style:graphic-properties svg:stroke-width="0.08cm" svg:stroke-color="#8e03a3" draw:fill-color="#8e03a3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'MAW, envMAW and envBAW comparison'.K106:'MAW, envMAW and envBAW comparison'.K113" chart:error-lower-range="'MAW, envMAW and envBAW comparison'.K106:'MAW, envMAW and envBAW comparison'.K113" loex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21cm" svg:y="0.316cm" chart:style-name="ch2">
          <text:p>q15_2</text:p>
        </chart:title>
        <chart:legend chart:legend-position="top" svg:x="2.793cm" svg:y="1.28cm" style:legend-expansion="wide" chart:style-name="ch3"/>
        <chart:plot-area chart:style-name="ch4" table:cell-range-address="'MAW, envMAW and envBAW comparison'.A81:'MAW, envMAW and envBAW comparison'.A89 'MAW, envMAW and envBAW comparison'.M82:'MAW, envMAW and envBAW comparison'.M89 'MAW, envMAW and envBAW comparison'.A93:'MAW, envMAW and envBAW comparison'.A93 'MAW, envMAW and envBAW comparison'.K94:'MAW, envMAW and envBAW comparison'.K101 'MAW, envMAW and envBAW comparison'.A105:'MAW, envMAW and envBAW comparison'.A105 'MAW, envMAW and envBAW comparison'.J106:'MAW, envMAW and envBAW comparison'.J113" chart:data-source-has-labels="row" svg:x="0.32cm" svg:y="2.058cm" svg:width="15.36cm" svg:height="6.762cm">
          <chart:coordinate-region svg:x="1.047cm" svg:y="2.257cm" svg:width="14.393cm" svg:height="5.91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MAW, envMAW and envBAW comparison'.M82:'MAW, envMAW and envBAW comparison'.M89" chart:label-cell-address="'MAW, envMAW and envBAW comparison'.A81:'MAW, envMAW and envBAW comparison'.A81" chart:class="chart:scatter">
            <chart:domain table:cell-range-address="'MAW, envMAW and envBAW comparison'.A82:'MAW, envMAW and envBAW comparison'.A89"/>
            <chart:error-indicator chart:style-name="ch9" chart:dimension="y"/>
            <chart:data-point chart:repeated="8"/>
          </chart:series>
          <chart:series chart:style-name="ch10" chart:values-cell-range-address="'MAW, envMAW and envBAW comparison'.K94:'MAW, envMAW and envBAW comparison'.K101" chart:label-cell-address="'MAW, envMAW and envBAW comparison'.A93:'MAW, envMAW and envBAW comparison'.A93" chart:class="chart:scatter">
            <chart:domain table:cell-range-address="'MAW, envMAW and envBAW comparison'.A94:'MAW, envMAW and envBAW comparison'.A101"/>
            <chart:error-indicator chart:style-name="ch11" chart:dimension="y"/>
            <chart:data-point chart:repeated="8"/>
          </chart:series>
          <chart:series chart:style-name="ch12" chart:values-cell-range-address="'MAW, envMAW and envBAW comparison'.J106:'MAW, envMAW and envBAW comparison'.J113" chart:label-cell-address="'MAW, envMAW and envBAW comparison'.A105:'MAW, envMAW and envBAW comparison'.A105" chart:class="chart:scatter">
            <chart:domain table:cell-range-address="'MAW, envMAW and envBAW comparison'.A106:'MAW, envMAW and envBAW comparison'.A113"/>
            <chart:error-indicator chart:style-name="ch13" chart:dimension="y"/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W – q15_2</text:p>
                <draw:g>
                  <svg:desc>'MAW, envMAW and envBAW comparison'.A81:'MAW, envMAW and envBAW comparison'.A8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Column N</text:p>
              </table:table-cell>
              <table:table-cell office:value-type="string">
                <text:p>Column A</text:p>
              </table:table-cell>
              <table:table-cell office:value-type="string">
                <text:p>envMAW – q15_2</text:p>
                <draw:g>
                  <svg:desc>'MAW, envMAW and envBAW comparison'.A93:'MAW, envMAW and envBAW comparison'.A93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Column A</text:p>
              </table:table-cell>
              <table:table-cell office:value-type="string">
                <text:p>BAW – q15_2</text:p>
                <draw:g>
                  <svg:desc>'MAW, envMAW and envBAW comparison'.A105:'MAW, envMAW and envBAW comparison'.A105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MAW, envMAW and envBAW comparison'.A82:'MAW, envMAW and envBAW comparison'.A89</svg:desc>
                </draw:g>
              </table:table-cell>
              <table:table-cell office:value-type="float" office:value="0.344">
                <text:p>0.344</text:p>
                <draw:g>
                  <svg:desc>'MAW, envMAW and envBAW comparison'.M82:'MAW, envMAW and envBAW comparison'.M89</svg:desc>
                </draw:g>
              </table:table-cell>
              <table:table-cell office:value-type="float" office:value="0.042">
                <text:p>0.042</text:p>
                <draw:g>
                  <svg:desc>'MAW, envMAW and envBAW comparison'.N82:'MAW, envMAW and envBAW comparison'.N89</svg:desc>
                </draw:g>
              </table:table-cell>
              <table:table-cell office:value-type="float" office:value="0.042">
                <text:p>0.042</text:p>
                <draw:g>
                  <svg:desc>'MAW, envMAW and envBAW comparison'.N82:'MAW, envMAW and envBAW comparison'.N89</svg:desc>
                </draw:g>
              </table:table-cell>
              <table:table-cell office:value-type="float" office:value="0.5">
                <text:p>0.5</text:p>
                <draw:g>
                  <svg:desc>'MAW, envMAW and envBAW comparison'.A94:'MAW, envMAW and envBAW comparison'.A101</svg:desc>
                </draw:g>
              </table:table-cell>
              <table:table-cell office:value-type="float" office:value="0.344333333333333">
                <text:p>0.344333333333333</text:p>
                <draw:g>
                  <svg:desc>'MAW, envMAW and envBAW comparison'.K94:'MAW, envMAW and envBAW comparison'.K101</svg:desc>
                </draw:g>
              </table:table-cell>
              <table:table-cell office:value-type="float" office:value="0.0417186342590987">
                <text:p>0.0417186342590987</text:p>
                <draw:g>
                  <svg:desc>'MAW, envMAW and envBAW comparison'.L94:'MAW, envMAW and envBAW comparison'.L101</svg:desc>
                </draw:g>
              </table:table-cell>
              <table:table-cell office:value-type="float" office:value="0.0417186342590987">
                <text:p>0.0417186342590987</text:p>
                <draw:g>
                  <svg:desc>'MAW, envMAW and envBAW comparison'.L94:'MAW, envMAW and envBAW comparison'.L101</svg:desc>
                </draw:g>
              </table:table-cell>
              <table:table-cell office:value-type="float" office:value="0.5">
                <text:p>0.5</text:p>
                <draw:g>
                  <svg:desc>'MAW, envMAW and envBAW comparison'.A106:'MAW, envMAW and envBAW comparison'.A113</svg:desc>
                </draw:g>
              </table:table-cell>
              <table:table-cell office:value-type="float" office:value="0.773299125">
                <text:p>0.773299125</text:p>
                <draw:g>
                  <svg:desc>'MAW, envMAW and envBAW comparison'.J106:'MAW, envMAW and envBAW comparison'.J113</svg:desc>
                </draw:g>
              </table:table-cell>
              <table:table-cell office:value-type="float" office:value="0.031747498619724">
                <text:p>0.031747498619724</text:p>
                <draw:g>
                  <svg:desc>'MAW, envMAW and envBAW comparison'.K106:'MAW, envMAW and envBAW comparison'.K113</svg:desc>
                </draw:g>
              </table:table-cell>
              <table:table-cell office:value-type="float" office:value="0.031747498619724">
                <text:p>0.031747498619724</text:p>
                <draw:g>
                  <svg:desc>'MAW, envMAW and envBAW comparison'.K106:'MAW, envMAW and envBAW comparison'.K1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444">
                <text:p>0.444</text:p>
              </table:table-cell>
              <table:table-cell office:value-type="float" office:value="0.041">
                <text:p>0.041</text:p>
              </table:table-cell>
              <table:table-cell office:value-type="float" office:value="0.041">
                <text:p>0.041</text:p>
              </table:table-cell>
              <table:table-cell office:value-type="float" office:value="1">
                <text:p>1</text:p>
              </table:table-cell>
              <table:table-cell office:value-type="float" office:value="0.41655525">
                <text:p>0.41655525</text:p>
              </table:table-cell>
              <table:table-cell office:value-type="float" office:value="0.0315242450851325">
                <text:p>0.0315242450851325</text:p>
              </table:table-cell>
              <table:table-cell office:value-type="float" office:value="0.0315242450851325">
                <text:p>0.0315242450851325</text:p>
              </table:table-cell>
              <table:table-cell office:value-type="float" office:value="1">
                <text:p>1</text:p>
              </table:table-cell>
              <table:table-cell office:value-type="float" office:value="0.819404">
                <text:p>0.819404</text:p>
              </table:table-cell>
              <table:table-cell office:value-type="float" office:value="0.0247842477161834">
                <text:p>0.0247842477161834</text:p>
              </table:table-cell>
              <table:table-cell office:value-type="float" office:value="0.0247842477161834">
                <text:p>0.02478424771618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543">
                <text:p>0.543</text:p>
              </table:table-cell>
              <table:table-cell office:value-type="float" office:value="0.031">
                <text:p>0.031</text:p>
              </table:table-cell>
              <table:table-cell office:value-type="float" office:value="0.031">
                <text:p>0.031</text:p>
              </table:table-cell>
              <table:table-cell office:value-type="float" office:value="2">
                <text:p>2</text:p>
              </table:table-cell>
              <table:table-cell office:value-type="float" office:value="0.5563835">
                <text:p>0.5563835</text:p>
              </table:table-cell>
              <table:table-cell office:value-type="float" office:value="0.0231369082762441">
                <text:p>0.0231369082762441</text:p>
              </table:table-cell>
              <table:table-cell office:value-type="float" office:value="0.0231369082762441">
                <text:p>0.0231369082762441</text:p>
              </table:table-cell>
              <table:table-cell office:value-type="float" office:value="2">
                <text:p>2</text:p>
              </table:table-cell>
              <table:table-cell office:value-type="float" office:value="0.8674608">
                <text:p>0.8674608</text:p>
              </table:table-cell>
              <table:table-cell office:value-type="float" office:value="0.00447616565377109">
                <text:p>0.00447616565377109</text:p>
              </table:table-cell>
              <table:table-cell office:value-type="float" office:value="0.00447616565377109">
                <text:p>0.004476165653771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.637">
                <text:p>0.637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4">
                <text:p>4</text:p>
              </table:table-cell>
              <table:table-cell office:value-type="float" office:value="0.673318">
                <text:p>0.673318</text:p>
              </table:table-cell>
              <table:table-cell office:value-type="float" office:value="0.00167699999999998">
                <text:p>0.00167699999999998</text:p>
              </table:table-cell>
              <table:table-cell office:value-type="float" office:value="0.00167699999999998">
                <text:p>0.00167699999999998</text:p>
              </table:table-cell>
              <table:table-cell office:value-type="float" office:value="4">
                <text:p>4</text:p>
              </table:table-cell>
              <table:table-cell office:value-type="float" office:value="0.885733">
                <text:p>0.8857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msLineDash_20_1" draw:display-name="msLineDash 1" draw:style="rect" draw:dots1="1" draw:dots1-length="300%" draw:distance="100%"/>
    <draw:stroke-dash draw:name="msLineDash_20_1_20_-1" draw:display-name="msLineDash 1 -1" draw:style="rect" draw:dots1="1" draw:dots1-length="300%" draw:distance="100%"/>
    <draw:stroke-dash draw:name="msLineDash_20_1_20_0" draw:display-name="msLineDash 1 0" draw:style="rect" draw:dots1="1" draw:dots1-length="300%" draw:distance="100%"/>
    <draw:stroke-dash draw:name="msLineDash_20_1_20_1" draw:display-name="msLineDash 1 1" draw:style="rect" draw:dots1="1" draw:dots1-length="300%" draw:distance="100%"/>
    <draw:stroke-dash draw:name="msLineDash_20_1_20_2" draw:display-name="msLineDash 1 2" draw:style="rect" draw:dots1="1" draw:dots1-length="300%" draw:distance="100%"/>
    <draw:stroke-dash draw:name="msLineDash_20_1_20_3" draw:display-name="msLineDash 1 3" draw:style="rect" draw:dots1="1" draw:dots1-length="300%" draw:distance="100%"/>
    <draw:stroke-dash draw:name="msLineDash_20_1_20_4" draw:display-name="msLineDash 1 4" draw:style="rect" draw:dots1="1" draw:dots1-length="300%" draw:distance="100%"/>
    <draw:stroke-dash draw:name="msLineDash_20_1_20_5" draw:display-name="msLineDash 1 5" draw:style="rect" draw:dots1="1" draw:dots1-length="300%" draw:distance="100%"/>
    <draw:stroke-dash draw:name="msLineDash_20_1_20_6" draw:display-name="msLineDash 1 6" draw:style="rect" draw:dots1="1" draw:dots1-length="300%" draw:distance="100%"/>
    <draw:stroke-dash draw:name="msLineDash_20_1_20_7" draw:display-name="msLineDash 1 7" draw:style="rect" draw:dots1="1" draw:dots1-length="300%" draw:distance="100%"/>
    <draw:stroke-dash draw:name="msLineDash_20_1_20_8" draw:display-name="msLineDash 1 8" draw:style="rect" draw:dots1="1" draw:dots1-length="300%" draw:distance="100%"/>
    <draw:stroke-dash draw:name="msLineDash_20_1_20_9" draw:display-name="msLineDash 1 9" draw:style="rect" draw:dots1="1" draw:dots1-length="300%" draw:distance="100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MAW, envMAW and envBAW comparison'.N118:'MAW, envMAW and envBAW comparison'.N125" chart:error-lower-range="'MAW, envMAW and envBAW comparison'.N118:'MAW, envMAW and envBAW comparison'.N125"/>
      <style:graphic-properties svg:stroke-width="0.08cm" svg:stroke-color="#18a303" draw:fill-color="#18a303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'MAW, envMAW and envBAW comparison'.N118:'MAW, envMAW and envBAW comparison'.N125" chart:error-lower-range="'MAW, envMAW and envBAW comparison'.N118:'MAW, envMAW and envBAW comparison'.N125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'MAW, envMAW and envBAW comparison'.K130:'MAW, envMAW and envBAW comparison'.K137" chart:error-lower-range="'MAW, envMAW and envBAW comparison'.K130:'MAW, envMAW and envBAW comparison'.K137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MAW, envMAW and envBAW comparison'.K130:'MAW, envMAW and envBAW comparison'.K137" chart:error-lower-range="'MAW, envMAW and envBAW comparison'.K130:'MAW, envMAW and envBAW comparison'.K137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'MAW, envMAW and envBAW comparison'.K143:'MAW, envMAW and envBAW comparison'.K150" chart:error-lower-range="'MAW, envMAW and envBAW comparison'.K143:'MAW, envMAW and envBAW comparison'.K150"/>
      <style:graphic-properties svg:stroke-width="0.08cm" svg:stroke-color="#8e03a3" draw:fill-color="#8e03a3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'MAW, envMAW and envBAW comparison'.K143:'MAW, envMAW and envBAW comparison'.K150" chart:error-lower-range="'MAW, envMAW and envBAW comparison'.K143:'MAW, envMAW and envBAW comparison'.K150" loex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21cm" svg:y="0.316cm" chart:style-name="ch2">
          <text:p>q20_2</text:p>
        </chart:title>
        <chart:legend chart:legend-position="top" svg:x="2.793cm" svg:y="1.28cm" style:legend-expansion="wide" chart:style-name="ch3"/>
        <chart:plot-area chart:style-name="ch4" table:cell-range-address="'MAW, envMAW and envBAW comparison'.A117:'MAW, envMAW and envBAW comparison'.A125 'MAW, envMAW and envBAW comparison'.M118:'MAW, envMAW and envBAW comparison'.M125 'MAW, envMAW and envBAW comparison'.A129:'MAW, envMAW and envBAW comparison'.A129 'MAW, envMAW and envBAW comparison'.J130:'MAW, envMAW and envBAW comparison'.J137 'MAW, envMAW and envBAW comparison'.A142:'MAW, envMAW and envBAW comparison'.A142 'MAW, envMAW and envBAW comparison'.J143:'MAW, envMAW and envBAW comparison'.J150" chart:data-source-has-labels="row" svg:x="0.32cm" svg:y="2.058cm" svg:width="15.36cm" svg:height="6.762cm">
          <chart:coordinate-region svg:x="1.047cm" svg:y="2.257cm" svg:width="14.393cm" svg:height="5.91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MAW, envMAW and envBAW comparison'.M118:'MAW, envMAW and envBAW comparison'.M125" chart:label-cell-address="'MAW, envMAW and envBAW comparison'.A117:'MAW, envMAW and envBAW comparison'.A117" chart:class="chart:scatter">
            <chart:domain table:cell-range-address="'MAW, envMAW and envBAW comparison'.A118:'MAW, envMAW and envBAW comparison'.A125"/>
            <chart:error-indicator chart:style-name="ch9" chart:dimension="y"/>
            <chart:data-point chart:repeated="8"/>
          </chart:series>
          <chart:series chart:style-name="ch10" chart:values-cell-range-address="'MAW, envMAW and envBAW comparison'.J130:'MAW, envMAW and envBAW comparison'.J137" chart:label-cell-address="'MAW, envMAW and envBAW comparison'.A129:'MAW, envMAW and envBAW comparison'.A129" chart:class="chart:scatter">
            <chart:domain table:cell-range-address="'MAW, envMAW and envBAW comparison'.A130:'MAW, envMAW and envBAW comparison'.A137"/>
            <chart:error-indicator chart:style-name="ch11" chart:dimension="y"/>
            <chart:data-point chart:repeated="8"/>
          </chart:series>
          <chart:series chart:style-name="ch12" chart:values-cell-range-address="'MAW, envMAW and envBAW comparison'.J143:'MAW, envMAW and envBAW comparison'.J150" chart:label-cell-address="'MAW, envMAW and envBAW comparison'.A142:'MAW, envMAW and envBAW comparison'.A142" chart:class="chart:scatter">
            <chart:domain table:cell-range-address="'MAW, envMAW and envBAW comparison'.A143:'MAW, envMAW and envBAW comparison'.A150"/>
            <chart:error-indicator chart:style-name="ch13" chart:dimension="y"/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W – q20_2</text:p>
                <draw:g>
                  <svg:desc>'MAW, envMAW and envBAW comparison'.A117:'MAW, envMAW and envBAW comparison'.A117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Column N</text:p>
              </table:table-cell>
              <table:table-cell office:value-type="string">
                <text:p>Column A</text:p>
              </table:table-cell>
              <table:table-cell office:value-type="string">
                <text:p>envMAW – q20_2</text:p>
                <draw:g>
                  <svg:desc>'MAW, envMAW and envBAW comparison'.A129:'MAW, envMAW and envBAW comparison'.A129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  <table:table-cell office:value-type="string">
                <text:p>Column A</text:p>
              </table:table-cell>
              <table:table-cell office:value-type="string">
                <text:p>BAW – q20_2</text:p>
                <draw:g>
                  <svg:desc>'MAW, envMAW and envBAW comparison'.A142:'MAW, envMAW and envBAW comparison'.A142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MAW, envMAW and envBAW comparison'.A118:'MAW, envMAW and envBAW comparison'.A125</svg:desc>
                </draw:g>
              </table:table-cell>
              <table:table-cell office:value-type="float" office:value="0.352">
                <text:p>0.352</text:p>
                <draw:g>
                  <svg:desc>'MAW, envMAW and envBAW comparison'.M118:'MAW, envMAW and envBAW comparison'.M125</svg:desc>
                </draw:g>
              </table:table-cell>
              <table:table-cell office:value-type="float" office:value="0.024">
                <text:p>0.024</text:p>
                <draw:g>
                  <svg:desc>'MAW, envMAW and envBAW comparison'.N118:'MAW, envMAW and envBAW comparison'.N125</svg:desc>
                </draw:g>
              </table:table-cell>
              <table:table-cell office:value-type="float" office:value="0.024">
                <text:p>0.024</text:p>
                <draw:g>
                  <svg:desc>'MAW, envMAW and envBAW comparison'.N118:'MAW, envMAW and envBAW comparison'.N125</svg:desc>
                </draw:g>
              </table:table-cell>
              <table:table-cell office:value-type="float" office:value="0.5">
                <text:p>0.5</text:p>
                <draw:g>
                  <svg:desc>'MAW, envMAW and envBAW comparison'.A130:'MAW, envMAW and envBAW comparison'.A137</svg:desc>
                </draw:g>
              </table:table-cell>
              <table:table-cell office:value-type="float" office:value="0.34625">
                <text:p>0.34625</text:p>
                <draw:g>
                  <svg:desc>'MAW, envMAW and envBAW comparison'.J130:'MAW, envMAW and envBAW comparison'.J137</svg:desc>
                </draw:g>
              </table:table-cell>
              <table:table-cell office:value-type="float" office:value="0.0191098796437863">
                <text:p>0.0191098796437863</text:p>
                <draw:g>
                  <svg:desc>'MAW, envMAW and envBAW comparison'.K130:'MAW, envMAW and envBAW comparison'.K137</svg:desc>
                </draw:g>
              </table:table-cell>
              <table:table-cell office:value-type="float" office:value="0.0191098796437863">
                <text:p>0.0191098796437863</text:p>
                <draw:g>
                  <svg:desc>'MAW, envMAW and envBAW comparison'.K130:'MAW, envMAW and envBAW comparison'.K137</svg:desc>
                </draw:g>
              </table:table-cell>
              <table:table-cell office:value-type="float" office:value="0.5">
                <text:p>0.5</text:p>
                <draw:g>
                  <svg:desc>'MAW, envMAW and envBAW comparison'.A143:'MAW, envMAW and envBAW comparison'.A150</svg:desc>
                </draw:g>
              </table:table-cell>
              <table:table-cell office:value-type="float" office:value="0.792627">
                <text:p>0.792627</text:p>
                <draw:g>
                  <svg:desc>'MAW, envMAW and envBAW comparison'.J143:'MAW, envMAW and envBAW comparison'.J150</svg:desc>
                </draw:g>
              </table:table-cell>
              <table:table-cell office:value-type="float" office:value="0.0157452453775735">
                <text:p>0.0157452453775735</text:p>
                <draw:g>
                  <svg:desc>'MAW, envMAW and envBAW comparison'.K143:'MAW, envMAW and envBAW comparison'.K150</svg:desc>
                </draw:g>
              </table:table-cell>
              <table:table-cell office:value-type="float" office:value="0.0157452453775735">
                <text:p>0.0157452453775735</text:p>
                <draw:g>
                  <svg:desc>'MAW, envMAW and envBAW comparison'.K143:'MAW, envMAW and envBAW comparison'.K1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417">
                <text:p>0.417</text:p>
              </table:table-cell>
              <table:table-cell office:value-type="float" office:value="0.031">
                <text:p>0.031</text:p>
              </table:table-cell>
              <table:table-cell office:value-type="float" office:value="0.031">
                <text:p>0.031</text:p>
              </table:table-cell>
              <table:table-cell office:value-type="float" office:value="1">
                <text:p>1</text:p>
              </table:table-cell>
              <table:table-cell office:value-type="float" office:value="0.427556375">
                <text:p>0.427556375</text:p>
              </table:table-cell>
              <table:table-cell office:value-type="float" office:value="0.0218241036524842">
                <text:p>0.0218241036524842</text:p>
              </table:table-cell>
              <table:table-cell office:value-type="float" office:value="0.0218241036524842">
                <text:p>0.0218241036524842</text:p>
              </table:table-cell>
              <table:table-cell office:value-type="float" office:value="1">
                <text:p>1</text:p>
              </table:table-cell>
              <table:table-cell office:value-type="float" office:value="0.819669857142857">
                <text:p>0.819669857142857</text:p>
              </table:table-cell>
              <table:table-cell office:value-type="float" office:value="0.0150359274542066">
                <text:p>0.0150359274542066</text:p>
              </table:table-cell>
              <table:table-cell office:value-type="float" office:value="0.0150359274542066">
                <text:p>0.01503592745420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488">
                <text:p>0.488</text:p>
              </table:table-cell>
              <table:table-cell office:value-type="float" office:value="0.016">
                <text:p>0.016</text:p>
              </table:table-cell>
              <table:table-cell office:value-type="float" office:value="0.016">
                <text:p>0.016</text:p>
              </table:table-cell>
              <table:table-cell office:value-type="float" office:value="2">
                <text:p>2</text:p>
              </table:table-cell>
              <table:table-cell office:value-type="float" office:value="0.550793166666667">
                <text:p>0.550793166666667</text:p>
              </table:table-cell>
              <table:table-cell office:value-type="float" office:value="0.0148183864665564">
                <text:p>0.0148183864665564</text:p>
              </table:table-cell>
              <table:table-cell office:value-type="float" office:value="0.0148183864665564">
                <text:p>0.0148183864665564</text:p>
              </table:table-cell>
              <table:table-cell office:value-type="float" office:value="2">
                <text:p>2</text:p>
              </table:table-cell>
              <table:table-cell office:value-type="float" office:value="0.8540216">
                <text:p>0.8540216</text:p>
              </table:table-cell>
              <table:table-cell office:value-type="float" office:value="0.0132471746814179">
                <text:p>0.0132471746814179</text:p>
              </table:table-cell>
              <table:table-cell office:value-type="float" office:value="0.0132471746814179">
                <text:p>0.01324717468141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.548">
                <text:p>0.548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4">
                <text:p>4</text:p>
              </table:table-cell>
              <table:table-cell office:value-type="float" office:value="0.660444">
                <text:p>0.660444</text:p>
              </table:table-cell>
              <table:table-cell office:value-type="float" office:value="0.00229000000000001">
                <text:p>0.00229000000000001</text:p>
              </table:table-cell>
              <table:table-cell office:value-type="float" office:value="0.00229000000000001">
                <text:p>0.00229000000000001</text:p>
              </table:table-cell>
              <table:table-cell office:value-type="float" office:value="4">
                <text:p>4</text:p>
              </table:table-cell>
              <table:table-cell office:value-type="float" office:value="0.877563">
                <text:p>0.8775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msLineDash_20_1" draw:display-name="msLineDash 1" draw:style="rect" draw:dots1="1" draw:dots1-length="300%" draw:distance="100%"/>
    <draw:stroke-dash draw:name="msLineDash_20_1_20_-1" draw:display-name="msLineDash 1 -1" draw:style="rect" draw:dots1="1" draw:dots1-length="300%" draw:distance="100%"/>
    <draw:stroke-dash draw:name="msLineDash_20_1_20_0" draw:display-name="msLineDash 1 0" draw:style="rect" draw:dots1="1" draw:dots1-length="300%" draw:distance="100%"/>
    <draw:stroke-dash draw:name="msLineDash_20_1_20_1" draw:display-name="msLineDash 1 1" draw:style="rect" draw:dots1="1" draw:dots1-length="300%" draw:distance="100%"/>
    <draw:stroke-dash draw:name="msLineDash_20_1_20_2" draw:display-name="msLineDash 1 2" draw:style="rect" draw:dots1="1" draw:dots1-length="300%" draw:distance="100%"/>
    <draw:stroke-dash draw:name="msLineDash_20_1_20_3" draw:display-name="msLineDash 1 3" draw:style="rect" draw:dots1="1" draw:dots1-length="300%" draw:distance="100%"/>
    <draw:stroke-dash draw:name="msLineDash_20_1_20_4" draw:display-name="msLineDash 1 4" draw:style="rect" draw:dots1="1" draw:dots1-length="300%" draw:distance="100%"/>
    <draw:stroke-dash draw:name="msLineDash_20_1_20_5" draw:display-name="msLineDash 1 5" draw:style="rect" draw:dots1="1" draw:dots1-length="300%" draw:distance="100%"/>
    <draw:stroke-dash draw:name="msLineDash_20_1_20_6" draw:display-name="msLineDash 1 6" draw:style="rect" draw:dots1="1" draw:dots1-length="300%" draw:distance="100%"/>
    <draw:stroke-dash draw:name="msLineDash_20_1_20_7" draw:display-name="msLineDash 1 7" draw:style="rect" draw:dots1="1" draw:dots1-length="300%" draw:distance="100%"/>
    <draw:stroke-dash draw:name="msLineDash_20_1_20_8" draw:display-name="msLineDash 1 8" draw:style="rect" draw:dots1="1" draw:dots1-length="300%" draw:distance="100%"/>
    <draw:stroke-dash draw:name="msLineDash_20_1_20_9" draw:display-name="msLineDash 1 9" draw:style="rect" draw:dots1="1" draw:dots1-length="300%" draw:distance="100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hourglass" chart:symbol-width="0.25cm" chart:symbol-height="0.25cm" chart:link-data-style-to-source="true" chart:label-position="top"/>
      <style:graphic-properties svg:stroke-width="0.08cm" svg:stroke-color="#8e03a3" draw:fill-color="#8e03a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c254d2" draw:fill-color="#c254d2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dc85e9" draw:fill-color="#dc85e9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2cbf8" draw:fill-color="#f2cbf8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106802" draw:fill-color="#106802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18a303" draw:fill-color="#18a303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43c330" draw:fill-color="#43c33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92e285" draw:fill-color="#92e285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f59d" draw:fill-color="#fff59d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ee58" draw:fill-color="#ffee58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bc02d" draw:fill-color="#fbc02d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57f17" draw:fill-color="#f57f17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2.241cm" svg:height="12.44cm" xlink:href=".." xlink:type="simple" chart:class="chart:scatter" chart:style-name="ch1">
        <chart:title svg:x="8.047cm" svg:y="0.384cm" chart:style-name="ch2">
          <text:p>envBAW,  MAW and envMAW</text:p>
        </chart:title>
        <chart:legend chart:legend-position="top" svg:x="3.402cm" svg:y="1.348cm" style:legend-expansion="wide" chart:style-name="ch3"/>
        <chart:plot-area chart:style-name="ch4" table:cell-range-address="'MAW, envMAW and envBAW comparison'.A142:'MAW, envMAW and envBAW comparison'.A150 'MAW, envMAW and envBAW comparison'.J143:'MAW, envMAW and envBAW comparison'.J150 'MAW, envMAW and envBAW comparison'.A105:'MAW, envMAW and envBAW comparison'.A105 'MAW, envMAW and envBAW comparison'.J106:'MAW, envMAW and envBAW comparison'.J113 'MAW, envMAW and envBAW comparison'.A67:'MAW, envMAW and envBAW comparison'.A67 'MAW, envMAW and envBAW comparison'.J68:'MAW, envMAW and envBAW comparison'.J75 'MAW, envMAW and envBAW comparison'.A28:'MAW, envMAW and envBAW comparison'.A28 'MAW, envMAW and envBAW comparison'.J29:'MAW, envMAW and envBAW comparison'.J36 'MAW, envMAW and envBAW comparison'.A117:'MAW, envMAW and envBAW comparison'.A117 'MAW, envMAW and envBAW comparison'.M118:'MAW, envMAW and envBAW comparison'.M125 'MAW, envMAW and envBAW comparison'.A81:'MAW, envMAW and envBAW comparison'.A81 'MAW, envMAW and envBAW comparison'.M82:'MAW, envMAW and envBAW comparison'.M89 'MAW, envMAW and envBAW comparison'.A43:'MAW, envMAW and envBAW comparison'.A43 'MAW, envMAW and envBAW comparison'.M44:'MAW, envMAW and envBAW comparison'.M51 'MAW, envMAW and envBAW comparison'.A3:'MAW, envMAW and envBAW comparison'.A3 'MAW, envMAW and envBAW comparison'.M4:'MAW, envMAW and envBAW comparison'.M11 'MAW, envMAW and envBAW comparison'.A15:'MAW, envMAW and envBAW comparison'.A15 'MAW, envMAW and envBAW comparison'.K16:'MAW, envMAW and envBAW comparison'.K23 'MAW, envMAW and envBAW comparison'.A55:'MAW, envMAW and envBAW comparison'.A55 'MAW, envMAW and envBAW comparison'.K56:'MAW, envMAW and envBAW comparison'.K63 'MAW, envMAW and envBAW comparison'.A93:'MAW, envMAW and envBAW comparison'.A93 'MAW, envMAW and envBAW comparison'.K94:'MAW, envMAW and envBAW comparison'.K101 'MAW, envMAW and envBAW comparison'.A129:'MAW, envMAW and envBAW comparison'.A129 'MAW, envMAW and envBAW comparison'.J130:'MAW, envMAW and envBAW comparison'.J137" chart:data-source-has-labels="row" svg:x="0.444cm" svg:y="3.19cm" svg:width="21.353cm" svg:height="8.021cm">
          <chart:coordinate-region svg:x="1.171cm" svg:y="3.389cm" svg:width="20.386cm" svg:height="7.175cm"/>
          <chart:axis chart:dimension="x" chart:name="primary-x" chart:style-name="ch5">
            <chart:title svg:x="9.422cm" svg:y="11.459cm" chart:style-name="ch6">
              <text:p>timespan in Exner time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MAW, envMAW and envBAW comparison'.J143:'MAW, envMAW and envBAW comparison'.J150" chart:label-cell-address="'MAW, envMAW and envBAW comparison'.A142:'MAW, envMAW and envBAW comparison'.A142" chart:class="chart:scatter">
            <chart:domain table:cell-range-address="'MAW, envMAW and envBAW comparison'.A143:'MAW, envMAW and envBAW comparison'.A150"/>
            <chart:data-point chart:repeated="8"/>
          </chart:series>
          <chart:series chart:style-name="ch10" chart:values-cell-range-address="'MAW, envMAW and envBAW comparison'.J106:'MAW, envMAW and envBAW comparison'.J113" chart:label-cell-address="'MAW, envMAW and envBAW comparison'.A105:'MAW, envMAW and envBAW comparison'.A105" chart:class="chart:scatter">
            <chart:domain table:cell-range-address="'MAW, envMAW and envBAW comparison'.A106:'MAW, envMAW and envBAW comparison'.A113"/>
            <chart:data-point chart:repeated="8"/>
          </chart:series>
          <chart:series chart:style-name="ch11" chart:values-cell-range-address="'MAW, envMAW and envBAW comparison'.J68:'MAW, envMAW and envBAW comparison'.J75" chart:label-cell-address="'MAW, envMAW and envBAW comparison'.A67:'MAW, envMAW and envBAW comparison'.A67" chart:class="chart:scatter">
            <chart:domain table:cell-range-address="'MAW, envMAW and envBAW comparison'.A68:'MAW, envMAW and envBAW comparison'.A75"/>
            <chart:data-point chart:repeated="8"/>
          </chart:series>
          <chart:series chart:style-name="ch12" chart:values-cell-range-address="'MAW, envMAW and envBAW comparison'.J29:'MAW, envMAW and envBAW comparison'.J36" chart:label-cell-address="'MAW, envMAW and envBAW comparison'.A28:'MAW, envMAW and envBAW comparison'.A28" chart:class="chart:scatter">
            <chart:domain table:cell-range-address="'MAW, envMAW and envBAW comparison'.A29:'MAW, envMAW and envBAW comparison'.A36"/>
            <chart:data-point chart:repeated="8"/>
          </chart:series>
          <chart:series chart:style-name="ch13" chart:values-cell-range-address="'MAW, envMAW and envBAW comparison'.M118:'MAW, envMAW and envBAW comparison'.M125" chart:label-cell-address="'MAW, envMAW and envBAW comparison'.A117:'MAW, envMAW and envBAW comparison'.A117" chart:class="chart:scatter">
            <chart:domain table:cell-range-address="'MAW, envMAW and envBAW comparison'.A118:'MAW, envMAW and envBAW comparison'.A125"/>
            <chart:data-point chart:repeated="8"/>
          </chart:series>
          <chart:series chart:style-name="ch14" chart:values-cell-range-address="'MAW, envMAW and envBAW comparison'.M82:'MAW, envMAW and envBAW comparison'.M89" chart:label-cell-address="'MAW, envMAW and envBAW comparison'.A81:'MAW, envMAW and envBAW comparison'.A81" chart:class="chart:scatter">
            <chart:domain table:cell-range-address="'MAW, envMAW and envBAW comparison'.A82:'MAW, envMAW and envBAW comparison'.A89"/>
            <chart:data-point chart:repeated="8"/>
          </chart:series>
          <chart:series chart:style-name="ch15" chart:values-cell-range-address="'MAW, envMAW and envBAW comparison'.M44:'MAW, envMAW and envBAW comparison'.M51" chart:label-cell-address="'MAW, envMAW and envBAW comparison'.A43:'MAW, envMAW and envBAW comparison'.A43" chart:class="chart:scatter">
            <chart:domain table:cell-range-address="'MAW, envMAW and envBAW comparison'.A44:'MAW, envMAW and envBAW comparison'.A51"/>
            <chart:data-point chart:repeated="8"/>
          </chart:series>
          <chart:series chart:style-name="ch16" chart:values-cell-range-address="'MAW, envMAW and envBAW comparison'.M4:'MAW, envMAW and envBAW comparison'.M11" chart:label-cell-address="'MAW, envMAW and envBAW comparison'.A3:'MAW, envMAW and envBAW comparison'.A3" chart:class="chart:scatter">
            <chart:domain table:cell-range-address="'MAW, envMAW and envBAW comparison'.A4:'MAW, envMAW and envBAW comparison'.A11"/>
            <chart:data-point chart:repeated="8"/>
          </chart:series>
          <chart:series chart:style-name="ch17" chart:values-cell-range-address="'MAW, envMAW and envBAW comparison'.K16:'MAW, envMAW and envBAW comparison'.K23" chart:label-cell-address="'MAW, envMAW and envBAW comparison'.A15:'MAW, envMAW and envBAW comparison'.A15" chart:class="chart:scatter">
            <chart:domain table:cell-range-address="'MAW, envMAW and envBAW comparison'.A16:'MAW, envMAW and envBAW comparison'.A23"/>
            <chart:data-point chart:repeated="8"/>
          </chart:series>
          <chart:series chart:style-name="ch18" chart:values-cell-range-address="'MAW, envMAW and envBAW comparison'.K56:'MAW, envMAW and envBAW comparison'.K63" chart:label-cell-address="'MAW, envMAW and envBAW comparison'.A55:'MAW, envMAW and envBAW comparison'.A55" chart:class="chart:scatter">
            <chart:domain table:cell-range-address="'MAW, envMAW and envBAW comparison'.A56:'MAW, envMAW and envBAW comparison'.A63"/>
            <chart:data-point chart:repeated="8"/>
          </chart:series>
          <chart:series chart:style-name="ch19" chart:values-cell-range-address="'MAW, envMAW and envBAW comparison'.K94:'MAW, envMAW and envBAW comparison'.K101" chart:label-cell-address="'MAW, envMAW and envBAW comparison'.A93:'MAW, envMAW and envBAW comparison'.A93" chart:class="chart:scatter">
            <chart:domain table:cell-range-address="'MAW, envMAW and envBAW comparison'.A94:'MAW, envMAW and envBAW comparison'.A101"/>
            <chart:data-point chart:repeated="8"/>
          </chart:series>
          <chart:series chart:style-name="ch20" chart:values-cell-range-address="'MAW, envMAW and envBAW comparison'.J130:'MAW, envMAW and envBAW comparison'.J137" chart:label-cell-address="'MAW, envMAW and envBAW comparison'.A129:'MAW, envMAW and envBAW comparison'.A129" chart:class="chart:scatter">
            <chart:domain table:cell-range-address="'MAW, envMAW and envBAW comparison'.A130:'MAW, envMAW and envBAW comparison'.A137"/>
            <chart:data-point chart:repeated="8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AW – q20_2</text:p>
                <draw:g>
                  <svg:desc>'MAW, envMAW and envBAW comparison'.A142:'MAW, envMAW and envBAW comparison'.A14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BAW – q15_2</text:p>
                <draw:g>
                  <svg:desc>'MAW, envMAW and envBAW comparison'.A105:'MAW, envMAW and envBAW comparison'.A10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BAW – q10_2</text:p>
                <draw:g>
                  <svg:desc>'MAW, envMAW and envBAW comparison'.A67:'MAW, envMAW and envBAW comparison'.A6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BAW – q07_1</text:p>
                <draw:g>
                  <svg:desc>'MAW, envMAW and envBAW comparison'.A28:'MAW, envMAW and envBAW comparison'.A2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MAW – q20_2</text:p>
                <draw:g>
                  <svg:desc>'MAW, envMAW and envBAW comparison'.A117:'MAW, envMAW and envBAW comparison'.A1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MAW – q15_2</text:p>
                <draw:g>
                  <svg:desc>'MAW, envMAW and envBAW comparison'.A81:'MAW, envMAW and envBAW comparison'.A8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MAW – q10_2</text:p>
                <draw:g>
                  <svg:desc>'MAW, envMAW and envBAW comparison'.A43:'MAW, envMAW and envBAW comparison'.A4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MAW – q07_1</text:p>
                <draw:g>
                  <svg:desc>'MAW, envMAW and envBAW comparison'.A3:'MAW, envMAW and envBAW comparison'.A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envMAW – q07_1</text:p>
                <draw:g>
                  <svg:desc>'MAW, envMAW and envBAW comparison'.A15:'MAW, envMAW and envBAW comparison'.A1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envMAW – q10_2</text:p>
                <draw:g>
                  <svg:desc>'MAW, envMAW and envBAW comparison'.A55:'MAW, envMAW and envBAW comparison'.A5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envMAW – q15_2</text:p>
                <draw:g>
                  <svg:desc>'MAW, envMAW and envBAW comparison'.A93:'MAW, envMAW and envBAW comparison'.A9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envMAW – q20_2</text:p>
                <draw:g>
                  <svg:desc>'MAW, envMAW and envBAW comparison'.A129:'MAW, envMAW and envBAW comparison'.A1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MAW, envMAW and envBAW comparison'.A143:'MAW, envMAW and envBAW comparison'.A150</svg:desc>
                </draw:g>
              </table:table-cell>
              <table:table-cell office:value-type="float" office:value="0.792627">
                <text:p>0.792627</text:p>
                <draw:g>
                  <svg:desc>'MAW, envMAW and envBAW comparison'.J143:'MAW, envMAW and envBAW comparison'.J150</svg:desc>
                </draw:g>
              </table:table-cell>
              <table:table-cell office:value-type="float" office:value="0.5">
                <text:p>0.5</text:p>
                <draw:g>
                  <svg:desc>'MAW, envMAW and envBAW comparison'.A106:'MAW, envMAW and envBAW comparison'.A113</svg:desc>
                </draw:g>
              </table:table-cell>
              <table:table-cell office:value-type="float" office:value="0.773299125">
                <text:p>0.773299125</text:p>
                <draw:g>
                  <svg:desc>'MAW, envMAW and envBAW comparison'.J106:'MAW, envMAW and envBAW comparison'.J113</svg:desc>
                </draw:g>
              </table:table-cell>
              <table:table-cell office:value-type="float" office:value="0.5">
                <text:p>0.5</text:p>
                <draw:g>
                  <svg:desc>'MAW, envMAW and envBAW comparison'.A68:'MAW, envMAW and envBAW comparison'.A75</svg:desc>
                </draw:g>
              </table:table-cell>
              <table:table-cell office:value-type="float" office:value="0.586145375">
                <text:p>0.586145375</text:p>
                <draw:g>
                  <svg:desc>'MAW, envMAW and envBAW comparison'.J68:'MAW, envMAW and envBAW comparison'.J75</svg:desc>
                </draw:g>
              </table:table-cell>
              <table:table-cell office:value-type="float" office:value="0.5">
                <text:p>0.5</text:p>
                <draw:g>
                  <svg:desc>'MAW, envMAW and envBAW comparison'.A29:'MAW, envMAW and envBAW comparison'.A36</svg:desc>
                </draw:g>
              </table:table-cell>
              <table:table-cell office:value-type="float" office:value="0.55960725">
                <text:p>0.55960725</text:p>
                <draw:g>
                  <svg:desc>'MAW, envMAW and envBAW comparison'.J29:'MAW, envMAW and envBAW comparison'.J36</svg:desc>
                </draw:g>
              </table:table-cell>
              <table:table-cell office:value-type="float" office:value="0.5">
                <text:p>0.5</text:p>
                <draw:g>
                  <svg:desc>'MAW, envMAW and envBAW comparison'.A118:'MAW, envMAW and envBAW comparison'.A125</svg:desc>
                </draw:g>
              </table:table-cell>
              <table:table-cell office:value-type="float" office:value="0.352">
                <text:p>0.352</text:p>
                <draw:g>
                  <svg:desc>'MAW, envMAW and envBAW comparison'.M118:'MAW, envMAW and envBAW comparison'.M125</svg:desc>
                </draw:g>
              </table:table-cell>
              <table:table-cell office:value-type="float" office:value="0.5">
                <text:p>0.5</text:p>
                <draw:g>
                  <svg:desc>'MAW, envMAW and envBAW comparison'.A82:'MAW, envMAW and envBAW comparison'.A89</svg:desc>
                </draw:g>
              </table:table-cell>
              <table:table-cell office:value-type="float" office:value="0.344">
                <text:p>0.344</text:p>
                <draw:g>
                  <svg:desc>'MAW, envMAW and envBAW comparison'.M82:'MAW, envMAW and envBAW comparison'.M89</svg:desc>
                </draw:g>
              </table:table-cell>
              <table:table-cell office:value-type="float" office:value="0.5">
                <text:p>0.5</text:p>
                <draw:g>
                  <svg:desc>'MAW, envMAW and envBAW comparison'.A44:'MAW, envMAW and envBAW comparison'.A51</svg:desc>
                </draw:g>
              </table:table-cell>
              <table:table-cell office:value-type="float" office:value="0.255">
                <text:p>0.255</text:p>
                <draw:g>
                  <svg:desc>'MAW, envMAW and envBAW comparison'.M44:'MAW, envMAW and envBAW comparison'.M51</svg:desc>
                </draw:g>
              </table:table-cell>
              <table:table-cell office:value-type="float" office:value="0.5">
                <text:p>0.5</text:p>
                <draw:g>
                  <svg:desc>'MAW, envMAW and envBAW comparison'.A4:'MAW, envMAW and envBAW comparison'.A11</svg:desc>
                </draw:g>
              </table:table-cell>
              <table:table-cell office:value-type="float" office:value="0.186">
                <text:p>0.186</text:p>
                <draw:g>
                  <svg:desc>'MAW, envMAW and envBAW comparison'.M4:'MAW, envMAW and envBAW comparison'.M11</svg:desc>
                </draw:g>
              </table:table-cell>
              <table:table-cell office:value-type="float" office:value="0.5">
                <text:p>0.5</text:p>
                <draw:g>
                  <svg:desc>'MAW, envMAW and envBAW comparison'.A16:'MAW, envMAW and envBAW comparison'.A23</svg:desc>
                </draw:g>
              </table:table-cell>
              <table:table-cell office:value-type="float" office:value="0.186555555555556">
                <text:p>0.186555555555556</text:p>
                <draw:g>
                  <svg:desc>'MAW, envMAW and envBAW comparison'.K16:'MAW, envMAW and envBAW comparison'.K23</svg:desc>
                </draw:g>
              </table:table-cell>
              <table:table-cell office:value-type="float" office:value="0.5">
                <text:p>0.5</text:p>
                <draw:g>
                  <svg:desc>'MAW, envMAW and envBAW comparison'.A56:'MAW, envMAW and envBAW comparison'.A63</svg:desc>
                </draw:g>
              </table:table-cell>
              <table:table-cell office:value-type="float" office:value="0.254888888888889">
                <text:p>0.254888888888889</text:p>
                <draw:g>
                  <svg:desc>'MAW, envMAW and envBAW comparison'.K56:'MAW, envMAW and envBAW comparison'.K63</svg:desc>
                </draw:g>
              </table:table-cell>
              <table:table-cell office:value-type="float" office:value="0.5">
                <text:p>0.5</text:p>
                <draw:g>
                  <svg:desc>'MAW, envMAW and envBAW comparison'.A94:'MAW, envMAW and envBAW comparison'.A101</svg:desc>
                </draw:g>
              </table:table-cell>
              <table:table-cell office:value-type="float" office:value="0.344333333333333">
                <text:p>0.344333333333333</text:p>
                <draw:g>
                  <svg:desc>'MAW, envMAW and envBAW comparison'.K94:'MAW, envMAW and envBAW comparison'.K101</svg:desc>
                </draw:g>
              </table:table-cell>
              <table:table-cell office:value-type="float" office:value="0.5">
                <text:p>0.5</text:p>
                <draw:g>
                  <svg:desc>'MAW, envMAW and envBAW comparison'.A130:'MAW, envMAW and envBAW comparison'.A137</svg:desc>
                </draw:g>
              </table:table-cell>
              <table:table-cell office:value-type="float" office:value="0.34625">
                <text:p>0.34625</text:p>
                <draw:g>
                  <svg:desc>'MAW, envMAW and envBAW comparison'.J130:'MAW, envMAW and envBAW comparison'.J1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819669857142857">
                <text:p>0.819669857142857</text:p>
              </table:table-cell>
              <table:table-cell office:value-type="float" office:value="1">
                <text:p>1</text:p>
              </table:table-cell>
              <table:table-cell office:value-type="float" office:value="0.819404">
                <text:p>0.819404</text:p>
              </table:table-cell>
              <table:table-cell office:value-type="float" office:value="1">
                <text:p>1</text:p>
              </table:table-cell>
              <table:table-cell office:value-type="float" office:value="0.623707714285714">
                <text:p>0.623707714285714</text:p>
              </table:table-cell>
              <table:table-cell office:value-type="float" office:value="1">
                <text:p>1</text:p>
              </table:table-cell>
              <table:table-cell office:value-type="float" office:value="0.613667142857143">
                <text:p>0.613667142857143</text:p>
              </table:table-cell>
              <table:table-cell office:value-type="float" office:value="1">
                <text:p>1</text:p>
              </table:table-cell>
              <table:table-cell office:value-type="float" office:value="0.417">
                <text:p>0.417</text:p>
              </table:table-cell>
              <table:table-cell office:value-type="float" office:value="1">
                <text:p>1</text:p>
              </table:table-cell>
              <table:table-cell office:value-type="float" office:value="0.444">
                <text:p>0.444</text:p>
              </table:table-cell>
              <table:table-cell office:value-type="float" office:value="1">
                <text:p>1</text:p>
              </table:table-cell>
              <table:table-cell office:value-type="float" office:value="0.345">
                <text:p>0.345</text:p>
              </table:table-cell>
              <table:table-cell office:value-type="float" office:value="1">
                <text:p>1</text:p>
              </table:table-cell>
              <table:table-cell office:value-type="float" office:value="0.279">
                <text:p>0.279</text:p>
              </table:table-cell>
              <table:table-cell office:value-type="float" office:value="1">
                <text:p>1</text:p>
              </table:table-cell>
              <table:table-cell office:value-type="float" office:value="0.239779625">
                <text:p>0.239779625</text:p>
              </table:table-cell>
              <table:table-cell office:value-type="float" office:value="1">
                <text:p>1</text:p>
              </table:table-cell>
              <table:table-cell office:value-type="float" office:value="0.33073225">
                <text:p>0.33073225</text:p>
              </table:table-cell>
              <table:table-cell office:value-type="float" office:value="1">
                <text:p>1</text:p>
              </table:table-cell>
              <table:table-cell office:value-type="float" office:value="0.41655525">
                <text:p>0.41655525</text:p>
              </table:table-cell>
              <table:table-cell office:value-type="float" office:value="1">
                <text:p>1</text:p>
              </table:table-cell>
              <table:table-cell office:value-type="float" office:value="0.427556375">
                <text:p>0.427556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8540216">
                <text:p>0.8540216</text:p>
              </table:table-cell>
              <table:table-cell office:value-type="float" office:value="2">
                <text:p>2</text:p>
              </table:table-cell>
              <table:table-cell office:value-type="float" office:value="0.8674608">
                <text:p>0.8674608</text:p>
              </table:table-cell>
              <table:table-cell office:value-type="float" office:value="2">
                <text:p>2</text:p>
              </table:table-cell>
              <table:table-cell office:value-type="float" office:value="0.6691288">
                <text:p>0.6691288</text:p>
              </table:table-cell>
              <table:table-cell office:value-type="float" office:value="2">
                <text:p>2</text:p>
              </table:table-cell>
              <table:table-cell office:value-type="float" office:value="0.691695">
                <text:p>0.691695</text:p>
              </table:table-cell>
              <table:table-cell office:value-type="float" office:value="2">
                <text:p>2</text:p>
              </table:table-cell>
              <table:table-cell office:value-type="float" office:value="0.488">
                <text:p>0.488</text:p>
              </table:table-cell>
              <table:table-cell office:value-type="float" office:value="2">
                <text:p>2</text:p>
              </table:table-cell>
              <table:table-cell office:value-type="float" office:value="0.543">
                <text:p>0.543</text:p>
              </table:table-cell>
              <table:table-cell office:value-type="float" office:value="2">
                <text:p>2</text:p>
              </table:table-cell>
              <table:table-cell office:value-type="float" office:value="0.418">
                <text:p>0.418</text:p>
              </table:table-cell>
              <table:table-cell office:value-type="float" office:value="2">
                <text:p>2</text:p>
              </table:table-cell>
              <table:table-cell office:value-type="float" office:value="0.382">
                <text:p>0.382</text:p>
              </table:table-cell>
              <table:table-cell office:value-type="float" office:value="2">
                <text:p>2</text:p>
              </table:table-cell>
              <table:table-cell office:value-type="float" office:value="0.353368833333333">
                <text:p>0.353368833333333</text:p>
              </table:table-cell>
              <table:table-cell office:value-type="float" office:value="2">
                <text:p>2</text:p>
              </table:table-cell>
              <table:table-cell office:value-type="float" office:value="0.458096666666667">
                <text:p>0.458096666666667</text:p>
              </table:table-cell>
              <table:table-cell office:value-type="float" office:value="2">
                <text:p>2</text:p>
              </table:table-cell>
              <table:table-cell office:value-type="float" office:value="0.5563835">
                <text:p>0.5563835</text:p>
              </table:table-cell>
              <table:table-cell office:value-type="float" office:value="2">
                <text:p>2</text:p>
              </table:table-cell>
              <table:table-cell office:value-type="float" office:value="0.550793166666667">
                <text:p>0.5507931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.877563">
                <text:p>0.877563</text:p>
              </table:table-cell>
              <table:table-cell office:value-type="float" office:value="4">
                <text:p>4</text:p>
              </table:table-cell>
              <table:table-cell office:value-type="float" office:value="0.885733">
                <text:p>0.885733</text:p>
              </table:table-cell>
              <table:table-cell office:value-type="float" office:value="4">
                <text:p>4</text:p>
              </table:table-cell>
              <table:table-cell office:value-type="float" office:value="0.733159">
                <text:p>0.733159</text:p>
              </table:table-cell>
              <table:table-cell office:value-type="float" office:value="4">
                <text:p>4</text:p>
              </table:table-cell>
              <table:table-cell office:value-type="float" office:value="0.803478">
                <text:p>0.803478</text:p>
              </table:table-cell>
              <table:table-cell office:value-type="float" office:value="4">
                <text:p>4</text:p>
              </table:table-cell>
              <table:table-cell office:value-type="float" office:value="0.548">
                <text:p>0.548</text:p>
              </table:table-cell>
              <table:table-cell office:value-type="float" office:value="4">
                <text:p>4</text:p>
              </table:table-cell>
              <table:table-cell office:value-type="float" office:value="0.637">
                <text:p>0.637</text:p>
              </table:table-cell>
              <table:table-cell office:value-type="float" office:value="4">
                <text:p>4</text:p>
              </table:table-cell>
              <table:table-cell office:value-type="float" office:value="0.517">
                <text:p>0.517</text:p>
              </table:table-cell>
              <table:table-cell office:value-type="float" office:value="4">
                <text:p>4</text:p>
              </table:table-cell>
              <table:table-cell office:value-type="float" office:value="0.498">
                <text:p>0.498</text:p>
              </table:table-cell>
              <table:table-cell office:value-type="float" office:value="4">
                <text:p>4</text:p>
              </table:table-cell>
              <table:table-cell office:value-type="float" office:value="0.4977155">
                <text:p>0.4977155</text:p>
              </table:table-cell>
              <table:table-cell office:value-type="float" office:value="4">
                <text:p>4</text:p>
              </table:table-cell>
              <table:table-cell office:value-type="float" office:value="0.5737505">
                <text:p>0.5737505</text:p>
              </table:table-cell>
              <table:table-cell office:value-type="float" office:value="4">
                <text:p>4</text:p>
              </table:table-cell>
              <table:table-cell office:value-type="float" office:value="0.673318">
                <text:p>0.673318</text:p>
              </table:table-cell>
              <table:table-cell office:value-type="float" office:value="4">
                <text:p>4</text:p>
              </table:table-cell>
              <table:table-cell office:value-type="float" office:value="0.660444">
                <text:p>0.6604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msLineDash_20_1" draw:display-name="msLineDash 1" draw:style="rect" draw:dots1="1" draw:dots1-length="300%" draw:distance="100%"/>
    <draw:stroke-dash draw:name="msLineDash_20_1_20_-1" draw:display-name="msLineDash 1 -1" draw:style="rect" draw:dots1="1" draw:dots1-length="300%" draw:distance="100%"/>
    <draw:stroke-dash draw:name="msLineDash_20_1_20_0" draw:display-name="msLineDash 1 0" draw:style="rect" draw:dots1="1" draw:dots1-length="300%" draw:distance="100%"/>
    <draw:stroke-dash draw:name="msLineDash_20_1_20_1" draw:display-name="msLineDash 1 1" draw:style="rect" draw:dots1="1" draw:dots1-length="300%" draw:distance="100%"/>
    <draw:stroke-dash draw:name="msLineDash_20_1_20_2" draw:display-name="msLineDash 1 2" draw:style="rect" draw:dots1="1" draw:dots1-length="300%" draw:distance="100%"/>
    <draw:stroke-dash draw:name="msLineDash_20_1_20_3" draw:display-name="msLineDash 1 3" draw:style="rect" draw:dots1="1" draw:dots1-length="300%" draw:distance="100%"/>
    <draw:stroke-dash draw:name="msLineDash_20_1_20_4" draw:display-name="msLineDash 1 4" draw:style="rect" draw:dots1="1" draw:dots1-length="300%" draw:distance="100%"/>
    <draw:stroke-dash draw:name="msLineDash_20_1_20_5" draw:display-name="msLineDash 1 5" draw:style="rect" draw:dots1="1" draw:dots1-length="300%" draw:distance="100%"/>
    <draw:stroke-dash draw:name="msLineDash_20_1_20_6" draw:display-name="msLineDash 1 6" draw:style="rect" draw:dots1="1" draw:dots1-length="300%" draw:distance="100%"/>
    <draw:stroke-dash draw:name="msLineDash_20_1_20_7" draw:display-name="msLineDash 1 7" draw:style="rect" draw:dots1="1" draw:dots1-length="300%" draw:distance="100%"/>
    <draw:stroke-dash draw:name="msLineDash_20_1_20_8" draw:display-name="msLineDash 1 8" draw:style="rect" draw:dots1="1" draw:dots1-length="300%" draw:distance="100%"/>
    <draw:stroke-dash draw:name="msLineDash_20_1_20_9" draw:display-name="msLineDash 1 9" draw:style="rect" draw:dots1="1" draw:dots1-length="300%" draw:distance="100%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envelopeVolume.L5:envelopeVolume.L13" chart:error-lower-range="envelopeVolume.L5:envelopeVolume.L13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envelopeVolume.L5:envelopeVolume.L13" chart:error-lower-range="envelopeVolume.L5:envelopeVolume.L13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envelopeVolume.L18:envelopeVolume.L26" chart:error-lower-range="envelopeVolume.L18:envelopeVolume.L26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envelopeVolume.L18:envelopeVolume.L26" chart:error-lower-range="envelopeVolume.L18:envelopeVolume.L26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envelopeVolume.L31:envelopeVolume.L39" chart:error-lower-range="envelopeVolume.L31:envelopeVolume.L39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envelopeVolume.L31:envelopeVolume.L39" chart:error-lower-range="envelopeVolume.L31:envelopeVolume.L39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 chart:error-category="cell-range" chart:error-upper-range="envelopeVolume.L44:envelopeVolume.L52" chart:error-lower-range="envelopeVolume.L44:envelopeVolume.L52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envelopeVolume.L44:envelopeVolume.L52" chart:error-lower-range="envelopeVolume.L44:envelopeVolume.L52" loext:std-weight="1"/>
      <style:graphic-properties draw:stroke="solid" svg:stroke-width="0cm" svg:stroke-color="#000000" svg:stroke-opacity="100%" draw:stroke-linejoin="round"/>
    </style:style>
    <style:style style:name="ch17" style:family="chart" style:data-style-name="N0">
      <style:chart-properties chart:symbol-type="named-symbol" chart:symbol-name="arrow-right" chart:symbol-width="0.25cm" chart:symbol-height="0.25cm" chart:link-data-style-to-source="true" chart:error-category="cell-range" chart:error-upper-range="envelopeVolume.L57:envelopeVolume.L65" chart:error-lower-range="envelopeVolume.L57:envelopeVolume.L65"/>
      <style:graphic-properties svg:stroke-width="0.08cm" svg:stroke-color="#7e0021" draw:fill-color="#7e0021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envelopeVolume.L57:envelopeVolume.L65" chart:error-lower-range="envelopeVolume.L57:envelopeVolume.L65" loext:std-weight="1"/>
      <style:graphic-properties draw:stroke="solid" svg:stroke-width="0cm" svg:stroke-color="#000000" svg:stroke-opacity="100%" draw:stroke-linejoin="round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8cm" svg:y="0.316cm" chart:style-name="ch2">
          <text:p>FILL</text:p>
        </chart:title>
        <chart:legend chart:legend-position="end" svg:x="13.73cm" svg:y="3.205cm" style:legend-expansion="high" chart:style-name="ch3"/>
        <chart:plot-area chart:style-name="ch4" table:cell-range-address="envelopeVolume.A4:envelopeVolume.A13 envelopeVolume.K5:envelopeVolume.K13 envelopeVolume.A17:envelopeVolume.A17 envelopeVolume.K18:envelopeVolume.K26 envelopeVolume.A30:envelopeVolume.A30 envelopeVolume.K31:envelopeVolume.K39 envelopeVolume.A43:envelopeVolume.A43 envelopeVolume.K44:envelopeVolume.K52 envelopeVolume.A56:envelopeVolume.A56 envelopeVolume.K57:envelopeVolume.K65" chart:data-source-has-labels="row" svg:x="0.32cm" svg:y="1.275cm" svg:width="13.09cm" svg:height="6.564cm">
          <chart:coordinate-region svg:x="1.682cm" svg:y="1.474cm" svg:width="11.634cm" svg:height="5.718cm"/>
          <chart:axis chart:dimension="x" chart:name="primary-x" chart:style-name="ch5">
            <chart:title svg:x="5.683cm" svg:y="8.019cm" chart:style-name="ch6">
              <text:p>timespan (Txnr)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envelopeVolume.K5:envelopeVolume.K13" chart:label-cell-address="envelopeVolume.A4:envelopeVolume.A4" chart:class="chart:scatter">
            <chart:domain table:cell-range-address="envelopeVolume.A5:envelopeVolume.A13"/>
            <chart:error-indicator chart:style-name="ch10" chart:dimension="y"/>
            <chart:data-point chart:repeated="9"/>
          </chart:series>
          <chart:series chart:style-name="ch11" chart:values-cell-range-address="envelopeVolume.K18:envelopeVolume.K26" chart:label-cell-address="envelopeVolume.A17:envelopeVolume.A17" chart:class="chart:scatter">
            <chart:domain table:cell-range-address="envelopeVolume.A18:envelopeVolume.A26"/>
            <chart:error-indicator chart:style-name="ch12" chart:dimension="y"/>
            <chart:data-point chart:repeated="9"/>
          </chart:series>
          <chart:series chart:style-name="ch13" chart:values-cell-range-address="envelopeVolume.K31:envelopeVolume.K39" chart:label-cell-address="envelopeVolume.A30:envelopeVolume.A30" chart:class="chart:scatter">
            <chart:domain table:cell-range-address="envelopeVolume.A31:envelopeVolume.A39"/>
            <chart:error-indicator chart:style-name="ch14" chart:dimension="y"/>
            <chart:data-point chart:repeated="9"/>
          </chart:series>
          <chart:series chart:style-name="ch15" chart:values-cell-range-address="envelopeVolume.K44:envelopeVolume.K52" chart:label-cell-address="envelopeVolume.A43:envelopeVolume.A43" chart:class="chart:scatter">
            <chart:domain table:cell-range-address="envelopeVolume.A44:envelopeVolume.A52"/>
            <chart:error-indicator chart:style-name="ch16" chart:dimension="y"/>
            <chart:data-point chart:repeated="9"/>
          </chart:series>
          <chart:series chart:style-name="ch17" chart:values-cell-range-address="envelopeVolume.K57:envelopeVolume.K65" chart:label-cell-address="envelopeVolume.A56:envelopeVolume.A56" chart:class="chart:scatter">
            <chart:domain table:cell-range-address="envelopeVolume.A57:envelopeVolume.A65"/>
            <chart:error-indicator chart:style-name="ch18" chart:dimension="y"/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07_1</text:p>
                <draw:g>
                  <svg:desc>envelopeVolume.A4:envelopeVolume.A4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Column A</text:p>
              </table:table-cell>
              <table:table-cell office:value-type="string">
                <text:p>q10_2</text:p>
                <draw:g>
                  <svg:desc>envelopeVolume.A17:envelopeVolume.A17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Column A</text:p>
              </table:table-cell>
              <table:table-cell office:value-type="string">
                <text:p>q15_2</text:p>
                <draw:g>
                  <svg:desc>envelopeVolume.A30:envelopeVolume.A30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Column A</text:p>
              </table:table-cell>
              <table:table-cell office:value-type="string">
                <text:p>q15_3</text:p>
                <draw:g>
                  <svg:desc>envelopeVolume.A43:envelopeVolume.A43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Column A</text:p>
              </table:table-cell>
              <table:table-cell office:value-type="string">
                <text:p>q20_2</text:p>
                <draw:g>
                  <svg:desc>envelopeVolume.A56:envelopeVolume.A56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envelopeVolume.A5:envelopeVolume.A13</svg:desc>
                </draw:g>
              </table:table-cell>
              <table:table-cell office:value-type="float" office:value="17165.7333333333">
                <text:p>17165.7333333333</text:p>
                <draw:g>
                  <svg:desc>envelopeVolume.K5:envelopeVolume.K13</svg:desc>
                </draw:g>
              </table:table-cell>
              <table:table-cell office:value-type="float" office:value="2705.94340829384">
                <text:p>2705.94340829384</text:p>
                <draw:g>
                  <svg:desc>envelopeVolume.L5:envelopeVolume.L13</svg:desc>
                </draw:g>
              </table:table-cell>
              <table:table-cell office:value-type="float" office:value="2705.94340829384">
                <text:p>2705.94340829384</text:p>
                <draw:g>
                  <svg:desc>envelopeVolume.L5:envelopeVolume.L13</svg:desc>
                </draw:g>
              </table:table-cell>
              <table:table-cell office:value-type="float" office:value="0.5">
                <text:p>0.5</text:p>
                <draw:g>
                  <svg:desc>envelopeVolume.A18:envelopeVolume.A26</svg:desc>
                </draw:g>
              </table:table-cell>
              <table:table-cell office:value-type="float" office:value="23480.2888888889">
                <text:p>23480.2888888889</text:p>
                <draw:g>
                  <svg:desc>envelopeVolume.K18:envelopeVolume.K26</svg:desc>
                </draw:g>
              </table:table-cell>
              <table:table-cell office:value-type="float" office:value="3698.2157374858">
                <text:p>3698.2157374858</text:p>
                <draw:g>
                  <svg:desc>envelopeVolume.L18:envelopeVolume.L26</svg:desc>
                </draw:g>
              </table:table-cell>
              <table:table-cell office:value-type="float" office:value="3698.2157374858">
                <text:p>3698.2157374858</text:p>
                <draw:g>
                  <svg:desc>envelopeVolume.L18:envelopeVolume.L26</svg:desc>
                </draw:g>
              </table:table-cell>
              <table:table-cell office:value-type="float" office:value="0.5">
                <text:p>0.5</text:p>
                <draw:g>
                  <svg:desc>envelopeVolume.A31:envelopeVolume.A39</svg:desc>
                </draw:g>
              </table:table-cell>
              <table:table-cell office:value-type="float" office:value="33264.0888888889">
                <text:p>33264.0888888889</text:p>
                <draw:g>
                  <svg:desc>envelopeVolume.K31:envelopeVolume.K39</svg:desc>
                </draw:g>
              </table:table-cell>
              <table:table-cell office:value-type="float" office:value="3965.77485057234">
                <text:p>3965.77485057234</text:p>
                <draw:g>
                  <svg:desc>envelopeVolume.L31:envelopeVolume.L39</svg:desc>
                </draw:g>
              </table:table-cell>
              <table:table-cell office:value-type="float" office:value="3965.77485057234">
                <text:p>3965.77485057234</text:p>
                <draw:g>
                  <svg:desc>envelopeVolume.L31:envelopeVolume.L39</svg:desc>
                </draw:g>
              </table:table-cell>
              <table:table-cell office:value-type="float" office:value="0.5">
                <text:p>0.5</text:p>
                <draw:g>
                  <svg:desc>envelopeVolume.A44:envelopeVolume.A52</svg:desc>
                </draw:g>
              </table:table-cell>
              <table:table-cell office:value-type="float" office:value="34228.6222222222">
                <text:p>34228.6222222222</text:p>
                <draw:g>
                  <svg:desc>envelopeVolume.K44:envelopeVolume.K52</svg:desc>
                </draw:g>
              </table:table-cell>
              <table:table-cell office:value-type="float" office:value="5511.87920259058">
                <text:p>5511.87920259058</text:p>
                <draw:g>
                  <svg:desc>envelopeVolume.L44:envelopeVolume.L52</svg:desc>
                </draw:g>
              </table:table-cell>
              <table:table-cell office:value-type="float" office:value="5511.87920259058">
                <text:p>5511.87920259058</text:p>
                <draw:g>
                  <svg:desc>envelopeVolume.L44:envelopeVolume.L52</svg:desc>
                </draw:g>
              </table:table-cell>
              <table:table-cell office:value-type="float" office:value="0.5">
                <text:p>0.5</text:p>
                <draw:g>
                  <svg:desc>envelopeVolume.A57:envelopeVolume.A65</svg:desc>
                </draw:g>
              </table:table-cell>
              <table:table-cell office:value-type="float" office:value="32328.8333333333">
                <text:p>32328.8333333333</text:p>
                <draw:g>
                  <svg:desc>envelopeVolume.K57:envelopeVolume.K65</svg:desc>
                </draw:g>
              </table:table-cell>
              <table:table-cell office:value-type="float" office:value="3883.74195389504">
                <text:p>3883.74195389504</text:p>
                <draw:g>
                  <svg:desc>envelopeVolume.L57:envelopeVolume.L65</svg:desc>
                </draw:g>
              </table:table-cell>
              <table:table-cell office:value-type="float" office:value="3883.74195389504">
                <text:p>3883.74195389504</text:p>
                <draw:g>
                  <svg:desc>envelopeVolume.L57:envelopeVolume.L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4019.85">
                <text:p>34019.85</text:p>
              </table:table-cell>
              <table:table-cell office:value-type="float" office:value="4608.25470324721">
                <text:p>4608.25470324721</text:p>
              </table:table-cell>
              <table:table-cell office:value-type="float" office:value="4608.25470324721">
                <text:p>4608.25470324721</text:p>
              </table:table-cell>
              <table:table-cell office:value-type="float" office:value="1">
                <text:p>1</text:p>
              </table:table-cell>
              <table:table-cell office:value-type="float" office:value="47777.5375">
                <text:p>47777.5375</text:p>
              </table:table-cell>
              <table:table-cell office:value-type="float" office:value="6425.16051549249">
                <text:p>6425.16051549249</text:p>
              </table:table-cell>
              <table:table-cell office:value-type="float" office:value="6425.16051549249">
                <text:p>6425.16051549249</text:p>
              </table:table-cell>
              <table:table-cell office:value-type="float" office:value="1">
                <text:p>1</text:p>
              </table:table-cell>
              <table:table-cell office:value-type="float" office:value="66851.9875">
                <text:p>66851.9875</text:p>
              </table:table-cell>
              <table:table-cell office:value-type="float" office:value="4698.29804036459">
                <text:p>4698.29804036459</text:p>
              </table:table-cell>
              <table:table-cell office:value-type="float" office:value="4698.29804036459">
                <text:p>4698.29804036459</text:p>
              </table:table-cell>
              <table:table-cell office:value-type="float" office:value="1">
                <text:p>1</text:p>
              </table:table-cell>
              <table:table-cell office:value-type="float" office:value="67793.8625">
                <text:p>67793.8625</text:p>
              </table:table-cell>
              <table:table-cell office:value-type="float" office:value="6050.9178859363">
                <text:p>6050.9178859363</text:p>
              </table:table-cell>
              <table:table-cell office:value-type="float" office:value="6050.9178859363">
                <text:p>6050.9178859363</text:p>
              </table:table-cell>
              <table:table-cell office:value-type="float" office:value="1">
                <text:p>1</text:p>
              </table:table-cell>
              <table:table-cell office:value-type="float" office:value="63787.875">
                <text:p>63787.875</text:p>
              </table:table-cell>
              <table:table-cell office:value-type="float" office:value="6616.5380953241">
                <text:p>6616.5380953241</text:p>
              </table:table-cell>
              <table:table-cell office:value-type="float" office:value="6616.5380953241">
                <text:p>6616.53809532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50759.7285714286">
                <text:p>50759.7285714286</text:p>
              </table:table-cell>
              <table:table-cell office:value-type="float" office:value="5942.02398290931">
                <text:p>5942.02398290931</text:p>
              </table:table-cell>
              <table:table-cell office:value-type="float" office:value="5942.02398290931">
                <text:p>5942.02398290931</text:p>
              </table:table-cell>
              <table:table-cell office:value-type="float" office:value="1.5">
                <text:p>1.5</text:p>
              </table:table-cell>
              <table:table-cell office:value-type="float" office:value="72534.5714285714">
                <text:p>72534.5714285714</text:p>
              </table:table-cell>
              <table:table-cell office:value-type="float" office:value="7968.82313693529">
                <text:p>7968.82313693529</text:p>
              </table:table-cell>
              <table:table-cell office:value-type="float" office:value="7968.82313693529">
                <text:p>7968.82313693529</text:p>
              </table:table-cell>
              <table:table-cell office:value-type="float" office:value="1.5">
                <text:p>1.5</text:p>
              </table:table-cell>
              <table:table-cell office:value-type="float" office:value="101122.028571429">
                <text:p>101122.028571429</text:p>
              </table:table-cell>
              <table:table-cell office:value-type="float" office:value="5159.20210905144">
                <text:p>5159.20210905144</text:p>
              </table:table-cell>
              <table:table-cell office:value-type="float" office:value="5159.20210905144">
                <text:p>5159.20210905144</text:p>
              </table:table-cell>
              <table:table-cell office:value-type="float" office:value="1.5">
                <text:p>1.5</text:p>
              </table:table-cell>
              <table:table-cell office:value-type="float" office:value="101794.314285714">
                <text:p>101794.314285714</text:p>
              </table:table-cell>
              <table:table-cell office:value-type="float" office:value="6747.68294526321">
                <text:p>6747.68294526321</text:p>
              </table:table-cell>
              <table:table-cell office:value-type="float" office:value="6747.68294526321">
                <text:p>6747.68294526321</text:p>
              </table:table-cell>
              <table:table-cell office:value-type="float" office:value="1.5">
                <text:p>1.5</text:p>
              </table:table-cell>
              <table:table-cell office:value-type="float" office:value="94157.7285714286">
                <text:p>94157.7285714286</text:p>
              </table:table-cell>
              <table:table-cell office:value-type="float" office:value="7826.50768199499">
                <text:p>7826.50768199499</text:p>
              </table:table-cell>
              <table:table-cell office:value-type="float" office:value="7826.50768199499">
                <text:p>7826.507681994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8016.1333333333">
                <text:p>68016.1333333333</text:p>
              </table:table-cell>
              <table:table-cell office:value-type="float" office:value="6991.74510110951">
                <text:p>6991.74510110951</text:p>
              </table:table-cell>
              <table:table-cell office:value-type="float" office:value="6991.74510110951">
                <text:p>6991.74510110951</text:p>
              </table:table-cell>
              <table:table-cell office:value-type="float" office:value="2">
                <text:p>2</text:p>
              </table:table-cell>
              <table:table-cell office:value-type="float" office:value="98037.1">
                <text:p>98037.1</text:p>
              </table:table-cell>
              <table:table-cell office:value-type="float" office:value="8236.26929339573">
                <text:p>8236.26929339573</text:p>
              </table:table-cell>
              <table:table-cell office:value-type="float" office:value="8236.26929339573">
                <text:p>8236.26929339573</text:p>
              </table:table-cell>
              <table:table-cell office:value-type="float" office:value="2">
                <text:p>2</text:p>
              </table:table-cell>
              <table:table-cell office:value-type="float" office:value="135418.666666667">
                <text:p>135418.666666667</text:p>
              </table:table-cell>
              <table:table-cell office:value-type="float" office:value="5247.54246184715">
                <text:p>5247.54246184715</text:p>
              </table:table-cell>
              <table:table-cell office:value-type="float" office:value="5247.54246184715">
                <text:p>5247.54246184715</text:p>
              </table:table-cell>
              <table:table-cell office:value-type="float" office:value="2">
                <text:p>2</text:p>
              </table:table-cell>
              <table:table-cell office:value-type="float" office:value="135937.666666667">
                <text:p>135937.666666667</text:p>
              </table:table-cell>
              <table:table-cell office:value-type="float" office:value="4129.18501509546">
                <text:p>4129.18501509546</text:p>
              </table:table-cell>
              <table:table-cell office:value-type="float" office:value="4129.18501509546">
                <text:p>4129.18501509546</text:p>
              </table:table-cell>
              <table:table-cell office:value-type="float" office:value="2">
                <text:p>2</text:p>
              </table:table-cell>
              <table:table-cell office:value-type="float" office:value="123804.833333333">
                <text:p>123804.833333333</text:p>
              </table:table-cell>
              <table:table-cell office:value-type="float" office:value="7337.01304838844">
                <text:p>7337.01304838844</text:p>
              </table:table-cell>
              <table:table-cell office:value-type="float" office:value="7337.01304838844">
                <text:p>7337.013048388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84996.62">
                <text:p>84996.62</text:p>
              </table:table-cell>
              <table:table-cell office:value-type="float" office:value="6734.62225619225">
                <text:p>6734.62225619225</text:p>
              </table:table-cell>
              <table:table-cell office:value-type="float" office:value="6734.62225619225">
                <text:p>6734.62225619225</text:p>
              </table:table-cell>
              <table:table-cell office:value-type="float" office:value="2.5">
                <text:p>2.5</text:p>
              </table:table-cell>
              <table:table-cell office:value-type="float" office:value="123347.2">
                <text:p>123347.2</text:p>
              </table:table-cell>
              <table:table-cell office:value-type="float" office:value="7470.69363312404">
                <text:p>7470.69363312404</text:p>
              </table:table-cell>
              <table:table-cell office:value-type="float" office:value="7470.69363312404">
                <text:p>7470.69363312404</text:p>
              </table:table-cell>
              <table:table-cell office:value-type="float" office:value="2.5">
                <text:p>2.5</text:p>
              </table:table-cell>
              <table:table-cell office:value-type="float" office:value="169343.6">
                <text:p>169343.6</text:p>
              </table:table-cell>
              <table:table-cell office:value-type="float" office:value="3721.17672786445">
                <text:p>3721.17672786445</text:p>
              </table:table-cell>
              <table:table-cell office:value-type="float" office:value="3721.17672786445">
                <text:p>3721.17672786445</text:p>
              </table:table-cell>
              <table:table-cell office:value-type="float" office:value="2.5">
                <text:p>2.5</text:p>
              </table:table-cell>
              <table:table-cell office:value-type="float" office:value="170181.8">
                <text:p>170181.8</text:p>
              </table:table-cell>
              <table:table-cell office:value-type="float" office:value="1669.83093755027">
                <text:p>1669.83093755027</text:p>
              </table:table-cell>
              <table:table-cell office:value-type="float" office:value="1669.83093755027">
                <text:p>1669.83093755027</text:p>
              </table:table-cell>
              <table:table-cell office:value-type="float" office:value="2.5">
                <text:p>2.5</text:p>
              </table:table-cell>
              <table:table-cell office:value-type="float" office:value="153510.6">
                <text:p>153510.6</text:p>
              </table:table-cell>
              <table:table-cell office:value-type="float" office:value="4354.78245610501">
                <text:p>4354.78245610501</text:p>
              </table:table-cell>
              <table:table-cell office:value-type="float" office:value="4354.78245610501">
                <text:p>4354.782456105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02024.15">
                <text:p>102024.15</text:p>
              </table:table-cell>
              <table:table-cell office:value-type="float" office:value="5760.97807038874">
                <text:p>5760.97807038874</text:p>
              </table:table-cell>
              <table:table-cell office:value-type="float" office:value="5760.97807038874">
                <text:p>5760.97807038874</text:p>
              </table:table-cell>
              <table:table-cell office:value-type="float" office:value="3">
                <text:p>3</text:p>
              </table:table-cell>
              <table:table-cell office:value-type="float" office:value="147055.25">
                <text:p>147055.25</text:p>
              </table:table-cell>
              <table:table-cell office:value-type="float" office:value="6868.8171243308">
                <text:p>6868.8171243308</text:p>
              </table:table-cell>
              <table:table-cell office:value-type="float" office:value="6868.8171243308">
                <text:p>6868.8171243308</text:p>
              </table:table-cell>
              <table:table-cell office:value-type="float" office:value="3">
                <text:p>3</text:p>
              </table:table-cell>
              <table:table-cell office:value-type="float" office:value="203127.75">
                <text:p>203127.75</text:p>
              </table:table-cell>
              <table:table-cell office:value-type="float" office:value="4043.03131171402">
                <text:p>4043.03131171402</text:p>
              </table:table-cell>
              <table:table-cell office:value-type="float" office:value="4043.03131171402">
                <text:p>4043.03131171402</text:p>
              </table:table-cell>
              <table:table-cell office:value-type="float" office:value="3">
                <text:p>3</text:p>
              </table:table-cell>
              <table:table-cell office:value-type="float" office:value="203906.25">
                <text:p>203906.25</text:p>
              </table:table-cell>
              <table:table-cell office:value-type="float" office:value="6447.22682147138">
                <text:p>6447.22682147138</text:p>
              </table:table-cell>
              <table:table-cell office:value-type="float" office:value="6447.22682147138">
                <text:p>6447.22682147138</text:p>
              </table:table-cell>
              <table:table-cell office:value-type="float" office:value="3">
                <text:p>3</text:p>
              </table:table-cell>
              <table:table-cell office:value-type="float" office:value="185707">
                <text:p>185707</text:p>
              </table:table-cell>
              <table:table-cell office:value-type="float" office:value="2057.08458746839">
                <text:p>2057.08458746839</text:p>
              </table:table-cell>
              <table:table-cell office:value-type="float" office:value="2057.08458746839">
                <text:p>2057.084587468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118439.333333333">
                <text:p>118439.333333333</text:p>
              </table:table-cell>
              <table:table-cell office:value-type="float" office:value="4268.20917429729">
                <text:p>4268.20917429729</text:p>
              </table:table-cell>
              <table:table-cell office:value-type="float" office:value="4268.20917429729">
                <text:p>4268.20917429729</text:p>
              </table:table-cell>
              <table:table-cell office:value-type="float" office:value="3.5">
                <text:p>3.5</text:p>
              </table:table-cell>
              <table:table-cell office:value-type="float" office:value="169247.333333333">
                <text:p>169247.333333333</text:p>
              </table:table-cell>
              <table:table-cell office:value-type="float" office:value="6200.28436623855">
                <text:p>6200.28436623855</text:p>
              </table:table-cell>
              <table:table-cell office:value-type="float" office:value="6200.28436623855">
                <text:p>6200.28436623855</text:p>
              </table:table-cell>
              <table:table-cell office:value-type="float" office:value="3.5">
                <text:p>3.5</text:p>
              </table:table-cell>
              <table:table-cell office:value-type="float" office:value="235951.333333333">
                <text:p>235951.333333333</text:p>
              </table:table-cell>
              <table:table-cell office:value-type="float" office:value="2285.28573462683">
                <text:p>2285.28573462683</text:p>
              </table:table-cell>
              <table:table-cell office:value-type="float" office:value="2285.28573462683">
                <text:p>2285.28573462683</text:p>
              </table:table-cell>
              <table:table-cell office:value-type="float" office:value="3.5">
                <text:p>3.5</text:p>
              </table:table-cell>
              <table:table-cell office:value-type="float" office:value="237520">
                <text:p>237520</text:p>
              </table:table-cell>
              <table:table-cell office:value-type="float" office:value="5774.34896763263">
                <text:p>5774.34896763263</text:p>
              </table:table-cell>
              <table:table-cell office:value-type="float" office:value="5774.34896763263">
                <text:p>5774.34896763263</text:p>
              </table:table-cell>
              <table:table-cell office:value-type="float" office:value="3.5">
                <text:p>3.5</text:p>
              </table:table-cell>
              <table:table-cell office:value-type="float" office:value="219701.333333333">
                <text:p>219701.333333333</text:p>
              </table:table-cell>
              <table:table-cell office:value-type="float" office:value="1973.38530336971">
                <text:p>1973.38530336971</text:p>
              </table:table-cell>
              <table:table-cell office:value-type="float" office:value="1973.38530336971">
                <text:p>1973.385303369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36079">
                <text:p>136079</text:p>
              </table:table-cell>
              <table:table-cell office:value-type="float" office:value="865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4">
                <text:p>4</text:p>
              </table:table-cell>
              <table:table-cell office:value-type="float" office:value="191110.5">
                <text:p>191110.5</text:p>
              </table:table-cell>
              <table:table-cell office:value-type="float" office:value="3356.5">
                <text:p>3356.5</text:p>
              </table:table-cell>
              <table:table-cell office:value-type="float" office:value="3356.5">
                <text:p>3356.5</text:p>
              </table:table-cell>
              <table:table-cell office:value-type="float" office:value="4">
                <text:p>4</text:p>
              </table:table-cell>
              <table:table-cell office:value-type="float" office:value="267408">
                <text:p>267408</text:p>
              </table:table-cell>
              <table:table-cell office:value-type="float" office:value="1520">
                <text:p>1520</text:p>
              </table:table-cell>
              <table:table-cell office:value-type="float" office:value="1520">
                <text:p>1520</text:p>
              </table:table-cell>
              <table:table-cell office:value-type="float" office:value="4">
                <text:p>4</text:p>
              </table:table-cell>
              <table:table-cell office:value-type="float" office:value="271175.5">
                <text:p>271175.5</text:p>
              </table:table-cell>
              <table:table-cell office:value-type="float" office:value="7430.5">
                <text:p>7430.5</text:p>
              </table:table-cell>
              <table:table-cell office:value-type="float" office:value="7430.5">
                <text:p>7430.5</text:p>
              </table:table-cell>
              <table:table-cell office:value-type="float" office:value="4">
                <text:p>4</text:p>
              </table:table-cell>
              <table:table-cell office:value-type="float" office:value="255151.5">
                <text:p>255151.5</text:p>
              </table:table-cell>
              <table:table-cell office:value-type="float" office:value="2506.5">
                <text:p>2506.5</text:p>
              </table:table-cell>
              <table:table-cell office:value-type="float" office:value="2506.5">
                <text:p>2506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154492">
                <text:p>1544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211323">
                <text:p>211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299377">
                <text:p>2993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308058">
                <text:p>3080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290960">
                <text:p>290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envelopeVolume.L5:envelopeVolume.L13" chart:error-lower-range="envelopeVolume.L5:envelopeVolume.L13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envelopeVolume.L5:envelopeVolume.L13" chart:error-lower-range="envelopeVolume.L5:envelopeVolume.L13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123cm" svg:y="0.316cm" chart:style-name="ch2">
          <text:p>SCOUR</text:p>
        </chart:title>
        <chart:legend chart:legend-position="end" svg:x="13.73cm" svg:y="3.205cm" style:legend-expansion="high" chart:style-name="ch3"/>
        <chart:plot-area chart:style-name="ch4" table:cell-range-address="envelopeVolume.A4:envelopeVolume.A13 envelopeVolume.X5:envelopeVolume.X13 envelopeVolume.A17:envelopeVolume.A17 envelopeVolume.X18:envelopeVolume.X26 envelopeVolume.A30:envelopeVolume.A30 envelopeVolume.X31:envelopeVolume.X39 envelopeVolume.A43:envelopeVolume.A43 envelopeVolume.X44:envelopeVolume.X52 envelopeVolume.A56:envelopeVolume.A56 envelopeVolume.X57:envelopeVolume.X65" chart:data-source-has-labels="row" svg:x="0.32cm" svg:y="1.275cm" svg:width="13.09cm" svg:height="6.564cm">
          <chart:coordinate-region svg:x="1.788cm" svg:y="1.474cm" svg:width="11.528cm" svg:height="6.166cm"/>
          <chart:axis chart:dimension="x" chart:name="primary-x" chart:style-name="ch5">
            <chart:title svg:x="5.683cm" svg:y="8.019cm" chart:style-name="ch6">
              <text:p>timespan (Txnr)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envelopeVolume.X5:envelopeVolume.X13" chart:label-cell-address="envelopeVolume.A4:envelopeVolume.A4" chart:class="chart:scatter">
            <chart:domain table:cell-range-address="envelopeVolume.A5:envelopeVolume.A13"/>
            <chart:error-indicator chart:style-name="ch10" chart:dimension="y"/>
            <chart:data-point chart:repeated="9"/>
          </chart:series>
          <chart:series chart:style-name="ch11" chart:values-cell-range-address="envelopeVolume.X18:envelopeVolume.X26" chart:label-cell-address="envelopeVolume.A17:envelopeVolume.A17" chart:class="chart:scatter">
            <chart:domain table:cell-range-address="envelopeVolume.A18:envelopeVolume.A26"/>
            <chart:data-point chart:repeated="9"/>
          </chart:series>
          <chart:series chart:style-name="ch12" chart:values-cell-range-address="envelopeVolume.X31:envelopeVolume.X39" chart:label-cell-address="envelopeVolume.A30:envelopeVolume.A30" chart:class="chart:scatter">
            <chart:domain table:cell-range-address="envelopeVolume.A31:envelopeVolume.A39"/>
            <chart:data-point chart:repeated="9"/>
          </chart:series>
          <chart:series chart:style-name="ch13" chart:values-cell-range-address="envelopeVolume.X44:envelopeVolume.X52" chart:label-cell-address="envelopeVolume.A43:envelopeVolume.A43" chart:class="chart:scatter">
            <chart:domain table:cell-range-address="envelopeVolume.A44:envelopeVolume.A52"/>
            <chart:data-point chart:repeated="9"/>
          </chart:series>
          <chart:series chart:style-name="ch14" chart:values-cell-range-address="envelopeVolume.X57:envelopeVolume.X65" chart:label-cell-address="envelopeVolume.A56:envelopeVolume.A56" chart:class="chart:scatter">
            <chart:domain table:cell-range-address="envelopeVolume.A57:envelopeVolume.A65"/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07_1</text:p>
                <draw:g>
                  <svg:desc>envelopeVolume.A4:envelopeVolume.A4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Column A</text:p>
              </table:table-cell>
              <table:table-cell office:value-type="string">
                <text:p>q10_2</text:p>
                <draw:g>
                  <svg:desc>envelopeVolume.A17:envelopeVolume.A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q15_2</text:p>
                <draw:g>
                  <svg:desc>envelopeVolume.A30:envelopeVolume.A3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q15_3</text:p>
                <draw:g>
                  <svg:desc>envelopeVolume.A43:envelopeVolume.A4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q20_2</text:p>
                <draw:g>
                  <svg:desc>envelopeVolume.A56:envelopeVolume.A5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envelopeVolume.A5:envelopeVolume.A13</svg:desc>
                </draw:g>
              </table:table-cell>
              <table:table-cell office:value-type="float" office:value="-17171.7">
                <text:p>-17171.7</text:p>
                <draw:g>
                  <svg:desc>envelopeVolume.X5:envelopeVolume.X13</svg:desc>
                </draw:g>
              </table:table-cell>
              <table:table-cell office:value-type="float" office:value="2705.94340829384">
                <text:p>2705.94340829384</text:p>
                <draw:g>
                  <svg:desc>envelopeVolume.L5:envelopeVolume.L13</svg:desc>
                </draw:g>
              </table:table-cell>
              <table:table-cell office:value-type="float" office:value="2705.94340829384">
                <text:p>2705.94340829384</text:p>
                <draw:g>
                  <svg:desc>envelopeVolume.L5:envelopeVolume.L13</svg:desc>
                </draw:g>
              </table:table-cell>
              <table:table-cell office:value-type="float" office:value="0.5">
                <text:p>0.5</text:p>
                <draw:g>
                  <svg:desc>envelopeVolume.A18:envelopeVolume.A26</svg:desc>
                </draw:g>
              </table:table-cell>
              <table:table-cell office:value-type="float" office:value="-24454.4333333333">
                <text:p>-24454.4333333333</text:p>
                <draw:g>
                  <svg:desc>envelopeVolume.X18:envelopeVolume.X26</svg:desc>
                </draw:g>
              </table:table-cell>
              <table:table-cell office:value-type="float" office:value="0.5">
                <text:p>0.5</text:p>
                <draw:g>
                  <svg:desc>envelopeVolume.A31:envelopeVolume.A39</svg:desc>
                </draw:g>
              </table:table-cell>
              <table:table-cell office:value-type="float" office:value="-33914.1777777778">
                <text:p>-33914.1777777778</text:p>
                <draw:g>
                  <svg:desc>envelopeVolume.X31:envelopeVolume.X39</svg:desc>
                </draw:g>
              </table:table-cell>
              <table:table-cell office:value-type="float" office:value="0.5">
                <text:p>0.5</text:p>
                <draw:g>
                  <svg:desc>envelopeVolume.A44:envelopeVolume.A52</svg:desc>
                </draw:g>
              </table:table-cell>
              <table:table-cell office:value-type="float" office:value="-35503.5">
                <text:p>-35503.5</text:p>
                <draw:g>
                  <svg:desc>envelopeVolume.X44:envelopeVolume.X52</svg:desc>
                </draw:g>
              </table:table-cell>
              <table:table-cell office:value-type="float" office:value="0.5">
                <text:p>0.5</text:p>
                <draw:g>
                  <svg:desc>envelopeVolume.A57:envelopeVolume.A65</svg:desc>
                </draw:g>
              </table:table-cell>
              <table:table-cell office:value-type="float" office:value="-32984.7222222222">
                <text:p>-32984.7222222222</text:p>
                <draw:g>
                  <svg:desc>envelopeVolume.X57:envelopeVolume.X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34050.7">
                <text:p>-34050.7</text:p>
              </table:table-cell>
              <table:table-cell office:value-type="float" office:value="4608.25470324721">
                <text:p>4608.25470324721</text:p>
              </table:table-cell>
              <table:table-cell office:value-type="float" office:value="4608.25470324721">
                <text:p>4608.25470324721</text:p>
              </table:table-cell>
              <table:table-cell office:value-type="float" office:value="1">
                <text:p>1</text:p>
              </table:table-cell>
              <table:table-cell office:value-type="float" office:value="-49484.9125">
                <text:p>-49484.9125</text:p>
              </table:table-cell>
              <table:table-cell office:value-type="float" office:value="1">
                <text:p>1</text:p>
              </table:table-cell>
              <table:table-cell office:value-type="float" office:value="-68010.0875">
                <text:p>-68010.0875</text:p>
              </table:table-cell>
              <table:table-cell office:value-type="float" office:value="1">
                <text:p>1</text:p>
              </table:table-cell>
              <table:table-cell office:value-type="float" office:value="-72114.675">
                <text:p>-72114.675</text:p>
              </table:table-cell>
              <table:table-cell office:value-type="float" office:value="1">
                <text:p>1</text:p>
              </table:table-cell>
              <table:table-cell office:value-type="float" office:value="-64913.55">
                <text:p>-64913.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-51058.7142857143">
                <text:p>-51058.7142857143</text:p>
              </table:table-cell>
              <table:table-cell office:value-type="float" office:value="5942.02398290931">
                <text:p>5942.02398290931</text:p>
              </table:table-cell>
              <table:table-cell office:value-type="float" office:value="5942.02398290931">
                <text:p>5942.02398290931</text:p>
              </table:table-cell>
              <table:table-cell office:value-type="float" office:value="1.5">
                <text:p>1.5</text:p>
              </table:table-cell>
              <table:table-cell office:value-type="float" office:value="-74777.8571428572">
                <text:p>-74777.8571428572</text:p>
              </table:table-cell>
              <table:table-cell office:value-type="float" office:value="1.5">
                <text:p>1.5</text:p>
              </table:table-cell>
              <table:table-cell office:value-type="float" office:value="-102506.914285714">
                <text:p>-102506.914285714</text:p>
              </table:table-cell>
              <table:table-cell office:value-type="float" office:value="1.5">
                <text:p>1.5</text:p>
              </table:table-cell>
              <table:table-cell office:value-type="float" office:value="-109568.757142857">
                <text:p>-109568.757142857</text:p>
              </table:table-cell>
              <table:table-cell office:value-type="float" office:value="1.5">
                <text:p>1.5</text:p>
              </table:table-cell>
              <table:table-cell office:value-type="float" office:value="-96602.8857142857">
                <text:p>-96602.8857142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68866.0666666667">
                <text:p>-68866.0666666667</text:p>
              </table:table-cell>
              <table:table-cell office:value-type="float" office:value="6991.74510110951">
                <text:p>6991.74510110951</text:p>
              </table:table-cell>
              <table:table-cell office:value-type="float" office:value="6991.74510110951">
                <text:p>6991.74510110951</text:p>
              </table:table-cell>
              <table:table-cell office:value-type="float" office:value="2">
                <text:p>2</text:p>
              </table:table-cell>
              <table:table-cell office:value-type="float" office:value="-100797.283333333">
                <text:p>-100797.283333333</text:p>
              </table:table-cell>
              <table:table-cell office:value-type="float" office:value="2">
                <text:p>2</text:p>
              </table:table-cell>
              <table:table-cell office:value-type="float" office:value="-136808.333333333">
                <text:p>-136808.333333333</text:p>
              </table:table-cell>
              <table:table-cell office:value-type="float" office:value="2">
                <text:p>2</text:p>
              </table:table-cell>
              <table:table-cell office:value-type="float" office:value="-146828.333333333">
                <text:p>-146828.333333333</text:p>
              </table:table-cell>
              <table:table-cell office:value-type="float" office:value="2">
                <text:p>2</text:p>
              </table:table-cell>
              <table:table-cell office:value-type="float" office:value="-127271.166666667">
                <text:p>-127271.1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-85801.84">
                <text:p>-85801.84</text:p>
              </table:table-cell>
              <table:table-cell office:value-type="float" office:value="6734.62225619225">
                <text:p>6734.62225619225</text:p>
              </table:table-cell>
              <table:table-cell office:value-type="float" office:value="6734.62225619225">
                <text:p>6734.62225619225</text:p>
              </table:table-cell>
              <table:table-cell office:value-type="float" office:value="2.5">
                <text:p>2.5</text:p>
              </table:table-cell>
              <table:table-cell office:value-type="float" office:value="-127115.4">
                <text:p>-127115.4</text:p>
              </table:table-cell>
              <table:table-cell office:value-type="float" office:value="2.5">
                <text:p>2.5</text:p>
              </table:table-cell>
              <table:table-cell office:value-type="float" office:value="-171193.8">
                <text:p>-171193.8</text:p>
              </table:table-cell>
              <table:table-cell office:value-type="float" office:value="2.5">
                <text:p>2.5</text:p>
              </table:table-cell>
              <table:table-cell office:value-type="float" office:value="-183430.8">
                <text:p>-183430.8</text:p>
              </table:table-cell>
              <table:table-cell office:value-type="float" office:value="2.5">
                <text:p>2.5</text:p>
              </table:table-cell>
              <table:table-cell office:value-type="float" office:value="-158537.2">
                <text:p>-158537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-103298.975">
                <text:p>-103298.975</text:p>
              </table:table-cell>
              <table:table-cell office:value-type="float" office:value="5760.97807038874">
                <text:p>5760.97807038874</text:p>
              </table:table-cell>
              <table:table-cell office:value-type="float" office:value="5760.97807038874">
                <text:p>5760.97807038874</text:p>
              </table:table-cell>
              <table:table-cell office:value-type="float" office:value="3">
                <text:p>3</text:p>
              </table:table-cell>
              <table:table-cell office:value-type="float" office:value="-151195.75">
                <text:p>-151195.75</text:p>
              </table:table-cell>
              <table:table-cell office:value-type="float" office:value="3">
                <text:p>3</text:p>
              </table:table-cell>
              <table:table-cell office:value-type="float" office:value="-205212.75">
                <text:p>-205212.75</text:p>
              </table:table-cell>
              <table:table-cell office:value-type="float" office:value="3">
                <text:p>3</text:p>
              </table:table-cell>
              <table:table-cell office:value-type="float" office:value="-220242.25">
                <text:p>-220242.25</text:p>
              </table:table-cell>
              <table:table-cell office:value-type="float" office:value="3">
                <text:p>3</text:p>
              </table:table-cell>
              <table:table-cell office:value-type="float" office:value="-190906.5">
                <text:p>-190906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-119137">
                <text:p>-119137</text:p>
              </table:table-cell>
              <table:table-cell office:value-type="float" office:value="4268.20917429729">
                <text:p>4268.20917429729</text:p>
              </table:table-cell>
              <table:table-cell office:value-type="float" office:value="4268.20917429729">
                <text:p>4268.20917429729</text:p>
              </table:table-cell>
              <table:table-cell office:value-type="float" office:value="3.5">
                <text:p>3.5</text:p>
              </table:table-cell>
              <table:table-cell office:value-type="float" office:value="-174481.666666667">
                <text:p>-174481.666666667</text:p>
              </table:table-cell>
              <table:table-cell office:value-type="float" office:value="3.5">
                <text:p>3.5</text:p>
              </table:table-cell>
              <table:table-cell office:value-type="float" office:value="-239182.666666667">
                <text:p>-239182.666666667</text:p>
              </table:table-cell>
              <table:table-cell office:value-type="float" office:value="3.5">
                <text:p>3.5</text:p>
              </table:table-cell>
              <table:table-cell office:value-type="float" office:value="-255660.333333333">
                <text:p>-255660.333333333</text:p>
              </table:table-cell>
              <table:table-cell office:value-type="float" office:value="3.5">
                <text:p>3.5</text:p>
              </table:table-cell>
              <table:table-cell office:value-type="float" office:value="-225406.666666667">
                <text:p>-225406.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-136203">
                <text:p>-136203</text:p>
              </table:table-cell>
              <table:table-cell office:value-type="float" office:value="865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4">
                <text:p>4</text:p>
              </table:table-cell>
              <table:table-cell office:value-type="float" office:value="-197939.5">
                <text:p>-197939.5</text:p>
              </table:table-cell>
              <table:table-cell office:value-type="float" office:value="4">
                <text:p>4</text:p>
              </table:table-cell>
              <table:table-cell office:value-type="float" office:value="-272040.5">
                <text:p>-272040.5</text:p>
              </table:table-cell>
              <table:table-cell office:value-type="float" office:value="4">
                <text:p>4</text:p>
              </table:table-cell>
              <table:table-cell office:value-type="float" office:value="-288458.5">
                <text:p>-288458.5</text:p>
              </table:table-cell>
              <table:table-cell office:value-type="float" office:value="4">
                <text:p>4</text:p>
              </table:table-cell>
              <table:table-cell office:value-type="float" office:value="-259654">
                <text:p>-2596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-154545">
                <text:p>-1545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-220090">
                <text:p>-220090</text:p>
              </table:table-cell>
              <table:table-cell office:value-type="float" office:value="4.5">
                <text:p>4.5</text:p>
              </table:table-cell>
              <table:table-cell office:value-type="float" office:value="-305228">
                <text:p>-305228</text:p>
              </table:table-cell>
              <table:table-cell office:value-type="float" office:value="4.5">
                <text:p>4.5</text:p>
              </table:table-cell>
              <table:table-cell office:value-type="float" office:value="-319532">
                <text:p>-319532</text:p>
              </table:table-cell>
              <table:table-cell office:value-type="float" office:value="4.5">
                <text:p>4.5</text:p>
              </table:table-cell>
              <table:table-cell office:value-type="float" office:value="-296862">
                <text:p>-29686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envelopeVolume.L5:envelopeVolume.L13" chart:error-lower-range="envelopeVolume.L5:envelopeVolume.L13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envelopeVolume.L5:envelopeVolume.L13" chart:error-lower-range="envelopeVolume.L5:envelopeVolume.L13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27cm" svg:y="0.316cm" chart:style-name="ch2">
          <text:p>SUM</text:p>
        </chart:title>
        <chart:legend chart:legend-position="end" svg:x="13.73cm" svg:y="3.205cm" style:legend-expansion="high" chart:style-name="ch3"/>
        <chart:plot-area chart:style-name="ch4" table:cell-range-address="envelopeVolume.A4:envelopeVolume.A13 envelopeVolume.AK5:envelopeVolume.AK13 envelopeVolume.A17:envelopeVolume.A17 envelopeVolume.AK18:envelopeVolume.AK26 envelopeVolume.A30:envelopeVolume.A30 envelopeVolume.AK31:envelopeVolume.AK39 envelopeVolume.A43:envelopeVolume.A43 envelopeVolume.AK44:envelopeVolume.AK52 envelopeVolume.A56:envelopeVolume.A56 envelopeVolume.AK57:envelopeVolume.AK65" chart:data-source-has-labels="row" svg:x="0.32cm" svg:y="1.275cm" svg:width="13.09cm" svg:height="6.564cm">
          <chart:coordinate-region svg:x="1.682cm" svg:y="1.474cm" svg:width="11.634cm" svg:height="5.718cm"/>
          <chart:axis chart:dimension="x" chart:name="primary-x" chart:style-name="ch5">
            <chart:title svg:x="5.683cm" svg:y="8.019cm" chart:style-name="ch6">
              <text:p>timespan (Txnr)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envelopeVolume.AK5:envelopeVolume.AK13" chart:label-cell-address="envelopeVolume.A4:envelopeVolume.A4" chart:class="chart:scatter">
            <chart:domain table:cell-range-address="envelopeVolume.A5:envelopeVolume.A13"/>
            <chart:error-indicator chart:style-name="ch10" chart:dimension="y"/>
            <chart:data-point chart:repeated="9"/>
          </chart:series>
          <chart:series chart:style-name="ch11" chart:values-cell-range-address="envelopeVolume.AK18:envelopeVolume.AK26" chart:label-cell-address="envelopeVolume.A17:envelopeVolume.A17" chart:class="chart:scatter">
            <chart:domain table:cell-range-address="envelopeVolume.A18:envelopeVolume.A26"/>
            <chart:data-point chart:repeated="9"/>
          </chart:series>
          <chart:series chart:style-name="ch12" chart:values-cell-range-address="envelopeVolume.AK31:envelopeVolume.AK39" chart:label-cell-address="envelopeVolume.A30:envelopeVolume.A30" chart:class="chart:scatter">
            <chart:domain table:cell-range-address="envelopeVolume.A31:envelopeVolume.A39"/>
            <chart:data-point chart:repeated="9"/>
          </chart:series>
          <chart:series chart:style-name="ch13" chart:values-cell-range-address="envelopeVolume.AK44:envelopeVolume.AK52" chart:label-cell-address="envelopeVolume.A43:envelopeVolume.A43" chart:class="chart:scatter">
            <chart:domain table:cell-range-address="envelopeVolume.A44:envelopeVolume.A52"/>
            <chart:data-point chart:repeated="9"/>
          </chart:series>
          <chart:series chart:style-name="ch14" chart:values-cell-range-address="envelopeVolume.AK57:envelopeVolume.AK65" chart:label-cell-address="envelopeVolume.A56:envelopeVolume.A56" chart:class="chart:scatter">
            <chart:domain table:cell-range-address="envelopeVolume.A57:envelopeVolume.A65"/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07_1</text:p>
                <draw:g>
                  <svg:desc>envelopeVolume.A4:envelopeVolume.A4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Column A</text:p>
              </table:table-cell>
              <table:table-cell office:value-type="string">
                <text:p>q10_2</text:p>
                <draw:g>
                  <svg:desc>envelopeVolume.A17:envelopeVolume.A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q15_2</text:p>
                <draw:g>
                  <svg:desc>envelopeVolume.A30:envelopeVolume.A3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q15_3</text:p>
                <draw:g>
                  <svg:desc>envelopeVolume.A43:envelopeVolume.A4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q20_2</text:p>
                <draw:g>
                  <svg:desc>envelopeVolume.A56:envelopeVolume.A5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envelopeVolume.A5:envelopeVolume.A13</svg:desc>
                </draw:g>
              </table:table-cell>
              <table:table-cell office:value-type="float" office:value="34337.4333333333">
                <text:p>34337.4333333333</text:p>
                <draw:g>
                  <svg:desc>envelopeVolume.AK5:envelopeVolume.AK13</svg:desc>
                </draw:g>
              </table:table-cell>
              <table:table-cell office:value-type="float" office:value="2705.94340829384">
                <text:p>2705.94340829384</text:p>
                <draw:g>
                  <svg:desc>envelopeVolume.L5:envelopeVolume.L13</svg:desc>
                </draw:g>
              </table:table-cell>
              <table:table-cell office:value-type="float" office:value="2705.94340829384">
                <text:p>2705.94340829384</text:p>
                <draw:g>
                  <svg:desc>envelopeVolume.L5:envelopeVolume.L13</svg:desc>
                </draw:g>
              </table:table-cell>
              <table:table-cell office:value-type="float" office:value="0.5">
                <text:p>0.5</text:p>
                <draw:g>
                  <svg:desc>envelopeVolume.A18:envelopeVolume.A26</svg:desc>
                </draw:g>
              </table:table-cell>
              <table:table-cell office:value-type="float" office:value="47934.7222222222">
                <text:p>47934.7222222222</text:p>
                <draw:g>
                  <svg:desc>envelopeVolume.AK18:envelopeVolume.AK26</svg:desc>
                </draw:g>
              </table:table-cell>
              <table:table-cell office:value-type="float" office:value="0.5">
                <text:p>0.5</text:p>
                <draw:g>
                  <svg:desc>envelopeVolume.A31:envelopeVolume.A39</svg:desc>
                </draw:g>
              </table:table-cell>
              <table:table-cell office:value-type="float" office:value="67178.2666666667">
                <text:p>67178.2666666667</text:p>
                <draw:g>
                  <svg:desc>envelopeVolume.AK31:envelopeVolume.AK39</svg:desc>
                </draw:g>
              </table:table-cell>
              <table:table-cell office:value-type="float" office:value="0.5">
                <text:p>0.5</text:p>
                <draw:g>
                  <svg:desc>envelopeVolume.A44:envelopeVolume.A52</svg:desc>
                </draw:g>
              </table:table-cell>
              <table:table-cell office:value-type="float" office:value="69732.1222222222">
                <text:p>69732.1222222222</text:p>
                <draw:g>
                  <svg:desc>envelopeVolume.AK44:envelopeVolume.AK52</svg:desc>
                </draw:g>
              </table:table-cell>
              <table:table-cell office:value-type="float" office:value="0.5">
                <text:p>0.5</text:p>
                <draw:g>
                  <svg:desc>envelopeVolume.A57:envelopeVolume.A65</svg:desc>
                </draw:g>
              </table:table-cell>
              <table:table-cell office:value-type="float" office:value="65313.5555555556">
                <text:p>65313.5555555556</text:p>
                <draw:g>
                  <svg:desc>envelopeVolume.AK57:envelopeVolume.AK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8042.7625">
                <text:p>68042.7625</text:p>
              </table:table-cell>
              <table:table-cell office:value-type="float" office:value="4608.25470324721">
                <text:p>4608.25470324721</text:p>
              </table:table-cell>
              <table:table-cell office:value-type="float" office:value="4608.25470324721">
                <text:p>4608.25470324721</text:p>
              </table:table-cell>
              <table:table-cell office:value-type="float" office:value="1">
                <text:p>1</text:p>
              </table:table-cell>
              <table:table-cell office:value-type="float" office:value="97228.9375">
                <text:p>97228.9375</text:p>
              </table:table-cell>
              <table:table-cell office:value-type="float" office:value="1">
                <text:p>1</text:p>
              </table:table-cell>
              <table:table-cell office:value-type="float" office:value="134805.625">
                <text:p>134805.625</text:p>
              </table:table-cell>
              <table:table-cell office:value-type="float" office:value="1">
                <text:p>1</text:p>
              </table:table-cell>
              <table:table-cell office:value-type="float" office:value="139739">
                <text:p>139739</text:p>
              </table:table-cell>
              <table:table-cell office:value-type="float" office:value="1">
                <text:p>1</text:p>
              </table:table-cell>
              <table:table-cell office:value-type="float" office:value="128612.875">
                <text:p>128612.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101734.271428571">
                <text:p>101734.271428571</text:p>
              </table:table-cell>
              <table:table-cell office:value-type="float" office:value="5942.02398290931">
                <text:p>5942.02398290931</text:p>
              </table:table-cell>
              <table:table-cell office:value-type="float" office:value="5942.02398290931">
                <text:p>5942.02398290931</text:p>
              </table:table-cell>
              <table:table-cell office:value-type="float" office:value="1.5">
                <text:p>1.5</text:p>
              </table:table-cell>
              <table:table-cell office:value-type="float" office:value="147224.571428571">
                <text:p>147224.571428571</text:p>
              </table:table-cell>
              <table:table-cell office:value-type="float" office:value="1.5">
                <text:p>1.5</text:p>
              </table:table-cell>
              <table:table-cell office:value-type="float" office:value="203439.571428571">
                <text:p>203439.571428571</text:p>
              </table:table-cell>
              <table:table-cell office:value-type="float" office:value="1.5">
                <text:p>1.5</text:p>
              </table:table-cell>
              <table:table-cell office:value-type="float" office:value="210826.285714286">
                <text:p>210826.285714286</text:p>
              </table:table-cell>
              <table:table-cell office:value-type="float" office:value="1.5">
                <text:p>1.5</text:p>
              </table:table-cell>
              <table:table-cell office:value-type="float" office:value="190544.571428571">
                <text:p>190544.571428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36721.666666667">
                <text:p>136721.666666667</text:p>
              </table:table-cell>
              <table:table-cell office:value-type="float" office:value="6991.74510110951">
                <text:p>6991.74510110951</text:p>
              </table:table-cell>
              <table:table-cell office:value-type="float" office:value="6991.74510110951">
                <text:p>6991.74510110951</text:p>
              </table:table-cell>
              <table:table-cell office:value-type="float" office:value="2">
                <text:p>2</text:p>
              </table:table-cell>
              <table:table-cell office:value-type="float" office:value="198665.333333333">
                <text:p>198665.333333333</text:p>
              </table:table-cell>
              <table:table-cell office:value-type="float" office:value="2">
                <text:p>2</text:p>
              </table:table-cell>
              <table:table-cell office:value-type="float" office:value="271820.833333333">
                <text:p>271820.833333333</text:p>
              </table:table-cell>
              <table:table-cell office:value-type="float" office:value="2">
                <text:p>2</text:p>
              </table:table-cell>
              <table:table-cell office:value-type="float" office:value="281644.666666667">
                <text:p>281644.666666667</text:p>
              </table:table-cell>
              <table:table-cell office:value-type="float" office:value="2">
                <text:p>2</text:p>
              </table:table-cell>
              <table:table-cell office:value-type="float" office:value="250685">
                <text:p>2506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170547.6">
                <text:p>170547.6</text:p>
              </table:table-cell>
              <table:table-cell office:value-type="float" office:value="6734.62225619225">
                <text:p>6734.62225619225</text:p>
              </table:table-cell>
              <table:table-cell office:value-type="float" office:value="6734.62225619225">
                <text:p>6734.62225619225</text:p>
              </table:table-cell>
              <table:table-cell office:value-type="float" office:value="2.5">
                <text:p>2.5</text:p>
              </table:table-cell>
              <table:table-cell office:value-type="float" office:value="250183.6">
                <text:p>250183.6</text:p>
              </table:table-cell>
              <table:table-cell office:value-type="float" office:value="2.5">
                <text:p>2.5</text:p>
              </table:table-cell>
              <table:table-cell office:value-type="float" office:value="339897">
                <text:p>339897</text:p>
              </table:table-cell>
              <table:table-cell office:value-type="float" office:value="2.5">
                <text:p>2.5</text:p>
              </table:table-cell>
              <table:table-cell office:value-type="float" office:value="351724.6">
                <text:p>351724.6</text:p>
              </table:table-cell>
              <table:table-cell office:value-type="float" office:value="2.5">
                <text:p>2.5</text:p>
              </table:table-cell>
              <table:table-cell office:value-type="float" office:value="311453.6">
                <text:p>311453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04957">
                <text:p>204957</text:p>
              </table:table-cell>
              <table:table-cell office:value-type="float" office:value="5760.97807038874">
                <text:p>5760.97807038874</text:p>
              </table:table-cell>
              <table:table-cell office:value-type="float" office:value="5760.97807038874">
                <text:p>5760.97807038874</text:p>
              </table:table-cell>
              <table:table-cell office:value-type="float" office:value="3">
                <text:p>3</text:p>
              </table:table-cell>
              <table:table-cell office:value-type="float" office:value="297847.5">
                <text:p>297847.5</text:p>
              </table:table-cell>
              <table:table-cell office:value-type="float" office:value="3">
                <text:p>3</text:p>
              </table:table-cell>
              <table:table-cell office:value-type="float" office:value="407492.25">
                <text:p>407492.25</text:p>
              </table:table-cell>
              <table:table-cell office:value-type="float" office:value="3">
                <text:p>3</text:p>
              </table:table-cell>
              <table:table-cell office:value-type="float" office:value="421310">
                <text:p>421310</text:p>
              </table:table-cell>
              <table:table-cell office:value-type="float" office:value="3">
                <text:p>3</text:p>
              </table:table-cell>
              <table:table-cell office:value-type="float" office:value="375747.5">
                <text:p>375747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37076.666666667">
                <text:p>237076.666666667</text:p>
              </table:table-cell>
              <table:table-cell office:value-type="float" office:value="4268.20917429729">
                <text:p>4268.20917429729</text:p>
              </table:table-cell>
              <table:table-cell office:value-type="float" office:value="4268.20917429729">
                <text:p>4268.20917429729</text:p>
              </table:table-cell>
              <table:table-cell office:value-type="float" office:value="3.5">
                <text:p>3.5</text:p>
              </table:table-cell>
              <table:table-cell office:value-type="float" office:value="343159.666666667">
                <text:p>343159.666666667</text:p>
              </table:table-cell>
              <table:table-cell office:value-type="float" office:value="3.5">
                <text:p>3.5</text:p>
              </table:table-cell>
              <table:table-cell office:value-type="float" office:value="474019.333333333">
                <text:p>474019.333333333</text:p>
              </table:table-cell>
              <table:table-cell office:value-type="float" office:value="3.5">
                <text:p>3.5</text:p>
              </table:table-cell>
              <table:table-cell office:value-type="float" office:value="489142.666666667">
                <text:p>489142.666666667</text:p>
              </table:table-cell>
              <table:table-cell office:value-type="float" office:value="3.5">
                <text:p>3.5</text:p>
              </table:table-cell>
              <table:table-cell office:value-type="float" office:value="443920.333333333">
                <text:p>443920.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271587">
                <text:p>271587</text:p>
              </table:table-cell>
              <table:table-cell office:value-type="float" office:value="865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4">
                <text:p>4</text:p>
              </table:table-cell>
              <table:table-cell office:value-type="float" office:value="388239.5">
                <text:p>388239.5</text:p>
              </table:table-cell>
              <table:table-cell office:value-type="float" office:value="4">
                <text:p>4</text:p>
              </table:table-cell>
              <table:table-cell office:value-type="float" office:value="538057">
                <text:p>538057</text:p>
              </table:table-cell>
              <table:table-cell office:value-type="float" office:value="4">
                <text:p>4</text:p>
              </table:table-cell>
              <table:table-cell office:value-type="float" office:value="554184.5">
                <text:p>554184.5</text:p>
              </table:table-cell>
              <table:table-cell office:value-type="float" office:value="4">
                <text:p>4</text:p>
              </table:table-cell>
              <table:table-cell office:value-type="float" office:value="513277.5">
                <text:p>51327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307999">
                <text:p>307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430183">
                <text:p>430183</text:p>
              </table:table-cell>
              <table:table-cell office:value-type="float" office:value="4.5">
                <text:p>4.5</text:p>
              </table:table-cell>
              <table:table-cell office:value-type="float" office:value="602958">
                <text:p>602958</text:p>
              </table:table-cell>
              <table:table-cell office:value-type="float" office:value="4.5">
                <text:p>4.5</text:p>
              </table:table-cell>
              <table:table-cell office:value-type="float" office:value="621284">
                <text:p>621284</text:p>
              </table:table-cell>
              <table:table-cell office:value-type="float" office:value="4.5">
                <text:p>4.5</text:p>
              </table:table-cell>
              <table:table-cell office:value-type="float" office:value="585974">
                <text:p>58597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902cm" svg:height="9.508cm" xlink:href=".." xlink:type="simple" chart:class="chart:scatter" chart:style-name="ch1">
        <chart:legend chart:legend-position="end" svg:x="14.632cm" svg:y="3.708cm" style:legend-expansion="high" chart:style-name="ch2"/>
        <chart:plot-area chart:style-name="ch3" table:cell-range-address="'MAW, envMAW and envBAW comparison'.M155:'MAW, envMAW and envBAW comparison'.M162 'MAW, envMAW and envBAW comparison'.P154:'MAW, envMAW and envBAW comparison'.P162 'MAW, envMAW and envBAW comparison'.S154:'MAW, envMAW and envBAW comparison'.S162 'MAW, envMAW and envBAW comparison'.V154:'MAW, envMAW and envBAW comparison'.V162 'MAW, envMAW and envBAW comparison'.Y154:'MAW, envMAW and envBAW comparison'.Y162" chart:data-source-has-labels="row" svg:x="0.338cm" svg:y="0.19cm" svg:width="13.956cm" svg:height="9.128cm">
          <chart:coordinate-region svg:x="1.065cm" svg:y="0.39cm" svg:width="12.989cm" svg:height="8.28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MAW, envMAW and envBAW comparison'.P155:'MAW, envMAW and envBAW comparison'.P162" chart:label-cell-address="'MAW, envMAW and envBAW comparison'.P154:'MAW, envMAW and envBAW comparison'.P154" chart:class="chart:scatter">
            <chart:domain table:cell-range-address="'MAW, envMAW and envBAW comparison'.M155:'MAW, envMAW and envBAW comparison'.M162"/>
            <chart:data-point chart:repeated="8"/>
          </chart:series>
          <chart:series chart:style-name="ch8" chart:values-cell-range-address="'MAW, envMAW and envBAW comparison'.S155:'MAW, envMAW and envBAW comparison'.S162" chart:label-cell-address="'MAW, envMAW and envBAW comparison'.S154:'MAW, envMAW and envBAW comparison'.S154" chart:class="chart:scatter">
            <chart:data-point chart:repeated="8"/>
          </chart:series>
          <chart:series chart:style-name="ch9" chart:values-cell-range-address="'MAW, envMAW and envBAW comparison'.V155:'MAW, envMAW and envBAW comparison'.V162" chart:label-cell-address="'MAW, envMAW and envBAW comparison'.V154:'MAW, envMAW and envBAW comparison'.V154" chart:class="chart:scatter">
            <chart:data-point chart:repeated="8"/>
          </chart:series>
          <chart:series chart:style-name="ch10" chart:values-cell-range-address="'MAW, envMAW and envBAW comparison'.Y155:'MAW, envMAW and envBAW comparison'.Y162" chart:label-cell-address="'MAW, envMAW and envBAW comparison'.Y154:'MAW, envMAW and envBAW comparison'.Y154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q20_2</text:p>
                <draw:g>
                  <svg:desc>'MAW, envMAW and envBAW comparison'.P154:'MAW, envMAW and envBAW comparison'.P154</svg:desc>
                </draw:g>
              </table:table-cell>
              <table:table-cell office:value-type="string">
                <text:p>q15_2</text:p>
                <draw:g>
                  <svg:desc>'MAW, envMAW and envBAW comparison'.S154:'MAW, envMAW and envBAW comparison'.S154</svg:desc>
                </draw:g>
              </table:table-cell>
              <table:table-cell office:value-type="string">
                <text:p>q10_2</text:p>
                <draw:g>
                  <svg:desc>'MAW, envMAW and envBAW comparison'.V154:'MAW, envMAW and envBAW comparison'.V154</svg:desc>
                </draw:g>
              </table:table-cell>
              <table:table-cell office:value-type="string">
                <text:p>q07_1</text:p>
                <draw:g>
                  <svg:desc>'MAW, envMAW and envBAW comparison'.Y154:'MAW, envMAW and envBAW comparison'.Y1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MAW, envMAW and envBAW comparison'.M155:'MAW, envMAW and envBAW comparison'.M162</svg:desc>
                </draw:g>
              </table:table-cell>
              <table:table-cell office:value-type="float" office:value="2.25178125">
                <text:p>2.25178125</text:p>
                <draw:g>
                  <svg:desc>'MAW, envMAW and envBAW comparison'.P155:'MAW, envMAW and envBAW comparison'.P162</svg:desc>
                </draw:g>
              </table:table-cell>
              <table:table-cell office:value-type="float" office:value="2.24796257267442">
                <text:p>2.24796257267442</text:p>
                <draw:g>
                  <svg:desc>'MAW, envMAW and envBAW comparison'.S155:'MAW, envMAW and envBAW comparison'.S162</svg:desc>
                </draw:g>
              </table:table-cell>
              <table:table-cell office:value-type="float" office:value="2.29860931372549">
                <text:p>2.29860931372549</text:p>
                <draw:g>
                  <svg:desc>'MAW, envMAW and envBAW comparison'.V155:'MAW, envMAW and envBAW comparison'.V162</svg:desc>
                </draw:g>
              </table:table-cell>
              <table:table-cell office:value-type="float" office:value="3.00864112903226">
                <text:p>3.00864112903226</text:p>
                <draw:g>
                  <svg:desc>'MAW, envMAW and envBAW comparison'.Y155:'MAW, envMAW and envBAW comparison'.Y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96563514902364">
                <text:p>1.96563514902364</text:p>
              </table:table-cell>
              <table:table-cell office:value-type="float" office:value="1.8455045045045">
                <text:p>1.8455045045045</text:p>
              </table:table-cell>
              <table:table-cell office:value-type="float" office:value="1.80784844720497">
                <text:p>1.80784844720497</text:p>
              </table:table-cell>
              <table:table-cell office:value-type="float" office:value="2.19952380952381">
                <text:p>2.199523809523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.75004426229508">
                <text:p>1.75004426229508</text:p>
              </table:table-cell>
              <table:table-cell office:value-type="float" office:value="1.59753370165746">
                <text:p>1.59753370165746</text:p>
              </table:table-cell>
              <table:table-cell office:value-type="float" office:value="1.60078660287081">
                <text:p>1.60078660287081</text:p>
              </table:table-cell>
              <table:table-cell office:value-type="float" office:value="1.81071989528796">
                <text:p>1.810719895287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.60139233576642">
                <text:p>1.60139233576642</text:p>
              </table:table-cell>
              <table:table-cell office:value-type="float" office:value="1.39047566718995">
                <text:p>1.39047566718995</text:p>
              </table:table-cell>
              <table:table-cell office:value-type="float" office:value="1.41810251450677">
                <text:p>1.41810251450677</text:p>
              </table:table-cell>
              <table:table-cell office:value-type="float" office:value="1.61340963855422">
                <text:p>1.6134096385542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msLineDash_20_1" draw:display-name="msLineDash 1" draw:style="rect" draw:dots1="1" draw:dots1-length="300%" draw:distance="100%"/>
    <draw:stroke-dash draw:name="msLineDash_20_1_20_-1" draw:display-name="msLineDash 1 -1" draw:style="rect" draw:dots1="1" draw:dots1-length="300%" draw:distance="100%"/>
    <draw:stroke-dash draw:name="msLineDash_20_1_20_0" draw:display-name="msLineDash 1 0" draw:style="rect" draw:dots1="1" draw:dots1-length="300%" draw:distance="100%"/>
    <draw:stroke-dash draw:name="msLineDash_20_1_20_1" draw:display-name="msLineDash 1 1" draw:style="rect" draw:dots1="1" draw:dots1-length="300%" draw:distance="100%"/>
    <draw:stroke-dash draw:name="msLineDash_20_1_20_2" draw:display-name="msLineDash 1 2" draw:style="rect" draw:dots1="1" draw:dots1-length="300%" draw:distance="100%"/>
    <draw:stroke-dash draw:name="msLineDash_20_1_20_3" draw:display-name="msLineDash 1 3" draw:style="rect" draw:dots1="1" draw:dots1-length="300%" draw:distance="100%"/>
    <draw:stroke-dash draw:name="msLineDash_20_1_20_4" draw:display-name="msLineDash 1 4" draw:style="rect" draw:dots1="1" draw:dots1-length="300%" draw:distance="100%"/>
    <draw:stroke-dash draw:name="msLineDash_20_1_20_5" draw:display-name="msLineDash 1 5" draw:style="rect" draw:dots1="1" draw:dots1-length="300%" draw:distance="100%"/>
    <draw:stroke-dash draw:name="msLineDash_20_1_20_6" draw:display-name="msLineDash 1 6" draw:style="rect" draw:dots1="1" draw:dots1-length="300%" draw:distance="100%"/>
    <draw:stroke-dash draw:name="msLineDash_20_1_20_7" draw:display-name="msLineDash 1 7" draw:style="rect" draw:dots1="1" draw:dots1-length="300%" draw:distance="100%"/>
    <draw:stroke-dash draw:name="msLineDash_20_1_20_8" draw:display-name="msLineDash 1 8" draw:style="rect" draw:dots1="1" draw:dots1-length="300%" draw:distance="100%"/>
    <draw:stroke-dash draw:name="msLineDash_20_1_20_9" draw:display-name="msLineDash 1 9" draw:style="rect" draw:dots1="1" draw:dots1-length="300%" draw:distance="100%"/>
  </office:styles>
</office:document-styles>
</file>